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 office:value-type="float" office:value="0.40181434164415">
            <text:p>0.4018143416</text:p>
          </table:table-cell>
        </table:table-row>
        <table:table-row table:style-name="ro1">
          <table:table-cell table:number-columns-repeated="10" office:value-type="float" office:value="0.630583112539489">
            <text:p>0.6305831125</text:p>
          </table:table-cell>
        </table:table-row>
        <table:table-row table:style-name="ro1">
          <table:table-cell table:number-columns-repeated="10" office:value-type="float" office:value="0.513992779402809">
            <text:p>0.5139927794</text:p>
          </table:table-cell>
        </table:table-row>
        <table:table-row table:style-name="ro1">
          <table:table-cell table:number-columns-repeated="10" office:value-type="float" office:value="0.471041281069594">
            <text:p>0.4710412811</text:p>
          </table:table-cell>
        </table:table-row>
        <table:table-row table:style-name="ro1">
          <table:table-cell table:number-columns-repeated="10" office:value-type="float" office:value="0.55280907634667">
            <text:p>0.5528090763</text:p>
          </table:table-cell>
        </table:table-row>
        <table:table-row table:style-name="ro1">
          <table:table-cell table:number-columns-repeated="10" office:value-type="float" office:value="0.612647380691332">
            <text:p>0.6126473807</text:p>
          </table:table-cell>
        </table:table-row>
        <table:table-row table:style-name="ro1">
          <table:table-cell table:number-columns-repeated="10" office:value-type="float" office:value="0.417499622558985">
            <text:p>0.4174996226</text:p>
          </table:table-cell>
        </table:table-row>
        <table:table-row table:style-name="ro1">
          <table:table-cell table:number-columns-repeated="10" office:value-type="float" office:value="0.641959795037164">
            <text:p>0.641959795</text:p>
          </table:table-cell>
        </table:table-row>
        <table:table-row table:style-name="ro1">
          <table:table-cell table:number-columns-repeated="10" office:value-type="float" office:value="0.481893127610393">
            <text:p>0.4818931276</text:p>
          </table:table-cell>
        </table:table-row>
        <table:table-row table:style-name="ro1">
          <table:table-cell table:number-columns-repeated="10" office:value-type="float" office:value="0.526456664355741">
            <text:p>0.5264566644</text:p>
          </table:table-cell>
        </table:table-row>
        <table:table-row table:style-name="ro1">
          <table:table-cell table:number-columns-repeated="10" office:value-type="float" office:value="0.738593662363399">
            <text:p>0.7385936624</text:p>
          </table:table-cell>
        </table:table-row>
        <table:table-row table:style-name="ro1">
          <table:table-cell table:number-columns-repeated="10" office:value-type="float" office:value="0.515625004947237">
            <text:p>0.5156250049</text:p>
          </table:table-cell>
        </table:table-row>
        <table:table-row table:style-name="ro1">
          <table:table-cell table:number-columns-repeated="10" office:value-type="float" office:value="0.361405560705197">
            <text:p>0.3614055607</text:p>
          </table:table-cell>
        </table:table-row>
        <table:table-row table:style-name="ro1">
          <table:table-cell office:value-type="float" office:value="0.748538810622041">
            <text:p>0.7485388106</text:p>
          </table:table-cell>
          <table:table-cell office:value-type="float" office:value="0.810000938279971">
            <text:p>0.8100009383</text:p>
          </table:table-cell>
          <table:table-cell office:value-type="float" office:value="0.777420180765235">
            <text:p>0.7774201808</text:p>
          </table:table-cell>
          <table:table-cell office:value-type="float" office:value="0.68290228958014">
            <text:p>0.6829022896</text:p>
          </table:table-cell>
          <table:table-cell office:value-type="float" office:value="0.723336712907142">
            <text:p>0.7233367129</text:p>
          </table:table-cell>
          <table:table-cell office:value-type="float" office:value="0.772306307139736">
            <text:p>0.7723063071</text:p>
          </table:table-cell>
          <table:table-cell office:value-type="float" office:value="0.767139913672355">
            <text:p>0.7671399137</text:p>
          </table:table-cell>
          <table:table-cell office:value-type="float" office:value="0.79726267531704">
            <text:p>0.7972626753</text:p>
          </table:table-cell>
          <table:table-cell office:value-type="float" office:value="0.786680233212322">
            <text:p>0.7866802332</text:p>
          </table:table-cell>
          <table:table-cell office:value-type="float" office:value="0.695965816640989">
            <text:p>0.6959658166</text:p>
          </table:table-cell>
        </table:table-row>
        <table:table-row table:style-name="ro1">
          <table:table-cell office:value-type="float" office:value="0.790910264436513">
            <text:p>0.7909102644</text:p>
          </table:table-cell>
          <table:table-cell office:value-type="float" office:value="0.786509151157954">
            <text:p>0.7865091512</text:p>
          </table:table-cell>
          <table:table-cell office:value-type="float" office:value="0.786372135979032">
            <text:p>0.786372136</text:p>
          </table:table-cell>
          <table:table-cell office:value-type="float" office:value="0.652239876254644">
            <text:p>0.6522398763</text:p>
          </table:table-cell>
          <table:table-cell office:value-type="float" office:value="0.72014022094755">
            <text:p>0.7201402209</text:p>
          </table:table-cell>
          <table:table-cell office:value-type="float" office:value="0.718190526520281">
            <text:p>0.7181905265</text:p>
          </table:table-cell>
          <table:table-cell office:value-type="float" office:value="0.690939401340468">
            <text:p>0.6909394013</text:p>
          </table:table-cell>
          <table:table-cell office:value-type="float" office:value="0.79586461334656">
            <text:p>0.7958646133</text:p>
          </table:table-cell>
          <table:table-cell office:value-type="float" office:value="0.680468591232712">
            <text:p>0.6804685912</text:p>
          </table:table-cell>
          <table:table-cell office:value-type="float" office:value="0.672161381805779">
            <text:p>0.6721613818</text:p>
          </table:table-cell>
        </table:table-row>
        <table:table-row table:style-name="ro1">
          <table:table-cell office:value-type="float" office:value="0.767947950665153">
            <text:p>0.7679479507</text:p>
          </table:table-cell>
          <table:table-cell office:value-type="float" office:value="0.830564996330323">
            <text:p>0.8305649963</text:p>
          </table:table-cell>
          <table:table-cell office:value-type="float" office:value="0.7556949569244">
            <text:p>0.7556949569</text:p>
          </table:table-cell>
          <table:table-cell office:value-type="float" office:value="0.774999693195525">
            <text:p>0.7749996932</text:p>
          </table:table-cell>
          <table:table-cell office:value-type="float" office:value="0.601025159314375">
            <text:p>0.6010251593</text:p>
          </table:table-cell>
          <table:table-cell office:value-type="float" office:value="0.658048923814479">
            <text:p>0.6580489238</text:p>
          </table:table-cell>
          <table:table-cell office:value-type="float" office:value="0.677486757222253">
            <text:p>0.6774867572</text:p>
          </table:table-cell>
          <table:table-cell office:value-type="float" office:value="0.825700646448057">
            <text:p>0.8257006464</text:p>
          </table:table-cell>
          <table:table-cell office:value-type="float" office:value="0.690267356652416">
            <text:p>0.6902673567</text:p>
          </table:table-cell>
          <table:table-cell office:value-type="float" office:value="0.728696463960562">
            <text:p>0.728696464</text:p>
          </table:table-cell>
        </table:table-row>
        <table:table-row table:style-name="ro1">
          <table:table-cell office:value-type="float" office:value="0.716876754643226">
            <text:p>0.7168767546</text:p>
          </table:table-cell>
          <table:table-cell office:value-type="float" office:value="0.715969660138894">
            <text:p>0.7159696601</text:p>
          </table:table-cell>
          <table:table-cell office:value-type="float" office:value="0.613797391784483">
            <text:p>0.6137973918</text:p>
          </table:table-cell>
          <table:table-cell office:value-type="float" office:value="0.614629678294147">
            <text:p>0.6146296783</text:p>
          </table:table-cell>
          <table:table-cell office:value-type="float" office:value="0.613407816750442">
            <text:p>0.6134078168</text:p>
          </table:table-cell>
          <table:table-cell office:value-type="float" office:value="0.655633234087076">
            <text:p>0.6556332341</text:p>
          </table:table-cell>
          <table:table-cell office:value-type="float" office:value="0.588758672979833">
            <text:p>0.588758673</text:p>
          </table:table-cell>
          <table:table-cell office:value-type="float" office:value="0.701490560468006">
            <text:p>0.7014905605</text:p>
          </table:table-cell>
          <table:table-cell office:value-type="float" office:value="0.599559510866161">
            <text:p>0.5995595109</text:p>
          </table:table-cell>
          <table:table-cell office:value-type="float" office:value="0.814353495375392">
            <text:p>0.8143534954</text:p>
          </table:table-cell>
        </table:table-row>
        <table:table-row table:style-name="ro1">
          <table:table-cell office:value-type="float" office:value="0.772938411668676">
            <text:p>0.7729384117</text:p>
          </table:table-cell>
          <table:table-cell office:value-type="float" office:value="0.762972622123606">
            <text:p>0.7629726221</text:p>
          </table:table-cell>
          <table:table-cell office:value-type="float" office:value="0.693093238198699">
            <text:p>0.6930932382</text:p>
          </table:table-cell>
          <table:table-cell office:value-type="float" office:value="0.644510839214908">
            <text:p>0.6445108392</text:p>
          </table:table-cell>
          <table:table-cell office:value-type="float" office:value="0.695699667712367">
            <text:p>0.6956996677</text:p>
          </table:table-cell>
          <table:table-cell office:value-type="float" office:value="0.813494287016107">
            <text:p>0.813494287</text:p>
          </table:table-cell>
          <table:table-cell office:value-type="float" office:value="0.621381759003308">
            <text:p>0.621381759</text:p>
          </table:table-cell>
          <table:table-cell office:value-type="float" office:value="0.779979356948832">
            <text:p>0.7799793569</text:p>
          </table:table-cell>
          <table:table-cell office:value-type="float" office:value="0.795769386559182">
            <text:p>0.7957693866</text:p>
          </table:table-cell>
          <table:table-cell office:value-type="float" office:value="0.559569609403922">
            <text:p>0.5595696094</text:p>
          </table:table-cell>
        </table:table-row>
        <table:table-row table:style-name="ro1">
          <table:table-cell office:value-type="float" office:value="0.679843547645406">
            <text:p>0.6798435476</text:p>
          </table:table-cell>
          <table:table-cell office:value-type="float" office:value="0.721362546626358">
            <text:p>0.7213625466</text:p>
          </table:table-cell>
          <table:table-cell office:value-type="float" office:value="0.660185912258075">
            <text:p>0.6601859123</text:p>
          </table:table-cell>
          <table:table-cell office:value-type="float" office:value="0.657131573774036">
            <text:p>0.6571315738</text:p>
          </table:table-cell>
          <table:table-cell office:value-type="float" office:value="0.644447438330628">
            <text:p>0.6444474383</text:p>
          </table:table-cell>
          <table:table-cell office:value-type="float" office:value="0.695052976551119">
            <text:p>0.6950529766</text:p>
          </table:table-cell>
          <table:table-cell office:value-type="float" office:value="0.686228307342188">
            <text:p>0.6862283073</text:p>
          </table:table-cell>
          <table:table-cell office:value-type="float" office:value="0.614263535558767">
            <text:p>0.6142635356</text:p>
          </table:table-cell>
          <table:table-cell office:value-type="float" office:value="0.74465891421405">
            <text:p>0.7446589142</text:p>
          </table:table-cell>
          <table:table-cell office:value-type="float" office:value="0.697649064943666">
            <text:p>0.6976490649</text:p>
          </table:table-cell>
        </table:table-row>
        <table:table-row table:style-name="ro1">
          <table:table-cell office:value-type="float" office:value="0.678658092668252">
            <text:p>0.6786580927</text:p>
          </table:table-cell>
          <table:table-cell office:value-type="float" office:value="0.706347565132232">
            <text:p>0.7063475651</text:p>
          </table:table-cell>
          <table:table-cell office:value-type="float" office:value="0.767921344023711">
            <text:p>0.767921344</text:p>
          </table:table-cell>
          <table:table-cell office:value-type="float" office:value="0.698340506515878">
            <text:p>0.6983405065</text:p>
          </table:table-cell>
          <table:table-cell office:value-type="float" office:value="0.610925677530508">
            <text:p>0.6109256775</text:p>
          </table:table-cell>
          <table:table-cell office:value-type="float" office:value="0.825197379544822">
            <text:p>0.8251973795</text:p>
          </table:table-cell>
          <table:table-cell office:value-type="float" office:value="0.587898609983251">
            <text:p>0.58789861</text:p>
          </table:table-cell>
          <table:table-cell office:value-type="float" office:value="0.857397517207289">
            <text:p>0.8573975172</text:p>
          </table:table-cell>
          <table:table-cell office:value-type="float" office:value="0.641300684827666">
            <text:p>0.6413006848</text:p>
          </table:table-cell>
          <table:table-cell office:value-type="float" office:value="0.623913322678864">
            <text:p>0.6239133227</text:p>
          </table:table-cell>
        </table:table-row>
        <table:table-row table:style-name="ro1">
          <table:table-cell office:value-type="float" office:value="0.788857244922012">
            <text:p>0.7888572449</text:p>
          </table:table-cell>
          <table:table-cell office:value-type="float" office:value="0.739394517348188">
            <text:p>0.7393945173</text:p>
          </table:table-cell>
          <table:table-cell office:value-type="float" office:value="0.829047976976599">
            <text:p>0.829047977</text:p>
          </table:table-cell>
          <table:table-cell office:value-type="float" office:value="0.748979108750615">
            <text:p>0.7489791088</text:p>
          </table:table-cell>
          <table:table-cell office:value-type="float" office:value="0.684696416262714">
            <text:p>0.6846964163</text:p>
          </table:table-cell>
          <table:table-cell office:value-type="float" office:value="0.775594333153087">
            <text:p>0.7755943332</text:p>
          </table:table-cell>
          <table:table-cell office:value-type="float" office:value="0.728714210977656">
            <text:p>0.728714211</text:p>
          </table:table-cell>
          <table:table-cell office:value-type="float" office:value="0.729462190200958">
            <text:p>0.7294621902</text:p>
          </table:table-cell>
          <table:table-cell office:value-type="float" office:value="0.759950451411583">
            <text:p>0.7599504514</text:p>
          </table:table-cell>
          <table:table-cell office:value-type="float" office:value="0.793431510149881">
            <text:p>0.7934315101</text:p>
          </table:table-cell>
        </table:table-row>
        <table:table-row table:style-name="ro1">
          <table:table-cell office:value-type="float" office:value="0.514411251574624">
            <text:p>0.5144112516</text:p>
          </table:table-cell>
          <table:table-cell office:value-type="float" office:value="0.698897195027013">
            <text:p>0.698897195</text:p>
          </table:table-cell>
          <table:table-cell office:value-type="float" office:value="0.777855280778715">
            <text:p>0.7778552808</text:p>
          </table:table-cell>
          <table:table-cell office:value-type="float" office:value="0.715876242096195">
            <text:p>0.7158762421</text:p>
          </table:table-cell>
          <table:table-cell office:value-type="float" office:value="0.959790313160409">
            <text:p>0.9597903132</text:p>
          </table:table-cell>
          <table:table-cell office:value-type="float" office:value="0.600174480863345">
            <text:p>0.6001744809</text:p>
          </table:table-cell>
          <table:table-cell office:value-type="float" office:value="0.752448714742578">
            <text:p>0.7524487147</text:p>
          </table:table-cell>
          <table:table-cell office:value-type="float" office:value="0.728983696740923">
            <text:p>0.7289836967</text:p>
          </table:table-cell>
          <table:table-cell office:value-type="float" office:value="0.709157720022247">
            <text:p>0.70915772</text:p>
          </table:table-cell>
          <table:table-cell office:value-type="float" office:value="0.753666944509401">
            <text:p>0.7536669445</text:p>
          </table:table-cell>
        </table:table-row>
        <table:table-row table:style-name="ro1">
          <table:table-cell office:value-type="float" office:value="0.671019115443483">
            <text:p>0.6710191154</text:p>
          </table:table-cell>
          <table:table-cell office:value-type="float" office:value="0.53323169971751">
            <text:p>0.5332316997</text:p>
          </table:table-cell>
          <table:table-cell office:value-type="float" office:value="0.644834321607008">
            <text:p>0.6448343216</text:p>
          </table:table-cell>
          <table:table-cell office:value-type="float" office:value="0.714142376450736">
            <text:p>0.7141423765</text:p>
          </table:table-cell>
          <table:table-cell office:value-type="float" office:value="0.754610516111102">
            <text:p>0.7546105161</text:p>
          </table:table-cell>
          <table:table-cell office:value-type="float" office:value="0.653027322781564">
            <text:p>0.6530273228</text:p>
          </table:table-cell>
          <table:table-cell office:value-type="float" office:value="0.679192954123056">
            <text:p>0.6791929541</text:p>
          </table:table-cell>
          <table:table-cell office:value-type="float" office:value="0.651509492071568">
            <text:p>0.6515094921</text:p>
          </table:table-cell>
          <table:table-cell office:value-type="float" office:value="0.734285770039926">
            <text:p>0.73428577</text:p>
          </table:table-cell>
          <table:table-cell office:value-type="float" office:value="0.66078165882641">
            <text:p>0.6607816588</text:p>
          </table:table-cell>
        </table:table-row>
        <table:table-row table:style-name="ro1">
          <table:table-cell office:value-type="float" office:value="0.783339123550759">
            <text:p>0.7833391236</text:p>
          </table:table-cell>
          <table:table-cell office:value-type="float" office:value="0.706096041046246">
            <text:p>0.706096041</text:p>
          </table:table-cell>
          <table:table-cell office:value-type="float" office:value="0.711154841011458">
            <text:p>0.711154841</text:p>
          </table:table-cell>
          <table:table-cell office:value-type="float" office:value="0.768121468619066">
            <text:p>0.7681214686</text:p>
          </table:table-cell>
          <table:table-cell office:value-type="float" office:value="0.573366306765654">
            <text:p>0.5733663068</text:p>
          </table:table-cell>
          <table:table-cell office:value-type="float" office:value="0.645224695087869">
            <text:p>0.6452246951</text:p>
          </table:table-cell>
          <table:table-cell office:value-type="float" office:value="0.806426776379471">
            <text:p>0.8064267764</text:p>
          </table:table-cell>
          <table:table-cell office:value-type="float" office:value="0.647487055693783">
            <text:p>0.6474870557</text:p>
          </table:table-cell>
          <table:table-cell office:value-type="float" office:value="0.730147297524212">
            <text:p>0.7301472975</text:p>
          </table:table-cell>
          <table:table-cell office:value-type="float" office:value="0.829424001080106">
            <text:p>0.8294240011</text:p>
          </table:table-cell>
        </table:table-row>
        <table:table-row table:style-name="ro1">
          <table:table-cell office:value-type="float" office:value="0.761354870499341">
            <text:p>0.7613548705</text:p>
          </table:table-cell>
          <table:table-cell office:value-type="float" office:value="0.714154500624534">
            <text:p>0.7141545006</text:p>
          </table:table-cell>
          <table:table-cell office:value-type="float" office:value="0.680744502925206">
            <text:p>0.6807445029</text:p>
          </table:table-cell>
          <table:table-cell office:value-type="float" office:value="0.674984111861573">
            <text:p>0.6749841119</text:p>
          </table:table-cell>
          <table:table-cell office:value-type="float" office:value="0.739745116041494">
            <text:p>0.739745116</text:p>
          </table:table-cell>
          <table:table-cell office:value-type="float" office:value="0.744677562536531">
            <text:p>0.7446775625</text:p>
          </table:table-cell>
          <table:table-cell office:value-type="float" office:value="0.798008861616211">
            <text:p>0.7980088616</text:p>
          </table:table-cell>
          <table:table-cell office:value-type="float" office:value="0.576786143898211">
            <text:p>0.5767861439</text:p>
          </table:table-cell>
          <table:table-cell office:value-type="float" office:value="0.698905591808102">
            <text:p>0.6989055918</text:p>
          </table:table-cell>
          <table:table-cell office:value-type="float" office:value="0.795547596458634">
            <text:p>0.7955475965</text:p>
          </table:table-cell>
        </table:table-row>
        <table:table-row table:style-name="ro1">
          <table:table-cell office:value-type="float" office:value="0.771887079256944">
            <text:p>0.7718870793</text:p>
          </table:table-cell>
          <table:table-cell office:value-type="float" office:value="0.7159878770737">
            <text:p>0.7159878771</text:p>
          </table:table-cell>
          <table:table-cell office:value-type="float" office:value="0.646809617476292">
            <text:p>0.6468096175</text:p>
          </table:table-cell>
          <table:table-cell office:value-type="float" office:value="0.686954887917387">
            <text:p>0.6869548879</text:p>
          </table:table-cell>
          <table:table-cell office:value-type="float" office:value="0.63853788644943">
            <text:p>0.6385378864</text:p>
          </table:table-cell>
          <table:table-cell office:value-type="float" office:value="0.606148523557524">
            <text:p>0.6061485236</text:p>
          </table:table-cell>
          <table:table-cell office:value-type="float" office:value="0.651581563846279">
            <text:p>0.6515815638</text:p>
          </table:table-cell>
          <table:table-cell office:value-type="float" office:value="0.595092674371759">
            <text:p>0.5950926744</text:p>
          </table:table-cell>
          <table:table-cell office:value-type="float" office:value="0.675404893613597">
            <text:p>0.6754048936</text:p>
          </table:table-cell>
          <table:table-cell office:value-type="float" office:value="0.673734150062678">
            <text:p>0.6737341501</text:p>
          </table:table-cell>
        </table:table-row>
        <table:table-row table:style-name="ro1">
          <table:table-cell office:value-type="float" office:value="0.625120600489305">
            <text:p>0.6251206005</text:p>
          </table:table-cell>
          <table:table-cell office:value-type="float" office:value="0.637180037809768">
            <text:p>0.6371800378</text:p>
          </table:table-cell>
          <table:table-cell office:value-type="float" office:value="0.739322288842797">
            <text:p>0.7393222888</text:p>
          </table:table-cell>
          <table:table-cell office:value-type="float" office:value="0.690557661758124">
            <text:p>0.6905576618</text:p>
          </table:table-cell>
          <table:table-cell office:value-type="float" office:value="0.826300889637741">
            <text:p>0.8263008896</text:p>
          </table:table-cell>
          <table:table-cell office:value-type="float" office:value="0.684125446116557">
            <text:p>0.6841254461</text:p>
          </table:table-cell>
          <table:table-cell office:value-type="float" office:value="0.741787431608099">
            <text:p>0.7417874316</text:p>
          </table:table-cell>
          <table:table-cell office:value-type="float" office:value="0.717497376345266">
            <text:p>0.7174973763</text:p>
          </table:table-cell>
          <table:table-cell office:value-type="float" office:value="0.756278627128203">
            <text:p>0.7562786271</text:p>
          </table:table-cell>
          <table:table-cell office:value-type="float" office:value="0.80665818713768">
            <text:p>0.8066581871</text:p>
          </table:table-cell>
        </table:table-row>
        <table:table-row table:style-name="ro1">
          <table:table-cell office:value-type="float" office:value="0.692188050981898">
            <text:p>0.692188051</text:p>
          </table:table-cell>
          <table:table-cell office:value-type="float" office:value="0.598430129451444">
            <text:p>0.5984301295</text:p>
          </table:table-cell>
          <table:table-cell office:value-type="float" office:value="0.775223468056771">
            <text:p>0.7752234681</text:p>
          </table:table-cell>
          <table:table-cell office:value-type="float" office:value="0.697486435401335">
            <text:p>0.6974864354</text:p>
          </table:table-cell>
          <table:table-cell office:value-type="float" office:value="0.512235152249961">
            <text:p>0.5122351522</text:p>
          </table:table-cell>
          <table:table-cell office:value-type="float" office:value="0.709825525484701">
            <text:p>0.7098255255</text:p>
          </table:table-cell>
          <table:table-cell office:value-type="float" office:value="0.67422842275215">
            <text:p>0.6742284228</text:p>
          </table:table-cell>
          <table:table-cell office:value-type="float" office:value="0.691119605046719">
            <text:p>0.691119605</text:p>
          </table:table-cell>
          <table:table-cell office:value-type="float" office:value="0.69369926539227">
            <text:p>0.6936992654</text:p>
          </table:table-cell>
          <table:table-cell office:value-type="float" office:value="0.766466833741855">
            <text:p>0.7664668337</text:p>
          </table:table-cell>
        </table:table-row>
        <table:table-row table:style-name="ro1">
          <table:table-cell office:value-type="float" office:value="0.685250440089858">
            <text:p>0.6852504401</text:p>
          </table:table-cell>
          <table:table-cell office:value-type="float" office:value="0.777241845476212">
            <text:p>0.7772418455</text:p>
          </table:table-cell>
          <table:table-cell office:value-type="float" office:value="0.720870277575926">
            <text:p>0.7208702776</text:p>
          </table:table-cell>
          <table:table-cell office:value-type="float" office:value="0.65282211070717">
            <text:p>0.6528221107</text:p>
          </table:table-cell>
          <table:table-cell office:value-type="float" office:value="0.748632282091127">
            <text:p>0.7486322821</text:p>
          </table:table-cell>
          <table:table-cell office:value-type="float" office:value="0.695241893533683">
            <text:p>0.6952418935</text:p>
          </table:table-cell>
          <table:table-cell office:value-type="float" office:value="0.691489202756417">
            <text:p>0.6914892028</text:p>
          </table:table-cell>
          <table:table-cell office:value-type="float" office:value="0.670986132054067">
            <text:p>0.6709861321</text:p>
          </table:table-cell>
          <table:table-cell office:value-type="float" office:value="0.599913931496374">
            <text:p>0.5999139315</text:p>
          </table:table-cell>
          <table:table-cell office:value-type="float" office:value="0.638109601516609">
            <text:p>0.6381096015</text:p>
          </table:table-cell>
        </table:table-row>
        <table:table-row table:style-name="ro1">
          <table:table-cell office:value-type="float" office:value="0.621457287151914">
            <text:p>0.6214572872</text:p>
          </table:table-cell>
          <table:table-cell office:value-type="float" office:value="0.521763260285788">
            <text:p>0.5217632603</text:p>
          </table:table-cell>
          <table:table-cell office:value-type="float" office:value="0.700736981510898">
            <text:p>0.7007369815</text:p>
          </table:table-cell>
          <table:table-cell office:value-type="float" office:value="0.717038158693794">
            <text:p>0.7170381587</text:p>
          </table:table-cell>
          <table:table-cell office:value-type="float" office:value="0.6502168372184">
            <text:p>0.6502168372</text:p>
          </table:table-cell>
          <table:table-cell office:value-type="float" office:value="0.717526088056326">
            <text:p>0.7175260881</text:p>
          </table:table-cell>
          <table:table-cell office:value-type="float" office:value="0.671932037803829">
            <text:p>0.6719320378</text:p>
          </table:table-cell>
          <table:table-cell office:value-type="float" office:value="0.629942299702362">
            <text:p>0.6299422997</text:p>
          </table:table-cell>
          <table:table-cell office:value-type="float" office:value="0.623327731402048">
            <text:p>0.6233277314</text:p>
          </table:table-cell>
          <table:table-cell office:value-type="float" office:value="0.636821811022285">
            <text:p>0.636821811</text:p>
          </table:table-cell>
        </table:table-row>
        <table:table-row table:style-name="ro1">
          <table:table-cell office:value-type="float" office:value="0.78636764354515">
            <text:p>0.7863676435</text:p>
          </table:table-cell>
          <table:table-cell office:value-type="float" office:value="0.816200160915698">
            <text:p>0.8162001609</text:p>
          </table:table-cell>
          <table:table-cell office:value-type="float" office:value="0.622378104502437">
            <text:p>0.6223781045</text:p>
          </table:table-cell>
          <table:table-cell office:value-type="float" office:value="0.634663575294295">
            <text:p>0.6346635753</text:p>
          </table:table-cell>
          <table:table-cell office:value-type="float" office:value="0.874582855034363">
            <text:p>0.874582855</text:p>
          </table:table-cell>
          <table:table-cell office:value-type="float" office:value="0.777730531612711">
            <text:p>0.7777305316</text:p>
          </table:table-cell>
          <table:table-cell office:value-type="float" office:value="0.801746331518895">
            <text:p>0.8017463315</text:p>
          </table:table-cell>
          <table:table-cell office:value-type="float" office:value="0.810735756276605">
            <text:p>0.8107357563</text:p>
          </table:table-cell>
          <table:table-cell office:value-type="float" office:value="0.727994772723094">
            <text:p>0.7279947727</text:p>
          </table:table-cell>
          <table:table-cell office:value-type="float" office:value="0.647027357146011">
            <text:p>0.6470273571</text:p>
          </table:table-cell>
        </table:table-row>
        <table:table-row table:style-name="ro1">
          <table:table-cell office:value-type="float" office:value="0.653385021439639">
            <text:p>0.6533850214</text:p>
          </table:table-cell>
          <table:table-cell office:value-type="float" office:value="0.679637163600133">
            <text:p>0.6796371636</text:p>
          </table:table-cell>
          <table:table-cell office:value-type="float" office:value="0.69724430576876">
            <text:p>0.6972443058</text:p>
          </table:table-cell>
          <table:table-cell office:value-type="float" office:value="0.894984975280412">
            <text:p>0.8949849753</text:p>
          </table:table-cell>
          <table:table-cell office:value-type="float" office:value="0.75996639538397">
            <text:p>0.7599663954</text:p>
          </table:table-cell>
          <table:table-cell office:value-type="float" office:value="0.729420380801208">
            <text:p>0.7294203808</text:p>
          </table:table-cell>
          <table:table-cell office:value-type="float" office:value="0.601868407131706">
            <text:p>0.6018684071</text:p>
          </table:table-cell>
          <table:table-cell office:value-type="float" office:value="0.716513301395754">
            <text:p>0.7165133014</text:p>
          </table:table-cell>
          <table:table-cell office:value-type="float" office:value="0.704112532416332">
            <text:p>0.7041125324</text:p>
          </table:table-cell>
          <table:table-cell office:value-type="float" office:value="0.75610601629071">
            <text:p>0.7561060163</text:p>
          </table:table-cell>
        </table:table-row>
        <table:table-row table:style-name="ro1">
          <table:table-cell office:value-type="float" office:value="0.724468979520728">
            <text:p>0.7244689795</text:p>
          </table:table-cell>
          <table:table-cell office:value-type="float" office:value="0.662800187428987">
            <text:p>0.6628001874</text:p>
          </table:table-cell>
          <table:table-cell office:value-type="float" office:value="0.634392735264264">
            <text:p>0.6343927353</text:p>
          </table:table-cell>
          <table:table-cell office:value-type="float" office:value="0.713955347468048">
            <text:p>0.7139553475</text:p>
          </table:table-cell>
          <table:table-cell office:value-type="float" office:value="0.743275228365429">
            <text:p>0.7432752284</text:p>
          </table:table-cell>
          <table:table-cell office:value-type="float" office:value="0.736626427828375">
            <text:p>0.7366264278</text:p>
          </table:table-cell>
          <table:table-cell office:value-type="float" office:value="0.70129899825424">
            <text:p>0.7012989983</text:p>
          </table:table-cell>
          <table:table-cell office:value-type="float" office:value="0.720805554881894">
            <text:p>0.7208055549</text:p>
          </table:table-cell>
          <table:table-cell office:value-type="float" office:value="0.772385306957102">
            <text:p>0.772385307</text:p>
          </table:table-cell>
          <table:table-cell office:value-type="float" office:value="0.736952112768085">
            <text:p>0.7369521128</text:p>
          </table:table-cell>
        </table:table-row>
        <table:table-row table:style-name="ro1">
          <table:table-cell office:value-type="float" office:value="0.75345109267455">
            <text:p>0.7534510927</text:p>
          </table:table-cell>
          <table:table-cell office:value-type="float" office:value="0.662958531982113">
            <text:p>0.662958532</text:p>
          </table:table-cell>
          <table:table-cell office:value-type="float" office:value="0.702976295293975">
            <text:p>0.7029762953</text:p>
          </table:table-cell>
          <table:table-cell office:value-type="float" office:value="0.775765271162726">
            <text:p>0.7757652712</text:p>
          </table:table-cell>
          <table:table-cell office:value-type="float" office:value="0.843616083513101">
            <text:p>0.8436160835</text:p>
          </table:table-cell>
          <table:table-cell office:value-type="float" office:value="0.67567273881935">
            <text:p>0.6756727388</text:p>
          </table:table-cell>
          <table:table-cell office:value-type="float" office:value="0.863666590962594">
            <text:p>0.863666591</text:p>
          </table:table-cell>
          <table:table-cell office:value-type="float" office:value="0.785504686058643">
            <text:p>0.7855046861</text:p>
          </table:table-cell>
          <table:table-cell office:value-type="float" office:value="0.65230356376744">
            <text:p>0.6523035638</text:p>
          </table:table-cell>
          <table:table-cell office:value-type="float" office:value="0.856713270433069">
            <text:p>0.8567132704</text:p>
          </table:table-cell>
        </table:table-row>
        <table:table-row table:style-name="ro1">
          <table:table-cell office:value-type="float" office:value="0.527169598889594">
            <text:p>0.5271695989</text:p>
          </table:table-cell>
          <table:table-cell office:value-type="float" office:value="0.824008244827672">
            <text:p>0.8240082448</text:p>
          </table:table-cell>
          <table:table-cell office:value-type="float" office:value="0.671663246864232">
            <text:p>0.6716632469</text:p>
          </table:table-cell>
          <table:table-cell office:value-type="float" office:value="0.767999025238012">
            <text:p>0.7679990252</text:p>
          </table:table-cell>
          <table:table-cell office:value-type="float" office:value="0.727325519988504">
            <text:p>0.72732552</text:p>
          </table:table-cell>
          <table:table-cell office:value-type="float" office:value="0.633926748328367">
            <text:p>0.6339267483</text:p>
          </table:table-cell>
          <table:table-cell office:value-type="float" office:value="0.653222216684289">
            <text:p>0.6532222167</text:p>
          </table:table-cell>
          <table:table-cell office:value-type="float" office:value="0.716614371189393">
            <text:p>0.7166143712</text:p>
          </table:table-cell>
          <table:table-cell office:value-type="float" office:value="0.828816125768756">
            <text:p>0.8288161258</text:p>
          </table:table-cell>
          <table:table-cell office:value-type="float" office:value="0.621668995442562">
            <text:p>0.6216689954</text:p>
          </table:table-cell>
        </table:table-row>
        <table:table-row table:style-name="ro1">
          <table:table-cell office:value-type="float" office:value="0.710016646557076">
            <text:p>0.7100166466</text:p>
          </table:table-cell>
          <table:table-cell office:value-type="float" office:value="0.749789904383439">
            <text:p>0.7497899044</text:p>
          </table:table-cell>
          <table:table-cell office:value-type="float" office:value="0.79567654775129">
            <text:p>0.7956765478</text:p>
          </table:table-cell>
          <table:table-cell office:value-type="float" office:value="0.759962656301273">
            <text:p>0.7599626563</text:p>
          </table:table-cell>
          <table:table-cell office:value-type="float" office:value="0.639854256623224">
            <text:p>0.6398542566</text:p>
          </table:table-cell>
          <table:table-cell office:value-type="float" office:value="0.706178870434673">
            <text:p>0.7061788704</text:p>
          </table:table-cell>
          <table:table-cell office:value-type="float" office:value="0.710776168252042">
            <text:p>0.7107761683</text:p>
          </table:table-cell>
          <table:table-cell office:value-type="float" office:value="0.6795358600915">
            <text:p>0.6795358601</text:p>
          </table:table-cell>
          <table:table-cell office:value-type="float" office:value="0.733842027643226">
            <text:p>0.7338420276</text:p>
          </table:table-cell>
          <table:table-cell office:value-type="float" office:value="0.673008206882222">
            <text:p>0.6730082069</text:p>
          </table:table-cell>
        </table:table-row>
        <table:table-row table:style-name="ro1">
          <table:table-cell office:value-type="float" office:value="0.714712888872349">
            <text:p>0.7147128889</text:p>
          </table:table-cell>
          <table:table-cell office:value-type="float" office:value="0.698349778752264">
            <text:p>0.6983497788</text:p>
          </table:table-cell>
          <table:table-cell office:value-type="float" office:value="0.847059077940828">
            <text:p>0.8470590779</text:p>
          </table:table-cell>
          <table:table-cell office:value-type="float" office:value="0.76722923932515">
            <text:p>0.7672292393</text:p>
          </table:table-cell>
          <table:table-cell office:value-type="float" office:value="0.720184913068443">
            <text:p>0.7201849131</text:p>
          </table:table-cell>
          <table:table-cell office:value-type="float" office:value="0.730267157555356">
            <text:p>0.7302671576</text:p>
          </table:table-cell>
          <table:table-cell office:value-type="float" office:value="0.745022978577763">
            <text:p>0.7450229786</text:p>
          </table:table-cell>
          <table:table-cell office:value-type="float" office:value="0.794602994340561">
            <text:p>0.7946029943</text:p>
          </table:table-cell>
          <table:table-cell office:value-type="float" office:value="0.777270084617407">
            <text:p>0.7772700846</text:p>
          </table:table-cell>
          <table:table-cell office:value-type="float" office:value="0.646623519467296">
            <text:p>0.6466235195</text:p>
          </table:table-cell>
        </table:table-row>
        <table:table-row table:style-name="ro1">
          <table:table-cell office:value-type="float" office:value="0.627408210261651">
            <text:p>0.6274082103</text:p>
          </table:table-cell>
          <table:table-cell office:value-type="float" office:value="0.805279424585741">
            <text:p>0.8052794246</text:p>
          </table:table-cell>
          <table:table-cell office:value-type="float" office:value="0.730052733142739">
            <text:p>0.7300527331</text:p>
          </table:table-cell>
          <table:table-cell office:value-type="float" office:value="0.700961412292942">
            <text:p>0.7009614123</text:p>
          </table:table-cell>
          <table:table-cell office:value-type="float" office:value="0.70643017949913">
            <text:p>0.7064301795</text:p>
          </table:table-cell>
          <table:table-cell office:value-type="float" office:value="0.793499211736145">
            <text:p>0.7934992117</text:p>
          </table:table-cell>
          <table:table-cell office:value-type="float" office:value="0.690324403194877">
            <text:p>0.6903244032</text:p>
          </table:table-cell>
          <table:table-cell office:value-type="float" office:value="0.703772120564184">
            <text:p>0.7037721206</text:p>
          </table:table-cell>
          <table:table-cell office:value-type="float" office:value="0.682444581370315">
            <text:p>0.6824445814</text:p>
          </table:table-cell>
          <table:table-cell office:value-type="float" office:value="0.714925554281979">
            <text:p>0.7149255543</text:p>
          </table:table-cell>
        </table:table-row>
        <table:table-row table:style-name="ro1">
          <table:table-cell office:value-type="float" office:value="0.647294263527286">
            <text:p>0.6472942635</text:p>
          </table:table-cell>
          <table:table-cell office:value-type="float" office:value="0.787073444122174">
            <text:p>0.7870734441</text:p>
          </table:table-cell>
          <table:table-cell office:value-type="float" office:value="0.72938103568226">
            <text:p>0.7293810357</text:p>
          </table:table-cell>
          <table:table-cell office:value-type="float" office:value="0.641987738545714">
            <text:p>0.6419877385</text:p>
          </table:table-cell>
          <table:table-cell office:value-type="float" office:value="0.699377371512721">
            <text:p>0.6993773715</text:p>
          </table:table-cell>
          <table:table-cell office:value-type="float" office:value="0.709828439201925">
            <text:p>0.7098284392</text:p>
          </table:table-cell>
          <table:table-cell office:value-type="float" office:value="0.693985580507965">
            <text:p>0.6939855805</text:p>
          </table:table-cell>
          <table:table-cell office:value-type="float" office:value="0.652320575206597">
            <text:p>0.6523205752</text:p>
          </table:table-cell>
          <table:table-cell office:value-type="float" office:value="0.676984181307395">
            <text:p>0.6769841813</text:p>
          </table:table-cell>
          <table:table-cell office:value-type="float" office:value="0.714153953335089">
            <text:p>0.7141539533</text:p>
          </table:table-cell>
        </table:table-row>
        <table:table-row table:style-name="ro1">
          <table:table-cell office:value-type="float" office:value="0.633713679715787">
            <text:p>0.6337136797</text:p>
          </table:table-cell>
          <table:table-cell office:value-type="float" office:value="0.70645014714053">
            <text:p>0.7064501471</text:p>
          </table:table-cell>
          <table:table-cell office:value-type="float" office:value="0.722200292655501">
            <text:p>0.7222002927</text:p>
          </table:table-cell>
          <table:table-cell office:value-type="float" office:value="0.638799485922579">
            <text:p>0.6387994859</text:p>
          </table:table-cell>
          <table:table-cell office:value-type="float" office:value="0.623079616986264">
            <text:p>0.623079617</text:p>
          </table:table-cell>
          <table:table-cell office:value-type="float" office:value="0.787364580061125">
            <text:p>0.7873645801</text:p>
          </table:table-cell>
          <table:table-cell office:value-type="float" office:value="0.595179733748538">
            <text:p>0.5951797337</text:p>
          </table:table-cell>
          <table:table-cell office:value-type="float" office:value="0.671767568142771">
            <text:p>0.6717675681</text:p>
          </table:table-cell>
          <table:table-cell office:value-type="float" office:value="0.632916581531407">
            <text:p>0.6329165815</text:p>
          </table:table-cell>
          <table:table-cell office:value-type="float" office:value="0.610168593042615">
            <text:p>0.610168593</text:p>
          </table:table-cell>
        </table:table-row>
        <table:table-row table:style-name="ro1">
          <table:table-cell office:value-type="float" office:value="0.767216548715044">
            <text:p>0.7672165487</text:p>
          </table:table-cell>
          <table:table-cell office:value-type="float" office:value="0.787872876291731">
            <text:p>0.7878728763</text:p>
          </table:table-cell>
          <table:table-cell office:value-type="float" office:value="0.742020365218641">
            <text:p>0.7420203652</text:p>
          </table:table-cell>
          <table:table-cell office:value-type="float" office:value="0.736899737780773">
            <text:p>0.7368997378</text:p>
          </table:table-cell>
          <table:table-cell office:value-type="float" office:value="0.739794905797152">
            <text:p>0.7397949058</text:p>
          </table:table-cell>
          <table:table-cell office:value-type="float" office:value="0.737105638086944">
            <text:p>0.7371056381</text:p>
          </table:table-cell>
          <table:table-cell office:value-type="float" office:value="0.865517409485829">
            <text:p>0.8655174095</text:p>
          </table:table-cell>
          <table:table-cell office:value-type="float" office:value="0.72305213727612">
            <text:p>0.7230521373</text:p>
          </table:table-cell>
          <table:table-cell office:value-type="float" office:value="0.575590984603083">
            <text:p>0.5755909846</text:p>
          </table:table-cell>
          <table:table-cell office:value-type="float" office:value="0.749094480969789">
            <text:p>0.749094481</text:p>
          </table:table-cell>
        </table:table-row>
        <table:table-row table:style-name="ro1">
          <table:table-cell office:value-type="float" office:value="0.695960501705987">
            <text:p>0.6959605017</text:p>
          </table:table-cell>
          <table:table-cell office:value-type="float" office:value="0.629486290420178">
            <text:p>0.6294862904</text:p>
          </table:table-cell>
          <table:table-cell office:value-type="float" office:value="0.610731006820891">
            <text:p>0.6107310068</text:p>
          </table:table-cell>
          <table:table-cell office:value-type="float" office:value="0.580030880743504">
            <text:p>0.5800308807</text:p>
          </table:table-cell>
          <table:table-cell office:value-type="float" office:value="0.775615914156472">
            <text:p>0.7756159142</text:p>
          </table:table-cell>
          <table:table-cell office:value-type="float" office:value="0.711038881256797">
            <text:p>0.7110388813</text:p>
          </table:table-cell>
          <table:table-cell office:value-type="float" office:value="0.698675083603645">
            <text:p>0.6986750836</text:p>
          </table:table-cell>
          <table:table-cell office:value-type="float" office:value="0.724717046287002">
            <text:p>0.7247170463</text:p>
          </table:table-cell>
          <table:table-cell office:value-type="float" office:value="0.657576716538369">
            <text:p>0.6575767165</text:p>
          </table:table-cell>
          <table:table-cell office:value-type="float" office:value="0.757192912061681">
            <text:p>0.7571929121</text:p>
          </table:table-cell>
        </table:table-row>
        <table:table-row table:style-name="ro1">
          <table:table-cell office:value-type="float" office:value="0.637930778365883">
            <text:p>0.6379307784</text:p>
          </table:table-cell>
          <table:table-cell office:value-type="float" office:value="0.695865645684396">
            <text:p>0.6958656457</text:p>
          </table:table-cell>
          <table:table-cell office:value-type="float" office:value="0.750391805340792">
            <text:p>0.7503918053</text:p>
          </table:table-cell>
          <table:table-cell office:value-type="float" office:value="0.726885129946918">
            <text:p>0.7268851299</text:p>
          </table:table-cell>
          <table:table-cell office:value-type="float" office:value="0.656608007157287">
            <text:p>0.6566080072</text:p>
          </table:table-cell>
          <table:table-cell office:value-type="float" office:value="0.705966288377633">
            <text:p>0.7059662884</text:p>
          </table:table-cell>
          <table:table-cell office:value-type="float" office:value="0.706404409991382">
            <text:p>0.70640441</text:p>
          </table:table-cell>
          <table:table-cell office:value-type="float" office:value="0.634196142388367">
            <text:p>0.6341961424</text:p>
          </table:table-cell>
          <table:table-cell office:value-type="float" office:value="0.56225104809124">
            <text:p>0.5622510481</text:p>
          </table:table-cell>
          <table:table-cell office:value-type="float" office:value="0.728261037678225">
            <text:p>0.7282610377</text:p>
          </table:table-cell>
        </table:table-row>
        <table:table-row table:style-name="ro1">
          <table:table-cell office:value-type="float" office:value="0.805460745446251">
            <text:p>0.8054607454</text:p>
          </table:table-cell>
          <table:table-cell office:value-type="float" office:value="0.633758052673741">
            <text:p>0.6337580527</text:p>
          </table:table-cell>
          <table:table-cell office:value-type="float" office:value="0.553111688954183">
            <text:p>0.553111689</text:p>
          </table:table-cell>
          <table:table-cell office:value-type="float" office:value="0.657116994777523">
            <text:p>0.6571169948</text:p>
          </table:table-cell>
          <table:table-cell office:value-type="float" office:value="0.700523748311684">
            <text:p>0.7005237483</text:p>
          </table:table-cell>
          <table:table-cell office:value-type="float" office:value="0.621850468267574">
            <text:p>0.6218504683</text:p>
          </table:table-cell>
          <table:table-cell office:value-type="float" office:value="0.734275416703459">
            <text:p>0.7342754167</text:p>
          </table:table-cell>
          <table:table-cell office:value-type="float" office:value="0.810843726841186">
            <text:p>0.8108437268</text:p>
          </table:table-cell>
          <table:table-cell office:value-type="float" office:value="0.717813245847974">
            <text:p>0.7178132458</text:p>
          </table:table-cell>
          <table:table-cell office:value-type="float" office:value="0.691367096043521">
            <text:p>0.691367096</text:p>
          </table:table-cell>
        </table:table-row>
        <table:table-row table:style-name="ro1">
          <table:table-cell office:value-type="float" office:value="0.863520885436997">
            <text:p>0.8635208854</text:p>
          </table:table-cell>
          <table:table-cell office:value-type="float" office:value="0.75698220261393">
            <text:p>0.7569822026</text:p>
          </table:table-cell>
          <table:table-cell office:value-type="float" office:value="0.728552231331031">
            <text:p>0.7285522313</text:p>
          </table:table-cell>
          <table:table-cell office:value-type="float" office:value="0.752096947459367">
            <text:p>0.7520969475</text:p>
          </table:table-cell>
          <table:table-cell office:value-type="float" office:value="0.751578643227985">
            <text:p>0.7515786432</text:p>
          </table:table-cell>
          <table:table-cell office:value-type="float" office:value="0.823578296022179">
            <text:p>0.823578296</text:p>
          </table:table-cell>
          <table:table-cell office:value-type="float" office:value="0.770963568445331">
            <text:p>0.7709635684</text:p>
          </table:table-cell>
          <table:table-cell office:value-type="float" office:value="0.714386557673481">
            <text:p>0.7143865577</text:p>
          </table:table-cell>
          <table:table-cell office:value-type="float" office:value="0.757237485901558">
            <text:p>0.7572374859</text:p>
          </table:table-cell>
          <table:table-cell office:value-type="float" office:value="0.692828911422887">
            <text:p>0.6928289114</text:p>
          </table:table-cell>
        </table:table-row>
        <table:table-row table:style-name="ro1">
          <table:table-cell office:value-type="float" office:value="0.672630480601079">
            <text:p>0.6726304806</text:p>
          </table:table-cell>
          <table:table-cell office:value-type="float" office:value="0.675863375458771">
            <text:p>0.6758633755</text:p>
          </table:table-cell>
          <table:table-cell office:value-type="float" office:value="0.741827912509759">
            <text:p>0.7418279125</text:p>
          </table:table-cell>
          <table:table-cell office:value-type="float" office:value="0.659853847048726">
            <text:p>0.659853847</text:p>
          </table:table-cell>
          <table:table-cell office:value-type="float" office:value="0.552643231505907">
            <text:p>0.5526432315</text:p>
          </table:table-cell>
          <table:table-cell office:value-type="float" office:value="0.733968616360246">
            <text:p>0.7339686164</text:p>
          </table:table-cell>
          <table:table-cell office:value-type="float" office:value="0.747647980156758">
            <text:p>0.7476479802</text:p>
          </table:table-cell>
          <table:table-cell office:value-type="float" office:value="0.614067212046644">
            <text:p>0.614067212</text:p>
          </table:table-cell>
          <table:table-cell office:value-type="float" office:value="0.69328527092377">
            <text:p>0.6932852709</text:p>
          </table:table-cell>
          <table:table-cell office:value-type="float" office:value="0.722521295151912">
            <text:p>0.7225212952</text:p>
          </table:table-cell>
        </table:table-row>
        <table:table-row table:style-name="ro1">
          <table:table-cell office:value-type="float" office:value="0.86746284399788">
            <text:p>0.867462844</text:p>
          </table:table-cell>
          <table:table-cell office:value-type="float" office:value="0.718849215997387">
            <text:p>0.718849216</text:p>
          </table:table-cell>
          <table:table-cell office:value-type="float" office:value="0.775649857016138">
            <text:p>0.775649857</text:p>
          </table:table-cell>
          <table:table-cell office:value-type="float" office:value="0.748844489514655">
            <text:p>0.7488444895</text:p>
          </table:table-cell>
          <table:table-cell office:value-type="float" office:value="0.770049418900803">
            <text:p>0.7700494189</text:p>
          </table:table-cell>
          <table:table-cell office:value-type="float" office:value="0.846863852730074">
            <text:p>0.8468638527</text:p>
          </table:table-cell>
          <table:table-cell office:value-type="float" office:value="0.675447815427281">
            <text:p>0.6754478154</text:p>
          </table:table-cell>
          <table:table-cell office:value-type="float" office:value="0.840768195975179">
            <text:p>0.840768196</text:p>
          </table:table-cell>
          <table:table-cell office:value-type="float" office:value="0.634278524459046">
            <text:p>0.6342785245</text:p>
          </table:table-cell>
          <table:table-cell office:value-type="float" office:value="0.775458349767179">
            <text:p>0.7754583498</text:p>
          </table:table-cell>
        </table:table-row>
        <table:table-row table:style-name="ro1">
          <table:table-cell office:value-type="float" office:value="0.688029618521258">
            <text:p>0.6880296185</text:p>
          </table:table-cell>
          <table:table-cell office:value-type="float" office:value="0.736474310338298">
            <text:p>0.7364743103</text:p>
          </table:table-cell>
          <table:table-cell office:value-type="float" office:value="0.683028254402053">
            <text:p>0.6830282544</text:p>
          </table:table-cell>
          <table:table-cell office:value-type="float" office:value="0.759211278636356">
            <text:p>0.7592112786</text:p>
          </table:table-cell>
          <table:table-cell office:value-type="float" office:value="0.785986131389521">
            <text:p>0.7859861314</text:p>
          </table:table-cell>
          <table:table-cell office:value-type="float" office:value="0.751131072928827">
            <text:p>0.7511310729</text:p>
          </table:table-cell>
          <table:table-cell office:value-type="float" office:value="0.728454451146432">
            <text:p>0.7284544511</text:p>
          </table:table-cell>
          <table:table-cell office:value-type="float" office:value="0.673246450700202">
            <text:p>0.6732464507</text:p>
          </table:table-cell>
          <table:table-cell office:value-type="float" office:value="0.716054615377489">
            <text:p>0.7160546154</text:p>
          </table:table-cell>
          <table:table-cell office:value-type="float" office:value="0.613979048612912">
            <text:p>0.6139790486</text:p>
          </table:table-cell>
        </table:table-row>
        <table:table-row table:style-name="ro1">
          <table:table-cell office:value-type="float" office:value="0.836836664525069">
            <text:p>0.8368366645</text:p>
          </table:table-cell>
          <table:table-cell office:value-type="float" office:value="0.738728202431891">
            <text:p>0.7387282024</text:p>
          </table:table-cell>
          <table:table-cell office:value-type="float" office:value="0.727779654904665">
            <text:p>0.7277796549</text:p>
          </table:table-cell>
          <table:table-cell office:value-type="float" office:value="0.760310282902059">
            <text:p>0.7603102829</text:p>
          </table:table-cell>
          <table:table-cell office:value-type="float" office:value="0.752733546510433">
            <text:p>0.7527335465</text:p>
          </table:table-cell>
          <table:table-cell office:value-type="float" office:value="0.674931450884912">
            <text:p>0.6749314509</text:p>
          </table:table-cell>
          <table:table-cell office:value-type="float" office:value="0.748918343592184">
            <text:p>0.7489183436</text:p>
          </table:table-cell>
          <table:table-cell office:value-type="float" office:value="0.778297140589267">
            <text:p>0.7782971406</text:p>
          </table:table-cell>
          <table:table-cell office:value-type="float" office:value="0.748943754321">
            <text:p>0.7489437543</text:p>
          </table:table-cell>
          <table:table-cell office:value-type="float" office:value="0.615067630824349">
            <text:p>0.6150676308</text:p>
          </table:table-cell>
        </table:table-row>
        <table:table-row table:style-name="ro1">
          <table:table-cell office:value-type="float" office:value="0.670831318380073">
            <text:p>0.6708313184</text:p>
          </table:table-cell>
          <table:table-cell office:value-type="float" office:value="0.606220621199771">
            <text:p>0.6062206212</text:p>
          </table:table-cell>
          <table:table-cell office:value-type="float" office:value="0.667702741648681">
            <text:p>0.6677027416</text:p>
          </table:table-cell>
          <table:table-cell office:value-type="float" office:value="0.672589385181228">
            <text:p>0.6725893852</text:p>
          </table:table-cell>
          <table:table-cell office:value-type="float" office:value="0.598249049333884">
            <text:p>0.5982490493</text:p>
          </table:table-cell>
          <table:table-cell office:value-type="float" office:value="0.556413784732707">
            <text:p>0.5564137847</text:p>
          </table:table-cell>
          <table:table-cell office:value-type="float" office:value="0.61620557758263">
            <text:p>0.6162055776</text:p>
          </table:table-cell>
          <table:table-cell office:value-type="float" office:value="0.522454228581767">
            <text:p>0.5224542286</text:p>
          </table:table-cell>
          <table:table-cell office:value-type="float" office:value="0.680564536388776">
            <text:p>0.6805645364</text:p>
          </table:table-cell>
          <table:table-cell office:value-type="float" office:value="0.660706081487867">
            <text:p>0.6607060815</text:p>
          </table:table-cell>
        </table:table-row>
        <table:table-row table:style-name="ro1">
          <table:table-cell office:value-type="float" office:value="0.653016954493108">
            <text:p>0.6530169545</text:p>
          </table:table-cell>
          <table:table-cell office:value-type="float" office:value="0.567399745280013">
            <text:p>0.5673997453</text:p>
          </table:table-cell>
          <table:table-cell office:value-type="float" office:value="0.632686537234974">
            <text:p>0.6326865372</text:p>
          </table:table-cell>
          <table:table-cell office:value-type="float" office:value="0.605282179896898">
            <text:p>0.6052821799</text:p>
          </table:table-cell>
          <table:table-cell office:value-type="float" office:value="0.729098996670521">
            <text:p>0.7290989967</text:p>
          </table:table-cell>
          <table:table-cell office:value-type="float" office:value="0.646572863166935">
            <text:p>0.6465728632</text:p>
          </table:table-cell>
          <table:table-cell office:value-type="float" office:value="0.651952142939514">
            <text:p>0.6519521429</text:p>
          </table:table-cell>
          <table:table-cell office:value-type="float" office:value="0.639900587794397">
            <text:p>0.6399005878</text:p>
          </table:table-cell>
          <table:table-cell office:value-type="float" office:value="0.571578264863683">
            <text:p>0.5715782649</text:p>
          </table:table-cell>
          <table:table-cell office:value-type="float" office:value="0.670425620410478">
            <text:p>0.6704256204</text:p>
          </table:table-cell>
        </table:table-row>
        <table:table-row table:style-name="ro1">
          <table:table-cell office:value-type="float" office:value="0.716724571518424">
            <text:p>0.7167245715</text:p>
          </table:table-cell>
          <table:table-cell office:value-type="float" office:value="0.797877515643564">
            <text:p>0.7978775156</text:p>
          </table:table-cell>
          <table:table-cell office:value-type="float" office:value="0.713904347863002">
            <text:p>0.7139043479</text:p>
          </table:table-cell>
          <table:table-cell office:value-type="float" office:value="0.733943840134604">
            <text:p>0.7339438401</text:p>
          </table:table-cell>
          <table:table-cell office:value-type="float" office:value="0.767099222751412">
            <text:p>0.7670992228</text:p>
          </table:table-cell>
          <table:table-cell office:value-type="float" office:value="0.461642525941031">
            <text:p>0.4616425259</text:p>
          </table:table-cell>
          <table:table-cell office:value-type="float" office:value="0.728493310560567">
            <text:p>0.7284933106</text:p>
          </table:table-cell>
          <table:table-cell office:value-type="float" office:value="0.646877436947265">
            <text:p>0.6468774369</text:p>
          </table:table-cell>
          <table:table-cell office:value-type="float" office:value="0.700973355494699">
            <text:p>0.7009733555</text:p>
          </table:table-cell>
          <table:table-cell office:value-type="float" office:value="0.664987446216319">
            <text:p>0.6649874462</text:p>
          </table:table-cell>
        </table:table-row>
        <table:table-row table:style-name="ro1">
          <table:table-cell office:value-type="float" office:value="0.684079170129867">
            <text:p>0.6840791701</text:p>
          </table:table-cell>
          <table:table-cell office:value-type="float" office:value="0.78863220640041">
            <text:p>0.7886322064</text:p>
          </table:table-cell>
          <table:table-cell office:value-type="float" office:value="0.752488689244818">
            <text:p>0.7524886892</text:p>
          </table:table-cell>
          <table:table-cell office:value-type="float" office:value="0.684324270754259">
            <text:p>0.6843242708</text:p>
          </table:table-cell>
          <table:table-cell office:value-type="float" office:value="0.845963044515544">
            <text:p>0.8459630445</text:p>
          </table:table-cell>
          <table:table-cell office:value-type="float" office:value="0.699042484088297">
            <text:p>0.6990424841</text:p>
          </table:table-cell>
          <table:table-cell office:value-type="float" office:value="0.754425977601112">
            <text:p>0.7544259776</text:p>
          </table:table-cell>
          <table:table-cell office:value-type="float" office:value="0.772620482174272">
            <text:p>0.7726204822</text:p>
          </table:table-cell>
          <table:table-cell office:value-type="float" office:value="0.7162941598465">
            <text:p>0.7162941598</text:p>
          </table:table-cell>
          <table:table-cell office:value-type="float" office:value="0.635928224400412">
            <text:p>0.6359282244</text:p>
          </table:table-cell>
        </table:table-row>
        <table:table-row table:style-name="ro1">
          <table:table-cell office:value-type="float" office:value="0.599006271818888">
            <text:p>0.5990062718</text:p>
          </table:table-cell>
          <table:table-cell office:value-type="float" office:value="0.77743061843101">
            <text:p>0.7774306184</text:p>
          </table:table-cell>
          <table:table-cell office:value-type="float" office:value="0.786570504645631">
            <text:p>0.7865705046</text:p>
          </table:table-cell>
          <table:table-cell office:value-type="float" office:value="0.752119178098557">
            <text:p>0.7521191781</text:p>
          </table:table-cell>
          <table:table-cell office:value-type="float" office:value="0.688410071592721">
            <text:p>0.6884100716</text:p>
          </table:table-cell>
          <table:table-cell office:value-type="float" office:value="0.619227357911279">
            <text:p>0.6192273579</text:p>
          </table:table-cell>
          <table:table-cell office:value-type="float" office:value="0.748421420399168">
            <text:p>0.7484214204</text:p>
          </table:table-cell>
          <table:table-cell office:value-type="float" office:value="0.810465052443874">
            <text:p>0.8104650524</text:p>
          </table:table-cell>
          <table:table-cell office:value-type="float" office:value="0.784933348307463">
            <text:p>0.7849333483</text:p>
          </table:table-cell>
          <table:table-cell office:value-type="float" office:value="0.728542857772186">
            <text:p>0.7285428578</text:p>
          </table:table-cell>
        </table:table-row>
        <table:table-row table:style-name="ro1">
          <table:table-cell office:value-type="float" office:value="0.582773715517912">
            <text:p>0.5827737155</text:p>
          </table:table-cell>
          <table:table-cell office:value-type="float" office:value="0.750986284568625">
            <text:p>0.7509862846</text:p>
          </table:table-cell>
          <table:table-cell office:value-type="float" office:value="0.690082390303152">
            <text:p>0.6900823903</text:p>
          </table:table-cell>
          <table:table-cell office:value-type="float" office:value="0.610800381767669">
            <text:p>0.6108003818</text:p>
          </table:table-cell>
          <table:table-cell office:value-type="float" office:value="0.680293644962578">
            <text:p>0.680293645</text:p>
          </table:table-cell>
          <table:table-cell office:value-type="float" office:value="0.583277993992988">
            <text:p>0.583277994</text:p>
          </table:table-cell>
          <table:table-cell office:value-type="float" office:value="0.626346129261925">
            <text:p>0.6263461293</text:p>
          </table:table-cell>
          <table:table-cell office:value-type="float" office:value="0.575501295001789">
            <text:p>0.575501295</text:p>
          </table:table-cell>
          <table:table-cell office:value-type="float" office:value="0.560859392585699">
            <text:p>0.5608593926</text:p>
          </table:table-cell>
          <table:table-cell office:value-type="float" office:value="0.599748105180475">
            <text:p>0.5997481052</text:p>
          </table:table-cell>
        </table:table-row>
        <table:table-row table:style-name="ro1">
          <table:table-cell office:value-type="float" office:value="0.575544353106391">
            <text:p>0.5755443531</text:p>
          </table:table-cell>
          <table:table-cell office:value-type="float" office:value="0.554903593748498">
            <text:p>0.5549035937</text:p>
          </table:table-cell>
          <table:table-cell office:value-type="float" office:value="0.644783076772187">
            <text:p>0.6447830768</text:p>
          </table:table-cell>
          <table:table-cell office:value-type="float" office:value="0.56063260717506">
            <text:p>0.5606326072</text:p>
          </table:table-cell>
          <table:table-cell office:value-type="float" office:value="0.652060822980266">
            <text:p>0.652060823</text:p>
          </table:table-cell>
          <table:table-cell office:value-type="float" office:value="0.65513843669296">
            <text:p>0.6551384367</text:p>
          </table:table-cell>
          <table:table-cell office:value-type="float" office:value="0.596252092338276">
            <text:p>0.5962520923</text:p>
          </table:table-cell>
          <table:table-cell office:value-type="float" office:value="0.590814779231607">
            <text:p>0.5908147792</text:p>
          </table:table-cell>
          <table:table-cell office:value-type="float" office:value="0.606894839984411">
            <text:p>0.60689484</text:p>
          </table:table-cell>
          <table:table-cell office:value-type="float" office:value="0.675713378621528">
            <text:p>0.6757133786</text:p>
          </table:table-cell>
        </table:table-row>
        <table:table-row table:style-name="ro1">
          <table:table-cell office:value-type="float" office:value="0.706591365343069">
            <text:p>0.7065913653</text:p>
          </table:table-cell>
          <table:table-cell office:value-type="float" office:value="0.613989628045447">
            <text:p>0.613989628</text:p>
          </table:table-cell>
          <table:table-cell office:value-type="float" office:value="0.645033881299692">
            <text:p>0.6450338813</text:p>
          </table:table-cell>
          <table:table-cell office:value-type="float" office:value="0.636864460203061">
            <text:p>0.6368644602</text:p>
          </table:table-cell>
          <table:table-cell office:value-type="float" office:value="0.58316154807633">
            <text:p>0.5831615481</text:p>
          </table:table-cell>
          <table:table-cell office:value-type="float" office:value="0.621189613241789">
            <text:p>0.6211896132</text:p>
          </table:table-cell>
          <table:table-cell office:value-type="float" office:value="0.629669748680099">
            <text:p>0.6296697487</text:p>
          </table:table-cell>
          <table:table-cell office:value-type="float" office:value="0.674420508244218">
            <text:p>0.6744205082</text:p>
          </table:table-cell>
          <table:table-cell office:value-type="float" office:value="0.788455888103437">
            <text:p>0.7884558881</text:p>
          </table:table-cell>
          <table:table-cell office:value-type="float" office:value="0.636735669130551">
            <text:p>0.6367356691</text:p>
          </table:table-cell>
        </table:table-row>
        <table:table-row table:style-name="ro1">
          <table:table-cell office:value-type="float" office:value="0.656675339991444">
            <text:p>0.65667534</text:p>
          </table:table-cell>
          <table:table-cell office:value-type="float" office:value="0.705965691676821">
            <text:p>0.7059656917</text:p>
          </table:table-cell>
          <table:table-cell office:value-type="float" office:value="0.783330421979469">
            <text:p>0.783330422</text:p>
          </table:table-cell>
          <table:table-cell office:value-type="float" office:value="0.652007527136562">
            <text:p>0.6520075271</text:p>
          </table:table-cell>
          <table:table-cell office:value-type="float" office:value="0.805997661747373">
            <text:p>0.8059976617</text:p>
          </table:table-cell>
          <table:table-cell office:value-type="float" office:value="0.683752061168214">
            <text:p>0.6837520612</text:p>
          </table:table-cell>
          <table:table-cell office:value-type="float" office:value="0.654919412965196">
            <text:p>0.654919413</text:p>
          </table:table-cell>
          <table:table-cell office:value-type="float" office:value="0.716722244928877">
            <text:p>0.7167222449</text:p>
          </table:table-cell>
          <table:table-cell office:value-type="float" office:value="0.714376794676585">
            <text:p>0.7143767947</text:p>
          </table:table-cell>
          <table:table-cell office:value-type="float" office:value="0.713433530611774">
            <text:p>0.7134335306</text:p>
          </table:table-cell>
        </table:table-row>
        <table:table-row table:style-name="ro1">
          <table:table-cell office:value-type="float" office:value="0.705621112408036">
            <text:p>0.7056211124</text:p>
          </table:table-cell>
          <table:table-cell office:value-type="float" office:value="0.803798399680746">
            <text:p>0.8037983997</text:p>
          </table:table-cell>
          <table:table-cell office:value-type="float" office:value="0.609783178220348">
            <text:p>0.6097831782</text:p>
          </table:table-cell>
          <table:table-cell office:value-type="float" office:value="0.563206241768056">
            <text:p>0.5632062418</text:p>
          </table:table-cell>
          <table:table-cell office:value-type="float" office:value="0.628683252131081">
            <text:p>0.6286832521</text:p>
          </table:table-cell>
          <table:table-cell office:value-type="float" office:value="0.675663930308397">
            <text:p>0.6756639303</text:p>
          </table:table-cell>
          <table:table-cell office:value-type="float" office:value="0.695176298214019">
            <text:p>0.6951762982</text:p>
          </table:table-cell>
          <table:table-cell office:value-type="float" office:value="0.653530029865951">
            <text:p>0.6535300299</text:p>
          </table:table-cell>
          <table:table-cell office:value-type="float" office:value="0.676573939565291">
            <text:p>0.6765739396</text:p>
          </table:table-cell>
          <table:table-cell office:value-type="float" office:value="0.690570526908058">
            <text:p>0.6905705269</text:p>
          </table:table-cell>
        </table:table-row>
        <table:table-row table:style-name="ro1">
          <table:table-cell office:value-type="float" office:value="0.736880921601025">
            <text:p>0.7368809216</text:p>
          </table:table-cell>
          <table:table-cell office:value-type="float" office:value="0.668640674456982">
            <text:p>0.6686406745</text:p>
          </table:table-cell>
          <table:table-cell office:value-type="float" office:value="0.90759374118824">
            <text:p>0.9075937412</text:p>
          </table:table-cell>
          <table:table-cell office:value-type="float" office:value="0.656142159119064">
            <text:p>0.6561421591</text:p>
          </table:table-cell>
          <table:table-cell office:value-type="float" office:value="0.659418173495374">
            <text:p>0.6594181735</text:p>
          </table:table-cell>
          <table:table-cell office:value-type="float" office:value="0.582993652299733">
            <text:p>0.5829936523</text:p>
          </table:table-cell>
          <table:table-cell office:value-type="float" office:value="0.795197676489596">
            <text:p>0.7951976765</text:p>
          </table:table-cell>
          <table:table-cell office:value-type="float" office:value="0.630055346262727">
            <text:p>0.6300553463</text:p>
          </table:table-cell>
          <table:table-cell office:value-type="float" office:value="0.69156978256192">
            <text:p>0.6915697826</text:p>
          </table:table-cell>
          <table:table-cell office:value-type="float" office:value="0.654228868631325">
            <text:p>0.6542288686</text:p>
          </table:table-cell>
        </table:table-row>
        <table:table-row table:style-name="ro1">
          <table:table-cell office:value-type="float" office:value="0.690553202555858">
            <text:p>0.6905532026</text:p>
          </table:table-cell>
          <table:table-cell office:value-type="float" office:value="0.641128384580489">
            <text:p>0.6411283846</text:p>
          </table:table-cell>
          <table:table-cell office:value-type="float" office:value="0.568394639283472">
            <text:p>0.5683946393</text:p>
          </table:table-cell>
          <table:table-cell office:value-type="float" office:value="0.634231220221457">
            <text:p>0.6342312202</text:p>
          </table:table-cell>
          <table:table-cell office:value-type="float" office:value="0.720021595627153">
            <text:p>0.7200215956</text:p>
          </table:table-cell>
          <table:table-cell office:value-type="float" office:value="0.721967028723304">
            <text:p>0.7219670287</text:p>
          </table:table-cell>
          <table:table-cell office:value-type="float" office:value="0.696648092271571">
            <text:p>0.6966480923</text:p>
          </table:table-cell>
          <table:table-cell office:value-type="float" office:value="0.621715165567343">
            <text:p>0.6217151656</text:p>
          </table:table-cell>
          <table:table-cell office:value-type="float" office:value="0.771424326623928">
            <text:p>0.7714243266</text:p>
          </table:table-cell>
          <table:table-cell office:value-type="float" office:value="0.755704890445775">
            <text:p>0.7557048904</text:p>
          </table:table-cell>
        </table:table-row>
        <table:table-row table:style-name="ro1">
          <table:table-cell office:value-type="float" office:value="0.763415811772756">
            <text:p>0.7634158118</text:p>
          </table:table-cell>
          <table:table-cell office:value-type="float" office:value="0.766025019503301">
            <text:p>0.7660250195</text:p>
          </table:table-cell>
          <table:table-cell office:value-type="float" office:value="0.639043780772714">
            <text:p>0.6390437808</text:p>
          </table:table-cell>
          <table:table-cell office:value-type="float" office:value="0.825787671861682">
            <text:p>0.8257876719</text:p>
          </table:table-cell>
          <table:table-cell office:value-type="float" office:value="0.788404905410414">
            <text:p>0.7884049054</text:p>
          </table:table-cell>
          <table:table-cell office:value-type="float" office:value="0.708900743570752">
            <text:p>0.7089007436</text:p>
          </table:table-cell>
          <table:table-cell office:value-type="float" office:value="0.825290254891082">
            <text:p>0.8252902549</text:p>
          </table:table-cell>
          <table:table-cell office:value-type="float" office:value="0.563239793541008">
            <text:p>0.5632397935</text:p>
          </table:table-cell>
          <table:table-cell office:value-type="float" office:value="0.623995749812961">
            <text:p>0.6239957498</text:p>
          </table:table-cell>
          <table:table-cell office:value-type="float" office:value="0.730991137524545">
            <text:p>0.7309911375</text:p>
          </table:table-cell>
        </table:table-row>
        <table:table-row table:style-name="ro1">
          <table:table-cell office:value-type="float" office:value="0.683007180831119">
            <text:p>0.6830071808</text:p>
          </table:table-cell>
          <table:table-cell office:value-type="float" office:value="0.785151876199934">
            <text:p>0.7851518762</text:p>
          </table:table-cell>
          <table:table-cell office:value-type="float" office:value="0.799071441648697">
            <text:p>0.7990714416</text:p>
          </table:table-cell>
          <table:table-cell office:value-type="float" office:value="0.76806273024399">
            <text:p>0.7680627302</text:p>
          </table:table-cell>
          <table:table-cell office:value-type="float" office:value="0.768456006688864">
            <text:p>0.7684560067</text:p>
          </table:table-cell>
          <table:table-cell office:value-type="float" office:value="0.774912985765128">
            <text:p>0.7749129858</text:p>
          </table:table-cell>
          <table:table-cell office:value-type="float" office:value="0.770745194883665">
            <text:p>0.7707451949</text:p>
          </table:table-cell>
          <table:table-cell office:value-type="float" office:value="0.735366989735676">
            <text:p>0.7353669897</text:p>
          </table:table-cell>
          <table:table-cell office:value-type="float" office:value="0.674542992660846">
            <text:p>0.6745429927</text:p>
          </table:table-cell>
          <table:table-cell office:value-type="float" office:value="0.71450307004717">
            <text:p>0.71450307</text:p>
          </table:table-cell>
        </table:table-row>
        <table:table-row table:style-name="ro1">
          <table:table-cell office:value-type="float" office:value="0.722188894019448">
            <text:p>0.722188894</text:p>
          </table:table-cell>
          <table:table-cell office:value-type="float" office:value="0.591354716931041">
            <text:p>0.5913547169</text:p>
          </table:table-cell>
          <table:table-cell office:value-type="float" office:value="0.609272410793792">
            <text:p>0.6092724108</text:p>
          </table:table-cell>
          <table:table-cell office:value-type="float" office:value="0.634079187562608">
            <text:p>0.6340791876</text:p>
          </table:table-cell>
          <table:table-cell office:value-type="float" office:value="0.601464892371568">
            <text:p>0.6014648924</text:p>
          </table:table-cell>
          <table:table-cell office:value-type="float" office:value="0.60179681651463">
            <text:p>0.6017968165</text:p>
          </table:table-cell>
          <table:table-cell office:value-type="float" office:value="0.591126411985326">
            <text:p>0.591126412</text:p>
          </table:table-cell>
          <table:table-cell office:value-type="float" office:value="0.634096440356985">
            <text:p>0.6340964404</text:p>
          </table:table-cell>
          <table:table-cell office:value-type="float" office:value="0.649928485289288">
            <text:p>0.6499284853</text:p>
          </table:table-cell>
          <table:table-cell office:value-type="float" office:value="0.652064032716443">
            <text:p>0.6520640327</text:p>
          </table:table-cell>
        </table:table-row>
        <table:table-row table:style-name="ro1">
          <table:table-cell office:value-type="float" office:value="0.77262021342902">
            <text:p>0.7726202134</text:p>
          </table:table-cell>
          <table:table-cell office:value-type="float" office:value="0.664560111177525">
            <text:p>0.6645601112</text:p>
          </table:table-cell>
          <table:table-cell office:value-type="float" office:value="0.645106893203482">
            <text:p>0.6451068932</text:p>
          </table:table-cell>
          <table:table-cell office:value-type="float" office:value="0.68555039142896">
            <text:p>0.6855503914</text:p>
          </table:table-cell>
          <table:table-cell office:value-type="float" office:value="0.792027796742135">
            <text:p>0.7920277967</text:p>
          </table:table-cell>
          <table:table-cell office:value-type="float" office:value="0.634352902714188">
            <text:p>0.6343529027</text:p>
          </table:table-cell>
          <table:table-cell office:value-type="float" office:value="0.65457402599641">
            <text:p>0.654574026</text:p>
          </table:table-cell>
          <table:table-cell office:value-type="float" office:value="0.824527952495795">
            <text:p>0.8245279525</text:p>
          </table:table-cell>
          <table:table-cell office:value-type="float" office:value="0.669898856052442">
            <text:p>0.6698988561</text:p>
          </table:table-cell>
          <table:table-cell office:value-type="float" office:value="0.786500556971978">
            <text:p>0.786500557</text:p>
          </table:table-cell>
        </table:table-row>
        <table:table-row table:style-name="ro1">
          <table:table-cell office:value-type="float" office:value="0.745956393823187">
            <text:p>0.7459563938</text:p>
          </table:table-cell>
          <table:table-cell office:value-type="float" office:value="0.556880261037724">
            <text:p>0.556880261</text:p>
          </table:table-cell>
          <table:table-cell office:value-type="float" office:value="0.652305368178077">
            <text:p>0.6523053682</text:p>
          </table:table-cell>
          <table:table-cell office:value-type="float" office:value="0.769461027339708">
            <text:p>0.7694610273</text:p>
          </table:table-cell>
          <table:table-cell office:value-type="float" office:value="0.506917183149195">
            <text:p>0.5069171831</text:p>
          </table:table-cell>
          <table:table-cell office:value-type="float" office:value="0.598169735466245">
            <text:p>0.5981697355</text:p>
          </table:table-cell>
          <table:table-cell office:value-type="float" office:value="0.596200018143627">
            <text:p>0.5962000181</text:p>
          </table:table-cell>
          <table:table-cell office:value-type="float" office:value="0.767022283052502">
            <text:p>0.7670222831</text:p>
          </table:table-cell>
          <table:table-cell office:value-type="float" office:value="0.790500121583644">
            <text:p>0.7905001216</text:p>
          </table:table-cell>
          <table:table-cell office:value-type="float" office:value="0.766992042321361">
            <text:p>0.7669920423</text:p>
          </table:table-cell>
        </table:table-row>
        <table:table-row table:style-name="ro1">
          <table:table-cell office:value-type="float" office:value="0.599171142346411">
            <text:p>0.5991711423</text:p>
          </table:table-cell>
          <table:table-cell office:value-type="float" office:value="0.637988856331474">
            <text:p>0.6379888563</text:p>
          </table:table-cell>
          <table:table-cell office:value-type="float" office:value="0.652610673226793">
            <text:p>0.6526106732</text:p>
          </table:table-cell>
          <table:table-cell office:value-type="float" office:value="0.782917892834891">
            <text:p>0.7829178928</text:p>
          </table:table-cell>
          <table:table-cell office:value-type="float" office:value="0.669382629059297">
            <text:p>0.6693826291</text:p>
          </table:table-cell>
          <table:table-cell office:value-type="float" office:value="0.674990108553806">
            <text:p>0.6749901086</text:p>
          </table:table-cell>
          <table:table-cell office:value-type="float" office:value="0.637090888919773">
            <text:p>0.6370908889</text:p>
          </table:table-cell>
          <table:table-cell office:value-type="float" office:value="0.691588381601941">
            <text:p>0.6915883816</text:p>
          </table:table-cell>
          <table:table-cell office:value-type="float" office:value="0.595956241785815">
            <text:p>0.5959562418</text:p>
          </table:table-cell>
          <table:table-cell office:value-type="float" office:value="0.67853174747618">
            <text:p>0.6785317475</text:p>
          </table:table-cell>
        </table:table-row>
        <table:table-row table:style-name="ro1">
          <table:table-cell office:value-type="float" office:value="0.716638420104774">
            <text:p>0.7166384201</text:p>
          </table:table-cell>
          <table:table-cell office:value-type="float" office:value="0.613225776787352">
            <text:p>0.6132257768</text:p>
          </table:table-cell>
          <table:table-cell office:value-type="float" office:value="0.675433408561216">
            <text:p>0.6754334086</text:p>
          </table:table-cell>
          <table:table-cell office:value-type="float" office:value="0.759397597620986">
            <text:p>0.7593975976</text:p>
          </table:table-cell>
          <table:table-cell office:value-type="float" office:value="0.59800541606038">
            <text:p>0.5980054161</text:p>
          </table:table-cell>
          <table:table-cell office:value-type="float" office:value="0.631620232067659">
            <text:p>0.6316202321</text:p>
          </table:table-cell>
          <table:table-cell office:value-type="float" office:value="0.618830199267077">
            <text:p>0.6188301993</text:p>
          </table:table-cell>
          <table:table-cell office:value-type="float" office:value="0.644660096659105">
            <text:p>0.6446600967</text:p>
          </table:table-cell>
          <table:table-cell office:value-type="float" office:value="0.796036467658957">
            <text:p>0.7960364677</text:p>
          </table:table-cell>
          <table:table-cell office:value-type="float" office:value="0.672048127006369">
            <text:p>0.672048127</text:p>
          </table:table-cell>
        </table:table-row>
        <table:table-row table:style-name="ro1">
          <table:table-cell office:value-type="float" office:value="0.675703528244451">
            <text:p>0.6757035282</text:p>
          </table:table-cell>
          <table:table-cell office:value-type="float" office:value="0.638807647780169">
            <text:p>0.6388076478</text:p>
          </table:table-cell>
          <table:table-cell office:value-type="float" office:value="0.552250590497926">
            <text:p>0.5522505905</text:p>
          </table:table-cell>
          <table:table-cell office:value-type="float" office:value="0.574669212382651">
            <text:p>0.5746692124</text:p>
          </table:table-cell>
          <table:table-cell office:value-type="float" office:value="0.613783533643846">
            <text:p>0.6137835336</text:p>
          </table:table-cell>
          <table:table-cell office:value-type="float" office:value="0.708978116074001">
            <text:p>0.7089781161</text:p>
          </table:table-cell>
          <table:table-cell office:value-type="float" office:value="0.818077946926758">
            <text:p>0.8180779469</text:p>
          </table:table-cell>
          <table:table-cell office:value-type="float" office:value="0.660189308947326">
            <text:p>0.6601893089</text:p>
          </table:table-cell>
          <table:table-cell office:value-type="float" office:value="0.729046031359644">
            <text:p>0.7290460314</text:p>
          </table:table-cell>
          <table:table-cell office:value-type="float" office:value="0.820700054247823">
            <text:p>0.8207000542</text:p>
          </table:table-cell>
        </table:table-row>
        <table:table-row table:style-name="ro1">
          <table:table-cell office:value-type="float" office:value="0.541098028771529">
            <text:p>0.5410980288</text:p>
          </table:table-cell>
          <table:table-cell office:value-type="float" office:value="0.645181158480149">
            <text:p>0.6451811585</text:p>
          </table:table-cell>
          <table:table-cell office:value-type="float" office:value="0.656682341425075">
            <text:p>0.6566823414</text:p>
          </table:table-cell>
          <table:table-cell office:value-type="float" office:value="0.682787389661126">
            <text:p>0.6827873897</text:p>
          </table:table-cell>
          <table:table-cell office:value-type="float" office:value="0.75570271228671">
            <text:p>0.7557027123</text:p>
          </table:table-cell>
          <table:table-cell office:value-type="float" office:value="0.637155817911764">
            <text:p>0.6371558179</text:p>
          </table:table-cell>
          <table:table-cell office:value-type="float" office:value="0.691849905729278">
            <text:p>0.6918499057</text:p>
          </table:table-cell>
          <table:table-cell office:value-type="float" office:value="0.752089736449361">
            <text:p>0.7520897364</text:p>
          </table:table-cell>
          <table:table-cell office:value-type="float" office:value="0.682179848044766">
            <text:p>0.682179848</text:p>
          </table:table-cell>
          <table:table-cell office:value-type="float" office:value="0.603191803752341">
            <text:p>0.6031918038</text:p>
          </table:table-cell>
        </table:table-row>
        <table:table-row table:style-name="ro1">
          <table:table-cell office:value-type="float" office:value="0.681975102711953">
            <text:p>0.6819751027</text:p>
          </table:table-cell>
          <table:table-cell office:value-type="float" office:value="0.676579789280931">
            <text:p>0.6765797893</text:p>
          </table:table-cell>
          <table:table-cell office:value-type="float" office:value="0.77257625443786">
            <text:p>0.7725762544</text:p>
          </table:table-cell>
          <table:table-cell office:value-type="float" office:value="0.813472067969032">
            <text:p>0.813472068</text:p>
          </table:table-cell>
          <table:table-cell office:value-type="float" office:value="0.806217914347061">
            <text:p>0.8062179143</text:p>
          </table:table-cell>
          <table:table-cell office:value-type="float" office:value="0.713953510496451">
            <text:p>0.7139535105</text:p>
          </table:table-cell>
          <table:table-cell office:value-type="float" office:value="0.648509278345888">
            <text:p>0.6485092783</text:p>
          </table:table-cell>
          <table:table-cell office:value-type="float" office:value="0.617217009881135">
            <text:p>0.6172170099</text:p>
          </table:table-cell>
          <table:table-cell office:value-type="float" office:value="0.811580661025653">
            <text:p>0.811580661</text:p>
          </table:table-cell>
          <table:table-cell office:value-type="float" office:value="0.678796016485329">
            <text:p>0.6787960165</text:p>
          </table:table-cell>
        </table:table-row>
        <table:table-row table:style-name="ro1">
          <table:table-cell office:value-type="float" office:value="0.517112375248721">
            <text:p>0.5171123752</text:p>
          </table:table-cell>
          <table:table-cell office:value-type="float" office:value="0.648047235202226">
            <text:p>0.6480472352</text:p>
          </table:table-cell>
          <table:table-cell office:value-type="float" office:value="0.634962889404094">
            <text:p>0.6349628894</text:p>
          </table:table-cell>
          <table:table-cell office:value-type="float" office:value="0.644093616496369">
            <text:p>0.6440936165</text:p>
          </table:table-cell>
          <table:table-cell office:value-type="float" office:value="0.585950839017633">
            <text:p>0.585950839</text:p>
          </table:table-cell>
          <table:table-cell office:value-type="float" office:value="0.529141896950348">
            <text:p>0.529141897</text:p>
          </table:table-cell>
          <table:table-cell office:value-type="float" office:value="0.484107404286772">
            <text:p>0.4841074043</text:p>
          </table:table-cell>
          <table:table-cell office:value-type="float" office:value="0.787366287744514">
            <text:p>0.7873662877</text:p>
          </table:table-cell>
          <table:table-cell office:value-type="float" office:value="0.538769959245205">
            <text:p>0.5387699592</text:p>
          </table:table-cell>
          <table:table-cell office:value-type="float" office:value="0.671093800711607">
            <text:p>0.6710938007</text:p>
          </table:table-cell>
        </table:table-row>
        <table:table-row table:style-name="ro1">
          <table:table-cell office:value-type="float" office:value="0.672107619071705">
            <text:p>0.6721076191</text:p>
          </table:table-cell>
          <table:table-cell office:value-type="float" office:value="0.641779777038688">
            <text:p>0.641779777</text:p>
          </table:table-cell>
          <table:table-cell office:value-type="float" office:value="0.614353297008348">
            <text:p>0.614353297</text:p>
          </table:table-cell>
          <table:table-cell office:value-type="float" office:value="0.616716395642896">
            <text:p>0.6167163956</text:p>
          </table:table-cell>
          <table:table-cell office:value-type="float" office:value="0.671545581834828">
            <text:p>0.6715455818</text:p>
          </table:table-cell>
          <table:table-cell office:value-type="float" office:value="0.753714646845612">
            <text:p>0.7537146468</text:p>
          </table:table-cell>
          <table:table-cell office:value-type="float" office:value="0.75178483905258">
            <text:p>0.7517848391</text:p>
          </table:table-cell>
          <table:table-cell office:value-type="float" office:value="0.705992012052366">
            <text:p>0.7059920121</text:p>
          </table:table-cell>
          <table:table-cell office:value-type="float" office:value="0.752676955176763">
            <text:p>0.7526769552</text:p>
          </table:table-cell>
          <table:table-cell office:value-type="float" office:value="0.724417606853583">
            <text:p>0.7244176069</text:p>
          </table:table-cell>
        </table:table-row>
        <table:table-row table:style-name="ro1">
          <table:table-cell office:value-type="float" office:value="0.726680453258521">
            <text:p>0.7266804533</text:p>
          </table:table-cell>
          <table:table-cell office:value-type="float" office:value="0.805416141382805">
            <text:p>0.8054161414</text:p>
          </table:table-cell>
          <table:table-cell office:value-type="float" office:value="0.791056138639558">
            <text:p>0.7910561386</text:p>
          </table:table-cell>
          <table:table-cell office:value-type="float" office:value="0.747521208284985">
            <text:p>0.7475212083</text:p>
          </table:table-cell>
          <table:table-cell office:value-type="float" office:value="0.619765342976909">
            <text:p>0.619765343</text:p>
          </table:table-cell>
          <table:table-cell office:value-type="float" office:value="0.824496133921354">
            <text:p>0.8244961339</text:p>
          </table:table-cell>
          <table:table-cell office:value-type="float" office:value="0.678499589425294">
            <text:p>0.6784995894</text:p>
          </table:table-cell>
          <table:table-cell office:value-type="float" office:value="0.813119301972471">
            <text:p>0.813119302</text:p>
          </table:table-cell>
          <table:table-cell office:value-type="float" office:value="0.781258192474546">
            <text:p>0.7812581925</text:p>
          </table:table-cell>
          <table:table-cell office:value-type="float" office:value="0.768932436774569">
            <text:p>0.7689324368</text:p>
          </table:table-cell>
        </table:table-row>
        <table:table-row table:style-name="ro1">
          <table:table-cell office:value-type="float" office:value="0.698164280602733">
            <text:p>0.6981642806</text:p>
          </table:table-cell>
          <table:table-cell office:value-type="float" office:value="0.805924185513069">
            <text:p>0.8059241855</text:p>
          </table:table-cell>
          <table:table-cell office:value-type="float" office:value="0.75879306346649">
            <text:p>0.7587930635</text:p>
          </table:table-cell>
          <table:table-cell office:value-type="float" office:value="0.672108176784503">
            <text:p>0.6721081768</text:p>
          </table:table-cell>
          <table:table-cell office:value-type="float" office:value="0.682492540659419">
            <text:p>0.6824925407</text:p>
          </table:table-cell>
          <table:table-cell office:value-type="float" office:value="0.866684569329251">
            <text:p>0.8666845693</text:p>
          </table:table-cell>
          <table:table-cell office:value-type="float" office:value="0.690889254426439">
            <text:p>0.6908892544</text:p>
          </table:table-cell>
          <table:table-cell office:value-type="float" office:value="0.862566408956618">
            <text:p>0.862566409</text:p>
          </table:table-cell>
          <table:table-cell office:value-type="float" office:value="0.618732332411621">
            <text:p>0.6187323324</text:p>
          </table:table-cell>
          <table:table-cell office:value-type="float" office:value="0.553091670743571">
            <text:p>0.5530916707</text:p>
          </table:table-cell>
        </table:table-row>
        <table:table-row table:style-name="ro1">
          <table:table-cell office:value-type="float" office:value="0.801055694592196">
            <text:p>0.8010556946</text:p>
          </table:table-cell>
          <table:table-cell office:value-type="float" office:value="0.750665621839181">
            <text:p>0.7506656218</text:p>
          </table:table-cell>
          <table:table-cell office:value-type="float" office:value="0.585743455621495">
            <text:p>0.5857434556</text:p>
          </table:table-cell>
          <table:table-cell office:value-type="float" office:value="0.728412282819171">
            <text:p>0.7284122828</text:p>
          </table:table-cell>
          <table:table-cell office:value-type="float" office:value="0.62164224832498">
            <text:p>0.6216422483</text:p>
          </table:table-cell>
          <table:table-cell office:value-type="float" office:value="0.775392482889802">
            <text:p>0.7753924829</text:p>
          </table:table-cell>
          <table:table-cell office:value-type="float" office:value="0.677212057131962">
            <text:p>0.6772120571</text:p>
          </table:table-cell>
          <table:table-cell office:value-type="float" office:value="0.643732308934833">
            <text:p>0.6437323089</text:p>
          </table:table-cell>
          <table:table-cell office:value-type="float" office:value="0.755247823149795">
            <text:p>0.7552478231</text:p>
          </table:table-cell>
          <table:table-cell office:value-type="float" office:value="0.7138450484477">
            <text:p>0.7138450484</text:p>
          </table:table-cell>
        </table:table-row>
        <table:table-row table:style-name="ro1">
          <table:table-cell office:value-type="float" office:value="0.670003247790632">
            <text:p>0.6700032478</text:p>
          </table:table-cell>
          <table:table-cell office:value-type="float" office:value="0.624166767393789">
            <text:p>0.6241667674</text:p>
          </table:table-cell>
          <table:table-cell office:value-type="float" office:value="0.637256211078167">
            <text:p>0.6372562111</text:p>
          </table:table-cell>
          <table:table-cell office:value-type="float" office:value="0.751935625553857">
            <text:p>0.7519356256</text:p>
          </table:table-cell>
          <table:table-cell office:value-type="float" office:value="0.620605219007371">
            <text:p>0.620605219</text:p>
          </table:table-cell>
          <table:table-cell office:value-type="float" office:value="0.672356465413859">
            <text:p>0.6723564654</text:p>
          </table:table-cell>
          <table:table-cell office:value-type="float" office:value="0.600196297562109">
            <text:p>0.6001962976</text:p>
          </table:table-cell>
          <table:table-cell office:value-type="float" office:value="0.74661042290307">
            <text:p>0.7466104229</text:p>
          </table:table-cell>
          <table:table-cell office:value-type="float" office:value="0.750531442475684">
            <text:p>0.7505314425</text:p>
          </table:table-cell>
          <table:table-cell office:value-type="float" office:value="0.587870900300762">
            <text:p>0.5878709003</text:p>
          </table:table-cell>
        </table:table-row>
        <table:table-row table:style-name="ro1">
          <table:table-cell office:value-type="float" office:value="0.673376168706352">
            <text:p>0.6733761687</text:p>
          </table:table-cell>
          <table:table-cell office:value-type="float" office:value="0.631377495664885">
            <text:p>0.6313774957</text:p>
          </table:table-cell>
          <table:table-cell office:value-type="float" office:value="0.793871236833143">
            <text:p>0.7938712368</text:p>
          </table:table-cell>
          <table:table-cell office:value-type="float" office:value="0.74808888871798">
            <text:p>0.7480888887</text:p>
          </table:table-cell>
          <table:table-cell office:value-type="float" office:value="0.80154061554516">
            <text:p>0.8015406155</text:p>
          </table:table-cell>
          <table:table-cell office:value-type="float" office:value="0.756802798269668">
            <text:p>0.7568027983</text:p>
          </table:table-cell>
          <table:table-cell office:value-type="float" office:value="0.801783941893273">
            <text:p>0.8017839419</text:p>
          </table:table-cell>
          <table:table-cell office:value-type="float" office:value="0.705294271857118">
            <text:p>0.7052942719</text:p>
          </table:table-cell>
          <table:table-cell office:value-type="float" office:value="0.715399549932436">
            <text:p>0.7153995499</text:p>
          </table:table-cell>
          <table:table-cell office:value-type="float" office:value="0.806263317640705">
            <text:p>0.8062633176</text:p>
          </table:table-cell>
        </table:table-row>
        <table:table-row table:style-name="ro1">
          <table:table-cell office:value-type="float" office:value="0.633251050614546">
            <text:p>0.6332510506</text:p>
          </table:table-cell>
          <table:table-cell office:value-type="float" office:value="0.712372595356615">
            <text:p>0.7123725954</text:p>
          </table:table-cell>
          <table:table-cell office:value-type="float" office:value="0.700956483267642">
            <text:p>0.7009564833</text:p>
          </table:table-cell>
          <table:table-cell office:value-type="float" office:value="0.670130697101372">
            <text:p>0.6701306971</text:p>
          </table:table-cell>
          <table:table-cell office:value-type="float" office:value="0.648809681872661">
            <text:p>0.6488096819</text:p>
          </table:table-cell>
          <table:table-cell office:value-type="float" office:value="0.806649363836888">
            <text:p>0.8066493638</text:p>
          </table:table-cell>
          <table:table-cell office:value-type="float" office:value="0.710493584311939">
            <text:p>0.7104935843</text:p>
          </table:table-cell>
          <table:table-cell office:value-type="float" office:value="0.723813735454603">
            <text:p>0.7238137355</text:p>
          </table:table-cell>
          <table:table-cell office:value-type="float" office:value="0.701020498475533">
            <text:p>0.7010204985</text:p>
          </table:table-cell>
          <table:table-cell office:value-type="float" office:value="0.678070380391116">
            <text:p>0.6780703804</text:p>
          </table:table-cell>
        </table:table-row>
        <table:table-row table:style-name="ro1">
          <table:table-cell office:value-type="float" office:value="0.657130383996469">
            <text:p>0.657130384</text:p>
          </table:table-cell>
          <table:table-cell office:value-type="float" office:value="0.691520920065331">
            <text:p>0.6915209201</text:p>
          </table:table-cell>
          <table:table-cell office:value-type="float" office:value="0.560549278402585">
            <text:p>0.5605492784</text:p>
          </table:table-cell>
          <table:table-cell office:value-type="float" office:value="0.596250840363247">
            <text:p>0.5962508404</text:p>
          </table:table-cell>
          <table:table-cell office:value-type="float" office:value="0.532684632371525">
            <text:p>0.5326846324</text:p>
          </table:table-cell>
          <table:table-cell office:value-type="float" office:value="0.544597939354027">
            <text:p>0.5445979394</text:p>
          </table:table-cell>
          <table:table-cell office:value-type="float" office:value="0.689806766236032">
            <text:p>0.6898067662</text:p>
          </table:table-cell>
          <table:table-cell office:value-type="float" office:value="0.49500858517661">
            <text:p>0.4950085852</text:p>
          </table:table-cell>
          <table:table-cell office:value-type="float" office:value="0.671934020668843">
            <text:p>0.6719340207</text:p>
          </table:table-cell>
          <table:table-cell office:value-type="float" office:value="0.556365469841352">
            <text:p>0.5563654698</text:p>
          </table:table-cell>
        </table:table-row>
        <table:table-row table:style-name="ro1">
          <table:table-cell office:value-type="float" office:value="0.753901804035316">
            <text:p>0.753901804</text:p>
          </table:table-cell>
          <table:table-cell office:value-type="float" office:value="0.659743015921606">
            <text:p>0.6597430159</text:p>
          </table:table-cell>
          <table:table-cell office:value-type="float" office:value="0.734039697912735">
            <text:p>0.7340396979</text:p>
          </table:table-cell>
          <table:table-cell office:value-type="float" office:value="0.814265275598463">
            <text:p>0.8142652756</text:p>
          </table:table-cell>
          <table:table-cell office:value-type="float" office:value="0.757700998885103">
            <text:p>0.7577009989</text:p>
          </table:table-cell>
          <table:table-cell office:value-type="float" office:value="0.721882391577261">
            <text:p>0.7218823916</text:p>
          </table:table-cell>
          <table:table-cell office:value-type="float" office:value="0.672223890507426">
            <text:p>0.6722238905</text:p>
          </table:table-cell>
          <table:table-cell office:value-type="float" office:value="0.686928598552458">
            <text:p>0.6869285986</text:p>
          </table:table-cell>
          <table:table-cell office:value-type="float" office:value="0.618900247027825">
            <text:p>0.618900247</text:p>
          </table:table-cell>
          <table:table-cell office:value-type="float" office:value="0.729260144482965">
            <text:p>0.7292601445</text:p>
          </table:table-cell>
        </table:table-row>
        <table:table-row table:style-name="ro1">
          <table:table-cell office:value-type="float" office:value="0.533528511245052">
            <text:p>0.5335285112</text:p>
          </table:table-cell>
          <table:table-cell office:value-type="float" office:value="0.627579178982516">
            <text:p>0.627579179</text:p>
          </table:table-cell>
          <table:table-cell office:value-type="float" office:value="0.59869603507805">
            <text:p>0.5986960351</text:p>
          </table:table-cell>
          <table:table-cell office:value-type="float" office:value="0.71931792678834">
            <text:p>0.7193179268</text:p>
          </table:table-cell>
          <table:table-cell office:value-type="float" office:value="0.635941439468027">
            <text:p>0.6359414395</text:p>
          </table:table-cell>
          <table:table-cell office:value-type="float" office:value="0.675774817717159">
            <text:p>0.6757748177</text:p>
          </table:table-cell>
          <table:table-cell office:value-type="float" office:value="0.690815661842005">
            <text:p>0.6908156618</text:p>
          </table:table-cell>
          <table:table-cell office:value-type="float" office:value="0.583662526814009">
            <text:p>0.5836625268</text:p>
          </table:table-cell>
          <table:table-cell office:value-type="float" office:value="0.6563780080313">
            <text:p>0.656378008</text:p>
          </table:table-cell>
          <table:table-cell office:value-type="float" office:value="0.701208042416288">
            <text:p>0.7012080424</text:p>
          </table:table-cell>
        </table:table-row>
        <table:table-row table:style-name="ro1">
          <table:table-cell office:value-type="float" office:value="0.62793670892696">
            <text:p>0.6279367089</text:p>
          </table:table-cell>
          <table:table-cell office:value-type="float" office:value="0.611552978476465">
            <text:p>0.6115529785</text:p>
          </table:table-cell>
          <table:table-cell office:value-type="float" office:value="0.675125793238299">
            <text:p>0.6751257932</text:p>
          </table:table-cell>
          <table:table-cell office:value-type="float" office:value="0.721342089047211">
            <text:p>0.721342089</text:p>
          </table:table-cell>
          <table:table-cell office:value-type="float" office:value="0.602632142942377">
            <text:p>0.6026321429</text:p>
          </table:table-cell>
          <table:table-cell office:value-type="float" office:value="0.652190262978033">
            <text:p>0.652190263</text:p>
          </table:table-cell>
          <table:table-cell office:value-type="float" office:value="0.49167916322277">
            <text:p>0.4916791632</text:p>
          </table:table-cell>
          <table:table-cell office:value-type="float" office:value="0.576164041034942">
            <text:p>0.576164041</text:p>
          </table:table-cell>
          <table:table-cell office:value-type="float" office:value="0.633337503106714">
            <text:p>0.6333375031</text:p>
          </table:table-cell>
          <table:table-cell office:value-type="float" office:value="0.767815227215363">
            <text:p>0.7678152272</text:p>
          </table:table-cell>
        </table:table-row>
        <table:table-row table:style-name="ro1">
          <table:table-cell office:value-type="float" office:value="0.537328169729617">
            <text:p>0.5373281697</text:p>
          </table:table-cell>
          <table:table-cell office:value-type="float" office:value="0.713146478023873">
            <text:p>0.713146478</text:p>
          </table:table-cell>
          <table:table-cell office:value-type="float" office:value="0.664972155801023">
            <text:p>0.6649721558</text:p>
          </table:table-cell>
          <table:table-cell office:value-type="float" office:value="0.638124538325897">
            <text:p>0.6381245383</text:p>
          </table:table-cell>
          <table:table-cell office:value-type="float" office:value="0.65243392468611">
            <text:p>0.6524339247</text:p>
          </table:table-cell>
          <table:table-cell office:value-type="float" office:value="0.5996840409598">
            <text:p>0.599684041</text:p>
          </table:table-cell>
          <table:table-cell office:value-type="float" office:value="0.683659355118812">
            <text:p>0.6836593551</text:p>
          </table:table-cell>
          <table:table-cell office:value-type="float" office:value="0.480672408048395">
            <text:p>0.480672408</text:p>
          </table:table-cell>
          <table:table-cell office:value-type="float" office:value="0.777973472656622">
            <text:p>0.7779734727</text:p>
          </table:table-cell>
          <table:table-cell office:value-type="float" office:value="0.653238681934679">
            <text:p>0.6532386819</text:p>
          </table:table-cell>
        </table:table-row>
        <table:table-row table:style-name="ro1">
          <table:table-cell office:value-type="float" office:value="0.724682347006235">
            <text:p>0.724682347</text:p>
          </table:table-cell>
          <table:table-cell office:value-type="float" office:value="0.728685746564055">
            <text:p>0.7286857466</text:p>
          </table:table-cell>
          <table:table-cell office:value-type="float" office:value="0.586362705340548">
            <text:p>0.5863627053</text:p>
          </table:table-cell>
          <table:table-cell office:value-type="float" office:value="0.767192658925759">
            <text:p>0.7671926589</text:p>
          </table:table-cell>
          <table:table-cell office:value-type="float" office:value="0.729462616666388">
            <text:p>0.7294626167</text:p>
          </table:table-cell>
          <table:table-cell office:value-type="float" office:value="0.635088985071912">
            <text:p>0.6350889851</text:p>
          </table:table-cell>
          <table:table-cell office:value-type="float" office:value="0.695539377532908">
            <text:p>0.6955393775</text:p>
          </table:table-cell>
          <table:table-cell office:value-type="float" office:value="0.68036072120485">
            <text:p>0.6803607212</text:p>
          </table:table-cell>
          <table:table-cell office:value-type="float" office:value="0.548059152461611">
            <text:p>0.5480591525</text:p>
          </table:table-cell>
          <table:table-cell office:value-type="float" office:value="0.648780258352502">
            <text:p>0.6487802584</text:p>
          </table:table-cell>
        </table:table-row>
        <table:table-row table:style-name="ro1">
          <table:table-cell office:value-type="float" office:value="0.733571379612996">
            <text:p>0.7335713796</text:p>
          </table:table-cell>
          <table:table-cell office:value-type="float" office:value="0.729583521709124">
            <text:p>0.7295835217</text:p>
          </table:table-cell>
          <table:table-cell office:value-type="float" office:value="0.742238196871049">
            <text:p>0.7422381969</text:p>
          </table:table-cell>
          <table:table-cell office:value-type="float" office:value="0.844418764951057">
            <text:p>0.844418765</text:p>
          </table:table-cell>
          <table:table-cell office:value-type="float" office:value="0.651174239600913">
            <text:p>0.6511742396</text:p>
          </table:table-cell>
          <table:table-cell office:value-type="float" office:value="0.77589200943133">
            <text:p>0.7758920094</text:p>
          </table:table-cell>
          <table:table-cell office:value-type="float" office:value="0.808479377827553">
            <text:p>0.8084793778</text:p>
          </table:table-cell>
          <table:table-cell office:value-type="float" office:value="0.770021931979415">
            <text:p>0.770021932</text:p>
          </table:table-cell>
          <table:table-cell office:value-type="float" office:value="0.712062980745589">
            <text:p>0.7120629807</text:p>
          </table:table-cell>
          <table:table-cell office:value-type="float" office:value="0.863615682716179">
            <text:p>0.8636156827</text:p>
          </table:table-cell>
        </table:table-row>
        <table:table-row table:style-name="ro1">
          <table:table-cell office:value-type="float" office:value="0.77334833209836">
            <text:p>0.7733483321</text:p>
          </table:table-cell>
          <table:table-cell office:value-type="float" office:value="0.806118476422839">
            <text:p>0.8061184764</text:p>
          </table:table-cell>
          <table:table-cell office:value-type="float" office:value="0.770592199561314">
            <text:p>0.7705921996</text:p>
          </table:table-cell>
          <table:table-cell office:value-type="float" office:value="0.833277192632743">
            <text:p>0.8332771926</text:p>
          </table:table-cell>
          <table:table-cell office:value-type="float" office:value="0.714808635634971">
            <text:p>0.7148086356</text:p>
          </table:table-cell>
          <table:table-cell office:value-type="float" office:value="0.76811945228342">
            <text:p>0.7681194523</text:p>
          </table:table-cell>
          <table:table-cell office:value-type="float" office:value="0.755028484912671">
            <text:p>0.7550284849</text:p>
          </table:table-cell>
          <table:table-cell office:value-type="float" office:value="0.811168872160117">
            <text:p>0.8111688722</text:p>
          </table:table-cell>
          <table:table-cell office:value-type="float" office:value="0.746078070691398">
            <text:p>0.7460780707</text:p>
          </table:table-cell>
          <table:table-cell office:value-type="float" office:value="0.675708927166313">
            <text:p>0.6757089272</text:p>
          </table:table-cell>
        </table:table-row>
        <table:table-row table:style-name="ro1">
          <table:table-cell office:value-type="float" office:value="0.54252912486644">
            <text:p>0.5425291249</text:p>
          </table:table-cell>
          <table:table-cell office:value-type="float" office:value="0.641535676505321">
            <text:p>0.6415356765</text:p>
          </table:table-cell>
          <table:table-cell office:value-type="float" office:value="0.733363170451909">
            <text:p>0.7333631705</text:p>
          </table:table-cell>
          <table:table-cell office:value-type="float" office:value="0.607077417722706">
            <text:p>0.6070774177</text:p>
          </table:table-cell>
          <table:table-cell office:value-type="float" office:value="0.689996939074169">
            <text:p>0.6899969391</text:p>
          </table:table-cell>
          <table:table-cell office:value-type="float" office:value="0.798395593903019">
            <text:p>0.7983955939</text:p>
          </table:table-cell>
          <table:table-cell office:value-type="float" office:value="0.659380364131135">
            <text:p>0.6593803641</text:p>
          </table:table-cell>
          <table:table-cell office:value-type="float" office:value="0.77036550915753">
            <text:p>0.7703655092</text:p>
          </table:table-cell>
          <table:table-cell office:value-type="float" office:value="0.774966404388089">
            <text:p>0.7749664044</text:p>
          </table:table-cell>
          <table:table-cell office:value-type="float" office:value="0.637600939533679">
            <text:p>0.6376009395</text:p>
          </table:table-cell>
        </table:table-row>
        <table:table-row table:style-name="ro1">
          <table:table-cell office:value-type="float" office:value="0.546462656891567">
            <text:p>0.5464626569</text:p>
          </table:table-cell>
          <table:table-cell office:value-type="float" office:value="0.722959191747922">
            <text:p>0.7229591917</text:p>
          </table:table-cell>
          <table:table-cell office:value-type="float" office:value="0.635413718040136">
            <text:p>0.635413718</text:p>
          </table:table-cell>
          <table:table-cell office:value-type="float" office:value="0.666941172462845">
            <text:p>0.6669411725</text:p>
          </table:table-cell>
          <table:table-cell office:value-type="float" office:value="0.72249681831796">
            <text:p>0.7224968183</text:p>
          </table:table-cell>
          <table:table-cell office:value-type="float" office:value="0.529330208032943">
            <text:p>0.529330208</text:p>
          </table:table-cell>
          <table:table-cell office:value-type="float" office:value="0.689930698103808">
            <text:p>0.6899306981</text:p>
          </table:table-cell>
          <table:table-cell office:value-type="float" office:value="0.737532339163843">
            <text:p>0.7375323392</text:p>
          </table:table-cell>
          <table:table-cell office:value-type="float" office:value="0.671848239328623">
            <text:p>0.6718482393</text:p>
          </table:table-cell>
          <table:table-cell office:value-type="float" office:value="0.636600137426949">
            <text:p>0.6366001374</text:p>
          </table:table-cell>
        </table:table-row>
        <table:table-row table:style-name="ro1">
          <table:table-cell office:value-type="float" office:value="0.572602272138721">
            <text:p>0.5726022721</text:p>
          </table:table-cell>
          <table:table-cell office:value-type="float" office:value="0.659642319848005">
            <text:p>0.6596423198</text:p>
          </table:table-cell>
          <table:table-cell office:value-type="float" office:value="0.641156340885318">
            <text:p>0.6411563409</text:p>
          </table:table-cell>
          <table:table-cell office:value-type="float" office:value="0.755793930573586">
            <text:p>0.7557939306</text:p>
          </table:table-cell>
          <table:table-cell office:value-type="float" office:value="0.729624480303337">
            <text:p>0.7296244803</text:p>
          </table:table-cell>
          <table:table-cell office:value-type="float" office:value="0.721595777956179">
            <text:p>0.721595778</text:p>
          </table:table-cell>
          <table:table-cell office:value-type="float" office:value="0.747281299582507">
            <text:p>0.7472812996</text:p>
          </table:table-cell>
          <table:table-cell office:value-type="float" office:value="0.600430152257239">
            <text:p>0.6004301523</text:p>
          </table:table-cell>
          <table:table-cell office:value-type="float" office:value="0.659376409402032">
            <text:p>0.6593764094</text:p>
          </table:table-cell>
          <table:table-cell office:value-type="float" office:value="0.671319074051899">
            <text:p>0.6713190741</text:p>
          </table:table-cell>
        </table:table-row>
        <table:table-row table:style-name="ro1">
          <table:table-cell office:value-type="float" office:value="0.772188104137683">
            <text:p>0.7721881041</text:p>
          </table:table-cell>
          <table:table-cell office:value-type="float" office:value="0.719562551485115">
            <text:p>0.7195625515</text:p>
          </table:table-cell>
          <table:table-cell office:value-type="float" office:value="0.694979497492368">
            <text:p>0.6949794975</text:p>
          </table:table-cell>
          <table:table-cell office:value-type="float" office:value="0.719783519865185">
            <text:p>0.7197835199</text:p>
          </table:table-cell>
          <table:table-cell office:value-type="float" office:value="0.734317734845806">
            <text:p>0.7343177348</text:p>
          </table:table-cell>
          <table:table-cell office:value-type="float" office:value="0.807981842104572">
            <text:p>0.8079818421</text:p>
          </table:table-cell>
          <table:table-cell office:value-type="float" office:value="0.771561165141465">
            <text:p>0.7715611651</text:p>
          </table:table-cell>
          <table:table-cell office:value-type="float" office:value="0.653010883157036">
            <text:p>0.6530108832</text:p>
          </table:table-cell>
          <table:table-cell office:value-type="float" office:value="0.66747995532204">
            <text:p>0.6674799553</text:p>
          </table:table-cell>
          <table:table-cell office:value-type="float" office:value="0.619015644294385">
            <text:p>0.6190156443</text:p>
          </table:table-cell>
        </table:table-row>
        <table:table-row table:style-name="ro1">
          <table:table-cell office:value-type="float" office:value="0.711064672129486">
            <text:p>0.7110646721</text:p>
          </table:table-cell>
          <table:table-cell office:value-type="float" office:value="0.719807598023565">
            <text:p>0.719807598</text:p>
          </table:table-cell>
          <table:table-cell office:value-type="float" office:value="0.668602080361083">
            <text:p>0.6686020804</text:p>
          </table:table-cell>
          <table:table-cell office:value-type="float" office:value="0.757000921529753">
            <text:p>0.7570009215</text:p>
          </table:table-cell>
          <table:table-cell office:value-type="float" office:value="0.767643403219675">
            <text:p>0.7676434032</text:p>
          </table:table-cell>
          <table:table-cell office:value-type="float" office:value="0.513592837348054">
            <text:p>0.5135928373</text:p>
          </table:table-cell>
          <table:table-cell office:value-type="float" office:value="0.733988349479709">
            <text:p>0.7339883495</text:p>
          </table:table-cell>
          <table:table-cell office:value-type="float" office:value="0.568464164267258">
            <text:p>0.5684641643</text:p>
          </table:table-cell>
          <table:table-cell office:value-type="float" office:value="0.685939727609623">
            <text:p>0.6859397276</text:p>
          </table:table-cell>
          <table:table-cell office:value-type="float" office:value="0.793572071627376">
            <text:p>0.7935720716</text:p>
          </table:table-cell>
        </table:table-row>
        <table:table-row table:style-name="ro1">
          <table:table-cell office:value-type="float" office:value="0.774811272357478">
            <text:p>0.7748112724</text:p>
          </table:table-cell>
          <table:table-cell office:value-type="float" office:value="0.734208850075991">
            <text:p>0.7342088501</text:p>
          </table:table-cell>
          <table:table-cell office:value-type="float" office:value="0.649155628240827">
            <text:p>0.6491556282</text:p>
          </table:table-cell>
          <table:table-cell office:value-type="float" office:value="0.696045296270501">
            <text:p>0.6960452963</text:p>
          </table:table-cell>
          <table:table-cell office:value-type="float" office:value="0.677651109976968">
            <text:p>0.67765111</text:p>
          </table:table-cell>
          <table:table-cell office:value-type="float" office:value="0.700064536662035">
            <text:p>0.7000645367</text:p>
          </table:table-cell>
          <table:table-cell office:value-type="float" office:value="0.520375530776337">
            <text:p>0.5203755308</text:p>
          </table:table-cell>
          <table:table-cell office:value-type="float" office:value="0.614763189452927">
            <text:p>0.6147631895</text:p>
          </table:table-cell>
          <table:table-cell office:value-type="float" office:value="0.690113752677359">
            <text:p>0.6901137527</text:p>
          </table:table-cell>
          <table:table-cell office:value-type="float" office:value="0.839509496687041">
            <text:p>0.8395094967</text:p>
          </table:table-cell>
        </table:table-row>
        <table:table-row table:style-name="ro1">
          <table:table-cell office:value-type="float" office:value="0.825806772055491">
            <text:p>0.8258067721</text:p>
          </table:table-cell>
          <table:table-cell office:value-type="float" office:value="0.682230183652186">
            <text:p>0.6822301837</text:p>
          </table:table-cell>
          <table:table-cell office:value-type="float" office:value="0.562071266015837">
            <text:p>0.562071266</text:p>
          </table:table-cell>
          <table:table-cell office:value-type="float" office:value="0.633160973683582">
            <text:p>0.6331609737</text:p>
          </table:table-cell>
          <table:table-cell office:value-type="float" office:value="0.698411436581488">
            <text:p>0.6984114366</text:p>
          </table:table-cell>
          <table:table-cell office:value-type="float" office:value="0.752306349994601">
            <text:p>0.75230635</text:p>
          </table:table-cell>
          <table:table-cell office:value-type="float" office:value="0.80502591547121">
            <text:p>0.8050259155</text:p>
          </table:table-cell>
          <table:table-cell office:value-type="float" office:value="0.639132374158759">
            <text:p>0.6391323742</text:p>
          </table:table-cell>
          <table:table-cell office:value-type="float" office:value="0.674248134950082">
            <text:p>0.674248135</text:p>
          </table:table-cell>
          <table:table-cell office:value-type="float" office:value="0.760915719420863">
            <text:p>0.7609157194</text:p>
          </table:table-cell>
        </table:table-row>
        <table:table-row table:style-name="ro1">
          <table:table-cell office:value-type="float" office:value="0.729626541632711">
            <text:p>0.7296265416</text:p>
          </table:table-cell>
          <table:table-cell office:value-type="float" office:value="0.821229074932846">
            <text:p>0.8212290749</text:p>
          </table:table-cell>
          <table:table-cell office:value-type="float" office:value="0.698549206575136">
            <text:p>0.6985492066</text:p>
          </table:table-cell>
          <table:table-cell office:value-type="float" office:value="0.942915385703179">
            <text:p>0.9429153857</text:p>
          </table:table-cell>
          <table:table-cell office:value-type="float" office:value="0.612565359762204">
            <text:p>0.6125653598</text:p>
          </table:table-cell>
          <table:table-cell office:value-type="float" office:value="0.74797904375124">
            <text:p>0.7479790438</text:p>
          </table:table-cell>
          <table:table-cell office:value-type="float" office:value="0.777872963890956">
            <text:p>0.7778729639</text:p>
          </table:table-cell>
          <table:table-cell office:value-type="float" office:value="0.826308498883692">
            <text:p>0.8263084989</text:p>
          </table:table-cell>
          <table:table-cell office:value-type="float" office:value="0.637967361328086">
            <text:p>0.6379673613</text:p>
          </table:table-cell>
          <table:table-cell office:value-type="float" office:value="0.806933972058568">
            <text:p>0.8069339721</text:p>
          </table:table-cell>
        </table:table-row>
        <table:table-row table:style-name="ro1">
          <table:table-cell office:value-type="float" office:value="0.824956441925694">
            <text:p>0.8249564419</text:p>
          </table:table-cell>
          <table:table-cell office:value-type="float" office:value="0.655853924810292">
            <text:p>0.6558539248</text:p>
          </table:table-cell>
          <table:table-cell office:value-type="float" office:value="0.82420460393454">
            <text:p>0.8242046039</text:p>
          </table:table-cell>
          <table:table-cell office:value-type="float" office:value="0.810841481535743">
            <text:p>0.8108414815</text:p>
          </table:table-cell>
          <table:table-cell office:value-type="float" office:value="0.771928180319282">
            <text:p>0.7719281803</text:p>
          </table:table-cell>
          <table:table-cell office:value-type="float" office:value="0.58731260597173">
            <text:p>0.587312606</text:p>
          </table:table-cell>
          <table:table-cell office:value-type="float" office:value="0.71337762355041">
            <text:p>0.7133776236</text:p>
          </table:table-cell>
          <table:table-cell office:value-type="float" office:value="0.663195338713607">
            <text:p>0.6631953387</text:p>
          </table:table-cell>
          <table:table-cell office:value-type="float" office:value="0.732562046706002">
            <text:p>0.7325620467</text:p>
          </table:table-cell>
          <table:table-cell office:value-type="float" office:value="0.708790142544357">
            <text:p>0.7087901425</text:p>
          </table:table-cell>
        </table:table-row>
        <table:table-row table:style-name="ro1">
          <table:table-cell office:value-type="float" office:value="0.651874000903222">
            <text:p>0.6518740009</text:p>
          </table:table-cell>
          <table:table-cell office:value-type="float" office:value="0.780087616396171">
            <text:p>0.7800876164</text:p>
          </table:table-cell>
          <table:table-cell office:value-type="float" office:value="0.617213880947043">
            <text:p>0.6172138809</text:p>
          </table:table-cell>
          <table:table-cell office:value-type="float" office:value="0.553252171248207">
            <text:p>0.5532521712</text:p>
          </table:table-cell>
          <table:table-cell office:value-type="float" office:value="0.652924725295527">
            <text:p>0.6529247253</text:p>
          </table:table-cell>
          <table:table-cell office:value-type="float" office:value="0.660560471245543">
            <text:p>0.6605604712</text:p>
          </table:table-cell>
          <table:table-cell office:value-type="float" office:value="0.731887784661177">
            <text:p>0.7318877847</text:p>
          </table:table-cell>
          <table:table-cell office:value-type="float" office:value="0.69626468900617">
            <text:p>0.696264689</text:p>
          </table:table-cell>
          <table:table-cell office:value-type="float" office:value="0.821375874596823">
            <text:p>0.8213758746</text:p>
          </table:table-cell>
          <table:table-cell office:value-type="float" office:value="0.659890523169786">
            <text:p>0.6598905232</text:p>
          </table:table-cell>
        </table:table-row>
        <table:table-row table:style-name="ro1">
          <table:table-cell office:value-type="float" office:value="0.605833842022023">
            <text:p>0.605833842</text:p>
          </table:table-cell>
          <table:table-cell office:value-type="float" office:value="0.652928198005202">
            <text:p>0.652928198</text:p>
          </table:table-cell>
          <table:table-cell office:value-type="float" office:value="0.639797050227672">
            <text:p>0.6397970502</text:p>
          </table:table-cell>
          <table:table-cell office:value-type="float" office:value="0.606516126197152">
            <text:p>0.6065161262</text:p>
          </table:table-cell>
          <table:table-cell office:value-type="float" office:value="0.521495890618165">
            <text:p>0.5214958906</text:p>
          </table:table-cell>
          <table:table-cell office:value-type="float" office:value="0.562159423860909">
            <text:p>0.5621594239</text:p>
          </table:table-cell>
          <table:table-cell office:value-type="float" office:value="0.688083662442364">
            <text:p>0.6880836624</text:p>
          </table:table-cell>
          <table:table-cell office:value-type="float" office:value="0.603989364113348">
            <text:p>0.6039893641</text:p>
          </table:table-cell>
          <table:table-cell office:value-type="float" office:value="0.614691236223008">
            <text:p>0.6146912362</text:p>
          </table:table-cell>
          <table:table-cell office:value-type="float" office:value="0.535197763517638">
            <text:p>0.5351977635</text:p>
          </table:table-cell>
        </table:table-row>
        <table:table-row table:style-name="ro1">
          <table:table-cell office:value-type="float" office:value="0.694226702816621">
            <text:p>0.6942267028</text:p>
          </table:table-cell>
          <table:table-cell office:value-type="float" office:value="0.677317510626751">
            <text:p>0.6773175106</text:p>
          </table:table-cell>
          <table:table-cell office:value-type="float" office:value="0.714130776867012">
            <text:p>0.7141307769</text:p>
          </table:table-cell>
          <table:table-cell office:value-type="float" office:value="0.717869347984047">
            <text:p>0.717869348</text:p>
          </table:table-cell>
          <table:table-cell office:value-type="float" office:value="0.675544368870526">
            <text:p>0.6755443689</text:p>
          </table:table-cell>
          <table:table-cell office:value-type="float" office:value="0.607099589121402">
            <text:p>0.6070995891</text:p>
          </table:table-cell>
          <table:table-cell office:value-type="float" office:value="0.760376397372197">
            <text:p>0.7603763974</text:p>
          </table:table-cell>
          <table:table-cell office:value-type="float" office:value="0.795243831571949">
            <text:p>0.7952438316</text:p>
          </table:table-cell>
          <table:table-cell office:value-type="float" office:value="0.669865885859595">
            <text:p>0.6698658859</text:p>
          </table:table-cell>
          <table:table-cell office:value-type="float" office:value="0.863904476510487">
            <text:p>0.8639044765</text:p>
          </table:table-cell>
        </table:table-row>
        <table:table-row table:style-name="ro1">
          <table:table-cell office:value-type="float" office:value="0.780235575683643">
            <text:p>0.7802355757</text:p>
          </table:table-cell>
          <table:table-cell office:value-type="float" office:value="0.710232617310647">
            <text:p>0.7102326173</text:p>
          </table:table-cell>
          <table:table-cell office:value-type="float" office:value="0.78157409411645">
            <text:p>0.7815740941</text:p>
          </table:table-cell>
          <table:table-cell office:value-type="float" office:value="0.722037028583103">
            <text:p>0.7220370286</text:p>
          </table:table-cell>
          <table:table-cell office:value-type="float" office:value="0.630352412400475">
            <text:p>0.6303524124</text:p>
          </table:table-cell>
          <table:table-cell office:value-type="float" office:value="0.844652551108258">
            <text:p>0.8446525511</text:p>
          </table:table-cell>
          <table:table-cell office:value-type="float" office:value="0.685599399404732">
            <text:p>0.6855993994</text:p>
          </table:table-cell>
          <table:table-cell office:value-type="float" office:value="0.671658973355067">
            <text:p>0.6716589734</text:p>
          </table:table-cell>
          <table:table-cell office:value-type="float" office:value="0.772578745775142">
            <text:p>0.7725787458</text:p>
          </table:table-cell>
          <table:table-cell office:value-type="float" office:value="0.734236834370763">
            <text:p>0.7342368344</text:p>
          </table:table-cell>
        </table:table-row>
        <table:table-row table:style-name="ro1">
          <table:table-cell office:value-type="float" office:value="0.701771002707352">
            <text:p>0.7017710027</text:p>
          </table:table-cell>
          <table:table-cell office:value-type="float" office:value="0.595967138020187">
            <text:p>0.595967138</text:p>
          </table:table-cell>
          <table:table-cell office:value-type="float" office:value="0.669190045608338">
            <text:p>0.6691900456</text:p>
          </table:table-cell>
          <table:table-cell office:value-type="float" office:value="0.72799434728856">
            <text:p>0.7279943473</text:p>
          </table:table-cell>
          <table:table-cell office:value-type="float" office:value="0.488547810839196">
            <text:p>0.4885478108</text:p>
          </table:table-cell>
          <table:table-cell office:value-type="float" office:value="0.517173959791923">
            <text:p>0.5171739598</text:p>
          </table:table-cell>
          <table:table-cell office:value-type="float" office:value="0.659883115416778">
            <text:p>0.6598831154</text:p>
          </table:table-cell>
          <table:table-cell office:value-type="float" office:value="0.637461794279062">
            <text:p>0.6374617943</text:p>
          </table:table-cell>
          <table:table-cell office:value-type="float" office:value="0.638103460425909">
            <text:p>0.6381034604</text:p>
          </table:table-cell>
          <table:table-cell office:value-type="float" office:value="0.553875435530671">
            <text:p>0.5538754355</text:p>
          </table:table-cell>
        </table:table-row>
        <table:table-row table:style-name="ro1">
          <table:table-cell office:value-type="float" office:value="0.683189808915999">
            <text:p>0.6831898089</text:p>
          </table:table-cell>
          <table:table-cell office:value-type="float" office:value="0.696486851134916">
            <text:p>0.6964868511</text:p>
          </table:table-cell>
          <table:table-cell office:value-type="float" office:value="0.777081934077886">
            <text:p>0.7770819341</text:p>
          </table:table-cell>
          <table:table-cell office:value-type="float" office:value="0.652052876163178">
            <text:p>0.6520528762</text:p>
          </table:table-cell>
          <table:table-cell office:value-type="float" office:value="0.748593881683822">
            <text:p>0.7485938817</text:p>
          </table:table-cell>
          <table:table-cell office:value-type="float" office:value="0.560263989033585">
            <text:p>0.560263989</text:p>
          </table:table-cell>
          <table:table-cell office:value-type="float" office:value="0.710884554246135">
            <text:p>0.7108845542</text:p>
          </table:table-cell>
          <table:table-cell office:value-type="float" office:value="0.693578116261481">
            <text:p>0.6935781163</text:p>
          </table:table-cell>
          <table:table-cell office:value-type="float" office:value="0.607533570959799">
            <text:p>0.607533571</text:p>
          </table:table-cell>
          <table:table-cell office:value-type="float" office:value="0.558314894622794">
            <text:p>0.5583148946</text:p>
          </table:table-cell>
        </table:table-row>
        <table:table-row table:style-name="ro1">
          <table:table-cell office:value-type="float" office:value="0.647312477544892">
            <text:p>0.6473124775</text:p>
          </table:table-cell>
          <table:table-cell office:value-type="float" office:value="0.805868642679205">
            <text:p>0.8058686427</text:p>
          </table:table-cell>
          <table:table-cell office:value-type="float" office:value="0.728885722362838">
            <text:p>0.7288857224</text:p>
          </table:table-cell>
          <table:table-cell office:value-type="float" office:value="0.806002668578303">
            <text:p>0.8060026686</text:p>
          </table:table-cell>
          <table:table-cell office:value-type="float" office:value="0.652410099807584">
            <text:p>0.6524100998</text:p>
          </table:table-cell>
          <table:table-cell office:value-type="float" office:value="0.679278470540968">
            <text:p>0.6792784705</text:p>
          </table:table-cell>
          <table:table-cell office:value-type="float" office:value="0.69115387280975">
            <text:p>0.6911538728</text:p>
          </table:table-cell>
          <table:table-cell office:value-type="float" office:value="0.685476511263586">
            <text:p>0.6854765113</text:p>
          </table:table-cell>
          <table:table-cell office:value-type="float" office:value="0.790564063111616">
            <text:p>0.7905640631</text:p>
          </table:table-cell>
          <table:table-cell office:value-type="float" office:value="0.709239117541085">
            <text:p>0.7092391175</text:p>
          </table:table-cell>
        </table:table-row>
        <table:table-row table:style-name="ro1">
          <table:table-cell office:value-type="float" office:value="0.852084621002073">
            <text:p>0.852084621</text:p>
          </table:table-cell>
          <table:table-cell office:value-type="float" office:value="0.621515708034515">
            <text:p>0.621515708</text:p>
          </table:table-cell>
          <table:table-cell office:value-type="float" office:value="0.635954442877839">
            <text:p>0.6359544429</text:p>
          </table:table-cell>
          <table:table-cell office:value-type="float" office:value="0.645703898631949">
            <text:p>0.6457038986</text:p>
          </table:table-cell>
          <table:table-cell office:value-type="float" office:value="0.68347961310141">
            <text:p>0.6834796131</text:p>
          </table:table-cell>
          <table:table-cell office:value-type="float" office:value="0.680319481932583">
            <text:p>0.6803194819</text:p>
          </table:table-cell>
          <table:table-cell office:value-type="float" office:value="0.797108114428709">
            <text:p>0.7971081144</text:p>
          </table:table-cell>
          <table:table-cell office:value-type="float" office:value="0.621504802430333">
            <text:p>0.6215048024</text:p>
          </table:table-cell>
          <table:table-cell office:value-type="float" office:value="0.641880549429828">
            <text:p>0.6418805494</text:p>
          </table:table-cell>
          <table:table-cell office:value-type="float" office:value="0.734847191900012">
            <text:p>0.7348471919</text:p>
          </table:table-cell>
        </table:table-row>
        <table:table-row table:style-name="ro1">
          <table:table-cell office:value-type="float" office:value="0.629381959516709">
            <text:p>0.6293819595</text:p>
          </table:table-cell>
          <table:table-cell office:value-type="float" office:value="0.85529522052211">
            <text:p>0.8552952205</text:p>
          </table:table-cell>
          <table:table-cell office:value-type="float" office:value="0.705770147312863">
            <text:p>0.7057701473</text:p>
          </table:table-cell>
          <table:table-cell office:value-type="float" office:value="0.701341756194504">
            <text:p>0.7013417562</text:p>
          </table:table-cell>
          <table:table-cell office:value-type="float" office:value="0.727850183312302">
            <text:p>0.7278501833</text:p>
          </table:table-cell>
          <table:table-cell office:value-type="float" office:value="0.767071491490845">
            <text:p>0.7670714915</text:p>
          </table:table-cell>
          <table:table-cell office:value-type="float" office:value="0.810831678113606">
            <text:p>0.8108316781</text:p>
          </table:table-cell>
          <table:table-cell office:value-type="float" office:value="0.636091859195255">
            <text:p>0.6360918592</text:p>
          </table:table-cell>
          <table:table-cell office:value-type="float" office:value="0.801397698488161">
            <text:p>0.8013976985</text:p>
          </table:table-cell>
          <table:table-cell office:value-type="float" office:value="0.646236451064363">
            <text:p>0.6462364511</text:p>
          </table:table-cell>
        </table:table-row>
        <table:table-row table:style-name="ro1">
          <table:table-cell office:value-type="float" office:value="0.76720164010859">
            <text:p>0.7672016401</text:p>
          </table:table-cell>
          <table:table-cell office:value-type="float" office:value="0.709917301577363">
            <text:p>0.7099173016</text:p>
          </table:table-cell>
          <table:table-cell office:value-type="float" office:value="0.59807007739693">
            <text:p>0.5980700774</text:p>
          </table:table-cell>
          <table:table-cell office:value-type="float" office:value="0.747940450352081">
            <text:p>0.7479404504</text:p>
          </table:table-cell>
          <table:table-cell office:value-type="float" office:value="0.795009337991963">
            <text:p>0.795009338</text:p>
          </table:table-cell>
          <table:table-cell office:value-type="float" office:value="0.699667232925217">
            <text:p>0.6996672329</text:p>
          </table:table-cell>
          <table:table-cell office:value-type="float" office:value="0.869270251268802">
            <text:p>0.8692702513</text:p>
          </table:table-cell>
          <table:table-cell office:value-type="float" office:value="0.701251356822742">
            <text:p>0.7012513568</text:p>
          </table:table-cell>
          <table:table-cell office:value-type="float" office:value="0.920898429269894">
            <text:p>0.9208984293</text:p>
          </table:table-cell>
          <table:table-cell office:value-type="float" office:value="0.67603838570443">
            <text:p>0.6760383857</text:p>
          </table:table-cell>
        </table:table-row>
        <table:table-row table:style-name="ro1">
          <table:table-cell office:value-type="float" office:value="0.74765915246294">
            <text:p>0.7476591525</text:p>
          </table:table-cell>
          <table:table-cell office:value-type="float" office:value="0.715931478421354">
            <text:p>0.7159314784</text:p>
          </table:table-cell>
          <table:table-cell office:value-type="float" office:value="0.683437517250352">
            <text:p>0.6834375173</text:p>
          </table:table-cell>
          <table:table-cell office:value-type="float" office:value="0.641061179001666">
            <text:p>0.641061179</text:p>
          </table:table-cell>
          <table:table-cell office:value-type="float" office:value="0.62400369098157">
            <text:p>0.624003691</text:p>
          </table:table-cell>
          <table:table-cell office:value-type="float" office:value="0.629416829436515">
            <text:p>0.6294168294</text:p>
          </table:table-cell>
          <table:table-cell office:value-type="float" office:value="0.667683298435123">
            <text:p>0.6676832984</text:p>
          </table:table-cell>
          <table:table-cell office:value-type="float" office:value="0.718702430028069">
            <text:p>0.71870243</text:p>
          </table:table-cell>
          <table:table-cell office:value-type="float" office:value="0.650835644046584">
            <text:p>0.650835644</text:p>
          </table:table-cell>
          <table:table-cell office:value-type="float" office:value="0.750214475671393">
            <text:p>0.7502144757</text:p>
          </table:table-cell>
        </table:table-row>
        <table:table-row table:style-name="ro1">
          <table:table-cell office:value-type="float" office:value="0.657123519268595">
            <text:p>0.6571235193</text:p>
          </table:table-cell>
          <table:table-cell office:value-type="float" office:value="0.691258864640107">
            <text:p>0.6912588646</text:p>
          </table:table-cell>
          <table:table-cell office:value-type="float" office:value="0.706415981305453">
            <text:p>0.7064159813</text:p>
          </table:table-cell>
          <table:table-cell office:value-type="float" office:value="0.697720713979313">
            <text:p>0.697720714</text:p>
          </table:table-cell>
          <table:table-cell office:value-type="float" office:value="0.56372299680625">
            <text:p>0.5637229968</text:p>
          </table:table-cell>
          <table:table-cell office:value-type="float" office:value="0.742219547514019">
            <text:p>0.7422195475</text:p>
          </table:table-cell>
          <table:table-cell office:value-type="float" office:value="0.75438805011467">
            <text:p>0.7543880501</text:p>
          </table:table-cell>
          <table:table-cell office:value-type="float" office:value="0.575518442118213">
            <text:p>0.5755184421</text:p>
          </table:table-cell>
          <table:table-cell office:value-type="float" office:value="0.651799842431904">
            <text:p>0.6517998424</text:p>
          </table:table-cell>
          <table:table-cell office:value-type="float" office:value="0.710505926800656">
            <text:p>0.7105059268</text:p>
          </table:table-cell>
        </table:table-row>
        <table:table-row table:style-name="ro1">
          <table:table-cell office:value-type="float" office:value="0.806164754405534">
            <text:p>0.8061647544</text:p>
          </table:table-cell>
          <table:table-cell office:value-type="float" office:value="0.882756758538163">
            <text:p>0.8827567585</text:p>
          </table:table-cell>
          <table:table-cell office:value-type="float" office:value="0.677627365448465">
            <text:p>0.6776273654</text:p>
          </table:table-cell>
          <table:table-cell office:value-type="float" office:value="0.767656988588761">
            <text:p>0.7676569886</text:p>
          </table:table-cell>
          <table:table-cell office:value-type="float" office:value="0.755494452683972">
            <text:p>0.7554944527</text:p>
          </table:table-cell>
          <table:table-cell office:value-type="float" office:value="0.671736381314156">
            <text:p>0.6717363813</text:p>
          </table:table-cell>
          <table:table-cell office:value-type="float" office:value="0.736844288533845">
            <text:p>0.7368442885</text:p>
          </table:table-cell>
          <table:table-cell office:value-type="float" office:value="0.767406346351763">
            <text:p>0.7674063464</text:p>
          </table:table-cell>
          <table:table-cell office:value-type="float" office:value="0.728350614271802">
            <text:p>0.7283506143</text:p>
          </table:table-cell>
          <table:table-cell office:value-type="float" office:value="0.741726686927179">
            <text:p>0.7417266869</text:p>
          </table:table-cell>
        </table:table-row>
        <table:table-row table:style-name="ro1">
          <table:table-cell office:value-type="float" office:value="0.73437321272186">
            <text:p>0.7343732127</text:p>
          </table:table-cell>
          <table:table-cell office:value-type="float" office:value="0.645785918454352">
            <text:p>0.6457859185</text:p>
          </table:table-cell>
          <table:table-cell office:value-type="float" office:value="0.642662104754292">
            <text:p>0.6426621048</text:p>
          </table:table-cell>
          <table:table-cell office:value-type="float" office:value="0.613973116675427">
            <text:p>0.6139731167</text:p>
          </table:table-cell>
          <table:table-cell office:value-type="float" office:value="0.853886414087231">
            <text:p>0.8538864141</text:p>
          </table:table-cell>
          <table:table-cell office:value-type="float" office:value="0.921332597406821">
            <text:p>0.9213325974</text:p>
          </table:table-cell>
          <table:table-cell office:value-type="float" office:value="0.870613717032579">
            <text:p>0.870613717</text:p>
          </table:table-cell>
          <table:table-cell office:value-type="float" office:value="0.555919930044519">
            <text:p>0.55591993</text:p>
          </table:table-cell>
          <table:table-cell office:value-type="float" office:value="0.842920327127067">
            <text:p>0.8429203271</text:p>
          </table:table-cell>
          <table:table-cell office:value-type="float" office:value="0.75900782796674">
            <text:p>0.759007828</text:p>
          </table:table-cell>
        </table:table-row>
        <table:table-row table:style-name="ro1">
          <table:table-cell office:value-type="float" office:value="0.670687182144261">
            <text:p>0.6706871821</text:p>
          </table:table-cell>
          <table:table-cell office:value-type="float" office:value="0.653243380911195">
            <text:p>0.6532433809</text:p>
          </table:table-cell>
          <table:table-cell office:value-type="float" office:value="0.676711725018803">
            <text:p>0.676711725</text:p>
          </table:table-cell>
          <table:table-cell office:value-type="float" office:value="0.57583126230334">
            <text:p>0.5758312623</text:p>
          </table:table-cell>
          <table:table-cell office:value-type="float" office:value="0.651368431097009">
            <text:p>0.6513684311</text:p>
          </table:table-cell>
          <table:table-cell office:value-type="float" office:value="0.788237096369158">
            <text:p>0.7882370964</text:p>
          </table:table-cell>
          <table:table-cell office:value-type="float" office:value="0.690617512037533">
            <text:p>0.690617512</text:p>
          </table:table-cell>
          <table:table-cell office:value-type="float" office:value="0.806010182700497">
            <text:p>0.8060101827</text:p>
          </table:table-cell>
          <table:table-cell office:value-type="float" office:value="0.555888599942591">
            <text:p>0.5558885999</text:p>
          </table:table-cell>
          <table:table-cell office:value-type="float" office:value="0.675856987379244">
            <text:p>0.6758569874</text:p>
          </table:table-cell>
        </table:table-row>
        <table:table-row table:style-name="ro1">
          <table:table-cell office:value-type="float" office:value="0.83032296417035">
            <text:p>0.8303229642</text:p>
          </table:table-cell>
          <table:table-cell office:value-type="float" office:value="0.711414655447776">
            <text:p>0.7114146554</text:p>
          </table:table-cell>
          <table:table-cell office:value-type="float" office:value="0.662034607372386">
            <text:p>0.6620346074</text:p>
          </table:table-cell>
          <table:table-cell office:value-type="float" office:value="0.786672139894647">
            <text:p>0.7866721399</text:p>
          </table:table-cell>
          <table:table-cell office:value-type="float" office:value="0.749384264857634">
            <text:p>0.7493842649</text:p>
          </table:table-cell>
          <table:table-cell office:value-type="float" office:value="0.749291950407339">
            <text:p>0.7492919504</text:p>
          </table:table-cell>
          <table:table-cell office:value-type="float" office:value="0.666572316725516">
            <text:p>0.6665723167</text:p>
          </table:table-cell>
          <table:table-cell office:value-type="float" office:value="0.670491816347463">
            <text:p>0.6704918163</text:p>
          </table:table-cell>
          <table:table-cell office:value-type="float" office:value="0.621544603687038">
            <text:p>0.6215446037</text:p>
          </table:table-cell>
          <table:table-cell office:value-type="float" office:value="0.790114008217807">
            <text:p>0.7901140082</text:p>
          </table:table-cell>
        </table:table-row>
        <table:table-row table:style-name="ro1">
          <table:table-cell office:value-type="float" office:value="0.752863733658958">
            <text:p>0.7528637337</text:p>
          </table:table-cell>
          <table:table-cell office:value-type="float" office:value="0.670254433123815">
            <text:p>0.6702544331</text:p>
          </table:table-cell>
          <table:table-cell office:value-type="float" office:value="0.83371106978735">
            <text:p>0.8337110698</text:p>
          </table:table-cell>
          <table:table-cell office:value-type="float" office:value="0.588140318768652">
            <text:p>0.5881403188</text:p>
          </table:table-cell>
          <table:table-cell office:value-type="float" office:value="0.739289474471534">
            <text:p>0.7392894745</text:p>
          </table:table-cell>
          <table:table-cell office:value-type="float" office:value="0.774600450842475">
            <text:p>0.7746004508</text:p>
          </table:table-cell>
          <table:table-cell office:value-type="float" office:value="0.62128459483683">
            <text:p>0.6212845948</text:p>
          </table:table-cell>
          <table:table-cell office:value-type="float" office:value="0.575695662790092">
            <text:p>0.5756956628</text:p>
          </table:table-cell>
          <table:table-cell office:value-type="float" office:value="0.73882524277032">
            <text:p>0.7388252428</text:p>
          </table:table-cell>
          <table:table-cell office:value-type="float" office:value="0.619513591048838">
            <text:p>0.619513591</text:p>
          </table:table-cell>
        </table:table-row>
        <table:table-row table:style-name="ro1">
          <table:table-cell office:value-type="float" office:value="0.672736797117694">
            <text:p>0.6727367971</text:p>
          </table:table-cell>
          <table:table-cell office:value-type="float" office:value="0.487664526338494">
            <text:p>0.4876645263</text:p>
          </table:table-cell>
          <table:table-cell office:value-type="float" office:value="0.729953156833505">
            <text:p>0.7299531568</text:p>
          </table:table-cell>
          <table:table-cell office:value-type="float" office:value="0.771420044480508">
            <text:p>0.7714200445</text:p>
          </table:table-cell>
          <table:table-cell office:value-type="float" office:value="0.633201031464499">
            <text:p>0.6332010315</text:p>
          </table:table-cell>
          <table:table-cell office:value-type="float" office:value="0.661138847907803">
            <text:p>0.6611388479</text:p>
          </table:table-cell>
          <table:table-cell office:value-type="float" office:value="0.536584737343935">
            <text:p>0.5365847373</text:p>
          </table:table-cell>
          <table:table-cell office:value-type="float" office:value="0.683094333361003">
            <text:p>0.6830943334</text:p>
          </table:table-cell>
          <table:table-cell office:value-type="float" office:value="0.70088621722259">
            <text:p>0.7008862172</text:p>
          </table:table-cell>
          <table:table-cell office:value-type="float" office:value="0.690151876033798">
            <text:p>0.690151876</text:p>
          </table:table-cell>
        </table:table-row>
        <table:table-row table:style-name="ro1">
          <table:table-cell office:value-type="float" office:value="0.622850059396574">
            <text:p>0.6228500594</text:p>
          </table:table-cell>
          <table:table-cell office:value-type="float" office:value="0.777409681935388">
            <text:p>0.7774096819</text:p>
          </table:table-cell>
          <table:table-cell office:value-type="float" office:value="0.656802384685564">
            <text:p>0.6568023847</text:p>
          </table:table-cell>
          <table:table-cell office:value-type="float" office:value="0.747438839606222">
            <text:p>0.7474388396</text:p>
          </table:table-cell>
          <table:table-cell office:value-type="float" office:value="0.751459824382584">
            <text:p>0.7514598244</text:p>
          </table:table-cell>
          <table:table-cell office:value-type="float" office:value="0.659860813680115">
            <text:p>0.6598608137</text:p>
          </table:table-cell>
          <table:table-cell office:value-type="float" office:value="0.665479116355779">
            <text:p>0.6654791164</text:p>
          </table:table-cell>
          <table:table-cell office:value-type="float" office:value="0.617496201483947">
            <text:p>0.6174962015</text:p>
          </table:table-cell>
          <table:table-cell office:value-type="float" office:value="0.683548673072701">
            <text:p>0.6835486731</text:p>
          </table:table-cell>
          <table:table-cell office:value-type="float" office:value="0.667352792904441">
            <text:p>0.6673527929</text:p>
          </table:table-cell>
        </table:table-row>
        <table:table-row table:style-name="ro1">
          <table:table-cell office:value-type="float" office:value="0.6188217252965">
            <text:p>0.6188217253</text:p>
          </table:table-cell>
          <table:table-cell office:value-type="float" office:value="0.699130695132472">
            <text:p>0.6991306951</text:p>
          </table:table-cell>
          <table:table-cell office:value-type="float" office:value="0.644933803702108">
            <text:p>0.6449338037</text:p>
          </table:table-cell>
          <table:table-cell office:value-type="float" office:value="0.71774526558143">
            <text:p>0.7177452656</text:p>
          </table:table-cell>
          <table:table-cell office:value-type="float" office:value="0.734139123990143">
            <text:p>0.734139124</text:p>
          </table:table-cell>
          <table:table-cell office:value-type="float" office:value="0.701460623491568">
            <text:p>0.7014606235</text:p>
          </table:table-cell>
          <table:table-cell office:value-type="float" office:value="0.659875692578926">
            <text:p>0.6598756926</text:p>
          </table:table-cell>
          <table:table-cell office:value-type="float" office:value="0.65490898920412">
            <text:p>0.6549089892</text:p>
          </table:table-cell>
          <table:table-cell office:value-type="float" office:value="0.844369430355595">
            <text:p>0.8443694304</text:p>
          </table:table-cell>
          <table:table-cell office:value-type="float" office:value="0.752216798049969">
            <text:p>0.752216798</text:p>
          </table:table-cell>
        </table:table-row>
        <table:table-row table:style-name="ro1">
          <table:table-cell office:value-type="float" office:value="0.78621934487885">
            <text:p>0.7862193449</text:p>
          </table:table-cell>
          <table:table-cell office:value-type="float" office:value="0.787195609109415">
            <text:p>0.7871956091</text:p>
          </table:table-cell>
          <table:table-cell office:value-type="float" office:value="0.680006110679759">
            <text:p>0.6800061107</text:p>
          </table:table-cell>
          <table:table-cell office:value-type="float" office:value="0.683947322297423">
            <text:p>0.6839473223</text:p>
          </table:table-cell>
          <table:table-cell office:value-type="float" office:value="0.717182952604329">
            <text:p>0.7171829526</text:p>
          </table:table-cell>
          <table:table-cell office:value-type="float" office:value="0.804622006145114">
            <text:p>0.8046220061</text:p>
          </table:table-cell>
          <table:table-cell office:value-type="float" office:value="0.597535435040199">
            <text:p>0.597535435</text:p>
          </table:table-cell>
          <table:table-cell office:value-type="float" office:value="0.83147441730773">
            <text:p>0.8314744173</text:p>
          </table:table-cell>
          <table:table-cell office:value-type="float" office:value="0.602945024442789">
            <text:p>0.6029450244</text:p>
          </table:table-cell>
          <table:table-cell office:value-type="float" office:value="0.603650318439067">
            <text:p>0.6036503184</text:p>
          </table:table-cell>
        </table:table-row>
        <table:table-row table:style-name="ro1">
          <table:table-cell office:value-type="float" office:value="0.584295942678208">
            <text:p>0.5842959427</text:p>
          </table:table-cell>
          <table:table-cell office:value-type="float" office:value="0.606713607117688">
            <text:p>0.6067136071</text:p>
          </table:table-cell>
          <table:table-cell office:value-type="float" office:value="0.639929217427394">
            <text:p>0.6399292174</text:p>
          </table:table-cell>
          <table:table-cell office:value-type="float" office:value="0.606853625469322">
            <text:p>0.6068536255</text:p>
          </table:table-cell>
          <table:table-cell office:value-type="float" office:value="0.607202935276289">
            <text:p>0.6072029353</text:p>
          </table:table-cell>
          <table:table-cell office:value-type="float" office:value="0.591727344980712">
            <text:p>0.591727345</text:p>
          </table:table-cell>
          <table:table-cell office:value-type="float" office:value="0.652904381152672">
            <text:p>0.6529043812</text:p>
          </table:table-cell>
          <table:table-cell office:value-type="float" office:value="0.598859210034162">
            <text:p>0.59885921</text:p>
          </table:table-cell>
          <table:table-cell office:value-type="float" office:value="0.690653095119067">
            <text:p>0.6906530951</text:p>
          </table:table-cell>
          <table:table-cell office:value-type="float" office:value="0.738897705034342">
            <text:p>0.738897705</text:p>
          </table:table-cell>
        </table:table-row>
        <table:table-row table:style-name="ro1">
          <table:table-cell office:value-type="float" office:value="0.574674848847686">
            <text:p>0.5746748488</text:p>
          </table:table-cell>
          <table:table-cell office:value-type="float" office:value="0.666590983210659">
            <text:p>0.6665909832</text:p>
          </table:table-cell>
          <table:table-cell office:value-type="float" office:value="0.623499554080083">
            <text:p>0.6234995541</text:p>
          </table:table-cell>
          <table:table-cell office:value-type="float" office:value="0.642722806494692">
            <text:p>0.6427228065</text:p>
          </table:table-cell>
          <table:table-cell office:value-type="float" office:value="0.613648456964362">
            <text:p>0.613648457</text:p>
          </table:table-cell>
          <table:table-cell office:value-type="float" office:value="0.783859060431076">
            <text:p>0.7838590604</text:p>
          </table:table-cell>
          <table:table-cell office:value-type="float" office:value="0.713697705002146">
            <text:p>0.713697705</text:p>
          </table:table-cell>
          <table:table-cell office:value-type="float" office:value="0.573035114914981">
            <text:p>0.5730351149</text:p>
          </table:table-cell>
          <table:table-cell office:value-type="float" office:value="0.642714230820449">
            <text:p>0.6427142308</text:p>
          </table:table-cell>
          <table:table-cell office:value-type="float" office:value="0.568164517325819">
            <text:p>0.5681645173</text:p>
          </table:table-cell>
        </table:table-row>
        <table:table-row table:style-name="ro1">
          <table:table-cell office:value-type="float" office:value="0.690121721252333">
            <text:p>0.6901217213</text:p>
          </table:table-cell>
          <table:table-cell office:value-type="float" office:value="0.728486190868627">
            <text:p>0.7284861909</text:p>
          </table:table-cell>
          <table:table-cell office:value-type="float" office:value="0.791808509250043">
            <text:p>0.7918085093</text:p>
          </table:table-cell>
          <table:table-cell office:value-type="float" office:value="0.707315982204419">
            <text:p>0.7073159822</text:p>
          </table:table-cell>
          <table:table-cell office:value-type="float" office:value="0.779883404434749">
            <text:p>0.7798834044</text:p>
          </table:table-cell>
          <table:table-cell office:value-type="float" office:value="0.788404980710999">
            <text:p>0.7884049807</text:p>
          </table:table-cell>
          <table:table-cell office:value-type="float" office:value="0.679386156486168">
            <text:p>0.6793861565</text:p>
          </table:table-cell>
          <table:table-cell office:value-type="float" office:value="0.757284485677009">
            <text:p>0.7572844857</text:p>
          </table:table-cell>
          <table:table-cell office:value-type="float" office:value="0.777170673405325">
            <text:p>0.7771706734</text:p>
          </table:table-cell>
          <table:table-cell office:value-type="float" office:value="0.671937049703219">
            <text:p>0.6719370497</text:p>
          </table:table-cell>
        </table:table-row>
        <table:table-row table:style-name="ro1">
          <table:table-cell office:value-type="float" office:value="0.614229529261622">
            <text:p>0.6142295293</text:p>
          </table:table-cell>
          <table:table-cell office:value-type="float" office:value="0.58490883665777">
            <text:p>0.5849088367</text:p>
          </table:table-cell>
          <table:table-cell office:value-type="float" office:value="0.629351501921205">
            <text:p>0.6293515019</text:p>
          </table:table-cell>
          <table:table-cell office:value-type="float" office:value="0.706397159528015">
            <text:p>0.7063971595</text:p>
          </table:table-cell>
          <table:table-cell office:value-type="float" office:value="0.516517553834496">
            <text:p>0.5165175538</text:p>
          </table:table-cell>
          <table:table-cell office:value-type="float" office:value="0.833226468261407">
            <text:p>0.8332264683</text:p>
          </table:table-cell>
          <table:table-cell office:value-type="float" office:value="0.652125997810131">
            <text:p>0.6521259978</text:p>
          </table:table-cell>
          <table:table-cell office:value-type="float" office:value="0.699707561477697">
            <text:p>0.6997075615</text:p>
          </table:table-cell>
          <table:table-cell office:value-type="float" office:value="0.670589166602102">
            <text:p>0.6705891666</text:p>
          </table:table-cell>
          <table:table-cell office:value-type="float" office:value="0.670847163312379">
            <text:p>0.6708471633</text:p>
          </table:table-cell>
        </table:table-row>
        <table:table-row table:style-name="ro1">
          <table:table-cell office:value-type="float" office:value="0.748941599656313">
            <text:p>0.7489415997</text:p>
          </table:table-cell>
          <table:table-cell office:value-type="float" office:value="0.614353610326686">
            <text:p>0.6143536103</text:p>
          </table:table-cell>
          <table:table-cell office:value-type="float" office:value="0.684985637831863">
            <text:p>0.6849856378</text:p>
          </table:table-cell>
          <table:table-cell office:value-type="float" office:value="0.710326628914269">
            <text:p>0.7103266289</text:p>
          </table:table-cell>
          <table:table-cell office:value-type="float" office:value="0.698726901768173">
            <text:p>0.6987269018</text:p>
          </table:table-cell>
          <table:table-cell office:value-type="float" office:value="0.678879792487757">
            <text:p>0.6788797925</text:p>
          </table:table-cell>
          <table:table-cell office:value-type="float" office:value="0.683279933306119">
            <text:p>0.6832799333</text:p>
          </table:table-cell>
          <table:table-cell office:value-type="float" office:value="0.825243689599758">
            <text:p>0.8252436896</text:p>
          </table:table-cell>
          <table:table-cell office:value-type="float" office:value="0.805531470389225">
            <text:p>0.8055314704</text:p>
          </table:table-cell>
          <table:table-cell office:value-type="float" office:value="0.617120382588956">
            <text:p>0.6171203826</text:p>
          </table:table-cell>
        </table:table-row>
        <table:table-row table:style-name="ro1">
          <table:table-cell office:value-type="float" office:value="0.701492508206404">
            <text:p>0.7014925082</text:p>
          </table:table-cell>
          <table:table-cell office:value-type="float" office:value="0.613718615118267">
            <text:p>0.6137186151</text:p>
          </table:table-cell>
          <table:table-cell office:value-type="float" office:value="0.772491322996993">
            <text:p>0.772491323</text:p>
          </table:table-cell>
          <table:table-cell office:value-type="float" office:value="0.657375539654616">
            <text:p>0.6573755397</text:p>
          </table:table-cell>
          <table:table-cell office:value-type="float" office:value="0.664934731536146">
            <text:p>0.6649347315</text:p>
          </table:table-cell>
          <table:table-cell office:value-type="float" office:value="0.662320829471727">
            <text:p>0.6623208295</text:p>
          </table:table-cell>
          <table:table-cell office:value-type="float" office:value="0.691273549609401">
            <text:p>0.6912735496</text:p>
          </table:table-cell>
          <table:table-cell office:value-type="float" office:value="0.600864028000393">
            <text:p>0.600864028</text:p>
          </table:table-cell>
          <table:table-cell office:value-type="float" office:value="0.670518780549644">
            <text:p>0.6705187805</text:p>
          </table:table-cell>
          <table:table-cell office:value-type="float" office:value="0.569521468107129">
            <text:p>0.5695214681</text:p>
          </table:table-cell>
        </table:table-row>
        <table:table-row table:style-name="ro1">
          <table:table-cell office:value-type="float" office:value="0.813345009459299">
            <text:p>0.8133450095</text:p>
          </table:table-cell>
          <table:table-cell office:value-type="float" office:value="0.642430033384343">
            <text:p>0.6424300334</text:p>
          </table:table-cell>
          <table:table-cell office:value-type="float" office:value="0.507494904301293">
            <text:p>0.5074949043</text:p>
          </table:table-cell>
          <table:table-cell office:value-type="float" office:value="0.77349802705373">
            <text:p>0.7734980271</text:p>
          </table:table-cell>
          <table:table-cell office:value-type="float" office:value="0.772468200414629">
            <text:p>0.7724682004</text:p>
          </table:table-cell>
          <table:table-cell office:value-type="float" office:value="0.845519402046937">
            <text:p>0.845519402</text:p>
          </table:table-cell>
          <table:table-cell office:value-type="float" office:value="0.93982613222966">
            <text:p>0.9398261322</text:p>
          </table:table-cell>
          <table:table-cell office:value-type="float" office:value="0.790467299518501">
            <text:p>0.7904672995</text:p>
          </table:table-cell>
          <table:table-cell office:value-type="float" office:value="0.714308407435585">
            <text:p>0.7143084074</text:p>
          </table:table-cell>
          <table:table-cell office:value-type="float" office:value="0.690194650137603">
            <text:p>0.6901946501</text:p>
          </table:table-cell>
        </table:table-row>
        <table:table-row table:style-name="ro1">
          <table:table-cell office:value-type="float" office:value="0.623154845510878">
            <text:p>0.6231548455</text:p>
          </table:table-cell>
          <table:table-cell office:value-type="float" office:value="0.749088577957409">
            <text:p>0.749088578</text:p>
          </table:table-cell>
          <table:table-cell office:value-type="float" office:value="0.691633860259858">
            <text:p>0.6916338603</text:p>
          </table:table-cell>
          <table:table-cell office:value-type="float" office:value="0.690091026991279">
            <text:p>0.690091027</text:p>
          </table:table-cell>
          <table:table-cell office:value-type="float" office:value="0.65283664249335">
            <text:p>0.6528366425</text:p>
          </table:table-cell>
          <table:table-cell office:value-type="float" office:value="0.72885363349767">
            <text:p>0.7288536335</text:p>
          </table:table-cell>
          <table:table-cell office:value-type="float" office:value="0.672686602715684">
            <text:p>0.6726866027</text:p>
          </table:table-cell>
          <table:table-cell office:value-type="float" office:value="0.734844843833711">
            <text:p>0.7348448438</text:p>
          </table:table-cell>
          <table:table-cell office:value-type="float" office:value="0.724124245412622">
            <text:p>0.7241242454</text:p>
          </table:table-cell>
          <table:table-cell office:value-type="float" office:value="0.697673233118961">
            <text:p>0.6976732331</text:p>
          </table:table-cell>
        </table:table-row>
        <table:table-row table:style-name="ro1">
          <table:table-cell office:value-type="float" office:value="0.796525702132512">
            <text:p>0.7965257021</text:p>
          </table:table-cell>
          <table:table-cell office:value-type="float" office:value="0.506633913479181">
            <text:p>0.5066339135</text:p>
          </table:table-cell>
          <table:table-cell office:value-type="float" office:value="0.603357587253863">
            <text:p>0.6033575873</text:p>
          </table:table-cell>
          <table:table-cell office:value-type="float" office:value="0.7363324747296">
            <text:p>0.7363324747</text:p>
          </table:table-cell>
          <table:table-cell office:value-type="float" office:value="0.637236876927553">
            <text:p>0.6372368769</text:p>
          </table:table-cell>
          <table:table-cell office:value-type="float" office:value="0.72077346661719">
            <text:p>0.7207734666</text:p>
          </table:table-cell>
          <table:table-cell office:value-type="float" office:value="0.625058323087005">
            <text:p>0.6250583231</text:p>
          </table:table-cell>
          <table:table-cell office:value-type="float" office:value="0.716696100276077">
            <text:p>0.7166961003</text:p>
          </table:table-cell>
          <table:table-cell office:value-type="float" office:value="0.795122055602331">
            <text:p>0.7951220556</text:p>
          </table:table-cell>
          <table:table-cell office:value-type="float" office:value="0.633388443464312">
            <text:p>0.6333884435</text:p>
          </table:table-cell>
        </table:table-row>
        <table:table-row table:style-name="ro1">
          <table:table-cell office:value-type="float" office:value="0.806715333404828">
            <text:p>0.8067153334</text:p>
          </table:table-cell>
          <table:table-cell office:value-type="float" office:value="0.73946258313384">
            <text:p>0.7394625831</text:p>
          </table:table-cell>
          <table:table-cell office:value-type="float" office:value="0.721362412737053">
            <text:p>0.7213624127</text:p>
          </table:table-cell>
          <table:table-cell office:value-type="float" office:value="0.768267050710304">
            <text:p>0.7682670507</text:p>
          </table:table-cell>
          <table:table-cell office:value-type="float" office:value="0.721504592873277">
            <text:p>0.7215045929</text:p>
          </table:table-cell>
          <table:table-cell office:value-type="float" office:value="0.835858208753428">
            <text:p>0.8358582088</text:p>
          </table:table-cell>
          <table:table-cell office:value-type="float" office:value="0.734252447836475">
            <text:p>0.7342524478</text:p>
          </table:table-cell>
          <table:table-cell office:value-type="float" office:value="0.664961872587081">
            <text:p>0.6649618726</text:p>
          </table:table-cell>
          <table:table-cell office:value-type="float" office:value="0.800436950390039">
            <text:p>0.8004369504</text:p>
          </table:table-cell>
          <table:table-cell office:value-type="float" office:value="0.768221724858575">
            <text:p>0.7682217249</text:p>
          </table:table-cell>
        </table:table-row>
        <table:table-row table:style-name="ro1">
          <table:table-cell office:value-type="float" office:value="0.613712061486619">
            <text:p>0.6137120615</text:p>
          </table:table-cell>
          <table:table-cell office:value-type="float" office:value="0.780663646179763">
            <text:p>0.7806636462</text:p>
          </table:table-cell>
          <table:table-cell office:value-type="float" office:value="0.695663908704806">
            <text:p>0.6956639087</text:p>
          </table:table-cell>
          <table:table-cell office:value-type="float" office:value="0.715252247311898">
            <text:p>0.7152522473</text:p>
          </table:table-cell>
          <table:table-cell office:value-type="float" office:value="0.562843437159484">
            <text:p>0.5628434372</text:p>
          </table:table-cell>
          <table:table-cell office:value-type="float" office:value="0.629962959156191">
            <text:p>0.6299629592</text:p>
          </table:table-cell>
          <table:table-cell office:value-type="float" office:value="0.748233807561061">
            <text:p>0.7482338076</text:p>
          </table:table-cell>
          <table:table-cell office:value-type="float" office:value="0.653252089464112">
            <text:p>0.6532520895</text:p>
          </table:table-cell>
          <table:table-cell office:value-type="float" office:value="0.720937769791729">
            <text:p>0.7209377698</text:p>
          </table:table-cell>
          <table:table-cell office:value-type="float" office:value="0.623874249589881">
            <text:p>0.6238742496</text:p>
          </table:table-cell>
        </table:table-row>
        <table:table-row table:style-name="ro1">
          <table:table-cell office:value-type="float" office:value="0.758285060355901">
            <text:p>0.7582850604</text:p>
          </table:table-cell>
          <table:table-cell office:value-type="float" office:value="0.683276008702574">
            <text:p>0.6832760087</text:p>
          </table:table-cell>
          <table:table-cell office:value-type="float" office:value="0.660806389465603">
            <text:p>0.6608063895</text:p>
          </table:table-cell>
          <table:table-cell office:value-type="float" office:value="0.828792734594572">
            <text:p>0.8287927346</text:p>
          </table:table-cell>
          <table:table-cell office:value-type="float" office:value="0.635202845757625">
            <text:p>0.6352028458</text:p>
          </table:table-cell>
          <table:table-cell office:value-type="float" office:value="0.815713734872054">
            <text:p>0.8157137349</text:p>
          </table:table-cell>
          <table:table-cell office:value-type="float" office:value="0.738762248334234">
            <text:p>0.7387622483</text:p>
          </table:table-cell>
          <table:table-cell office:value-type="float" office:value="0.749397676073348">
            <text:p>0.7493976761</text:p>
          </table:table-cell>
          <table:table-cell office:value-type="float" office:value="0.59723812465038">
            <text:p>0.5972381247</text:p>
          </table:table-cell>
          <table:table-cell office:value-type="float" office:value="0.683552358068586">
            <text:p>0.6835523581</text:p>
          </table:table-cell>
        </table:table-row>
        <table:table-row table:style-name="ro1">
          <table:table-cell office:value-type="float" office:value="0.557932705398755">
            <text:p>0.5579327054</text:p>
          </table:table-cell>
          <table:table-cell office:value-type="float" office:value="0.70617876550037">
            <text:p>0.7061787655</text:p>
          </table:table-cell>
          <table:table-cell office:value-type="float" office:value="0.796522525147518">
            <text:p>0.7965225251</text:p>
          </table:table-cell>
          <table:table-cell office:value-type="float" office:value="0.660692291983973">
            <text:p>0.660692292</text:p>
          </table:table-cell>
          <table:table-cell office:value-type="float" office:value="0.901751130528233">
            <text:p>0.9017511305</text:p>
          </table:table-cell>
          <table:table-cell office:value-type="float" office:value="0.781454692008162">
            <text:p>0.781454692</text:p>
          </table:table-cell>
          <table:table-cell office:value-type="float" office:value="0.736847284436198">
            <text:p>0.7368472844</text:p>
          </table:table-cell>
          <table:table-cell office:value-type="float" office:value="0.707463945432765">
            <text:p>0.7074639454</text:p>
          </table:table-cell>
          <table:table-cell office:value-type="float" office:value="0.658172081548101">
            <text:p>0.6581720815</text:p>
          </table:table-cell>
          <table:table-cell office:value-type="float" office:value="0.623675475637473">
            <text:p>0.6236754756</text:p>
          </table:table-cell>
        </table:table-row>
        <table:table-row table:style-name="ro1">
          <table:table-cell office:value-type="float" office:value="0.677173895472958">
            <text:p>0.6771738955</text:p>
          </table:table-cell>
          <table:table-cell office:value-type="float" office:value="0.782452865353848">
            <text:p>0.7824528654</text:p>
          </table:table-cell>
          <table:table-cell office:value-type="float" office:value="0.651964068399798">
            <text:p>0.6519640684</text:p>
          </table:table-cell>
          <table:table-cell office:value-type="float" office:value="0.651894395754719">
            <text:p>0.6518943958</text:p>
          </table:table-cell>
          <table:table-cell office:value-type="float" office:value="0.704254536168456">
            <text:p>0.7042545362</text:p>
          </table:table-cell>
          <table:table-cell office:value-type="float" office:value="0.872954036173921">
            <text:p>0.8729540362</text:p>
          </table:table-cell>
          <table:table-cell office:value-type="float" office:value="0.775697145308644">
            <text:p>0.7756971453</text:p>
          </table:table-cell>
          <table:table-cell office:value-type="float" office:value="0.657093905200146">
            <text:p>0.6570939052</text:p>
          </table:table-cell>
          <table:table-cell office:value-type="float" office:value="0.722346078839391">
            <text:p>0.7223460788</text:p>
          </table:table-cell>
          <table:table-cell office:value-type="float" office:value="0.787016357824276">
            <text:p>0.7870163578</text:p>
          </table:table-cell>
        </table:table-row>
        <table:table-row table:style-name="ro1">
          <table:table-cell office:value-type="float" office:value="0.606456268361107">
            <text:p>0.6064562684</text:p>
          </table:table-cell>
          <table:table-cell office:value-type="float" office:value="0.60835381532879">
            <text:p>0.6083538153</text:p>
          </table:table-cell>
          <table:table-cell office:value-type="float" office:value="0.530344402763603">
            <text:p>0.5303444028</text:p>
          </table:table-cell>
          <table:table-cell office:value-type="float" office:value="0.667881516235843">
            <text:p>0.6678815162</text:p>
          </table:table-cell>
          <table:table-cell office:value-type="float" office:value="0.644755735595214">
            <text:p>0.6447557356</text:p>
          </table:table-cell>
          <table:table-cell office:value-type="float" office:value="0.567653174860116">
            <text:p>0.5676531749</text:p>
          </table:table-cell>
          <table:table-cell office:value-type="float" office:value="0.721421079025305">
            <text:p>0.721421079</text:p>
          </table:table-cell>
          <table:table-cell office:value-type="float" office:value="0.713795066877797">
            <text:p>0.7137950669</text:p>
          </table:table-cell>
          <table:table-cell office:value-type="float" office:value="0.654396106184427">
            <text:p>0.6543961062</text:p>
          </table:table-cell>
          <table:table-cell office:value-type="float" office:value="0.573446579302318">
            <text:p>0.5734465793</text:p>
          </table:table-cell>
        </table:table-row>
        <table:table-row table:style-name="ro1">
          <table:table-cell office:value-type="float" office:value="0.748361104444161">
            <text:p>0.7483611044</text:p>
          </table:table-cell>
          <table:table-cell office:value-type="float" office:value="0.660442489304841">
            <text:p>0.6604424893</text:p>
          </table:table-cell>
          <table:table-cell office:value-type="float" office:value="0.706197428989458">
            <text:p>0.706197429</text:p>
          </table:table-cell>
          <table:table-cell office:value-type="float" office:value="0.623862236295335">
            <text:p>0.6238622363</text:p>
          </table:table-cell>
          <table:table-cell office:value-type="float" office:value="0.676956219268373">
            <text:p>0.6769562193</text:p>
          </table:table-cell>
          <table:table-cell office:value-type="float" office:value="0.579849178437563">
            <text:p>0.5798491784</text:p>
          </table:table-cell>
          <table:table-cell office:value-type="float" office:value="0.699044158701698">
            <text:p>0.6990441587</text:p>
          </table:table-cell>
          <table:table-cell office:value-type="float" office:value="0.735962547660852">
            <text:p>0.7359625477</text:p>
          </table:table-cell>
          <table:table-cell office:value-type="float" office:value="0.546810707127875">
            <text:p>0.5468107071</text:p>
          </table:table-cell>
          <table:table-cell office:value-type="float" office:value="0.689752255068626">
            <text:p>0.6897522551</text:p>
          </table:table-cell>
        </table:table-row>
        <table:table-row table:style-name="ro1">
          <table:table-cell office:value-type="float" office:value="0.690770566287875">
            <text:p>0.6907705663</text:p>
          </table:table-cell>
          <table:table-cell office:value-type="float" office:value="0.753133606394543">
            <text:p>0.7531336064</text:p>
          </table:table-cell>
          <table:table-cell office:value-type="float" office:value="0.524234347398746">
            <text:p>0.5242343474</text:p>
          </table:table-cell>
          <table:table-cell office:value-type="float" office:value="0.691035067144611">
            <text:p>0.6910350671</text:p>
          </table:table-cell>
          <table:table-cell office:value-type="float" office:value="0.852197262816909">
            <text:p>0.8521972628</text:p>
          </table:table-cell>
          <table:table-cell office:value-type="float" office:value="0.662610690723252">
            <text:p>0.6626106907</text:p>
          </table:table-cell>
          <table:table-cell office:value-type="float" office:value="0.54016091512732">
            <text:p>0.5401609151</text:p>
          </table:table-cell>
          <table:table-cell office:value-type="float" office:value="0.594506946917082">
            <text:p>0.5945069469</text:p>
          </table:table-cell>
          <table:table-cell office:value-type="float" office:value="0.634099532542822">
            <text:p>0.6340995325</text:p>
          </table:table-cell>
          <table:table-cell office:value-type="float" office:value="0.750339324724929">
            <text:p>0.7503393247</text:p>
          </table:table-cell>
        </table:table-row>
        <table:table-row table:style-name="ro1">
          <table:table-cell office:value-type="float" office:value="0.677411574376782">
            <text:p>0.6774115744</text:p>
          </table:table-cell>
          <table:table-cell office:value-type="float" office:value="0.6569261257277">
            <text:p>0.6569261257</text:p>
          </table:table-cell>
          <table:table-cell office:value-type="float" office:value="0.526760317952386">
            <text:p>0.526760318</text:p>
          </table:table-cell>
          <table:table-cell office:value-type="float" office:value="0.512106122928878">
            <text:p>0.5121061229</text:p>
          </table:table-cell>
          <table:table-cell office:value-type="float" office:value="0.667066037982796">
            <text:p>0.667066038</text:p>
          </table:table-cell>
          <table:table-cell office:value-type="float" office:value="0.807112223366432">
            <text:p>0.8071122234</text:p>
          </table:table-cell>
          <table:table-cell office:value-type="float" office:value="0.717082656526744">
            <text:p>0.7170826565</text:p>
          </table:table-cell>
          <table:table-cell office:value-type="float" office:value="0.715476228590205">
            <text:p>0.7154762286</text:p>
          </table:table-cell>
          <table:table-cell office:value-type="float" office:value="0.636860447719473">
            <text:p>0.6368604477</text:p>
          </table:table-cell>
          <table:table-cell office:value-type="float" office:value="0.620687224599207">
            <text:p>0.6206872246</text:p>
          </table:table-cell>
        </table:table-row>
        <table:table-row table:style-name="ro1">
          <table:table-cell office:value-type="float" office:value="0.716472328483202">
            <text:p>0.7164723285</text:p>
          </table:table-cell>
          <table:table-cell office:value-type="float" office:value="0.734957920710929">
            <text:p>0.7349579207</text:p>
          </table:table-cell>
          <table:table-cell office:value-type="float" office:value="0.70589321549571">
            <text:p>0.7058932155</text:p>
          </table:table-cell>
          <table:table-cell office:value-type="float" office:value="0.709522954835781">
            <text:p>0.7095229548</text:p>
          </table:table-cell>
          <table:table-cell office:value-type="float" office:value="0.658490860197108">
            <text:p>0.6584908602</text:p>
          </table:table-cell>
          <table:table-cell office:value-type="float" office:value="0.695857496485132">
            <text:p>0.6958574965</text:p>
          </table:table-cell>
          <table:table-cell office:value-type="float" office:value="0.735946752135743">
            <text:p>0.7359467521</text:p>
          </table:table-cell>
          <table:table-cell office:value-type="float" office:value="0.735962599427356">
            <text:p>0.7359625994</text:p>
          </table:table-cell>
          <table:table-cell office:value-type="float" office:value="0.787174247249173">
            <text:p>0.7871742472</text:p>
          </table:table-cell>
          <table:table-cell office:value-type="float" office:value="0.717244092852101">
            <text:p>0.7172440929</text:p>
          </table:table-cell>
        </table:table-row>
        <table:table-row table:style-name="ro1">
          <table:table-cell office:value-type="float" office:value="0.614336797957927">
            <text:p>0.614336798</text:p>
          </table:table-cell>
          <table:table-cell office:value-type="float" office:value="0.618420962109873">
            <text:p>0.6184209621</text:p>
          </table:table-cell>
          <table:table-cell office:value-type="float" office:value="0.476658712464104">
            <text:p>0.4766587125</text:p>
          </table:table-cell>
          <table:table-cell office:value-type="float" office:value="0.747640769271213">
            <text:p>0.7476407693</text:p>
          </table:table-cell>
          <table:table-cell office:value-type="float" office:value="0.679028982937121">
            <text:p>0.6790289829</text:p>
          </table:table-cell>
          <table:table-cell office:value-type="float" office:value="0.62438865639472">
            <text:p>0.6243886564</text:p>
          </table:table-cell>
          <table:table-cell office:value-type="float" office:value="0.633182554889104">
            <text:p>0.6331825549</text:p>
          </table:table-cell>
          <table:table-cell office:value-type="float" office:value="0.607050448874621">
            <text:p>0.6070504489</text:p>
          </table:table-cell>
          <table:table-cell office:value-type="float" office:value="0.637415454619607">
            <text:p>0.6374154546</text:p>
          </table:table-cell>
          <table:table-cell office:value-type="float" office:value="0.649649133330199">
            <text:p>0.6496491333</text:p>
          </table:table-cell>
        </table:table-row>
        <table:table-row table:style-name="ro1">
          <table:table-cell office:value-type="float" office:value="0.618942981444594">
            <text:p>0.6189429814</text:p>
          </table:table-cell>
          <table:table-cell office:value-type="float" office:value="0.672623022352456">
            <text:p>0.6726230224</text:p>
          </table:table-cell>
          <table:table-cell office:value-type="float" office:value="0.614233042893422">
            <text:p>0.6142330429</text:p>
          </table:table-cell>
          <table:table-cell office:value-type="float" office:value="0.633169950002753">
            <text:p>0.63316995</text:p>
          </table:table-cell>
          <table:table-cell office:value-type="float" office:value="0.664591071586917">
            <text:p>0.6645910716</text:p>
          </table:table-cell>
          <table:table-cell office:value-type="float" office:value="0.562859930848267">
            <text:p>0.5628599308</text:p>
          </table:table-cell>
          <table:table-cell office:value-type="float" office:value="0.689704397695243">
            <text:p>0.6897043977</text:p>
          </table:table-cell>
          <table:table-cell office:value-type="float" office:value="0.699764311742337">
            <text:p>0.6997643117</text:p>
          </table:table-cell>
          <table:table-cell office:value-type="float" office:value="0.632878006328842">
            <text:p>0.6328780063</text:p>
          </table:table-cell>
          <table:table-cell office:value-type="float" office:value="0.575627286594261">
            <text:p>0.5756272866</text:p>
          </table:table-cell>
        </table:table-row>
        <table:table-row table:style-name="ro1">
          <table:table-cell office:value-type="float" office:value="0.664433334617596">
            <text:p>0.6644333346</text:p>
          </table:table-cell>
          <table:table-cell office:value-type="float" office:value="0.787194689594804">
            <text:p>0.7871946896</text:p>
          </table:table-cell>
          <table:table-cell office:value-type="float" office:value="0.870579689720893">
            <text:p>0.8705796897</text:p>
          </table:table-cell>
          <table:table-cell office:value-type="float" office:value="0.601013694285">
            <text:p>0.6010136943</text:p>
          </table:table-cell>
          <table:table-cell office:value-type="float" office:value="0.661429352389545">
            <text:p>0.6614293524</text:p>
          </table:table-cell>
          <table:table-cell office:value-type="float" office:value="0.797645194868504">
            <text:p>0.7976451949</text:p>
          </table:table-cell>
          <table:table-cell office:value-type="float" office:value="0.658917882868277">
            <text:p>0.6589178829</text:p>
          </table:table-cell>
          <table:table-cell office:value-type="float" office:value="0.810680047291011">
            <text:p>0.8106800473</text:p>
          </table:table-cell>
          <table:table-cell office:value-type="float" office:value="0.651842079944418">
            <text:p>0.6518420799</text:p>
          </table:table-cell>
          <table:table-cell office:value-type="float" office:value="0.828749913938144">
            <text:p>0.8287499139</text:p>
          </table:table-cell>
        </table:table-row>
        <table:table-row table:style-name="ro1">
          <table:table-cell office:value-type="float" office:value="0.766811946287806">
            <text:p>0.7668119463</text:p>
          </table:table-cell>
          <table:table-cell office:value-type="float" office:value="0.767380231094596">
            <text:p>0.7673802311</text:p>
          </table:table-cell>
          <table:table-cell office:value-type="float" office:value="0.751137213736923">
            <text:p>0.7511372137</text:p>
          </table:table-cell>
          <table:table-cell office:value-type="float" office:value="0.710983196678798">
            <text:p>0.7109831967</text:p>
          </table:table-cell>
          <table:table-cell office:value-type="float" office:value="0.86327070223775">
            <text:p>0.8632707022</text:p>
          </table:table-cell>
          <table:table-cell office:value-type="float" office:value="0.646230052527389">
            <text:p>0.6462300525</text:p>
          </table:table-cell>
          <table:table-cell office:value-type="float" office:value="0.744278274269536">
            <text:p>0.7442782743</text:p>
          </table:table-cell>
          <table:table-cell office:value-type="float" office:value="0.644897901206182">
            <text:p>0.6448979012</text:p>
          </table:table-cell>
          <table:table-cell office:value-type="float" office:value="0.710303905810955">
            <text:p>0.7103039058</text:p>
          </table:table-cell>
          <table:table-cell office:value-type="float" office:value="0.705969809123535">
            <text:p>0.7059698091</text:p>
          </table:table-cell>
        </table:table-row>
        <table:table-row table:style-name="ro1">
          <table:table-cell office:value-type="float" office:value="0.624511815640042">
            <text:p>0.6245118156</text:p>
          </table:table-cell>
          <table:table-cell office:value-type="float" office:value="0.660531632309557">
            <text:p>0.6605316323</text:p>
          </table:table-cell>
          <table:table-cell office:value-type="float" office:value="0.869603850303023">
            <text:p>0.8696038503</text:p>
          </table:table-cell>
          <table:table-cell office:value-type="float" office:value="0.788548248766074">
            <text:p>0.7885482488</text:p>
          </table:table-cell>
          <table:table-cell office:value-type="float" office:value="0.940401631561989">
            <text:p>0.9404016316</text:p>
          </table:table-cell>
          <table:table-cell office:value-type="float" office:value="0.623319540619414">
            <text:p>0.6233195406</text:p>
          </table:table-cell>
          <table:table-cell office:value-type="float" office:value="0.777687444893508">
            <text:p>0.7776874449</text:p>
          </table:table-cell>
          <table:table-cell office:value-type="float" office:value="0.639819399105505">
            <text:p>0.6398193991</text:p>
          </table:table-cell>
          <table:table-cell office:value-type="float" office:value="0.787026997750582">
            <text:p>0.7870269978</text:p>
          </table:table-cell>
          <table:table-cell office:value-type="float" office:value="0.693214310565381">
            <text:p>0.6932143106</text:p>
          </table:table-cell>
        </table:table-row>
        <table:table-row table:style-name="ro1">
          <table:table-cell office:value-type="float" office:value="0.628220603254821">
            <text:p>0.6282206033</text:p>
          </table:table-cell>
          <table:table-cell office:value-type="float" office:value="0.750303470083531">
            <text:p>0.7503034701</text:p>
          </table:table-cell>
          <table:table-cell office:value-type="float" office:value="0.697896472485413">
            <text:p>0.6978964725</text:p>
          </table:table-cell>
          <table:table-cell office:value-type="float" office:value="0.599709821184235">
            <text:p>0.5997098212</text:p>
          </table:table-cell>
          <table:table-cell office:value-type="float" office:value="0.761715863120048">
            <text:p>0.7617158631</text:p>
          </table:table-cell>
          <table:table-cell office:value-type="float" office:value="0.775810430448197">
            <text:p>0.7758104304</text:p>
          </table:table-cell>
          <table:table-cell office:value-type="float" office:value="0.690975648766306">
            <text:p>0.6909756488</text:p>
          </table:table-cell>
          <table:table-cell office:value-type="float" office:value="0.723537495287606">
            <text:p>0.7235374953</text:p>
          </table:table-cell>
          <table:table-cell office:value-type="float" office:value="0.651672737837997">
            <text:p>0.6516727378</text:p>
          </table:table-cell>
          <table:table-cell office:value-type="float" office:value="0.614249501716458">
            <text:p>0.6142495017</text:p>
          </table:table-cell>
        </table:table-row>
        <table:table-row table:style-name="ro1">
          <table:table-cell office:value-type="float" office:value="0.824774050624047">
            <text:p>0.8247740506</text:p>
          </table:table-cell>
          <table:table-cell office:value-type="float" office:value="0.780403527359319">
            <text:p>0.7804035274</text:p>
          </table:table-cell>
          <table:table-cell office:value-type="float" office:value="0.913254105182833">
            <text:p>0.9132541052</text:p>
          </table:table-cell>
          <table:table-cell office:value-type="float" office:value="0.825210069207803">
            <text:p>0.8252100692</text:p>
          </table:table-cell>
          <table:table-cell office:value-type="float" office:value="0.849976699007544">
            <text:p>0.849976699</text:p>
          </table:table-cell>
          <table:table-cell office:value-type="float" office:value="0.767940692419619">
            <text:p>0.7679406924</text:p>
          </table:table-cell>
          <table:table-cell office:value-type="float" office:value="0.768843603410933">
            <text:p>0.7688436034</text:p>
          </table:table-cell>
          <table:table-cell office:value-type="float" office:value="0.79852957691462">
            <text:p>0.7985295769</text:p>
          </table:table-cell>
          <table:table-cell office:value-type="float" office:value="0.76968414828047">
            <text:p>0.7696841483</text:p>
          </table:table-cell>
          <table:table-cell office:value-type="float" office:value="0.770369928654678">
            <text:p>0.7703699287</text:p>
          </table:table-cell>
        </table:table-row>
        <table:table-row table:style-name="ro1">
          <table:table-cell office:value-type="float" office:value="0.847221433394152">
            <text:p>0.8472214334</text:p>
          </table:table-cell>
          <table:table-cell office:value-type="float" office:value="0.792332969687248">
            <text:p>0.7923329697</text:p>
          </table:table-cell>
          <table:table-cell office:value-type="float" office:value="0.693607492040411">
            <text:p>0.693607492</text:p>
          </table:table-cell>
          <table:table-cell office:value-type="float" office:value="0.676715513275684">
            <text:p>0.6767155133</text:p>
          </table:table-cell>
          <table:table-cell office:value-type="float" office:value="0.848989196342986">
            <text:p>0.8489891963</text:p>
          </table:table-cell>
          <table:table-cell office:value-type="float" office:value="0.791892732586683">
            <text:p>0.7918927326</text:p>
          </table:table-cell>
          <table:table-cell office:value-type="float" office:value="0.776779557574502">
            <text:p>0.7767795576</text:p>
          </table:table-cell>
          <table:table-cell office:value-type="float" office:value="0.857147383824413">
            <text:p>0.8571473838</text:p>
          </table:table-cell>
          <table:table-cell office:value-type="float" office:value="0.71332996242964">
            <text:p>0.7133299624</text:p>
          </table:table-cell>
          <table:table-cell office:value-type="float" office:value="0.797630938805816">
            <text:p>0.7976309388</text:p>
          </table:table-cell>
        </table:table-row>
        <table:table-row table:style-name="ro1">
          <table:table-cell office:value-type="float" office:value="0.661541696481822">
            <text:p>0.6615416965</text:p>
          </table:table-cell>
          <table:table-cell office:value-type="float" office:value="0.68474969924932">
            <text:p>0.6847496992</text:p>
          </table:table-cell>
          <table:table-cell office:value-type="float" office:value="0.775596285388895">
            <text:p>0.7755962854</text:p>
          </table:table-cell>
          <table:table-cell office:value-type="float" office:value="0.683795941830167">
            <text:p>0.6837959418</text:p>
          </table:table-cell>
          <table:table-cell office:value-type="float" office:value="0.690109677271034">
            <text:p>0.6901096773</text:p>
          </table:table-cell>
          <table:table-cell office:value-type="float" office:value="0.594293930478652">
            <text:p>0.5942939305</text:p>
          </table:table-cell>
          <table:table-cell office:value-type="float" office:value="0.650168350429632">
            <text:p>0.6501683504</text:p>
          </table:table-cell>
          <table:table-cell office:value-type="float" office:value="0.560743291742877">
            <text:p>0.5607432917</text:p>
          </table:table-cell>
          <table:table-cell office:value-type="float" office:value="0.714522507627642">
            <text:p>0.7145225076</text:p>
          </table:table-cell>
          <table:table-cell office:value-type="float" office:value="0.540847783325695">
            <text:p>0.5408477833</text:p>
          </table:table-cell>
        </table:table-row>
        <table:table-row table:style-name="ro1">
          <table:table-cell office:value-type="float" office:value="0.788881557378831">
            <text:p>0.7888815574</text:p>
          </table:table-cell>
          <table:table-cell office:value-type="float" office:value="0.699892589848965">
            <text:p>0.6998925898</text:p>
          </table:table-cell>
          <table:table-cell office:value-type="float" office:value="0.65164078670259">
            <text:p>0.6516407867</text:p>
          </table:table-cell>
          <table:table-cell office:value-type="float" office:value="0.62487337471359">
            <text:p>0.6248733747</text:p>
          </table:table-cell>
          <table:table-cell office:value-type="float" office:value="0.635456725149616">
            <text:p>0.6354567251</text:p>
          </table:table-cell>
          <table:table-cell office:value-type="float" office:value="0.595317853218389">
            <text:p>0.5953178532</text:p>
          </table:table-cell>
          <table:table-cell office:value-type="float" office:value="0.748790162161016">
            <text:p>0.7487901622</text:p>
          </table:table-cell>
          <table:table-cell office:value-type="float" office:value="0.683519558669286">
            <text:p>0.6835195587</text:p>
          </table:table-cell>
          <table:table-cell office:value-type="float" office:value="0.711659830920421">
            <text:p>0.7116598309</text:p>
          </table:table-cell>
          <table:table-cell office:value-type="float" office:value="0.582023396533059">
            <text:p>0.5820233965</text:p>
          </table:table-cell>
        </table:table-row>
        <table:table-row table:style-name="ro1">
          <table:table-cell office:value-type="float" office:value="0.690099017905831">
            <text:p>0.6900990179</text:p>
          </table:table-cell>
          <table:table-cell office:value-type="float" office:value="0.575547151335675">
            <text:p>0.5755471513</text:p>
          </table:table-cell>
          <table:table-cell office:value-type="float" office:value="0.716916915380818">
            <text:p>0.7169169154</text:p>
          </table:table-cell>
          <table:table-cell office:value-type="float" office:value="0.601574002022779">
            <text:p>0.601574002</text:p>
          </table:table-cell>
          <table:table-cell office:value-type="float" office:value="0.621681009382102">
            <text:p>0.6216810094</text:p>
          </table:table-cell>
          <table:table-cell office:value-type="float" office:value="0.614168294336759">
            <text:p>0.6141682943</text:p>
          </table:table-cell>
          <table:table-cell office:value-type="float" office:value="0.607032665105582">
            <text:p>0.6070326651</text:p>
          </table:table-cell>
          <table:table-cell office:value-type="float" office:value="0.683616110659348">
            <text:p>0.6836161107</text:p>
          </table:table-cell>
          <table:table-cell office:value-type="float" office:value="0.628526107229986">
            <text:p>0.6285261072</text:p>
          </table:table-cell>
          <table:table-cell office:value-type="float" office:value="0.747535569008196">
            <text:p>0.747535569</text:p>
          </table:table-cell>
        </table:table-row>
        <table:table-row table:style-name="ro1">
          <table:table-cell office:value-type="float" office:value="0.738992440226706">
            <text:p>0.7389924402</text:p>
          </table:table-cell>
          <table:table-cell office:value-type="float" office:value="0.827390320586649">
            <text:p>0.8273903206</text:p>
          </table:table-cell>
          <table:table-cell office:value-type="float" office:value="0.721035665622172">
            <text:p>0.7210356656</text:p>
          </table:table-cell>
          <table:table-cell office:value-type="float" office:value="0.652822847365129">
            <text:p>0.6528228474</text:p>
          </table:table-cell>
          <table:table-cell office:value-type="float" office:value="0.702629755305851">
            <text:p>0.7026297553</text:p>
          </table:table-cell>
          <table:table-cell office:value-type="float" office:value="0.729208980837614">
            <text:p>0.7292089808</text:p>
          </table:table-cell>
          <table:table-cell office:value-type="float" office:value="0.590617828510282">
            <text:p>0.5906178285</text:p>
          </table:table-cell>
          <table:table-cell office:value-type="float" office:value="0.86357461754983">
            <text:p>0.8635746175</text:p>
          </table:table-cell>
          <table:table-cell office:value-type="float" office:value="0.82554103544011">
            <text:p>0.8255410354</text:p>
          </table:table-cell>
          <table:table-cell office:value-type="float" office:value="0.794945569138251">
            <text:p>0.7949455691</text:p>
          </table:table-cell>
        </table:table-row>
        <table:table-row table:style-name="ro1">
          <table:table-cell office:value-type="float" office:value="0.672571647496264">
            <text:p>0.6725716475</text:p>
          </table:table-cell>
          <table:table-cell office:value-type="float" office:value="0.755164727902884">
            <text:p>0.7551647279</text:p>
          </table:table-cell>
          <table:table-cell office:value-type="float" office:value="0.594064344322961">
            <text:p>0.5940643443</text:p>
          </table:table-cell>
          <table:table-cell office:value-type="float" office:value="0.53475852474949">
            <text:p>0.5347585247</text:p>
          </table:table-cell>
          <table:table-cell office:value-type="float" office:value="0.536410881190551">
            <text:p>0.5364108812</text:p>
          </table:table-cell>
          <table:table-cell office:value-type="float" office:value="0.5964131786458">
            <text:p>0.5964131786</text:p>
          </table:table-cell>
          <table:table-cell office:value-type="float" office:value="0.61399856232779">
            <text:p>0.6139985623</text:p>
          </table:table-cell>
          <table:table-cell office:value-type="float" office:value="0.658674405017578">
            <text:p>0.658674405</text:p>
          </table:table-cell>
          <table:table-cell office:value-type="float" office:value="0.667854631807513">
            <text:p>0.6678546318</text:p>
          </table:table-cell>
          <table:table-cell office:value-type="float" office:value="0.704474324527968">
            <text:p>0.7044743245</text:p>
          </table:table-cell>
        </table:table-row>
        <table:table-row table:style-name="ro1">
          <table:table-cell office:value-type="float" office:value="0.657296108466605">
            <text:p>0.6572961085</text:p>
          </table:table-cell>
          <table:table-cell office:value-type="float" office:value="0.775834876442559">
            <text:p>0.7758348764</text:p>
          </table:table-cell>
          <table:table-cell office:value-type="float" office:value="0.641999436304166">
            <text:p>0.6419994363</text:p>
          </table:table-cell>
          <table:table-cell office:value-type="float" office:value="0.605721222035747">
            <text:p>0.605721222</text:p>
          </table:table-cell>
          <table:table-cell office:value-type="float" office:value="0.652205643333913">
            <text:p>0.6522056433</text:p>
          </table:table-cell>
          <table:table-cell office:value-type="float" office:value="0.889787583819354">
            <text:p>0.8897875838</text:p>
          </table:table-cell>
          <table:table-cell office:value-type="float" office:value="0.792263132208175">
            <text:p>0.7922631322</text:p>
          </table:table-cell>
          <table:table-cell office:value-type="float" office:value="0.715916607554742">
            <text:p>0.7159166076</text:p>
          </table:table-cell>
          <table:table-cell office:value-type="float" office:value="0.817333033322398">
            <text:p>0.8173330333</text:p>
          </table:table-cell>
          <table:table-cell office:value-type="float" office:value="0.710650122782258">
            <text:p>0.7106501228</text:p>
          </table:table-cell>
        </table:table-row>
        <table:table-row table:style-name="ro1">
          <table:table-cell office:value-type="float" office:value="0.645711161520124">
            <text:p>0.6457111615</text:p>
          </table:table-cell>
          <table:table-cell office:value-type="float" office:value="0.697771783067797">
            <text:p>0.6977717831</text:p>
          </table:table-cell>
          <table:table-cell office:value-type="float" office:value="0.69074369593123">
            <text:p>0.6907436959</text:p>
          </table:table-cell>
          <table:table-cell office:value-type="float" office:value="0.653000453354488">
            <text:p>0.6530004534</text:p>
          </table:table-cell>
          <table:table-cell office:value-type="float" office:value="0.802018353114323">
            <text:p>0.8020183531</text:p>
          </table:table-cell>
          <table:table-cell office:value-type="float" office:value="0.671652664053837">
            <text:p>0.6716526641</text:p>
          </table:table-cell>
          <table:table-cell office:value-type="float" office:value="0.599037161660388">
            <text:p>0.5990371617</text:p>
          </table:table-cell>
          <table:table-cell office:value-type="float" office:value="0.537893380095569">
            <text:p>0.5378933801</text:p>
          </table:table-cell>
          <table:table-cell office:value-type="float" office:value="0.624127357213407">
            <text:p>0.6241273572</text:p>
          </table:table-cell>
          <table:table-cell office:value-type="float" office:value="0.521643014964855">
            <text:p>0.521643015</text:p>
          </table:table-cell>
        </table:table-row>
        <table:table-row table:style-name="ro1">
          <table:table-cell office:value-type="float" office:value="0.761584682755235">
            <text:p>0.7615846828</text:p>
          </table:table-cell>
          <table:table-cell office:value-type="float" office:value="0.807653752668387">
            <text:p>0.8076537527</text:p>
          </table:table-cell>
          <table:table-cell office:value-type="float" office:value="0.699333495286148">
            <text:p>0.6993334953</text:p>
          </table:table-cell>
          <table:table-cell office:value-type="float" office:value="0.716980189067465">
            <text:p>0.7169801891</text:p>
          </table:table-cell>
          <table:table-cell office:value-type="float" office:value="0.751750066297277">
            <text:p>0.7517500663</text:p>
          </table:table-cell>
          <table:table-cell office:value-type="float" office:value="0.767046610980279">
            <text:p>0.767046611</text:p>
          </table:table-cell>
          <table:table-cell office:value-type="float" office:value="0.790326797267412">
            <text:p>0.7903267973</text:p>
          </table:table-cell>
          <table:table-cell office:value-type="float" office:value="0.774847135758159">
            <text:p>0.7748471358</text:p>
          </table:table-cell>
          <table:table-cell office:value-type="float" office:value="0.798744103758469">
            <text:p>0.7987441038</text:p>
          </table:table-cell>
          <table:table-cell office:value-type="float" office:value="0.79295682160991">
            <text:p>0.7929568216</text:p>
          </table:table-cell>
        </table:table-row>
        <table:table-row table:style-name="ro1">
          <table:table-cell office:value-type="float" office:value="0.541646605812238">
            <text:p>0.5416466058</text:p>
          </table:table-cell>
          <table:table-cell office:value-type="float" office:value="0.655755683444726">
            <text:p>0.6557556834</text:p>
          </table:table-cell>
          <table:table-cell office:value-type="float" office:value="0.68609657262144">
            <text:p>0.6860965726</text:p>
          </table:table-cell>
          <table:table-cell office:value-type="float" office:value="0.536406910131823">
            <text:p>0.5364069101</text:p>
          </table:table-cell>
          <table:table-cell office:value-type="float" office:value="0.646120253219123">
            <text:p>0.6461202532</text:p>
          </table:table-cell>
          <table:table-cell office:value-type="float" office:value="0.516646757002161">
            <text:p>0.516646757</text:p>
          </table:table-cell>
          <table:table-cell office:value-type="float" office:value="0.612548342781889">
            <text:p>0.6125483428</text:p>
          </table:table-cell>
          <table:table-cell office:value-type="float" office:value="0.691749701142157">
            <text:p>0.6917497011</text:p>
          </table:table-cell>
          <table:table-cell office:value-type="float" office:value="0.667143425613638">
            <text:p>0.6671434256</text:p>
          </table:table-cell>
          <table:table-cell office:value-type="float" office:value="0.674528198196829">
            <text:p>0.6745281982</text:p>
          </table:table-cell>
        </table:table-row>
        <table:table-row table:style-name="ro1">
          <table:table-cell office:value-type="float" office:value="0.75363878116921">
            <text:p>0.7536387812</text:p>
          </table:table-cell>
          <table:table-cell office:value-type="float" office:value="0.613826531618834">
            <text:p>0.6138265316</text:p>
          </table:table-cell>
          <table:table-cell office:value-type="float" office:value="0.698704735950486">
            <text:p>0.698704736</text:p>
          </table:table-cell>
          <table:table-cell office:value-type="float" office:value="0.689683553983262">
            <text:p>0.689683554</text:p>
          </table:table-cell>
          <table:table-cell office:value-type="float" office:value="0.605992636096855">
            <text:p>0.6059926361</text:p>
          </table:table-cell>
          <table:table-cell office:value-type="float" office:value="0.587821111487859">
            <text:p>0.5878211115</text:p>
          </table:table-cell>
          <table:table-cell office:value-type="float" office:value="0.585104616521238">
            <text:p>0.5851046165</text:p>
          </table:table-cell>
          <table:table-cell office:value-type="float" office:value="0.534909546993707">
            <text:p>0.534909547</text:p>
          </table:table-cell>
          <table:table-cell office:value-type="float" office:value="0.671278329150829">
            <text:p>0.6712783292</text:p>
          </table:table-cell>
          <table:table-cell office:value-type="float" office:value="0.635138178183327">
            <text:p>0.6351381782</text:p>
          </table:table-cell>
        </table:table-row>
        <table:table-row table:style-name="ro1">
          <table:table-cell office:value-type="float" office:value="0.563064099440772">
            <text:p>0.5630640994</text:p>
          </table:table-cell>
          <table:table-cell office:value-type="float" office:value="0.636475217294942">
            <text:p>0.6364752173</text:p>
          </table:table-cell>
          <table:table-cell office:value-type="float" office:value="0.679444044114177">
            <text:p>0.6794440441</text:p>
          </table:table-cell>
          <table:table-cell office:value-type="float" office:value="0.698619464753873">
            <text:p>0.6986194648</text:p>
          </table:table-cell>
          <table:table-cell office:value-type="float" office:value="0.639497913305837">
            <text:p>0.6394979133</text:p>
          </table:table-cell>
          <table:table-cell office:value-type="float" office:value="0.777616583406899">
            <text:p>0.7776165834</text:p>
          </table:table-cell>
          <table:table-cell office:value-type="float" office:value="0.54742961868076">
            <text:p>0.5474296187</text:p>
          </table:table-cell>
          <table:table-cell office:value-type="float" office:value="0.696337762366174">
            <text:p>0.6963377624</text:p>
          </table:table-cell>
          <table:table-cell office:value-type="float" office:value="0.582182333404427">
            <text:p>0.5821823334</text:p>
          </table:table-cell>
          <table:table-cell office:value-type="float" office:value="0.705766384183534">
            <text:p>0.7057663842</text:p>
          </table:table-cell>
        </table:table-row>
        <table:table-row table:style-name="ro1">
          <table:table-cell office:value-type="float" office:value="0.805207080603112">
            <text:p>0.8052070806</text:p>
          </table:table-cell>
          <table:table-cell office:value-type="float" office:value="0.629060147956223">
            <text:p>0.629060148</text:p>
          </table:table-cell>
          <table:table-cell office:value-type="float" office:value="0.735129803385438">
            <text:p>0.7351298034</text:p>
          </table:table-cell>
          <table:table-cell office:value-type="float" office:value="0.718339555209237">
            <text:p>0.7183395552</text:p>
          </table:table-cell>
          <table:table-cell office:value-type="float" office:value="0.737689312938924">
            <text:p>0.7376893129</text:p>
          </table:table-cell>
          <table:table-cell office:value-type="float" office:value="0.750825457071368">
            <text:p>0.7508254571</text:p>
          </table:table-cell>
          <table:table-cell office:value-type="float" office:value="0.695517911263466">
            <text:p>0.6955179113</text:p>
          </table:table-cell>
          <table:table-cell office:value-type="float" office:value="0.619147750990422">
            <text:p>0.619147751</text:p>
          </table:table-cell>
          <table:table-cell office:value-type="float" office:value="0.547823824843392">
            <text:p>0.5478238248</text:p>
          </table:table-cell>
          <table:table-cell office:value-type="float" office:value="0.675201669219406">
            <text:p>0.6752016692</text:p>
          </table:table-cell>
        </table:table-row>
        <table:table-row table:style-name="ro1">
          <table:table-cell office:value-type="float" office:value="0.84340970392332">
            <text:p>0.8434097039</text:p>
          </table:table-cell>
          <table:table-cell office:value-type="float" office:value="0.691952822815288">
            <text:p>0.6919528228</text:p>
          </table:table-cell>
          <table:table-cell office:value-type="float" office:value="0.730751937658218">
            <text:p>0.7307519377</text:p>
          </table:table-cell>
          <table:table-cell office:value-type="float" office:value="0.724553157230956">
            <text:p>0.7245531572</text:p>
          </table:table-cell>
          <table:table-cell office:value-type="float" office:value="0.773087816212111">
            <text:p>0.7730878162</text:p>
          </table:table-cell>
          <table:table-cell office:value-type="float" office:value="0.766904165891718">
            <text:p>0.7669041659</text:p>
          </table:table-cell>
          <table:table-cell office:value-type="float" office:value="0.638721597946497">
            <text:p>0.6387215979</text:p>
          </table:table-cell>
          <table:table-cell office:value-type="float" office:value="0.716316188672718">
            <text:p>0.7163161887</text:p>
          </table:table-cell>
          <table:table-cell office:value-type="float" office:value="0.710715577051909">
            <text:p>0.7107155771</text:p>
          </table:table-cell>
          <table:table-cell office:value-type="float" office:value="0.772807838982886">
            <text:p>0.772807839</text:p>
          </table:table-cell>
        </table:table-row>
        <table:table-row table:style-name="ro1">
          <table:table-cell office:value-type="float" office:value="0.713609698272014">
            <text:p>0.7136096983</text:p>
          </table:table-cell>
          <table:table-cell office:value-type="float" office:value="0.786791453861195">
            <text:p>0.7867914539</text:p>
          </table:table-cell>
          <table:table-cell office:value-type="float" office:value="0.690920653200309">
            <text:p>0.6909206532</text:p>
          </table:table-cell>
          <table:table-cell office:value-type="float" office:value="0.690829013855795">
            <text:p>0.6908290139</text:p>
          </table:table-cell>
          <table:table-cell office:value-type="float" office:value="0.76597256238667">
            <text:p>0.7659725624</text:p>
          </table:table-cell>
          <table:table-cell office:value-type="float" office:value="0.755991379353128">
            <text:p>0.7559913794</text:p>
          </table:table-cell>
          <table:table-cell office:value-type="float" office:value="0.789800582955353">
            <text:p>0.789800583</text:p>
          </table:table-cell>
          <table:table-cell office:value-type="float" office:value="0.748850143396131">
            <text:p>0.7488501434</text:p>
          </table:table-cell>
          <table:table-cell office:value-type="float" office:value="0.652892339888079">
            <text:p>0.6528923399</text:p>
          </table:table-cell>
          <table:table-cell office:value-type="float" office:value="0.717451178615017">
            <text:p>0.7174511786</text:p>
          </table:table-cell>
        </table:table-row>
        <table:table-row table:style-name="ro1">
          <table:table-cell office:value-type="float" office:value="0.826108824677844">
            <text:p>0.8261088247</text:p>
          </table:table-cell>
          <table:table-cell office:value-type="float" office:value="0.776161856237435">
            <text:p>0.7761618562</text:p>
          </table:table-cell>
          <table:table-cell office:value-type="float" office:value="0.776159969980254">
            <text:p>0.77615997</text:p>
          </table:table-cell>
          <table:table-cell office:value-type="float" office:value="0.652166420849551">
            <text:p>0.6521664208</text:p>
          </table:table-cell>
          <table:table-cell office:value-type="float" office:value="0.679028286925073">
            <text:p>0.6790282869</text:p>
          </table:table-cell>
          <table:table-cell office:value-type="float" office:value="0.787859992155406">
            <text:p>0.7878599922</text:p>
          </table:table-cell>
          <table:table-cell office:value-type="float" office:value="0.882590310057878">
            <text:p>0.8825903101</text:p>
          </table:table-cell>
          <table:table-cell office:value-type="float" office:value="0.759005387633696">
            <text:p>0.7590053876</text:p>
          </table:table-cell>
          <table:table-cell office:value-type="float" office:value="0.670743193137534">
            <text:p>0.6707431931</text:p>
          </table:table-cell>
          <table:table-cell office:value-type="float" office:value="0.721243944850887">
            <text:p>0.7212439449</text:p>
          </table:table-cell>
        </table:table-row>
        <table:table-row table:style-name="ro1">
          <table:table-cell office:value-type="float" office:value="0.851813964234823">
            <text:p>0.8518139642</text:p>
          </table:table-cell>
          <table:table-cell office:value-type="float" office:value="0.864062307747641">
            <text:p>0.8640623077</text:p>
          </table:table-cell>
          <table:table-cell office:value-type="float" office:value="0.921935134140094">
            <text:p>0.9219351341</text:p>
          </table:table-cell>
          <table:table-cell office:value-type="float" office:value="0.752749088870891">
            <text:p>0.7527490889</text:p>
          </table:table-cell>
          <table:table-cell office:value-type="float" office:value="0.531626664370595">
            <text:p>0.5316266644</text:p>
          </table:table-cell>
          <table:table-cell office:value-type="float" office:value="0.730869791309682">
            <text:p>0.7308697913</text:p>
          </table:table-cell>
          <table:table-cell office:value-type="float" office:value="0.747830676874173">
            <text:p>0.7478306769</text:p>
          </table:table-cell>
          <table:table-cell office:value-type="float" office:value="0.814473076889549">
            <text:p>0.8144730769</text:p>
          </table:table-cell>
          <table:table-cell office:value-type="float" office:value="0.748872342391026">
            <text:p>0.7488723424</text:p>
          </table:table-cell>
          <table:table-cell office:value-type="float" office:value="0.672394463278019">
            <text:p>0.6723944633</text:p>
          </table:table-cell>
        </table:table-row>
        <table:table-row table:style-name="ro1">
          <table:table-cell office:value-type="float" office:value="0.698734218970156">
            <text:p>0.698734219</text:p>
          </table:table-cell>
          <table:table-cell office:value-type="float" office:value="0.674810648270735">
            <text:p>0.6748106483</text:p>
          </table:table-cell>
          <table:table-cell office:value-type="float" office:value="0.62219175373884">
            <text:p>0.6221917537</text:p>
          </table:table-cell>
          <table:table-cell office:value-type="float" office:value="0.823867427368091">
            <text:p>0.8238674274</text:p>
          </table:table-cell>
          <table:table-cell office:value-type="float" office:value="0.485325789064311">
            <text:p>0.4853257891</text:p>
          </table:table-cell>
          <table:table-cell office:value-type="float" office:value="0.844609109191448">
            <text:p>0.8446091092</text:p>
          </table:table-cell>
          <table:table-cell office:value-type="float" office:value="0.629362896363904">
            <text:p>0.6293628964</text:p>
          </table:table-cell>
          <table:table-cell office:value-type="float" office:value="0.666247982837103">
            <text:p>0.6662479828</text:p>
          </table:table-cell>
          <table:table-cell office:value-type="float" office:value="0.710174201743629">
            <text:p>0.7101742017</text:p>
          </table:table-cell>
          <table:table-cell office:value-type="float" office:value="0.695562602106509">
            <text:p>0.6955626021</text:p>
          </table:table-cell>
        </table:table-row>
        <table:table-row table:style-name="ro1">
          <table:table-cell office:value-type="float" office:value="0.601773775105106">
            <text:p>0.6017737751</text:p>
          </table:table-cell>
          <table:table-cell office:value-type="float" office:value="0.644615230078803">
            <text:p>0.6446152301</text:p>
          </table:table-cell>
          <table:table-cell office:value-type="float" office:value="0.712308277290584">
            <text:p>0.7123082773</text:p>
          </table:table-cell>
          <table:table-cell office:value-type="float" office:value="0.692193803187445">
            <text:p>0.6921938032</text:p>
          </table:table-cell>
          <table:table-cell office:value-type="float" office:value="0.781708566706227">
            <text:p>0.7817085667</text:p>
          </table:table-cell>
          <table:table-cell office:value-type="float" office:value="0.8059822433378">
            <text:p>0.8059822433</text:p>
          </table:table-cell>
          <table:table-cell office:value-type="float" office:value="0.667555843700092">
            <text:p>0.6675558437</text:p>
          </table:table-cell>
          <table:table-cell office:value-type="float" office:value="0.76252729484754">
            <text:p>0.7625272948</text:p>
          </table:table-cell>
          <table:table-cell office:value-type="float" office:value="0.744753792797183">
            <text:p>0.7447537928</text:p>
          </table:table-cell>
          <table:table-cell office:value-type="float" office:value="0.715925555346178">
            <text:p>0.7159255553</text:p>
          </table:table-cell>
        </table:table-row>
        <table:table-row table:style-name="ro1">
          <table:table-cell office:value-type="float" office:value="0.655988786012451">
            <text:p>0.655988786</text:p>
          </table:table-cell>
          <table:table-cell office:value-type="float" office:value="0.734032895816794">
            <text:p>0.7340328958</text:p>
          </table:table-cell>
          <table:table-cell office:value-type="float" office:value="0.715718590021111">
            <text:p>0.71571859</text:p>
          </table:table-cell>
          <table:table-cell office:value-type="float" office:value="0.614617010802307">
            <text:p>0.6146170108</text:p>
          </table:table-cell>
          <table:table-cell office:value-type="float" office:value="0.747660044528034">
            <text:p>0.7476600445</text:p>
          </table:table-cell>
          <table:table-cell office:value-type="float" office:value="0.605932701500224">
            <text:p>0.6059327015</text:p>
          </table:table-cell>
          <table:table-cell office:value-type="float" office:value="0.748555376028973">
            <text:p>0.748555376</text:p>
          </table:table-cell>
          <table:table-cell office:value-type="float" office:value="0.562697626694745">
            <text:p>0.5626976267</text:p>
          </table:table-cell>
          <table:table-cell office:value-type="float" office:value="0.691352609090418">
            <text:p>0.6913526091</text:p>
          </table:table-cell>
          <table:table-cell office:value-type="float" office:value="0.815478542294345">
            <text:p>0.8154785423</text:p>
          </table:table-cell>
        </table:table-row>
        <table:table-row table:style-name="ro1">
          <table:table-cell office:value-type="float" office:value="0.585774576364331">
            <text:p>0.5857745764</text:p>
          </table:table-cell>
          <table:table-cell office:value-type="float" office:value="0.690272401907045">
            <text:p>0.6902724019</text:p>
          </table:table-cell>
          <table:table-cell office:value-type="float" office:value="0.637180721956766">
            <text:p>0.637180722</text:p>
          </table:table-cell>
          <table:table-cell office:value-type="float" office:value="0.684061627305525">
            <text:p>0.6840616273</text:p>
          </table:table-cell>
          <table:table-cell office:value-type="float" office:value="0.870079929158551">
            <text:p>0.8700799292</text:p>
          </table:table-cell>
          <table:table-cell office:value-type="float" office:value="0.722168820341331">
            <text:p>0.7221688203</text:p>
          </table:table-cell>
          <table:table-cell office:value-type="float" office:value="0.584256339275614">
            <text:p>0.5842563393</text:p>
          </table:table-cell>
          <table:table-cell office:value-type="float" office:value="0.653315070514896">
            <text:p>0.6533150705</text:p>
          </table:table-cell>
          <table:table-cell office:value-type="float" office:value="0.649627715457561">
            <text:p>0.6496277155</text:p>
          </table:table-cell>
          <table:table-cell office:value-type="float" office:value="0.60642603713089">
            <text:p>0.6064260371</text:p>
          </table:table-cell>
        </table:table-row>
        <table:table-row table:style-name="ro1">
          <table:table-cell office:value-type="float" office:value="0.655386515652354">
            <text:p>0.6553865157</text:p>
          </table:table-cell>
          <table:table-cell office:value-type="float" office:value="0.831863464464473">
            <text:p>0.8318634645</text:p>
          </table:table-cell>
          <table:table-cell office:value-type="float" office:value="0.833574553187265">
            <text:p>0.8335745532</text:p>
          </table:table-cell>
          <table:table-cell office:value-type="float" office:value="0.753810532503296">
            <text:p>0.7538105325</text:p>
          </table:table-cell>
          <table:table-cell office:value-type="float" office:value="0.84656303358282">
            <text:p>0.8465630336</text:p>
          </table:table-cell>
          <table:table-cell office:value-type="float" office:value="0.716989823104492">
            <text:p>0.7169898231</text:p>
          </table:table-cell>
          <table:table-cell office:value-type="float" office:value="0.737784469487304">
            <text:p>0.7377844695</text:p>
          </table:table-cell>
          <table:table-cell office:value-type="float" office:value="0.734192430895676">
            <text:p>0.7341924309</text:p>
          </table:table-cell>
          <table:table-cell office:value-type="float" office:value="0.699103718204812">
            <text:p>0.6991037182</text:p>
          </table:table-cell>
          <table:table-cell office:value-type="float" office:value="0.666628976445376">
            <text:p>0.6666289764</text:p>
          </table:table-cell>
        </table:table-row>
        <table:table-row table:style-name="ro1">
          <table:table-cell office:value-type="float" office:value="0.680348653487838">
            <text:p>0.6803486535</text:p>
          </table:table-cell>
          <table:table-cell office:value-type="float" office:value="0.705390147428639">
            <text:p>0.7053901474</text:p>
          </table:table-cell>
          <table:table-cell office:value-type="float" office:value="0.795489045128164">
            <text:p>0.7954890451</text:p>
          </table:table-cell>
          <table:table-cell office:value-type="float" office:value="0.667062703446153">
            <text:p>0.6670627034</text:p>
          </table:table-cell>
          <table:table-cell office:value-type="float" office:value="0.625861821208673">
            <text:p>0.6258618212</text:p>
          </table:table-cell>
          <table:table-cell office:value-type="float" office:value="0.697711516156954">
            <text:p>0.6977115162</text:p>
          </table:table-cell>
          <table:table-cell office:value-type="float" office:value="0.786539220777991">
            <text:p>0.7865392208</text:p>
          </table:table-cell>
          <table:table-cell office:value-type="float" office:value="0.719516326816577">
            <text:p>0.7195163268</text:p>
          </table:table-cell>
          <table:table-cell office:value-type="float" office:value="0.716480656936375">
            <text:p>0.7164806569</text:p>
          </table:table-cell>
          <table:table-cell office:value-type="float" office:value="0.519578829385466">
            <text:p>0.5195788294</text:p>
          </table:table-cell>
        </table:table-row>
        <table:table-row table:style-name="ro1">
          <table:table-cell office:value-type="float" office:value="0.71294567516069">
            <text:p>0.7129456752</text:p>
          </table:table-cell>
          <table:table-cell office:value-type="float" office:value="0.739720258863853">
            <text:p>0.7397202589</text:p>
          </table:table-cell>
          <table:table-cell office:value-type="float" office:value="0.696277777447307">
            <text:p>0.6962777774</text:p>
          </table:table-cell>
          <table:table-cell office:value-type="float" office:value="0.555765972654803">
            <text:p>0.5557659727</text:p>
          </table:table-cell>
          <table:table-cell office:value-type="float" office:value="0.769743685562576">
            <text:p>0.7697436856</text:p>
          </table:table-cell>
          <table:table-cell office:value-type="float" office:value="0.754587005530268">
            <text:p>0.7545870055</text:p>
          </table:table-cell>
          <table:table-cell office:value-type="float" office:value="0.706044474928688">
            <text:p>0.7060444749</text:p>
          </table:table-cell>
          <table:table-cell office:value-type="float" office:value="0.711503979445525">
            <text:p>0.7115039794</text:p>
          </table:table-cell>
          <table:table-cell office:value-type="float" office:value="0.596322824660273">
            <text:p>0.5963228247</text:p>
          </table:table-cell>
          <table:table-cell office:value-type="float" office:value="0.641190427265895">
            <text:p>0.6411904273</text:p>
          </table:table-cell>
        </table:table-row>
        <table:table-row table:style-name="ro1">
          <table:table-cell office:value-type="float" office:value="0.55972494988086">
            <text:p>0.5597249499</text:p>
          </table:table-cell>
          <table:table-cell office:value-type="float" office:value="0.642108871643388">
            <text:p>0.6421088716</text:p>
          </table:table-cell>
          <table:table-cell office:value-type="float" office:value="0.651946884479338">
            <text:p>0.6519468845</text:p>
          </table:table-cell>
          <table:table-cell office:value-type="float" office:value="0.538175016909556">
            <text:p>0.5381750169</text:p>
          </table:table-cell>
          <table:table-cell office:value-type="float" office:value="0.718560513798073">
            <text:p>0.7185605138</text:p>
          </table:table-cell>
          <table:table-cell office:value-type="float" office:value="0.73652432048135">
            <text:p>0.7365243205</text:p>
          </table:table-cell>
          <table:table-cell office:value-type="float" office:value="0.541602443847363">
            <text:p>0.5416024438</text:p>
          </table:table-cell>
          <table:table-cell office:value-type="float" office:value="0.585718486266343">
            <text:p>0.5857184863</text:p>
          </table:table-cell>
          <table:table-cell office:value-type="float" office:value="0.770870546894688">
            <text:p>0.7708705469</text:p>
          </table:table-cell>
          <table:table-cell office:value-type="float" office:value="0.696081560743808">
            <text:p>0.6960815607</text:p>
          </table:table-cell>
        </table:table-row>
        <table:table-row table:style-name="ro1">
          <table:table-cell office:value-type="float" office:value="0.691208943047907">
            <text:p>0.691208943</text:p>
          </table:table-cell>
          <table:table-cell office:value-type="float" office:value="0.558785136461971">
            <text:p>0.5587851365</text:p>
          </table:table-cell>
          <table:table-cell office:value-type="float" office:value="0.59523394167732">
            <text:p>0.5952339417</text:p>
          </table:table-cell>
          <table:table-cell office:value-type="float" office:value="0.698982758970031">
            <text:p>0.698982759</text:p>
          </table:table-cell>
          <table:table-cell office:value-type="float" office:value="0.599914052749444">
            <text:p>0.5999140527</text:p>
          </table:table-cell>
          <table:table-cell office:value-type="float" office:value="0.622346420266748">
            <text:p>0.6223464203</text:p>
          </table:table-cell>
          <table:table-cell office:value-type="float" office:value="0.672003003686353">
            <text:p>0.6720030037</text:p>
          </table:table-cell>
          <table:table-cell office:value-type="float" office:value="0.497809870077936">
            <text:p>0.4978098701</text:p>
          </table:table-cell>
          <table:table-cell office:value-type="float" office:value="0.567327615527181">
            <text:p>0.5673276155</text:p>
          </table:table-cell>
          <table:table-cell office:value-type="float" office:value="0.590727120051585">
            <text:p>0.5907271201</text:p>
          </table:table-cell>
        </table:table-row>
        <table:table-row table:style-name="ro1">
          <table:table-cell office:value-type="float" office:value="0.684723961425722">
            <text:p>0.6847239614</text:p>
          </table:table-cell>
          <table:table-cell office:value-type="float" office:value="0.635960950192345">
            <text:p>0.6359609502</text:p>
          </table:table-cell>
          <table:table-cell office:value-type="float" office:value="0.715223218569217">
            <text:p>0.7152232186</text:p>
          </table:table-cell>
          <table:table-cell office:value-type="float" office:value="0.678206093816545">
            <text:p>0.6782060938</text:p>
          </table:table-cell>
          <table:table-cell office:value-type="float" office:value="0.760395717872578">
            <text:p>0.7603957179</text:p>
          </table:table-cell>
          <table:table-cell office:value-type="float" office:value="0.524836642515003">
            <text:p>0.5248366425</text:p>
          </table:table-cell>
          <table:table-cell office:value-type="float" office:value="0.640234466218328">
            <text:p>0.6402344662</text:p>
          </table:table-cell>
          <table:table-cell office:value-type="float" office:value="0.736908396916705">
            <text:p>0.7369083969</text:p>
          </table:table-cell>
          <table:table-cell office:value-type="float" office:value="0.638218980100259">
            <text:p>0.6382189801</text:p>
          </table:table-cell>
          <table:table-cell office:value-type="float" office:value="0.714224193293247">
            <text:p>0.7142241933</text:p>
          </table:table-cell>
        </table:table-row>
        <table:table-row table:style-name="ro1">
          <table:table-cell office:value-type="float" office:value="0.738956042561307">
            <text:p>0.7389560426</text:p>
          </table:table-cell>
          <table:table-cell office:value-type="float" office:value="0.675503203376092">
            <text:p>0.6755032034</text:p>
          </table:table-cell>
          <table:table-cell office:value-type="float" office:value="0.671096461318025">
            <text:p>0.6710964613</text:p>
          </table:table-cell>
          <table:table-cell office:value-type="float" office:value="0.773422208909731">
            <text:p>0.7734222089</text:p>
          </table:table-cell>
          <table:table-cell office:value-type="float" office:value="0.846709338252889">
            <text:p>0.8467093383</text:p>
          </table:table-cell>
          <table:table-cell office:value-type="float" office:value="0.68052129567276">
            <text:p>0.6805212957</text:p>
          </table:table-cell>
          <table:table-cell office:value-type="float" office:value="0.670482462498692">
            <text:p>0.6704824625</text:p>
          </table:table-cell>
          <table:table-cell office:value-type="float" office:value="0.734137430111934">
            <text:p>0.7341374301</text:p>
          </table:table-cell>
          <table:table-cell office:value-type="float" office:value="0.680280836734677">
            <text:p>0.6802808367</text:p>
          </table:table-cell>
          <table:table-cell office:value-type="float" office:value="0.659482815085754">
            <text:p>0.6594828151</text:p>
          </table:table-cell>
        </table:table-row>
        <table:table-row table:style-name="ro1">
          <table:table-cell office:value-type="float" office:value="0.711892346197755">
            <text:p>0.7118923462</text:p>
          </table:table-cell>
          <table:table-cell office:value-type="float" office:value="0.787451409878685">
            <text:p>0.7874514099</text:p>
          </table:table-cell>
          <table:table-cell office:value-type="float" office:value="0.675727898416727">
            <text:p>0.6757278984</text:p>
          </table:table-cell>
          <table:table-cell office:value-type="float" office:value="0.719323722293003">
            <text:p>0.7193237223</text:p>
          </table:table-cell>
          <table:table-cell office:value-type="float" office:value="0.767776801304447">
            <text:p>0.7677768013</text:p>
          </table:table-cell>
          <table:table-cell office:value-type="float" office:value="0.63034425879457">
            <text:p>0.6303442588</text:p>
          </table:table-cell>
          <table:table-cell office:value-type="float" office:value="0.668486551294373">
            <text:p>0.6684865513</text:p>
          </table:table-cell>
          <table:table-cell office:value-type="float" office:value="0.829137308542175">
            <text:p>0.8291373085</text:p>
          </table:table-cell>
          <table:table-cell office:value-type="float" office:value="0.690551345306314">
            <text:p>0.6905513453</text:p>
          </table:table-cell>
          <table:table-cell office:value-type="float" office:value="0.715197090067314">
            <text:p>0.7151970901</text:p>
          </table:table-cell>
        </table:table-row>
        <table:table-row table:style-name="ro1">
          <table:table-cell office:value-type="float" office:value="0.584214560336507">
            <text:p>0.5842145603</text:p>
          </table:table-cell>
          <table:table-cell office:value-type="float" office:value="0.547906815948352">
            <text:p>0.5479068159</text:p>
          </table:table-cell>
          <table:table-cell office:value-type="float" office:value="0.542724296007315">
            <text:p>0.542724296</text:p>
          </table:table-cell>
          <table:table-cell office:value-type="float" office:value="0.795256714869565">
            <text:p>0.7952567149</text:p>
          </table:table-cell>
          <table:table-cell office:value-type="float" office:value="0.718034145334618">
            <text:p>0.7180341453</text:p>
          </table:table-cell>
          <table:table-cell office:value-type="float" office:value="0.598739036163637">
            <text:p>0.5987390362</text:p>
          </table:table-cell>
          <table:table-cell office:value-type="float" office:value="0.51147145270106">
            <text:p>0.5114714527</text:p>
          </table:table-cell>
          <table:table-cell office:value-type="float" office:value="0.600087127942191">
            <text:p>0.6000871279</text:p>
          </table:table-cell>
          <table:table-cell office:value-type="float" office:value="0.538826021222123">
            <text:p>0.5388260212</text:p>
          </table:table-cell>
          <table:table-cell office:value-type="float" office:value="0.772617104548912">
            <text:p>0.7726171045</text:p>
          </table:table-cell>
        </table:table-row>
        <table:table-row table:style-name="ro1">
          <table:table-cell office:value-type="float" office:value="0.755914727809242">
            <text:p>0.7559147278</text:p>
          </table:table-cell>
          <table:table-cell office:value-type="float" office:value="0.606405299632325">
            <text:p>0.6064052996</text:p>
          </table:table-cell>
          <table:table-cell office:value-type="float" office:value="0.794267460773451">
            <text:p>0.7942674608</text:p>
          </table:table-cell>
          <table:table-cell office:value-type="float" office:value="0.790644272493096">
            <text:p>0.7906442725</text:p>
          </table:table-cell>
          <table:table-cell office:value-type="float" office:value="0.767511172469176">
            <text:p>0.7675111725</text:p>
          </table:table-cell>
          <table:table-cell office:value-type="float" office:value="0.767649739012138">
            <text:p>0.767649739</text:p>
          </table:table-cell>
          <table:table-cell office:value-type="float" office:value="0.682072271459391">
            <text:p>0.6820722715</text:p>
          </table:table-cell>
          <table:table-cell office:value-type="float" office:value="0.661866330635544">
            <text:p>0.6618663306</text:p>
          </table:table-cell>
          <table:table-cell office:value-type="float" office:value="0.736752505347588">
            <text:p>0.7367525053</text:p>
          </table:table-cell>
          <table:table-cell office:value-type="float" office:value="0.688713512299236">
            <text:p>0.6887135123</text:p>
          </table:table-cell>
        </table:table-row>
        <table:table-row table:style-name="ro1">
          <table:table-cell office:value-type="float" office:value="0.775825490422448">
            <text:p>0.7758254904</text:p>
          </table:table-cell>
          <table:table-cell office:value-type="float" office:value="0.666153497234025">
            <text:p>0.6661534972</text:p>
          </table:table-cell>
          <table:table-cell office:value-type="float" office:value="0.621087239678431">
            <text:p>0.6210872397</text:p>
          </table:table-cell>
          <table:table-cell office:value-type="float" office:value="0.593908198852523">
            <text:p>0.5939081989</text:p>
          </table:table-cell>
          <table:table-cell office:value-type="float" office:value="0.78297107416312">
            <text:p>0.7829710742</text:p>
          </table:table-cell>
          <table:table-cell office:value-type="float" office:value="0.62425975247985">
            <text:p>0.6242597525</text:p>
          </table:table-cell>
          <table:table-cell office:value-type="float" office:value="0.728248620575846">
            <text:p>0.7282486206</text:p>
          </table:table-cell>
          <table:table-cell office:value-type="float" office:value="0.652772981029284">
            <text:p>0.652772981</text:p>
          </table:table-cell>
          <table:table-cell office:value-type="float" office:value="0.713285777127031">
            <text:p>0.7132857771</text:p>
          </table:table-cell>
          <table:table-cell office:value-type="float" office:value="0.563925232593834">
            <text:p>0.5639252326</text:p>
          </table:table-cell>
        </table:table-row>
        <table:table-row table:style-name="ro1">
          <table:table-cell office:value-type="float" office:value="0.709255691625306">
            <text:p>0.7092556916</text:p>
          </table:table-cell>
          <table:table-cell office:value-type="float" office:value="0.691270646979863">
            <text:p>0.691270647</text:p>
          </table:table-cell>
          <table:table-cell office:value-type="float" office:value="0.597789371412508">
            <text:p>0.5977893714</text:p>
          </table:table-cell>
          <table:table-cell office:value-type="float" office:value="0.70787968192193">
            <text:p>0.7078796819</text:p>
          </table:table-cell>
          <table:table-cell office:value-type="float" office:value="0.630993766546224">
            <text:p>0.6309937665</text:p>
          </table:table-cell>
          <table:table-cell office:value-type="float" office:value="0.682829033000564">
            <text:p>0.682829033</text:p>
          </table:table-cell>
          <table:table-cell office:value-type="float" office:value="0.617043833363568">
            <text:p>0.6170438334</text:p>
          </table:table-cell>
          <table:table-cell office:value-type="float" office:value="0.567940250249881">
            <text:p>0.5679402502</text:p>
          </table:table-cell>
          <table:table-cell office:value-type="float" office:value="0.768775668600248">
            <text:p>0.7687756686</text:p>
          </table:table-cell>
          <table:table-cell office:value-type="float" office:value="0.716050833998653">
            <text:p>0.716050834</text:p>
          </table:table-cell>
        </table:table-row>
        <table:table-row table:style-name="ro1">
          <table:table-cell office:value-type="float" office:value="0.882415149466512">
            <text:p>0.8824151495</text:p>
          </table:table-cell>
          <table:table-cell office:value-type="float" office:value="0.747791234790071">
            <text:p>0.7477912348</text:p>
          </table:table-cell>
          <table:table-cell office:value-type="float" office:value="0.829670121929999">
            <text:p>0.8296701219</text:p>
          </table:table-cell>
          <table:table-cell office:value-type="float" office:value="0.77710420773965">
            <text:p>0.7771042077</text:p>
          </table:table-cell>
          <table:table-cell office:value-type="float" office:value="0.698976622700385">
            <text:p>0.6989766227</text:p>
          </table:table-cell>
          <table:table-cell office:value-type="float" office:value="0.767788370865862">
            <text:p>0.7677883709</text:p>
          </table:table-cell>
          <table:table-cell office:value-type="float" office:value="0.753283018177039">
            <text:p>0.7532830182</text:p>
          </table:table-cell>
          <table:table-cell office:value-type="float" office:value="0.874568891923802">
            <text:p>0.8745688919</text:p>
          </table:table-cell>
          <table:table-cell office:value-type="float" office:value="0.718064413832984">
            <text:p>0.7180644138</text:p>
          </table:table-cell>
          <table:table-cell office:value-type="float" office:value="0.660216888634119">
            <text:p>0.6602168886</text:p>
          </table:table-cell>
        </table:table-row>
        <table:table-row table:style-name="ro1">
          <table:table-cell office:value-type="float" office:value="0.654517989779464">
            <text:p>0.6545179898</text:p>
          </table:table-cell>
          <table:table-cell office:value-type="float" office:value="0.539203358169103">
            <text:p>0.5392033582</text:p>
          </table:table-cell>
          <table:table-cell office:value-type="float" office:value="0.73683229864033">
            <text:p>0.7368322986</text:p>
          </table:table-cell>
          <table:table-cell office:value-type="float" office:value="0.748788729429181">
            <text:p>0.7487887294</text:p>
          </table:table-cell>
          <table:table-cell office:value-type="float" office:value="0.498661869840717">
            <text:p>0.4986618698</text:p>
          </table:table-cell>
          <table:table-cell office:value-type="float" office:value="0.736441648159283">
            <text:p>0.7364416482</text:p>
          </table:table-cell>
          <table:table-cell office:value-type="float" office:value="0.779843166889939">
            <text:p>0.7798431669</text:p>
          </table:table-cell>
          <table:table-cell office:value-type="float" office:value="0.73198898610162">
            <text:p>0.7319889861</text:p>
          </table:table-cell>
          <table:table-cell office:value-type="float" office:value="0.76763278254056">
            <text:p>0.7676327825</text:p>
          </table:table-cell>
          <table:table-cell office:value-type="float" office:value="0.629567741438879">
            <text:p>0.6295677414</text:p>
          </table:table-cell>
        </table:table-row>
        <table:table-row table:style-name="ro1">
          <table:table-cell office:value-type="float" office:value="0.602759191442516">
            <text:p>0.6027591914</text:p>
          </table:table-cell>
          <table:table-cell office:value-type="float" office:value="0.644590282046831">
            <text:p>0.644590282</text:p>
          </table:table-cell>
          <table:table-cell office:value-type="float" office:value="0.698319700585738">
            <text:p>0.6983197006</text:p>
          </table:table-cell>
          <table:table-cell office:value-type="float" office:value="0.79324876645145">
            <text:p>0.7932487665</text:p>
          </table:table-cell>
          <table:table-cell office:value-type="float" office:value="0.718873520329818">
            <text:p>0.7188735203</text:p>
          </table:table-cell>
          <table:table-cell office:value-type="float" office:value="0.691342426112904">
            <text:p>0.6913424261</text:p>
          </table:table-cell>
          <table:table-cell office:value-type="float" office:value="0.614431336483114">
            <text:p>0.6144313365</text:p>
          </table:table-cell>
          <table:table-cell office:value-type="float" office:value="0.766666666018181">
            <text:p>0.766666666</text:p>
          </table:table-cell>
          <table:table-cell office:value-type="float" office:value="0.748387238067764">
            <text:p>0.7483872381</text:p>
          </table:table-cell>
          <table:table-cell office:value-type="float" office:value="0.676578357969538">
            <text:p>0.676578358</text:p>
          </table:table-cell>
        </table:table-row>
        <table:table-row table:style-name="ro1">
          <table:table-cell office:value-type="float" office:value="0.75230660055125">
            <text:p>0.7523066006</text:p>
          </table:table-cell>
          <table:table-cell office:value-type="float" office:value="0.675997636804461">
            <text:p>0.6759976368</text:p>
          </table:table-cell>
          <table:table-cell office:value-type="float" office:value="0.710581964505413">
            <text:p>0.7105819645</text:p>
          </table:table-cell>
          <table:table-cell office:value-type="float" office:value="0.787539803772278">
            <text:p>0.7875398038</text:p>
          </table:table-cell>
          <table:table-cell office:value-type="float" office:value="0.792093221130712">
            <text:p>0.7920932211</text:p>
          </table:table-cell>
          <table:table-cell office:value-type="float" office:value="0.714139443104086">
            <text:p>0.7141394431</text:p>
          </table:table-cell>
          <table:table-cell office:value-type="float" office:value="0.815806760862254">
            <text:p>0.8158067609</text:p>
          </table:table-cell>
          <table:table-cell office:value-type="float" office:value="0.737641228015546">
            <text:p>0.737641228</text:p>
          </table:table-cell>
          <table:table-cell office:value-type="float" office:value="0.74820870158766">
            <text:p>0.7482087016</text:p>
          </table:table-cell>
          <table:table-cell office:value-type="float" office:value="0.747753560790338">
            <text:p>0.7477535608</text:p>
          </table:table-cell>
        </table:table-row>
        <table:table-row table:style-name="ro1">
          <table:table-cell office:value-type="float" office:value="0.662668948357101">
            <text:p>0.6626689484</text:p>
          </table:table-cell>
          <table:table-cell office:value-type="float" office:value="0.833879991180428">
            <text:p>0.8338799912</text:p>
          </table:table-cell>
          <table:table-cell office:value-type="float" office:value="0.773526035407295">
            <text:p>0.7735260354</text:p>
          </table:table-cell>
          <table:table-cell office:value-type="float" office:value="0.775260390649354">
            <text:p>0.7752603906</text:p>
          </table:table-cell>
          <table:table-cell office:value-type="float" office:value="0.602671072436392">
            <text:p>0.6026710724</text:p>
          </table:table-cell>
          <table:table-cell office:value-type="float" office:value="0.750287228543767">
            <text:p>0.7502872285</text:p>
          </table:table-cell>
          <table:table-cell office:value-type="float" office:value="0.755593700141667">
            <text:p>0.7555937001</text:p>
          </table:table-cell>
          <table:table-cell office:value-type="float" office:value="0.744867537339215">
            <text:p>0.7448675373</text:p>
          </table:table-cell>
          <table:table-cell office:value-type="float" office:value="0.744685823318413">
            <text:p>0.7446858233</text:p>
          </table:table-cell>
          <table:table-cell office:value-type="float" office:value="0.767222642269699">
            <text:p>0.7672226423</text:p>
          </table:table-cell>
        </table:table-row>
        <table:table-row table:style-name="ro1">
          <table:table-cell office:value-type="float" office:value="0.859367373322521">
            <text:p>0.8593673733</text:p>
          </table:table-cell>
          <table:table-cell office:value-type="float" office:value="0.739261034419792">
            <text:p>0.7392610344</text:p>
          </table:table-cell>
          <table:table-cell office:value-type="float" office:value="0.708692468025962">
            <text:p>0.708692468</text:p>
          </table:table-cell>
          <table:table-cell office:value-type="float" office:value="0.760533579255323">
            <text:p>0.7605335793</text:p>
          </table:table-cell>
          <table:table-cell office:value-type="float" office:value="0.703342079445845">
            <text:p>0.7033420794</text:p>
          </table:table-cell>
          <table:table-cell office:value-type="float" office:value="0.605882224593996">
            <text:p>0.6058822246</text:p>
          </table:table-cell>
          <table:table-cell office:value-type="float" office:value="0.693301274939253">
            <text:p>0.6933012749</text:p>
          </table:table-cell>
          <table:table-cell office:value-type="float" office:value="0.634281337497779">
            <text:p>0.6342813375</text:p>
          </table:table-cell>
          <table:table-cell office:value-type="float" office:value="0.703552713722608">
            <text:p>0.7035527137</text:p>
          </table:table-cell>
          <table:table-cell office:value-type="float" office:value="0.699195550391527">
            <text:p>0.6991955504</text:p>
          </table:table-cell>
        </table:table-row>
        <table:table-row table:style-name="ro1">
          <table:table-cell office:value-type="float" office:value="0.754541983217563">
            <text:p>0.7545419832</text:p>
          </table:table-cell>
          <table:table-cell office:value-type="float" office:value="0.839766905517294">
            <text:p>0.8397669055</text:p>
          </table:table-cell>
          <table:table-cell office:value-type="float" office:value="0.815786430480388">
            <text:p>0.8157864305</text:p>
          </table:table-cell>
          <table:table-cell office:value-type="float" office:value="0.580599110064735">
            <text:p>0.5805991101</text:p>
          </table:table-cell>
          <table:table-cell office:value-type="float" office:value="0.728863389604351">
            <text:p>0.7288633896</text:p>
          </table:table-cell>
          <table:table-cell office:value-type="float" office:value="0.717210460480207">
            <text:p>0.7172104605</text:p>
          </table:table-cell>
          <table:table-cell office:value-type="float" office:value="0.663127090562876">
            <text:p>0.6631270906</text:p>
          </table:table-cell>
          <table:table-cell office:value-type="float" office:value="0.728596219401394">
            <text:p>0.7285962194</text:p>
          </table:table-cell>
          <table:table-cell office:value-type="float" office:value="0.798665277078282">
            <text:p>0.7986652771</text:p>
          </table:table-cell>
          <table:table-cell office:value-type="float" office:value="0.894902654627422">
            <text:p>0.8949026546</text:p>
          </table:table-cell>
        </table:table-row>
        <table:table-row table:style-name="ro1">
          <table:table-cell office:value-type="float" office:value="0.696546445288746">
            <text:p>0.6965464453</text:p>
          </table:table-cell>
          <table:table-cell office:value-type="float" office:value="0.730968625349061">
            <text:p>0.7309686253</text:p>
          </table:table-cell>
          <table:table-cell office:value-type="float" office:value="0.61887510494882">
            <text:p>0.6188751049</text:p>
          </table:table-cell>
          <table:table-cell office:value-type="float" office:value="0.671448465263467">
            <text:p>0.6714484653</text:p>
          </table:table-cell>
          <table:table-cell office:value-type="float" office:value="0.82971898663385">
            <text:p>0.8297189866</text:p>
          </table:table-cell>
          <table:table-cell office:value-type="float" office:value="0.7286948388157">
            <text:p>0.7286948388</text:p>
          </table:table-cell>
          <table:table-cell office:value-type="float" office:value="0.52414149013076">
            <text:p>0.5241414901</text:p>
          </table:table-cell>
          <table:table-cell office:value-type="float" office:value="0.65176588226152">
            <text:p>0.6517658823</text:p>
          </table:table-cell>
          <table:table-cell office:value-type="float" office:value="0.652838748037841">
            <text:p>0.652838748</text:p>
          </table:table-cell>
          <table:table-cell office:value-type="float" office:value="0.67823967053831">
            <text:p>0.6782396705</text:p>
          </table:table-cell>
        </table:table-row>
        <table:table-row table:style-name="ro1">
          <table:table-cell office:value-type="float" office:value="0.69037849759544">
            <text:p>0.6903784976</text:p>
          </table:table-cell>
          <table:table-cell office:value-type="float" office:value="0.709830744349533">
            <text:p>0.7098307443</text:p>
          </table:table-cell>
          <table:table-cell office:value-type="float" office:value="0.75274051027986">
            <text:p>0.7527405103</text:p>
          </table:table-cell>
          <table:table-cell office:value-type="float" office:value="0.723142107239577">
            <text:p>0.7231421072</text:p>
          </table:table-cell>
          <table:table-cell office:value-type="float" office:value="0.695812020946239">
            <text:p>0.6958120209</text:p>
          </table:table-cell>
          <table:table-cell office:value-type="float" office:value="0.688555406048326">
            <text:p>0.688555406</text:p>
          </table:table-cell>
          <table:table-cell office:value-type="float" office:value="0.775495739565274">
            <text:p>0.7754957396</text:p>
          </table:table-cell>
          <table:table-cell office:value-type="float" office:value="0.729001024864822">
            <text:p>0.7290010249</text:p>
          </table:table-cell>
          <table:table-cell office:value-type="float" office:value="0.644437044559991">
            <text:p>0.6444370446</text:p>
          </table:table-cell>
          <table:table-cell office:value-type="float" office:value="0.659518620681082">
            <text:p>0.6595186207</text:p>
          </table:table-cell>
        </table:table-row>
        <table:table-row table:style-name="ro1">
          <table:table-cell office:value-type="float" office:value="0.64496881260413">
            <text:p>0.6449688126</text:p>
          </table:table-cell>
          <table:table-cell office:value-type="float" office:value="0.589077720971692">
            <text:p>0.589077721</text:p>
          </table:table-cell>
          <table:table-cell office:value-type="float" office:value="0.614512154866709">
            <text:p>0.6145121549</text:p>
          </table:table-cell>
          <table:table-cell office:value-type="float" office:value="0.550841493602754">
            <text:p>0.5508414936</text:p>
          </table:table-cell>
          <table:table-cell office:value-type="float" office:value="0.488555587691651">
            <text:p>0.4885555877</text:p>
          </table:table-cell>
          <table:table-cell office:value-type="float" office:value="0.61730417119594">
            <text:p>0.6173041712</text:p>
          </table:table-cell>
          <table:table-cell office:value-type="float" office:value="0.637068615963491">
            <text:p>0.637068616</text:p>
          </table:table-cell>
          <table:table-cell office:value-type="float" office:value="0.523424615610126">
            <text:p>0.5234246156</text:p>
          </table:table-cell>
          <table:table-cell office:value-type="float" office:value="0.54290658495535">
            <text:p>0.542906585</text:p>
          </table:table-cell>
          <table:table-cell office:value-type="float" office:value="0.560133709089955">
            <text:p>0.5601337091</text:p>
          </table:table-cell>
        </table:table-row>
        <table:table-row table:style-name="ro1">
          <table:table-cell office:value-type="float" office:value="0.716193670004053">
            <text:p>0.71619367</text:p>
          </table:table-cell>
          <table:table-cell office:value-type="float" office:value="0.614698713995269">
            <text:p>0.614698714</text:p>
          </table:table-cell>
          <table:table-cell office:value-type="float" office:value="0.64464981552098">
            <text:p>0.6446498155</text:p>
          </table:table-cell>
          <table:table-cell office:value-type="float" office:value="0.685928665649072">
            <text:p>0.6859286656</text:p>
          </table:table-cell>
          <table:table-cell office:value-type="float" office:value="0.738545895513603">
            <text:p>0.7385458955</text:p>
          </table:table-cell>
          <table:table-cell office:value-type="float" office:value="0.653092470176615">
            <text:p>0.6530924702</text:p>
          </table:table-cell>
          <table:table-cell office:value-type="float" office:value="0.786423174877556">
            <text:p>0.7864231749</text:p>
          </table:table-cell>
          <table:table-cell office:value-type="float" office:value="0.651937000335771">
            <text:p>0.6519370003</text:p>
          </table:table-cell>
          <table:table-cell office:value-type="float" office:value="0.744202756024023">
            <text:p>0.744202756</text:p>
          </table:table-cell>
          <table:table-cell office:value-type="float" office:value="0.660311470278303">
            <text:p>0.6603114703</text:p>
          </table:table-cell>
        </table:table-row>
        <table:table-row table:style-name="ro1">
          <table:table-cell office:value-type="float" office:value="0.614045719426187">
            <text:p>0.6140457194</text:p>
          </table:table-cell>
          <table:table-cell office:value-type="float" office:value="0.659395731295765">
            <text:p>0.6593957313</text:p>
          </table:table-cell>
          <table:table-cell office:value-type="float" office:value="0.631217599149541">
            <text:p>0.6312175991</text:p>
          </table:table-cell>
          <table:table-cell office:value-type="float" office:value="0.552607936906248">
            <text:p>0.5526079369</text:p>
          </table:table-cell>
          <table:table-cell office:value-type="float" office:value="0.657445516777788">
            <text:p>0.6574455168</text:p>
          </table:table-cell>
          <table:table-cell office:value-type="float" office:value="0.641456519126154">
            <text:p>0.6414565191</text:p>
          </table:table-cell>
          <table:table-cell office:value-type="float" office:value="0.590746178141347">
            <text:p>0.5907461781</text:p>
          </table:table-cell>
          <table:table-cell office:value-type="float" office:value="0.723839118555367">
            <text:p>0.7238391186</text:p>
          </table:table-cell>
          <table:table-cell office:value-type="float" office:value="0.643761517725112">
            <text:p>0.6437615177</text:p>
          </table:table-cell>
          <table:table-cell office:value-type="float" office:value="0.627004946492284">
            <text:p>0.6270049465</text:p>
          </table:table-cell>
        </table:table-row>
        <table:table-row table:style-name="ro1">
          <table:table-cell office:value-type="float" office:value="0.864044172570346">
            <text:p>0.8640441726</text:p>
          </table:table-cell>
          <table:table-cell office:value-type="float" office:value="0.675093944850383">
            <text:p>0.6750939449</text:p>
          </table:table-cell>
          <table:table-cell office:value-type="float" office:value="0.751745761343992">
            <text:p>0.7517457613</text:p>
          </table:table-cell>
          <table:table-cell office:value-type="float" office:value="0.657468633449123">
            <text:p>0.6574686334</text:p>
          </table:table-cell>
          <table:table-cell office:value-type="float" office:value="0.76724453631136">
            <text:p>0.7672445363</text:p>
          </table:table-cell>
          <table:table-cell office:value-type="float" office:value="0.787030777743288">
            <text:p>0.7870307777</text:p>
          </table:table-cell>
          <table:table-cell office:value-type="float" office:value="0.729582765683728">
            <text:p>0.7295827657</text:p>
          </table:table-cell>
          <table:table-cell office:value-type="float" office:value="0.729488187608551">
            <text:p>0.7294881876</text:p>
          </table:table-cell>
          <table:table-cell office:value-type="float" office:value="0.814169011975473">
            <text:p>0.814169012</text:p>
          </table:table-cell>
          <table:table-cell office:value-type="float" office:value="0.733848265979235">
            <text:p>0.733848266</text:p>
          </table:table-cell>
        </table:table-row>
        <table:table-row table:style-name="ro1">
          <table:table-cell office:value-type="float" office:value="0.522197883630832">
            <text:p>0.5221978836</text:p>
          </table:table-cell>
          <table:table-cell office:value-type="float" office:value="0.598730266905131">
            <text:p>0.5987302669</text:p>
          </table:table-cell>
          <table:table-cell office:value-type="float" office:value="0.633386441073816">
            <text:p>0.6333864411</text:p>
          </table:table-cell>
          <table:table-cell office:value-type="float" office:value="0.627292056795579">
            <text:p>0.6272920568</text:p>
          </table:table-cell>
          <table:table-cell office:value-type="float" office:value="0.690304989915216">
            <text:p>0.6903049899</text:p>
          </table:table-cell>
          <table:table-cell office:value-type="float" office:value="0.61379021969842">
            <text:p>0.6137902197</text:p>
          </table:table-cell>
          <table:table-cell office:value-type="float" office:value="0.687906696158132">
            <text:p>0.6879066962</text:p>
          </table:table-cell>
          <table:table-cell office:value-type="float" office:value="0.670589555484279">
            <text:p>0.6705895555</text:p>
          </table:table-cell>
          <table:table-cell office:value-type="float" office:value="0.600184665997368">
            <text:p>0.600184666</text:p>
          </table:table-cell>
          <table:table-cell office:value-type="float" office:value="0.496268003256852">
            <text:p>0.4962680033</text:p>
          </table:table-cell>
        </table:table-row>
        <table:table-row table:style-name="ro1">
          <table:table-cell office:value-type="float" office:value="0.749487130707391">
            <text:p>0.7494871307</text:p>
          </table:table-cell>
          <table:table-cell office:value-type="float" office:value="0.766946383411102">
            <text:p>0.7669463834</text:p>
          </table:table-cell>
          <table:table-cell office:value-type="float" office:value="0.768292374032719">
            <text:p>0.768292374</text:p>
          </table:table-cell>
          <table:table-cell office:value-type="float" office:value="0.728948998550793">
            <text:p>0.7289489986</text:p>
          </table:table-cell>
          <table:table-cell office:value-type="float" office:value="0.636138908838627">
            <text:p>0.6361389088</text:p>
          </table:table-cell>
          <table:table-cell office:value-type="float" office:value="0.672050974577669">
            <text:p>0.6720509746</text:p>
          </table:table-cell>
          <table:table-cell office:value-type="float" office:value="0.844255544574011">
            <text:p>0.8442555446</text:p>
          </table:table-cell>
          <table:table-cell office:value-type="float" office:value="0.725926157711788">
            <text:p>0.7259261577</text:p>
          </table:table-cell>
          <table:table-cell office:value-type="float" office:value="0.706138175119981">
            <text:p>0.7061381751</text:p>
          </table:table-cell>
          <table:table-cell office:value-type="float" office:value="0.748445465977761">
            <text:p>0.748445466</text:p>
          </table:table-cell>
        </table:table-row>
        <table:table-row table:style-name="ro1">
          <table:table-cell office:value-type="float" office:value="0.652573428932201">
            <text:p>0.6525734289</text:p>
          </table:table-cell>
          <table:table-cell office:value-type="float" office:value="0.690004986385332">
            <text:p>0.6900049864</text:p>
          </table:table-cell>
          <table:table-cell office:value-type="float" office:value="0.653253220479958">
            <text:p>0.6532532205</text:p>
          </table:table-cell>
          <table:table-cell office:value-type="float" office:value="0.679124244177575">
            <text:p>0.6791242442</text:p>
          </table:table-cell>
          <table:table-cell office:value-type="float" office:value="0.691300579337772">
            <text:p>0.6913005793</text:p>
          </table:table-cell>
          <table:table-cell office:value-type="float" office:value="0.675442521270826">
            <text:p>0.6754425213</text:p>
          </table:table-cell>
          <table:table-cell office:value-type="float" office:value="0.590374335969379">
            <text:p>0.590374336</text:p>
          </table:table-cell>
          <table:table-cell office:value-type="float" office:value="0.661246823863364">
            <text:p>0.6612468239</text:p>
          </table:table-cell>
          <table:table-cell office:value-type="float" office:value="0.714593258701932">
            <text:p>0.7145932587</text:p>
          </table:table-cell>
          <table:table-cell office:value-type="float" office:value="0.772551682879859">
            <text:p>0.7725516829</text:p>
          </table:table-cell>
        </table:table-row>
        <table:table-row table:style-name="ro1">
          <table:table-cell office:value-type="float" office:value="0.783758277686506">
            <text:p>0.7837582777</text:p>
          </table:table-cell>
          <table:table-cell office:value-type="float" office:value="0.593556211807669">
            <text:p>0.5935562118</text:p>
          </table:table-cell>
          <table:table-cell office:value-type="float" office:value="0.611761572308372">
            <text:p>0.6117615723</text:p>
          </table:table-cell>
          <table:table-cell office:value-type="float" office:value="0.668773807790014">
            <text:p>0.6687738078</text:p>
          </table:table-cell>
          <table:table-cell office:value-type="float" office:value="0.509067902566054">
            <text:p>0.5090679026</text:p>
          </table:table-cell>
          <table:table-cell office:value-type="float" office:value="0.694128271430768">
            <text:p>0.6941282714</text:p>
          </table:table-cell>
          <table:table-cell office:value-type="float" office:value="0.806453578842647">
            <text:p>0.8064535788</text:p>
          </table:table-cell>
          <table:table-cell office:value-type="float" office:value="0.750890977973987">
            <text:p>0.750890978</text:p>
          </table:table-cell>
          <table:table-cell office:value-type="float" office:value="0.777093120599837">
            <text:p>0.7770931206</text:p>
          </table:table-cell>
          <table:table-cell office:value-type="float" office:value="0.71421432764603">
            <text:p>0.7142143276</text:p>
          </table:table-cell>
        </table:table-row>
        <table:table-row table:style-name="ro1">
          <table:table-cell office:value-type="float" office:value="0.767286073129229">
            <text:p>0.7672860731</text:p>
          </table:table-cell>
          <table:table-cell office:value-type="float" office:value="0.754383936671301">
            <text:p>0.7543839367</text:p>
          </table:table-cell>
          <table:table-cell office:value-type="float" office:value="0.636328868619885">
            <text:p>0.6363288686</text:p>
          </table:table-cell>
          <table:table-cell office:value-type="float" office:value="0.613454502159638">
            <text:p>0.6134545022</text:p>
          </table:table-cell>
          <table:table-cell office:value-type="float" office:value="0.75326972137605">
            <text:p>0.7532697214</text:p>
          </table:table-cell>
          <table:table-cell office:value-type="float" office:value="0.636519679802245">
            <text:p>0.6365196798</text:p>
          </table:table-cell>
          <table:table-cell office:value-type="float" office:value="0.480384135110625">
            <text:p>0.4803841351</text:p>
          </table:table-cell>
          <table:table-cell office:value-type="float" office:value="0.650897558830599">
            <text:p>0.6508975588</text:p>
          </table:table-cell>
          <table:table-cell office:value-type="float" office:value="0.552407354921106">
            <text:p>0.5524073549</text:p>
          </table:table-cell>
          <table:table-cell office:value-type="float" office:value="0.710535414298045">
            <text:p>0.7105354143</text:p>
          </table:table-cell>
        </table:table-row>
        <table:table-row table:style-name="ro1">
          <table:table-cell office:value-type="float" office:value="0.929965706267721">
            <text:p>0.9299657063</text:p>
          </table:table-cell>
          <table:table-cell office:value-type="float" office:value="0.753168015913405">
            <text:p>0.7531680159</text:p>
          </table:table-cell>
          <table:table-cell office:value-type="float" office:value="0.633100577818197">
            <text:p>0.6331005778</text:p>
          </table:table-cell>
          <table:table-cell office:value-type="float" office:value="0.714095730639555">
            <text:p>0.7140957306</text:p>
          </table:table-cell>
          <table:table-cell office:value-type="float" office:value="0.78672322100591">
            <text:p>0.786723221</text:p>
          </table:table-cell>
          <table:table-cell office:value-type="float" office:value="0.900639964815843">
            <text:p>0.9006399648</text:p>
          </table:table-cell>
          <table:table-cell office:value-type="float" office:value="0.786276321757201">
            <text:p>0.7862763218</text:p>
          </table:table-cell>
          <table:table-cell office:value-type="float" office:value="0.747999484264139">
            <text:p>0.7479994843</text:p>
          </table:table-cell>
          <table:table-cell office:value-type="float" office:value="0.805754684335091">
            <text:p>0.8057546843</text:p>
          </table:table-cell>
          <table:table-cell office:value-type="float" office:value="0.624107032045518">
            <text:p>0.624107032</text:p>
          </table:table-cell>
        </table:table-row>
        <table:table-row table:style-name="ro1">
          <table:table-cell office:value-type="float" office:value="0.675143100780236">
            <text:p>0.6751431008</text:p>
          </table:table-cell>
          <table:table-cell office:value-type="float" office:value="0.774302163315828">
            <text:p>0.7743021633</text:p>
          </table:table-cell>
          <table:table-cell office:value-type="float" office:value="0.699026206387188">
            <text:p>0.6990262064</text:p>
          </table:table-cell>
          <table:table-cell office:value-type="float" office:value="0.690623912711379">
            <text:p>0.6906239127</text:p>
          </table:table-cell>
          <table:table-cell office:value-type="float" office:value="0.68990321877737">
            <text:p>0.6899032188</text:p>
          </table:table-cell>
          <table:table-cell office:value-type="float" office:value="0.700872586698354">
            <text:p>0.7008725867</text:p>
          </table:table-cell>
          <table:table-cell office:value-type="float" office:value="0.574831146853835">
            <text:p>0.5748311469</text:p>
          </table:table-cell>
          <table:table-cell office:value-type="float" office:value="0.680529351876305">
            <text:p>0.6805293519</text:p>
          </table:table-cell>
          <table:table-cell office:value-type="float" office:value="0.654452884416509">
            <text:p>0.6544528844</text:p>
          </table:table-cell>
          <table:table-cell office:value-type="float" office:value="0.815682385258698">
            <text:p>0.8156823853</text:p>
          </table:table-cell>
        </table:table-row>
        <table:table-row table:style-name="ro1">
          <table:table-cell office:value-type="float" office:value="0.698083096878531">
            <text:p>0.6980830969</text:p>
          </table:table-cell>
          <table:table-cell office:value-type="float" office:value="0.633345947325513">
            <text:p>0.6333459473</text:p>
          </table:table-cell>
          <table:table-cell office:value-type="float" office:value="0.788099352550949">
            <text:p>0.7880993526</text:p>
          </table:table-cell>
          <table:table-cell office:value-type="float" office:value="0.55079382115009">
            <text:p>0.5507938212</text:p>
          </table:table-cell>
          <table:table-cell office:value-type="float" office:value="0.626396773479856">
            <text:p>0.6263967735</text:p>
          </table:table-cell>
          <table:table-cell office:value-type="float" office:value="0.614651941337708">
            <text:p>0.6146519413</text:p>
          </table:table-cell>
          <table:table-cell office:value-type="float" office:value="0.750925982815245">
            <text:p>0.7509259828</text:p>
          </table:table-cell>
          <table:table-cell office:value-type="float" office:value="0.57139675754144">
            <text:p>0.5713967575</text:p>
          </table:table-cell>
          <table:table-cell office:value-type="float" office:value="0.728820950528029">
            <text:p>0.7288209505</text:p>
          </table:table-cell>
          <table:table-cell office:value-type="float" office:value="0.651894769484603">
            <text:p>0.6518947695</text:p>
          </table:table-cell>
        </table:table-row>
        <table:table-row table:style-name="ro1">
          <table:table-cell office:value-type="float" office:value="0.634208064685332">
            <text:p>0.6342080647</text:p>
          </table:table-cell>
          <table:table-cell office:value-type="float" office:value="0.772701032078285">
            <text:p>0.7727010321</text:p>
          </table:table-cell>
          <table:table-cell office:value-type="float" office:value="0.690389409216084">
            <text:p>0.6903894092</text:p>
          </table:table-cell>
          <table:table-cell office:value-type="float" office:value="0.772179187558964">
            <text:p>0.7721791876</text:p>
          </table:table-cell>
          <table:table-cell office:value-type="float" office:value="0.761183778367776">
            <text:p>0.7611837784</text:p>
          </table:table-cell>
          <table:table-cell office:value-type="float" office:value="0.671882234226404">
            <text:p>0.6718822342</text:p>
          </table:table-cell>
          <table:table-cell office:value-type="float" office:value="0.71211421437447">
            <text:p>0.7121142144</text:p>
          </table:table-cell>
          <table:table-cell office:value-type="float" office:value="0.653758241706598">
            <text:p>0.6537582417</text:p>
          </table:table-cell>
          <table:table-cell office:value-type="float" office:value="0.766868070095144">
            <text:p>0.7668680701</text:p>
          </table:table-cell>
          <table:table-cell office:value-type="float" office:value="0.674642325180139">
            <text:p>0.6746423252</text:p>
          </table:table-cell>
        </table:table-row>
        <table:table-row table:style-name="ro1">
          <table:table-cell office:value-type="float" office:value="0.721726890117232">
            <text:p>0.7217268901</text:p>
          </table:table-cell>
          <table:table-cell office:value-type="float" office:value="0.699240383728889">
            <text:p>0.6992403837</text:p>
          </table:table-cell>
          <table:table-cell office:value-type="float" office:value="0.76097106844549">
            <text:p>0.7609710684</text:p>
          </table:table-cell>
          <table:table-cell office:value-type="float" office:value="0.733656403563989">
            <text:p>0.7336564036</text:p>
          </table:table-cell>
          <table:table-cell office:value-type="float" office:value="0.693703382932314">
            <text:p>0.6937033829</text:p>
          </table:table-cell>
          <table:table-cell office:value-type="float" office:value="0.67803597307403">
            <text:p>0.6780359731</text:p>
          </table:table-cell>
          <table:table-cell office:value-type="float" office:value="0.805922109419579">
            <text:p>0.8059221094</text:p>
          </table:table-cell>
          <table:table-cell office:value-type="float" office:value="0.641553166086276">
            <text:p>0.6415531661</text:p>
          </table:table-cell>
          <table:table-cell office:value-type="float" office:value="0.86385463985224">
            <text:p>0.8638546399</text:p>
          </table:table-cell>
          <table:table-cell office:value-type="float" office:value="0.676697301663839">
            <text:p>0.6766973017</text:p>
          </table:table-cell>
        </table:table-row>
        <table:table-row table:style-name="ro1">
          <table:table-cell office:value-type="float" office:value="0.690331288110371">
            <text:p>0.6903312881</text:p>
          </table:table-cell>
          <table:table-cell office:value-type="float" office:value="0.671868268992193">
            <text:p>0.671868269</text:p>
          </table:table-cell>
          <table:table-cell office:value-type="float" office:value="0.556871908373764">
            <text:p>0.5568719084</text:p>
          </table:table-cell>
          <table:table-cell office:value-type="float" office:value="0.729540303857326">
            <text:p>0.7295403039</text:p>
          </table:table-cell>
          <table:table-cell office:value-type="float" office:value="0.704718534584577">
            <text:p>0.7047185346</text:p>
          </table:table-cell>
          <table:table-cell office:value-type="float" office:value="0.651281642915517">
            <text:p>0.6512816429</text:p>
          </table:table-cell>
          <table:table-cell office:value-type="float" office:value="0.711955632244173">
            <text:p>0.7119556322</text:p>
          </table:table-cell>
          <table:table-cell office:value-type="float" office:value="0.884607833104208">
            <text:p>0.8846078331</text:p>
          </table:table-cell>
          <table:table-cell office:value-type="float" office:value="0.672520266186973">
            <text:p>0.6725202662</text:p>
          </table:table-cell>
          <table:table-cell office:value-type="float" office:value="0.678069550681219">
            <text:p>0.6780695507</text:p>
          </table:table-cell>
        </table:table-row>
        <table:table-row table:style-name="ro1">
          <table:table-cell office:value-type="float" office:value="0.607318625182808">
            <text:p>0.6073186252</text:p>
          </table:table-cell>
          <table:table-cell office:value-type="float" office:value="0.651932582099575">
            <text:p>0.6519325821</text:p>
          </table:table-cell>
          <table:table-cell office:value-type="float" office:value="0.618612420581096">
            <text:p>0.6186124206</text:p>
          </table:table-cell>
          <table:table-cell office:value-type="float" office:value="0.672062827939883">
            <text:p>0.6720628279</text:p>
          </table:table-cell>
          <table:table-cell office:value-type="float" office:value="0.59893285456012">
            <text:p>0.5989328546</text:p>
          </table:table-cell>
          <table:table-cell office:value-type="float" office:value="0.749980966660629">
            <text:p>0.7499809667</text:p>
          </table:table-cell>
          <table:table-cell office:value-type="float" office:value="0.634166759209396">
            <text:p>0.6341667592</text:p>
          </table:table-cell>
          <table:table-cell office:value-type="float" office:value="0.728421763986789">
            <text:p>0.728421764</text:p>
          </table:table-cell>
          <table:table-cell office:value-type="float" office:value="0.607006648977015">
            <text:p>0.607006649</text:p>
          </table:table-cell>
          <table:table-cell office:value-type="float" office:value="0.667565617781669">
            <text:p>0.6675656178</text:p>
          </table:table-cell>
        </table:table-row>
        <table:table-row table:style-name="ro1">
          <table:table-cell office:value-type="float" office:value="0.701591830526453">
            <text:p>0.7015918305</text:p>
          </table:table-cell>
          <table:table-cell office:value-type="float" office:value="0.657877253597105">
            <text:p>0.6578772536</text:p>
          </table:table-cell>
          <table:table-cell office:value-type="float" office:value="0.623431445677515">
            <text:p>0.6234314457</text:p>
          </table:table-cell>
          <table:table-cell office:value-type="float" office:value="0.71388838910124">
            <text:p>0.7138883891</text:p>
          </table:table-cell>
          <table:table-cell office:value-type="float" office:value="0.748299970090489">
            <text:p>0.7482999701</text:p>
          </table:table-cell>
          <table:table-cell office:value-type="float" office:value="0.753415353529757">
            <text:p>0.7534153535</text:p>
          </table:table-cell>
          <table:table-cell office:value-type="float" office:value="0.613637964992779">
            <text:p>0.613637965</text:p>
          </table:table-cell>
          <table:table-cell office:value-type="float" office:value="0.652873387517234">
            <text:p>0.6528733875</text:p>
          </table:table-cell>
          <table:table-cell office:value-type="float" office:value="0.73969017509216">
            <text:p>0.7396901751</text:p>
          </table:table-cell>
          <table:table-cell office:value-type="float" office:value="0.758570089387936">
            <text:p>0.7585700894</text:p>
          </table:table-cell>
        </table:table-row>
        <table:table-row table:style-name="ro1">
          <table:table-cell office:value-type="float" office:value="0.616842656714271">
            <text:p>0.6168426567</text:p>
          </table:table-cell>
          <table:table-cell office:value-type="float" office:value="0.646741234164158">
            <text:p>0.6467412342</text:p>
          </table:table-cell>
          <table:table-cell office:value-type="float" office:value="0.692021108300898">
            <text:p>0.6920211083</text:p>
          </table:table-cell>
          <table:table-cell office:value-type="float" office:value="0.713638154971969">
            <text:p>0.713638155</text:p>
          </table:table-cell>
          <table:table-cell office:value-type="float" office:value="0.614045562581454">
            <text:p>0.6140455626</text:p>
          </table:table-cell>
          <table:table-cell office:value-type="float" office:value="0.745000182524145">
            <text:p>0.7450001825</text:p>
          </table:table-cell>
          <table:table-cell office:value-type="float" office:value="0.742346782311561">
            <text:p>0.7423467823</text:p>
          </table:table-cell>
          <table:table-cell office:value-type="float" office:value="0.499056445611809">
            <text:p>0.4990564456</text:p>
          </table:table-cell>
          <table:table-cell office:value-type="float" office:value="0.535783195543255">
            <text:p>0.5357831955</text:p>
          </table:table-cell>
          <table:table-cell office:value-type="float" office:value="0.499351835275521">
            <text:p>0.4993518353</text:p>
          </table:table-cell>
        </table:table-row>
        <table:table-row table:style-name="ro1">
          <table:table-cell office:value-type="float" office:value="0.652685415660163">
            <text:p>0.6526854157</text:p>
          </table:table-cell>
          <table:table-cell office:value-type="float" office:value="0.535900864673878">
            <text:p>0.5359008647</text:p>
          </table:table-cell>
          <table:table-cell office:value-type="float" office:value="0.73828534277463">
            <text:p>0.7382853428</text:p>
          </table:table-cell>
          <table:table-cell office:value-type="float" office:value="0.496605148922784">
            <text:p>0.4966051489</text:p>
          </table:table-cell>
          <table:table-cell office:value-type="float" office:value="0.614207308862834">
            <text:p>0.6142073089</text:p>
          </table:table-cell>
          <table:table-cell office:value-type="float" office:value="0.680954642606232">
            <text:p>0.6809546426</text:p>
          </table:table-cell>
          <table:table-cell office:value-type="float" office:value="0.667315020111576">
            <text:p>0.6673150201</text:p>
          </table:table-cell>
          <table:table-cell office:value-type="float" office:value="0.639930499126553">
            <text:p>0.6399304991</text:p>
          </table:table-cell>
          <table:table-cell office:value-type="float" office:value="0.766864941186083">
            <text:p>0.7668649412</text:p>
          </table:table-cell>
          <table:table-cell office:value-type="float" office:value="0.609955460059258">
            <text:p>0.6099554601</text:p>
          </table:table-cell>
        </table:table-row>
        <table:table-row table:style-name="ro1">
          <table:table-cell office:value-type="float" office:value="0.670476720353818">
            <text:p>0.6704767204</text:p>
          </table:table-cell>
          <table:table-cell office:value-type="float" office:value="0.677167214934569">
            <text:p>0.6771672149</text:p>
          </table:table-cell>
          <table:table-cell office:value-type="float" office:value="0.608754498860941">
            <text:p>0.6087544989</text:p>
          </table:table-cell>
          <table:table-cell office:value-type="float" office:value="0.759277555746293">
            <text:p>0.7592775557</text:p>
          </table:table-cell>
          <table:table-cell office:value-type="float" office:value="0.649653681874282">
            <text:p>0.6496536819</text:p>
          </table:table-cell>
          <table:table-cell office:value-type="float" office:value="0.731328455931445">
            <text:p>0.7313284559</text:p>
          </table:table-cell>
          <table:table-cell office:value-type="float" office:value="0.825647810346634">
            <text:p>0.8256478103</text:p>
          </table:table-cell>
          <table:table-cell office:value-type="float" office:value="0.657638587160368">
            <text:p>0.6576385872</text:p>
          </table:table-cell>
          <table:table-cell office:value-type="float" office:value="0.666273751195489">
            <text:p>0.6662737512</text:p>
          </table:table-cell>
          <table:table-cell office:value-type="float" office:value="0.679082085125183">
            <text:p>0.6790820851</text:p>
          </table:table-cell>
        </table:table-row>
        <table:table-row table:style-name="ro1">
          <table:table-cell office:value-type="float" office:value="0.767495106535722">
            <text:p>0.7674951065</text:p>
          </table:table-cell>
          <table:table-cell office:value-type="float" office:value="0.586644567719951">
            <text:p>0.5866445677</text:p>
          </table:table-cell>
          <table:table-cell office:value-type="float" office:value="0.672324647619982">
            <text:p>0.6723246476</text:p>
          </table:table-cell>
          <table:table-cell office:value-type="float" office:value="0.775571278076491">
            <text:p>0.7755712781</text:p>
          </table:table-cell>
          <table:table-cell office:value-type="float" office:value="0.677701475094689">
            <text:p>0.6777014751</text:p>
          </table:table-cell>
          <table:table-cell office:value-type="float" office:value="0.711248300314008">
            <text:p>0.7112483003</text:p>
          </table:table-cell>
          <table:table-cell office:value-type="float" office:value="0.663505064414509">
            <text:p>0.6635050644</text:p>
          </table:table-cell>
          <table:table-cell office:value-type="float" office:value="0.700290926024155">
            <text:p>0.700290926</text:p>
          </table:table-cell>
          <table:table-cell office:value-type="float" office:value="0.586718716392053">
            <text:p>0.5867187164</text:p>
          </table:table-cell>
          <table:table-cell office:value-type="float" office:value="0.684036435696765">
            <text:p>0.6840364357</text:p>
          </table:table-cell>
        </table:table-row>
        <table:table-row table:style-name="ro1">
          <table:table-cell office:value-type="float" office:value="0.82479473464006">
            <text:p>0.8247947346</text:p>
          </table:table-cell>
          <table:table-cell office:value-type="float" office:value="0.668328848942016">
            <text:p>0.6683288489</text:p>
          </table:table-cell>
          <table:table-cell office:value-type="float" office:value="0.747889118627663">
            <text:p>0.7478891186</text:p>
          </table:table-cell>
          <table:table-cell office:value-type="float" office:value="0.729323987651227">
            <text:p>0.7293239877</text:p>
          </table:table-cell>
          <table:table-cell office:value-type="float" office:value="0.56828826734142">
            <text:p>0.5682882673</text:p>
          </table:table-cell>
          <table:table-cell office:value-type="float" office:value="0.896770089502041">
            <text:p>0.8967700895</text:p>
          </table:table-cell>
          <table:table-cell office:value-type="float" office:value="0.753166157697494">
            <text:p>0.7531661577</text:p>
          </table:table-cell>
          <table:table-cell office:value-type="float" office:value="0.751947545260719">
            <text:p>0.7519475453</text:p>
          </table:table-cell>
          <table:table-cell office:value-type="float" office:value="0.671610050571207">
            <text:p>0.6716100506</text:p>
          </table:table-cell>
          <table:table-cell office:value-type="float" office:value="0.752554196554342">
            <text:p>0.7525541966</text:p>
          </table:table-cell>
        </table:table-row>
        <table:table-row table:style-name="ro1">
          <table:table-cell office:value-type="float" office:value="0.695301005224427">
            <text:p>0.6953010052</text:p>
          </table:table-cell>
          <table:table-cell office:value-type="float" office:value="0.797116006120765">
            <text:p>0.7971160061</text:p>
          </table:table-cell>
          <table:table-cell office:value-type="float" office:value="0.668264987078988">
            <text:p>0.6682649871</text:p>
          </table:table-cell>
          <table:table-cell office:value-type="float" office:value="0.678007513192521">
            <text:p>0.6780075132</text:p>
          </table:table-cell>
          <table:table-cell office:value-type="float" office:value="0.711597118761719">
            <text:p>0.7115971188</text:p>
          </table:table-cell>
          <table:table-cell office:value-type="float" office:value="0.757166300784483">
            <text:p>0.7571663008</text:p>
          </table:table-cell>
          <table:table-cell office:value-type="float" office:value="0.545997668177909">
            <text:p>0.5459976682</text:p>
          </table:table-cell>
          <table:table-cell office:value-type="float" office:value="0.813980074735436">
            <text:p>0.8139800747</text:p>
          </table:table-cell>
          <table:table-cell office:value-type="float" office:value="0.676565732756125">
            <text:p>0.6765657328</text:p>
          </table:table-cell>
          <table:table-cell office:value-type="float" office:value="0.767711715856441">
            <text:p>0.7677117159</text:p>
          </table:table-cell>
        </table:table-row>
        <table:table-row table:style-name="ro1">
          <table:table-cell office:value-type="float" office:value="0.714097331250197">
            <text:p>0.7140973313</text:p>
          </table:table-cell>
          <table:table-cell office:value-type="float" office:value="0.708979179963571">
            <text:p>0.70897918</text:p>
          </table:table-cell>
          <table:table-cell office:value-type="float" office:value="0.651091425550247">
            <text:p>0.6510914256</text:p>
          </table:table-cell>
          <table:table-cell office:value-type="float" office:value="0.70199456392723">
            <text:p>0.7019945639</text:p>
          </table:table-cell>
          <table:table-cell office:value-type="float" office:value="0.862576495315271">
            <text:p>0.8625764953</text:p>
          </table:table-cell>
          <table:table-cell office:value-type="float" office:value="0.751234595145838">
            <text:p>0.7512345951</text:p>
          </table:table-cell>
          <table:table-cell office:value-type="float" office:value="0.755428346419475">
            <text:p>0.7554283464</text:p>
          </table:table-cell>
          <table:table-cell office:value-type="float" office:value="0.79250114109253">
            <text:p>0.7925011411</text:p>
          </table:table-cell>
          <table:table-cell office:value-type="float" office:value="0.698447917072139">
            <text:p>0.6984479171</text:p>
          </table:table-cell>
          <table:table-cell office:value-type="float" office:value="0.836815943752742">
            <text:p>0.8368159438</text:p>
          </table:table-cell>
        </table:table-row>
        <table:table-row table:style-name="ro1">
          <table:table-cell office:value-type="float" office:value="0.613514561527619">
            <text:p>0.6135145615</text:p>
          </table:table-cell>
          <table:table-cell office:value-type="float" office:value="0.545446025343369">
            <text:p>0.5454460253</text:p>
          </table:table-cell>
          <table:table-cell office:value-type="float" office:value="0.662244923899208">
            <text:p>0.6622449239</text:p>
          </table:table-cell>
          <table:table-cell office:value-type="float" office:value="0.695778349955774">
            <text:p>0.69577835</text:p>
          </table:table-cell>
          <table:table-cell office:value-type="float" office:value="0.637193153138929">
            <text:p>0.6371931531</text:p>
          </table:table-cell>
          <table:table-cell office:value-type="float" office:value="0.695388460947505">
            <text:p>0.6953884609</text:p>
          </table:table-cell>
          <table:table-cell office:value-type="float" office:value="0.8261367363442">
            <text:p>0.8261367363</text:p>
          </table:table-cell>
          <table:table-cell office:value-type="float" office:value="0.666989172066084">
            <text:p>0.6669891721</text:p>
          </table:table-cell>
          <table:table-cell office:value-type="float" office:value="0.748257795366166">
            <text:p>0.7482577954</text:p>
          </table:table-cell>
          <table:table-cell office:value-type="float" office:value="0.593271220402409">
            <text:p>0.5932712204</text:p>
          </table:table-cell>
        </table:table-row>
        <table:table-row table:style-name="ro1">
          <table:table-cell office:value-type="float" office:value="0.576925352401902">
            <text:p>0.5769253524</text:p>
          </table:table-cell>
          <table:table-cell office:value-type="float" office:value="0.48651321897653">
            <text:p>0.486513219</text:p>
          </table:table-cell>
          <table:table-cell office:value-type="float" office:value="0.628614305755859">
            <text:p>0.6286143058</text:p>
          </table:table-cell>
          <table:table-cell office:value-type="float" office:value="0.664347407766043">
            <text:p>0.6643474078</text:p>
          </table:table-cell>
          <table:table-cell office:value-type="float" office:value="0.805829096413106">
            <text:p>0.8058290964</text:p>
          </table:table-cell>
          <table:table-cell office:value-type="float" office:value="0.751903256870131">
            <text:p>0.7519032569</text:p>
          </table:table-cell>
          <table:table-cell office:value-type="float" office:value="0.671626147269252">
            <text:p>0.6716261473</text:p>
          </table:table-cell>
          <table:table-cell office:value-type="float" office:value="0.599395990476755">
            <text:p>0.5993959905</text:p>
          </table:table-cell>
          <table:table-cell office:value-type="float" office:value="0.559356383141637">
            <text:p>0.5593563831</text:p>
          </table:table-cell>
          <table:table-cell office:value-type="float" office:value="0.710180667580512">
            <text:p>0.7101806676</text:p>
          </table:table-cell>
        </table:table-row>
        <table:table-row table:style-name="ro1">
          <table:table-cell office:value-type="float" office:value="0.752701425082973">
            <text:p>0.7527014251</text:p>
          </table:table-cell>
          <table:table-cell office:value-type="float" office:value="0.655287593000365">
            <text:p>0.655287593</text:p>
          </table:table-cell>
          <table:table-cell office:value-type="float" office:value="0.56299242950873">
            <text:p>0.5629924295</text:p>
          </table:table-cell>
          <table:table-cell office:value-type="float" office:value="0.696248209712674">
            <text:p>0.6962482097</text:p>
          </table:table-cell>
          <table:table-cell office:value-type="float" office:value="0.666009320564848">
            <text:p>0.6660093206</text:p>
          </table:table-cell>
          <table:table-cell office:value-type="float" office:value="0.629165558045146">
            <text:p>0.629165558</text:p>
          </table:table-cell>
          <table:table-cell office:value-type="float" office:value="0.722409681890998">
            <text:p>0.7224096819</text:p>
          </table:table-cell>
          <table:table-cell office:value-type="float" office:value="0.723578383998358">
            <text:p>0.723578384</text:p>
          </table:table-cell>
          <table:table-cell office:value-type="float" office:value="0.926483440408985">
            <text:p>0.9264834404</text:p>
          </table:table-cell>
          <table:table-cell office:value-type="float" office:value="0.715694187713831">
            <text:p>0.7156941877</text:p>
          </table:table-cell>
        </table:table-row>
        <table:table-row table:style-name="ro1">
          <table:table-cell office:value-type="float" office:value="0.748097585759249">
            <text:p>0.7480975858</text:p>
          </table:table-cell>
          <table:table-cell office:value-type="float" office:value="0.864591509860633">
            <text:p>0.8645915099</text:p>
          </table:table-cell>
          <table:table-cell office:value-type="float" office:value="0.698301989324339">
            <text:p>0.6983019893</text:p>
          </table:table-cell>
          <table:table-cell office:value-type="float" office:value="0.71276739168791">
            <text:p>0.7127673917</text:p>
          </table:table-cell>
          <table:table-cell office:value-type="float" office:value="0.701714073883944">
            <text:p>0.7017140739</text:p>
          </table:table-cell>
          <table:table-cell office:value-type="float" office:value="0.711154621532173">
            <text:p>0.7111546215</text:p>
          </table:table-cell>
          <table:table-cell office:value-type="float" office:value="0.680779914590641">
            <text:p>0.6807799146</text:p>
          </table:table-cell>
          <table:table-cell office:value-type="float" office:value="0.62765017229744">
            <text:p>0.6276501723</text:p>
          </table:table-cell>
          <table:table-cell office:value-type="float" office:value="0.79357070489671">
            <text:p>0.7935707049</text:p>
          </table:table-cell>
          <table:table-cell office:value-type="float" office:value="0.786962889543815">
            <text:p>0.7869628895</text:p>
          </table:table-cell>
        </table:table-row>
        <table:table-row table:style-name="ro1">
          <table:table-cell office:value-type="float" office:value="0.690699920920016">
            <text:p>0.6906999209</text:p>
          </table:table-cell>
          <table:table-cell office:value-type="float" office:value="0.754858896229961">
            <text:p>0.7548588962</text:p>
          </table:table-cell>
          <table:table-cell office:value-type="float" office:value="0.565349286229168">
            <text:p>0.5653492862</text:p>
          </table:table-cell>
          <table:table-cell office:value-type="float" office:value="0.743563981309077">
            <text:p>0.7435639813</text:p>
          </table:table-cell>
          <table:table-cell office:value-type="float" office:value="0.752478448227523">
            <text:p>0.7524784482</text:p>
          </table:table-cell>
          <table:table-cell office:value-type="float" office:value="0.579957132266085">
            <text:p>0.5799571323</text:p>
          </table:table-cell>
          <table:table-cell office:value-type="float" office:value="0.789682116600484">
            <text:p>0.7896821166</text:p>
          </table:table-cell>
          <table:table-cell office:value-type="float" office:value="0.50345105652633">
            <text:p>0.5034510565</text:p>
          </table:table-cell>
          <table:table-cell office:value-type="float" office:value="0.666640198530913">
            <text:p>0.6666401985</text:p>
          </table:table-cell>
          <table:table-cell office:value-type="float" office:value="0.671905964615029">
            <text:p>0.6719059646</text:p>
          </table:table-cell>
        </table:table-row>
        <table:table-row table:style-name="ro1">
          <table:table-cell office:value-type="float" office:value="0.660459643337497">
            <text:p>0.6604596433</text:p>
          </table:table-cell>
          <table:table-cell office:value-type="float" office:value="0.788244859661258">
            <text:p>0.7882448597</text:p>
          </table:table-cell>
          <table:table-cell office:value-type="float" office:value="0.800999103083731">
            <text:p>0.8009991031</text:p>
          </table:table-cell>
          <table:table-cell office:value-type="float" office:value="0.737950029844116">
            <text:p>0.7379500298</text:p>
          </table:table-cell>
          <table:table-cell office:value-type="float" office:value="0.737223259114036">
            <text:p>0.7372232591</text:p>
          </table:table-cell>
          <table:table-cell office:value-type="float" office:value="0.640138989431712">
            <text:p>0.6401389894</text:p>
          </table:table-cell>
          <table:table-cell office:value-type="float" office:value="0.729471142304522">
            <text:p>0.7294711423</text:p>
          </table:table-cell>
          <table:table-cell office:value-type="float" office:value="0.629572007198602">
            <text:p>0.6295720072</text:p>
          </table:table-cell>
          <table:table-cell office:value-type="float" office:value="0.66190895492803">
            <text:p>0.6619089549</text:p>
          </table:table-cell>
          <table:table-cell office:value-type="float" office:value="0.660231576441676">
            <text:p>0.6602315764</text:p>
          </table:table-cell>
        </table:table-row>
        <table:table-row table:style-name="ro1">
          <table:table-cell office:value-type="float" office:value="0.770373317836843">
            <text:p>0.7703733178</text:p>
          </table:table-cell>
          <table:table-cell office:value-type="float" office:value="0.795000201189276">
            <text:p>0.7950002012</text:p>
          </table:table-cell>
          <table:table-cell office:value-type="float" office:value="0.890005024425377">
            <text:p>0.8900050244</text:p>
          </table:table-cell>
          <table:table-cell office:value-type="float" office:value="0.645398157202354">
            <text:p>0.6453981572</text:p>
          </table:table-cell>
          <table:table-cell office:value-type="float" office:value="0.74894657192927">
            <text:p>0.7489465719</text:p>
          </table:table-cell>
          <table:table-cell office:value-type="float" office:value="0.767301842432788">
            <text:p>0.7673018424</text:p>
          </table:table-cell>
          <table:table-cell office:value-type="float" office:value="0.675208736260727">
            <text:p>0.6752087363</text:p>
          </table:table-cell>
          <table:table-cell office:value-type="float" office:value="0.644096090949332">
            <text:p>0.6440960909</text:p>
          </table:table-cell>
          <table:table-cell office:value-type="float" office:value="0.788968312207856">
            <text:p>0.7889683122</text:p>
          </table:table-cell>
          <table:table-cell office:value-type="float" office:value="0.567884192805473">
            <text:p>0.5678841928</text:p>
          </table:table-cell>
        </table:table-row>
        <table:table-row table:style-name="ro1">
          <table:table-cell office:value-type="float" office:value="0.522314514365327">
            <text:p>0.5223145144</text:p>
          </table:table-cell>
          <table:table-cell office:value-type="float" office:value="0.590798819903284">
            <text:p>0.5907988199</text:p>
          </table:table-cell>
          <table:table-cell office:value-type="float" office:value="0.731521944751687">
            <text:p>0.7315219448</text:p>
          </table:table-cell>
          <table:table-cell office:value-type="float" office:value="0.727046621141382">
            <text:p>0.7270466211</text:p>
          </table:table-cell>
          <table:table-cell office:value-type="float" office:value="0.635791449910944">
            <text:p>0.6357914499</text:p>
          </table:table-cell>
          <table:table-cell office:value-type="float" office:value="0.690313535663485">
            <text:p>0.6903135357</text:p>
          </table:table-cell>
          <table:table-cell office:value-type="float" office:value="0.569959731803304">
            <text:p>0.5699597318</text:p>
          </table:table-cell>
          <table:table-cell office:value-type="float" office:value="0.614302591693536">
            <text:p>0.6143025917</text:p>
          </table:table-cell>
          <table:table-cell office:value-type="float" office:value="0.555850964261826">
            <text:p>0.5558509643</text:p>
          </table:table-cell>
          <table:table-cell office:value-type="float" office:value="0.667086793009369">
            <text:p>0.667086793</text:p>
          </table:table-cell>
        </table:table-row>
        <table:table-row table:style-name="ro1">
          <table:table-cell office:value-type="float" office:value="0.884231410167529">
            <text:p>0.8842314102</text:p>
          </table:table-cell>
          <table:table-cell office:value-type="float" office:value="0.773082306808094">
            <text:p>0.7730823068</text:p>
          </table:table-cell>
          <table:table-cell office:value-type="float" office:value="0.729603654419039">
            <text:p>0.7296036544</text:p>
          </table:table-cell>
          <table:table-cell office:value-type="float" office:value="0.6204597804015">
            <text:p>0.6204597804</text:p>
          </table:table-cell>
          <table:table-cell office:value-type="float" office:value="0.684286096359934">
            <text:p>0.6842860964</text:p>
          </table:table-cell>
          <table:table-cell office:value-type="float" office:value="0.735963879861058">
            <text:p>0.7359638799</text:p>
          </table:table-cell>
          <table:table-cell office:value-type="float" office:value="0.775633473827546">
            <text:p>0.7756334738</text:p>
          </table:table-cell>
          <table:table-cell office:value-type="float" office:value="0.662339255606813">
            <text:p>0.6623392556</text:p>
          </table:table-cell>
          <table:table-cell office:value-type="float" office:value="0.795940685783699">
            <text:p>0.7959406858</text:p>
          </table:table-cell>
          <table:table-cell office:value-type="float" office:value="0.778683007088346">
            <text:p>0.7786830071</text:p>
          </table:table-cell>
        </table:table-row>
        <table:table-row table:style-name="ro1">
          <table:table-cell office:value-type="float" office:value="0.755258459607308">
            <text:p>0.7552584596</text:p>
          </table:table-cell>
          <table:table-cell office:value-type="float" office:value="0.661913910345008">
            <text:p>0.6619139103</text:p>
          </table:table-cell>
          <table:table-cell office:value-type="float" office:value="0.79566618637837">
            <text:p>0.7956661864</text:p>
          </table:table-cell>
          <table:table-cell office:value-type="float" office:value="0.652435955400534">
            <text:p>0.6524359554</text:p>
          </table:table-cell>
          <table:table-cell office:value-type="float" office:value="0.675202176946557">
            <text:p>0.6752021769</text:p>
          </table:table-cell>
          <table:table-cell office:value-type="float" office:value="0.767521000217131">
            <text:p>0.7675210002</text:p>
          </table:table-cell>
          <table:table-cell office:value-type="float" office:value="0.716273818238231">
            <text:p>0.7162738182</text:p>
          </table:table-cell>
          <table:table-cell office:value-type="float" office:value="0.750218500384634">
            <text:p>0.7502185004</text:p>
          </table:table-cell>
          <table:table-cell office:value-type="float" office:value="0.844199338374952">
            <text:p>0.8441993384</text:p>
          </table:table-cell>
          <table:table-cell office:value-type="float" office:value="0.739696633629576">
            <text:p>0.7396966336</text:p>
          </table:table-cell>
        </table:table-row>
        <table:table-row table:style-name="ro1">
          <table:table-cell office:value-type="float" office:value="0.674311496229354">
            <text:p>0.6743114962</text:p>
          </table:table-cell>
          <table:table-cell office:value-type="float" office:value="0.652991230264371">
            <text:p>0.6529912303</text:p>
          </table:table-cell>
          <table:table-cell office:value-type="float" office:value="0.684529774610267">
            <text:p>0.6845297746</text:p>
          </table:table-cell>
          <table:table-cell office:value-type="float" office:value="0.701644969718122">
            <text:p>0.7016449697</text:p>
          </table:table-cell>
          <table:table-cell office:value-type="float" office:value="0.504641330314816">
            <text:p>0.5046413303</text:p>
          </table:table-cell>
          <table:table-cell office:value-type="float" office:value="0.675323852681987">
            <text:p>0.6753238527</text:p>
          </table:table-cell>
          <table:table-cell office:value-type="float" office:value="0.720946108149765">
            <text:p>0.7209461081</text:p>
          </table:table-cell>
          <table:table-cell office:value-type="float" office:value="0.709044143929693">
            <text:p>0.7090441439</text:p>
          </table:table-cell>
          <table:table-cell office:value-type="float" office:value="0.57295735971199">
            <text:p>0.5729573597</text:p>
          </table:table-cell>
          <table:table-cell office:value-type="float" office:value="0.733425748489252">
            <text:p>0.7334257485</text:p>
          </table:table-cell>
        </table:table-row>
        <table:table-row table:style-name="ro1">
          <table:table-cell office:value-type="float" office:value="0.6543092954125">
            <text:p>0.6543092954</text:p>
          </table:table-cell>
          <table:table-cell office:value-type="float" office:value="0.670583650957838">
            <text:p>0.670583651</text:p>
          </table:table-cell>
          <table:table-cell office:value-type="float" office:value="0.748346915900208">
            <text:p>0.7483469159</text:p>
          </table:table-cell>
          <table:table-cell office:value-type="float" office:value="0.673244585110836">
            <text:p>0.6732445851</text:p>
          </table:table-cell>
          <table:table-cell office:value-type="float" office:value="0.675968169407978">
            <text:p>0.6759681694</text:p>
          </table:table-cell>
          <table:table-cell office:value-type="float" office:value="0.739267138233249">
            <text:p>0.7392671382</text:p>
          </table:table-cell>
          <table:table-cell office:value-type="float" office:value="0.752455078743022">
            <text:p>0.7524550787</text:p>
          </table:table-cell>
          <table:table-cell office:value-type="float" office:value="0.691406054368484">
            <text:p>0.6914060544</text:p>
          </table:table-cell>
          <table:table-cell office:value-type="float" office:value="0.628428712085428">
            <text:p>0.6284287121</text:p>
          </table:table-cell>
          <table:table-cell office:value-type="float" office:value="0.789818712397813">
            <text:p>0.7898187124</text:p>
          </table:table-cell>
        </table:table-row>
        <table:table-row table:style-name="ro1">
          <table:table-cell office:value-type="float" office:value="0.756437260757999">
            <text:p>0.7564372608</text:p>
          </table:table-cell>
          <table:table-cell office:value-type="float" office:value="0.752782760218235">
            <text:p>0.7527827602</text:p>
          </table:table-cell>
          <table:table-cell office:value-type="float" office:value="0.652409078723523">
            <text:p>0.6524090787</text:p>
          </table:table-cell>
          <table:table-cell office:value-type="float" office:value="0.5854977480881">
            <text:p>0.5854977481</text:p>
          </table:table-cell>
          <table:table-cell office:value-type="float" office:value="0.736432966857013">
            <text:p>0.7364329669</text:p>
          </table:table-cell>
          <table:table-cell office:value-type="float" office:value="0.710012177095756">
            <text:p>0.7100121771</text:p>
          </table:table-cell>
          <table:table-cell office:value-type="float" office:value="0.728425230105302">
            <text:p>0.7284252301</text:p>
          </table:table-cell>
          <table:table-cell office:value-type="float" office:value="0.667662774979095">
            <text:p>0.667662775</text:p>
          </table:table-cell>
          <table:table-cell office:value-type="float" office:value="0.739705556528688">
            <text:p>0.7397055565</text:p>
          </table:table-cell>
          <table:table-cell office:value-type="float" office:value="0.685329237111857">
            <text:p>0.6853292371</text:p>
          </table:table-cell>
        </table:table-row>
        <table:table-row table:style-name="ro1">
          <table:table-cell office:value-type="float" office:value="0.720383794333942">
            <text:p>0.7203837943</text:p>
          </table:table-cell>
          <table:table-cell office:value-type="float" office:value="0.68416174353343">
            <text:p>0.6841617435</text:p>
          </table:table-cell>
          <table:table-cell office:value-type="float" office:value="0.727636570187912">
            <text:p>0.7276365702</text:p>
          </table:table-cell>
          <table:table-cell office:value-type="float" office:value="0.548297054049977">
            <text:p>0.548297054</text:p>
          </table:table-cell>
          <table:table-cell office:value-type="float" office:value="0.598408299677663">
            <text:p>0.5984082997</text:p>
          </table:table-cell>
          <table:table-cell office:value-type="float" office:value="0.674595382623688">
            <text:p>0.6745953826</text:p>
          </table:table-cell>
          <table:table-cell office:value-type="float" office:value="0.614180405744147">
            <text:p>0.6141804057</text:p>
          </table:table-cell>
          <table:table-cell office:value-type="float" office:value="0.542390944169336">
            <text:p>0.5423909442</text:p>
          </table:table-cell>
          <table:table-cell office:value-type="float" office:value="0.690108192031529">
            <text:p>0.690108192</text:p>
          </table:table-cell>
          <table:table-cell office:value-type="float" office:value="0.805653677939404">
            <text:p>0.8056536779</text:p>
          </table:table-cell>
        </table:table-row>
        <table:table-row table:style-name="ro1">
          <table:table-cell office:value-type="float" office:value="0.757991451191102">
            <text:p>0.7579914512</text:p>
          </table:table-cell>
          <table:table-cell office:value-type="float" office:value="0.720787533751935">
            <text:p>0.7207875338</text:p>
          </table:table-cell>
          <table:table-cell office:value-type="float" office:value="0.795515813196971">
            <text:p>0.7955158132</text:p>
          </table:table-cell>
          <table:table-cell office:value-type="float" office:value="0.767181264483108">
            <text:p>0.7671812645</text:p>
          </table:table-cell>
          <table:table-cell office:value-type="float" office:value="0.786019186581739">
            <text:p>0.7860191866</text:p>
          </table:table-cell>
          <table:table-cell office:value-type="float" office:value="0.688793673730332">
            <text:p>0.6887936737</text:p>
          </table:table-cell>
          <table:table-cell office:value-type="float" office:value="0.711067943632685">
            <text:p>0.7110679436</text:p>
          </table:table-cell>
          <table:table-cell office:value-type="float" office:value="0.7107099968198">
            <text:p>0.7107099968</text:p>
          </table:table-cell>
          <table:table-cell office:value-type="float" office:value="0.75035286203777">
            <text:p>0.750352862</text:p>
          </table:table-cell>
          <table:table-cell office:value-type="float" office:value="0.698549179290107">
            <text:p>0.6985491793</text:p>
          </table:table-cell>
        </table:table-row>
        <table:table-row table:style-name="ro1">
          <table:table-cell office:value-type="float" office:value="0.712216535668829">
            <text:p>0.7122165357</text:p>
          </table:table-cell>
          <table:table-cell office:value-type="float" office:value="0.7491016244564">
            <text:p>0.7491016245</text:p>
          </table:table-cell>
          <table:table-cell office:value-type="float" office:value="0.602720864162886">
            <text:p>0.6027208642</text:p>
          </table:table-cell>
          <table:table-cell office:value-type="float" office:value="0.782803466203522">
            <text:p>0.7828034662</text:p>
          </table:table-cell>
          <table:table-cell office:value-type="float" office:value="0.759076016362162">
            <text:p>0.7590760164</text:p>
          </table:table-cell>
          <table:table-cell office:value-type="float" office:value="0.748259798579403">
            <text:p>0.7482597986</text:p>
          </table:table-cell>
          <table:table-cell office:value-type="float" office:value="0.740375039591707">
            <text:p>0.7403750396</text:p>
          </table:table-cell>
          <table:table-cell office:value-type="float" office:value="0.700262530062062">
            <text:p>0.7002625301</text:p>
          </table:table-cell>
          <table:table-cell office:value-type="float" office:value="0.662613003444735">
            <text:p>0.6626130034</text:p>
          </table:table-cell>
          <table:table-cell office:value-type="float" office:value="0.683029367554874">
            <text:p>0.6830293676</text:p>
          </table:table-cell>
        </table:table-row>
        <table:table-row table:style-name="ro1">
          <table:table-cell office:value-type="float" office:value="0.556774491415113">
            <text:p>0.5567744914</text:p>
          </table:table-cell>
          <table:table-cell office:value-type="float" office:value="0.622739778106922">
            <text:p>0.6227397781</text:p>
          </table:table-cell>
          <table:table-cell office:value-type="float" office:value="0.5863853474591">
            <text:p>0.5863853475</text:p>
          </table:table-cell>
          <table:table-cell office:value-type="float" office:value="0.622922356556301">
            <text:p>0.6229223566</text:p>
          </table:table-cell>
          <table:table-cell office:value-type="float" office:value="0.605660411179443">
            <text:p>0.6056604112</text:p>
          </table:table-cell>
          <table:table-cell office:value-type="float" office:value="0.628628224808272">
            <text:p>0.6286282248</text:p>
          </table:table-cell>
          <table:table-cell office:value-type="float" office:value="0.51848048859925">
            <text:p>0.5184804886</text:p>
          </table:table-cell>
          <table:table-cell office:value-type="float" office:value="0.557773429125691">
            <text:p>0.5577734291</text:p>
          </table:table-cell>
          <table:table-cell office:value-type="float" office:value="0.690508747705055">
            <text:p>0.6905087477</text:p>
          </table:table-cell>
          <table:table-cell office:value-type="float" office:value="0.697242085196339">
            <text:p>0.6972420852</text:p>
          </table:table-cell>
        </table:table-row>
        <table:table-row table:style-name="ro1">
          <table:table-cell office:value-type="float" office:value="0.698298212665169">
            <text:p>0.6982982127</text:p>
          </table:table-cell>
          <table:table-cell office:value-type="float" office:value="0.748467316803521">
            <text:p>0.7484673168</text:p>
          </table:table-cell>
          <table:table-cell office:value-type="float" office:value="0.808788326641784">
            <text:p>0.8087883266</text:p>
          </table:table-cell>
          <table:table-cell office:value-type="float" office:value="0.923848952921821">
            <text:p>0.9238489529</text:p>
          </table:table-cell>
          <table:table-cell office:value-type="float" office:value="0.748111425034264">
            <text:p>0.748111425</text:p>
          </table:table-cell>
          <table:table-cell office:value-type="float" office:value="0.811676749193409">
            <text:p>0.8116767492</text:p>
          </table:table-cell>
          <table:table-cell office:value-type="float" office:value="0.714067337522327">
            <text:p>0.7140673375</text:p>
          </table:table-cell>
          <table:table-cell office:value-type="float" office:value="0.758200727174056">
            <text:p>0.7582007272</text:p>
          </table:table-cell>
          <table:table-cell office:value-type="float" office:value="0.767295762804482">
            <text:p>0.7672957628</text:p>
          </table:table-cell>
          <table:table-cell office:value-type="float" office:value="0.768041025301396">
            <text:p>0.7680410253</text:p>
          </table:table-cell>
        </table:table-row>
        <table:table-row table:style-name="ro1">
          <table:table-cell office:value-type="float" office:value="0.575021101229291">
            <text:p>0.5750211012</text:p>
          </table:table-cell>
          <table:table-cell office:value-type="float" office:value="0.624009213123474">
            <text:p>0.6240092131</text:p>
          </table:table-cell>
          <table:table-cell office:value-type="float" office:value="0.759480484831247">
            <text:p>0.7594804848</text:p>
          </table:table-cell>
          <table:table-cell office:value-type="float" office:value="0.613333563272379">
            <text:p>0.6133335633</text:p>
          </table:table-cell>
          <table:table-cell office:value-type="float" office:value="0.659768182198546">
            <text:p>0.6597681822</text:p>
          </table:table-cell>
          <table:table-cell office:value-type="float" office:value="0.729303719723897">
            <text:p>0.7293037197</text:p>
          </table:table-cell>
          <table:table-cell office:value-type="float" office:value="0.751283819273907">
            <text:p>0.7512838193</text:p>
          </table:table-cell>
          <table:table-cell office:value-type="float" office:value="0.747843640294453">
            <text:p>0.7478436403</text:p>
          </table:table-cell>
          <table:table-cell office:value-type="float" office:value="0.731182642265504">
            <text:p>0.7311826423</text:p>
          </table:table-cell>
          <table:table-cell office:value-type="float" office:value="0.774655518476553">
            <text:p>0.7746555185</text:p>
          </table:table-cell>
        </table:table-row>
        <table:table-row table:style-name="ro1">
          <table:table-cell office:value-type="float" office:value="0.614566038370892">
            <text:p>0.6145660384</text:p>
          </table:table-cell>
          <table:table-cell office:value-type="float" office:value="0.680978328424639">
            <text:p>0.6809783284</text:p>
          </table:table-cell>
          <table:table-cell office:value-type="float" office:value="0.636909948905895">
            <text:p>0.6369099489</text:p>
          </table:table-cell>
          <table:table-cell office:value-type="float" office:value="0.773867533434574">
            <text:p>0.7738675334</text:p>
          </table:table-cell>
          <table:table-cell office:value-type="float" office:value="0.609192991344266">
            <text:p>0.6091929913</text:p>
          </table:table-cell>
          <table:table-cell office:value-type="float" office:value="0.695533446840254">
            <text:p>0.6955334468</text:p>
          </table:table-cell>
          <table:table-cell office:value-type="float" office:value="0.636424108347858">
            <text:p>0.6364241083</text:p>
          </table:table-cell>
          <table:table-cell office:value-type="float" office:value="0.636722903453422">
            <text:p>0.6367229035</text:p>
          </table:table-cell>
          <table:table-cell office:value-type="float" office:value="0.62350423727888">
            <text:p>0.6235042373</text:p>
          </table:table-cell>
          <table:table-cell office:value-type="float" office:value="0.652143083958995">
            <text:p>0.652143084</text:p>
          </table:table-cell>
        </table:table-row>
        <table:table-row table:style-name="ro1">
          <table:table-cell office:value-type="float" office:value="0.652664113181595">
            <text:p>0.6526641132</text:p>
          </table:table-cell>
          <table:table-cell office:value-type="float" office:value="0.653093961123932">
            <text:p>0.6530939611</text:p>
          </table:table-cell>
          <table:table-cell office:value-type="float" office:value="0.560927446067324">
            <text:p>0.5609274461</text:p>
          </table:table-cell>
          <table:table-cell office:value-type="float" office:value="0.747341243589043">
            <text:p>0.7473412436</text:p>
          </table:table-cell>
          <table:table-cell office:value-type="float" office:value="0.657929685761318">
            <text:p>0.6579296858</text:p>
          </table:table-cell>
          <table:table-cell office:value-type="float" office:value="0.698604149206597">
            <text:p>0.6986041492</text:p>
          </table:table-cell>
          <table:table-cell office:value-type="float" office:value="0.513313278895323">
            <text:p>0.5133132789</text:p>
          </table:table-cell>
          <table:table-cell office:value-type="float" office:value="0.662290238537738">
            <text:p>0.6622902385</text:p>
          </table:table-cell>
          <table:table-cell office:value-type="float" office:value="0.544842708311896">
            <text:p>0.5448427083</text:p>
          </table:table-cell>
          <table:table-cell office:value-type="float" office:value="0.767954667252058">
            <text:p>0.7679546673</text:p>
          </table:table-cell>
        </table:table-row>
        <table:table-row table:style-name="ro1">
          <table:table-cell office:value-type="float" office:value="0.65172813839768">
            <text:p>0.6517281384</text:p>
          </table:table-cell>
          <table:table-cell office:value-type="float" office:value="0.760010898567594">
            <text:p>0.7600108986</text:p>
          </table:table-cell>
          <table:table-cell office:value-type="float" office:value="0.713849815406414">
            <text:p>0.7138498154</text:p>
          </table:table-cell>
          <table:table-cell office:value-type="float" office:value="0.71978292139932">
            <text:p>0.7197829214</text:p>
          </table:table-cell>
          <table:table-cell office:value-type="float" office:value="0.691059881749669">
            <text:p>0.6910598817</text:p>
          </table:table-cell>
          <table:table-cell office:value-type="float" office:value="0.768008623892217">
            <text:p>0.7680086239</text:p>
          </table:table-cell>
          <table:table-cell office:value-type="float" office:value="0.849678586163846">
            <text:p>0.8496785862</text:p>
          </table:table-cell>
          <table:table-cell office:value-type="float" office:value="0.614464892912378">
            <text:p>0.6144648929</text:p>
          </table:table-cell>
          <table:table-cell office:value-type="float" office:value="0.744786811686104">
            <text:p>0.7447868117</text:p>
          </table:table-cell>
          <table:table-cell office:value-type="float" office:value="0.639020314286869">
            <text:p>0.6390203143</text:p>
          </table:table-cell>
        </table:table-row>
        <table:table-row table:style-name="ro1">
          <table:table-cell office:value-type="float" office:value="0.690732916082117">
            <text:p>0.6907329161</text:p>
          </table:table-cell>
          <table:table-cell office:value-type="float" office:value="0.729425041830967">
            <text:p>0.7294250418</text:p>
          </table:table-cell>
          <table:table-cell office:value-type="float" office:value="0.730635241657334">
            <text:p>0.7306352417</text:p>
          </table:table-cell>
          <table:table-cell office:value-type="float" office:value="0.584902170544945">
            <text:p>0.5849021705</text:p>
          </table:table-cell>
          <table:table-cell office:value-type="float" office:value="0.664584122541203">
            <text:p>0.6645841225</text:p>
          </table:table-cell>
          <table:table-cell office:value-type="float" office:value="0.640249554721638">
            <text:p>0.6402495547</text:p>
          </table:table-cell>
          <table:table-cell office:value-type="float" office:value="0.659511905973279">
            <text:p>0.659511906</text:p>
          </table:table-cell>
          <table:table-cell office:value-type="float" office:value="0.567163189756523">
            <text:p>0.5671631898</text:p>
          </table:table-cell>
          <table:table-cell office:value-type="float" office:value="0.728910659760021">
            <text:p>0.7289106598</text:p>
          </table:table-cell>
          <table:table-cell office:value-type="float" office:value="0.672133783735956">
            <text:p>0.6721337837</text:p>
          </table:table-cell>
        </table:table-row>
        <table:table-row table:style-name="ro1">
          <table:table-cell office:value-type="float" office:value="0.748570455830756">
            <text:p>0.7485704558</text:p>
          </table:table-cell>
          <table:table-cell office:value-type="float" office:value="0.806330528953013">
            <text:p>0.806330529</text:p>
          </table:table-cell>
          <table:table-cell office:value-type="float" office:value="0.693923040329468">
            <text:p>0.6939230403</text:p>
          </table:table-cell>
          <table:table-cell office:value-type="float" office:value="0.78389050361473">
            <text:p>0.7838905036</text:p>
          </table:table-cell>
          <table:table-cell office:value-type="float" office:value="0.730221685747533">
            <text:p>0.7302216857</text:p>
          </table:table-cell>
          <table:table-cell office:value-type="float" office:value="0.70678718759667">
            <text:p>0.7067871876</text:p>
          </table:table-cell>
          <table:table-cell office:value-type="float" office:value="0.732009000756386">
            <text:p>0.7320090008</text:p>
          </table:table-cell>
          <table:table-cell office:value-type="float" office:value="0.757629752462629">
            <text:p>0.7576297525</text:p>
          </table:table-cell>
          <table:table-cell office:value-type="float" office:value="0.614527586821206">
            <text:p>0.6145275868</text:p>
          </table:table-cell>
          <table:table-cell office:value-type="float" office:value="0.665699578220105">
            <text:p>0.6656995782</text:p>
          </table:table-cell>
        </table:table-row>
        <table:table-row table:style-name="ro1">
          <table:table-cell office:value-type="float" office:value="0.667266658339684">
            <text:p>0.6672666583</text:p>
          </table:table-cell>
          <table:table-cell office:value-type="float" office:value="0.845514316997356">
            <text:p>0.845514317</text:p>
          </table:table-cell>
          <table:table-cell office:value-type="float" office:value="0.644900912205619">
            <text:p>0.6449009122</text:p>
          </table:table-cell>
          <table:table-cell office:value-type="float" office:value="0.582943896200128">
            <text:p>0.5829438962</text:p>
          </table:table-cell>
          <table:table-cell office:value-type="float" office:value="0.715011138012218">
            <text:p>0.715011138</text:p>
          </table:table-cell>
          <table:table-cell office:value-type="float" office:value="0.614308307024915">
            <text:p>0.614308307</text:p>
          </table:table-cell>
          <table:table-cell office:value-type="float" office:value="0.691062872925281">
            <text:p>0.6910628729</text:p>
          </table:table-cell>
          <table:table-cell office:value-type="float" office:value="0.793447724827303">
            <text:p>0.7934477248</text:p>
          </table:table-cell>
          <table:table-cell office:value-type="float" office:value="0.753295525596685">
            <text:p>0.7532955256</text:p>
          </table:table-cell>
          <table:table-cell office:value-type="float" office:value="0.72922912660812">
            <text:p>0.7292291266</text:p>
          </table:table-cell>
        </table:table-row>
        <table:table-row table:style-name="ro1">
          <table:table-cell office:value-type="float" office:value="0.715409706902794">
            <text:p>0.7154097069</text:p>
          </table:table-cell>
          <table:table-cell office:value-type="float" office:value="0.697464921824415">
            <text:p>0.6974649218</text:p>
          </table:table-cell>
          <table:table-cell office:value-type="float" office:value="0.749722677495874">
            <text:p>0.7497226775</text:p>
          </table:table-cell>
          <table:table-cell office:value-type="float" office:value="0.75219478220392">
            <text:p>0.7521947822</text:p>
          </table:table-cell>
          <table:table-cell office:value-type="float" office:value="0.734277487962982">
            <text:p>0.734277488</text:p>
          </table:table-cell>
          <table:table-cell office:value-type="float" office:value="0.69422393289673">
            <text:p>0.6942239329</text:p>
          </table:table-cell>
          <table:table-cell office:value-type="float" office:value="0.754680147228361">
            <text:p>0.7546801472</text:p>
          </table:table-cell>
          <table:table-cell office:value-type="float" office:value="0.615378793872103">
            <text:p>0.6153787939</text:p>
          </table:table-cell>
          <table:table-cell office:value-type="float" office:value="0.810380964108578">
            <text:p>0.8103809641</text:p>
          </table:table-cell>
          <table:table-cell office:value-type="float" office:value="0.743722053954439">
            <text:p>0.743722054</text:p>
          </table:table-cell>
        </table:table-row>
        <table:table-row table:style-name="ro1">
          <table:table-cell office:value-type="float" office:value="0.643271401721435">
            <text:p>0.6432714017</text:p>
          </table:table-cell>
          <table:table-cell office:value-type="float" office:value="0.651743938868766">
            <text:p>0.6517439389</text:p>
          </table:table-cell>
          <table:table-cell office:value-type="float" office:value="0.735942159857446">
            <text:p>0.7359421599</text:p>
          </table:table-cell>
          <table:table-cell office:value-type="float" office:value="0.556461943848742">
            <text:p>0.5564619438</text:p>
          </table:table-cell>
          <table:table-cell office:value-type="float" office:value="0.772852673277102">
            <text:p>0.7728526733</text:p>
          </table:table-cell>
          <table:table-cell office:value-type="float" office:value="0.688960055283418">
            <text:p>0.6889600553</text:p>
          </table:table-cell>
          <table:table-cell office:value-type="float" office:value="0.682517487660114">
            <text:p>0.6825174877</text:p>
          </table:table-cell>
          <table:table-cell office:value-type="float" office:value="0.639869742727453">
            <text:p>0.6398697427</text:p>
          </table:table-cell>
          <table:table-cell office:value-type="float" office:value="0.718315736938912">
            <text:p>0.7183157369</text:p>
          </table:table-cell>
          <table:table-cell office:value-type="float" office:value="0.832093467389535">
            <text:p>0.8320934674</text:p>
          </table:table-cell>
        </table:table-row>
        <table:table-row table:style-name="ro1">
          <table:table-cell office:value-type="float" office:value="0.570051761874169">
            <text:p>0.5700517619</text:p>
          </table:table-cell>
          <table:table-cell office:value-type="float" office:value="0.65270524532547">
            <text:p>0.6527052453</text:p>
          </table:table-cell>
          <table:table-cell office:value-type="float" office:value="0.827016224032515">
            <text:p>0.827016224</text:p>
          </table:table-cell>
          <table:table-cell office:value-type="float" office:value="0.71754131477957">
            <text:p>0.7175413148</text:p>
          </table:table-cell>
          <table:table-cell office:value-type="float" office:value="0.825119425774887">
            <text:p>0.8251194258</text:p>
          </table:table-cell>
          <table:table-cell office:value-type="float" office:value="0.652472967650172">
            <text:p>0.6524729677</text:p>
          </table:table-cell>
          <table:table-cell office:value-type="float" office:value="0.778412514134212">
            <text:p>0.7784125141</text:p>
          </table:table-cell>
          <table:table-cell office:value-type="float" office:value="0.60586276721992">
            <text:p>0.6058627672</text:p>
          </table:table-cell>
          <table:table-cell office:value-type="float" office:value="0.784670229442983">
            <text:p>0.7846702294</text:p>
          </table:table-cell>
          <table:table-cell office:value-type="float" office:value="0.705683192560434">
            <text:p>0.7056831926</text:p>
          </table:table-cell>
        </table:table-row>
        <table:table-row table:style-name="ro1">
          <table:table-cell office:value-type="float" office:value="0.706125792270733">
            <text:p>0.7061257923</text:p>
          </table:table-cell>
          <table:table-cell office:value-type="float" office:value="0.828527338035809">
            <text:p>0.828527338</text:p>
          </table:table-cell>
          <table:table-cell office:value-type="float" office:value="0.810518669665779">
            <text:p>0.8105186697</text:p>
          </table:table-cell>
          <table:table-cell office:value-type="float" office:value="0.660180939695005">
            <text:p>0.6601809397</text:p>
          </table:table-cell>
          <table:table-cell office:value-type="float" office:value="0.709097810148561">
            <text:p>0.7090978101</text:p>
          </table:table-cell>
          <table:table-cell office:value-type="float" office:value="0.767980272477874">
            <text:p>0.7679802725</text:p>
          </table:table-cell>
          <table:table-cell office:value-type="float" office:value="0.729630178722622">
            <text:p>0.7296301787</text:p>
          </table:table-cell>
          <table:table-cell office:value-type="float" office:value="0.769947812576242">
            <text:p>0.7699478126</text:p>
          </table:table-cell>
          <table:table-cell office:value-type="float" office:value="0.901442409685044">
            <text:p>0.9014424097</text:p>
          </table:table-cell>
          <table:table-cell office:value-type="float" office:value="0.70989158856152">
            <text:p>0.7098915886</text:p>
          </table:table-cell>
        </table:table-row>
        <table:table-row table:style-name="ro1">
          <table:table-cell office:value-type="float" office:value="0.83830056788611">
            <text:p>0.8383005679</text:p>
          </table:table-cell>
          <table:table-cell office:value-type="float" office:value="0.789414625766379">
            <text:p>0.7894146258</text:p>
          </table:table-cell>
          <table:table-cell office:value-type="float" office:value="0.690556083547565">
            <text:p>0.6905560835</text:p>
          </table:table-cell>
          <table:table-cell office:value-type="float" office:value="0.728896564023626">
            <text:p>0.728896564</text:p>
          </table:table-cell>
          <table:table-cell office:value-type="float" office:value="0.651934245123721">
            <text:p>0.6519342451</text:p>
          </table:table-cell>
          <table:table-cell office:value-type="float" office:value="0.810214961550585">
            <text:p>0.8102149616</text:p>
          </table:table-cell>
          <table:table-cell office:value-type="float" office:value="0.700898025697459">
            <text:p>0.7008980257</text:p>
          </table:table-cell>
          <table:table-cell office:value-type="float" office:value="0.663029222327063">
            <text:p>0.6630292223</text:p>
          </table:table-cell>
          <table:table-cell office:value-type="float" office:value="0.864003620081064">
            <text:p>0.8640036201</text:p>
          </table:table-cell>
          <table:table-cell office:value-type="float" office:value="0.575280742945869">
            <text:p>0.5752807429</text:p>
          </table:table-cell>
        </table:table-row>
        <table:table-row table:style-name="ro1">
          <table:table-cell office:value-type="float" office:value="0.772260137181879">
            <text:p>0.7722601372</text:p>
          </table:table-cell>
          <table:table-cell office:value-type="float" office:value="0.728970617285095">
            <text:p>0.7289706173</text:p>
          </table:table-cell>
          <table:table-cell office:value-type="float" office:value="0.473794538854359">
            <text:p>0.4737945389</text:p>
          </table:table-cell>
          <table:table-cell office:value-type="float" office:value="0.649457488832642">
            <text:p>0.6494574888</text:p>
          </table:table-cell>
          <table:table-cell office:value-type="float" office:value="0.696384426770819">
            <text:p>0.6963844268</text:p>
          </table:table-cell>
          <table:table-cell office:value-type="float" office:value="0.755352796652504">
            <text:p>0.7553527967</text:p>
          </table:table-cell>
          <table:table-cell office:value-type="float" office:value="0.638647249066189">
            <text:p>0.6386472491</text:p>
          </table:table-cell>
          <table:table-cell office:value-type="float" office:value="0.676434757197227">
            <text:p>0.6764347572</text:p>
          </table:table-cell>
          <table:table-cell office:value-type="float" office:value="0.733390085600784">
            <text:p>0.7333900856</text:p>
          </table:table-cell>
          <table:table-cell office:value-type="float" office:value="0.720966702421497">
            <text:p>0.7209667024</text:p>
          </table:table-cell>
        </table:table-row>
        <table:table-row table:style-name="ro1">
          <table:table-cell office:value-type="float" office:value="0.546311785922072">
            <text:p>0.5463117859</text:p>
          </table:table-cell>
          <table:table-cell office:value-type="float" office:value="0.683836449575755">
            <text:p>0.6838364496</text:p>
          </table:table-cell>
          <table:table-cell office:value-type="float" office:value="0.700600996992839">
            <text:p>0.700600997</text:p>
          </table:table-cell>
          <table:table-cell office:value-type="float" office:value="0.634715879454882">
            <text:p>0.6347158795</text:p>
          </table:table-cell>
          <table:table-cell office:value-type="float" office:value="0.610996941541611">
            <text:p>0.6109969415</text:p>
          </table:table-cell>
          <table:table-cell office:value-type="float" office:value="0.568482510211948">
            <text:p>0.5684825102</text:p>
          </table:table-cell>
          <table:table-cell office:value-type="float" office:value="0.746125235723958">
            <text:p>0.7461252357</text:p>
          </table:table-cell>
          <table:table-cell office:value-type="float" office:value="0.634154860745787">
            <text:p>0.6341548607</text:p>
          </table:table-cell>
          <table:table-cell office:value-type="float" office:value="0.638904451431783">
            <text:p>0.6389044514</text:p>
          </table:table-cell>
          <table:table-cell office:value-type="float" office:value="0.605459174464661">
            <text:p>0.6054591745</text:p>
          </table:table-cell>
        </table:table-row>
        <table:table-row table:style-name="ro1">
          <table:table-cell office:value-type="float" office:value="0.757118447977655">
            <text:p>0.757118448</text:p>
          </table:table-cell>
          <table:table-cell office:value-type="float" office:value="0.748704160583341">
            <text:p>0.7487041606</text:p>
          </table:table-cell>
          <table:table-cell office:value-type="float" office:value="0.691812773304949">
            <text:p>0.6918127733</text:p>
          </table:table-cell>
          <table:table-cell office:value-type="float" office:value="0.778361253562213">
            <text:p>0.7783612536</text:p>
          </table:table-cell>
          <table:table-cell office:value-type="float" office:value="0.758550163320577">
            <text:p>0.7585501633</text:p>
          </table:table-cell>
          <table:table-cell office:value-type="float" office:value="0.760578611212255">
            <text:p>0.7605786112</text:p>
          </table:table-cell>
          <table:table-cell office:value-type="float" office:value="0.69756950905429">
            <text:p>0.6975695091</text:p>
          </table:table-cell>
          <table:table-cell office:value-type="float" office:value="0.772148526981863">
            <text:p>0.772148527</text:p>
          </table:table-cell>
          <table:table-cell office:value-type="float" office:value="0.814644694225452">
            <text:p>0.8146446942</text:p>
          </table:table-cell>
          <table:table-cell office:value-type="float" office:value="0.778145194772416">
            <text:p>0.7781451948</text:p>
          </table:table-cell>
        </table:table-row>
        <table:table-row table:style-name="ro1">
          <table:table-cell office:value-type="float" office:value="0.78738949728717">
            <text:p>0.7873894973</text:p>
          </table:table-cell>
          <table:table-cell office:value-type="float" office:value="0.683339053279064">
            <text:p>0.6833390533</text:p>
          </table:table-cell>
          <table:table-cell office:value-type="float" office:value="0.766854156866258">
            <text:p>0.7668541569</text:p>
          </table:table-cell>
          <table:table-cell office:value-type="float" office:value="0.728029183200358">
            <text:p>0.7280291832</text:p>
          </table:table-cell>
          <table:table-cell office:value-type="float" office:value="0.648703179141071">
            <text:p>0.6487031791</text:p>
          </table:table-cell>
          <table:table-cell office:value-type="float" office:value="0.734380238451277">
            <text:p>0.7343802385</text:p>
          </table:table-cell>
          <table:table-cell office:value-type="float" office:value="0.613877525626764">
            <text:p>0.6138775256</text:p>
          </table:table-cell>
          <table:table-cell office:value-type="float" office:value="0.52593631363165">
            <text:p>0.5259363136</text:p>
          </table:table-cell>
          <table:table-cell office:value-type="float" office:value="0.816558831852719">
            <text:p>0.8165588319</text:p>
          </table:table-cell>
          <table:table-cell office:value-type="float" office:value="0.765576960679013">
            <text:p>0.7655769607</text:p>
          </table:table-cell>
        </table:table-row>
        <table:table-row table:style-name="ro1">
          <table:table-cell office:value-type="float" office:value="0.738907309899361">
            <text:p>0.7389073099</text:p>
          </table:table-cell>
          <table:table-cell office:value-type="float" office:value="0.735989307752835">
            <text:p>0.7359893078</text:p>
          </table:table-cell>
          <table:table-cell office:value-type="float" office:value="0.794823350731822">
            <text:p>0.7948233507</text:p>
          </table:table-cell>
          <table:table-cell office:value-type="float" office:value="0.759734818817816">
            <text:p>0.7597348188</text:p>
          </table:table-cell>
          <table:table-cell office:value-type="float" office:value="0.775042148549068">
            <text:p>0.7750421485</text:p>
          </table:table-cell>
          <table:table-cell office:value-type="float" office:value="0.766514266864738">
            <text:p>0.7665142669</text:p>
          </table:table-cell>
          <table:table-cell office:value-type="float" office:value="0.789709368320508">
            <text:p>0.7897093683</text:p>
          </table:table-cell>
          <table:table-cell office:value-type="float" office:value="0.659810232113529">
            <text:p>0.6598102321</text:p>
          </table:table-cell>
          <table:table-cell office:value-type="float" office:value="0.736985052979835">
            <text:p>0.736985053</text:p>
          </table:table-cell>
          <table:table-cell office:value-type="float" office:value="0.701249403062347">
            <text:p>0.7012494031</text:p>
          </table:table-cell>
        </table:table-row>
        <table:table-row table:style-name="ro1">
          <table:table-cell office:value-type="float" office:value="0.767476605163123">
            <text:p>0.7674766052</text:p>
          </table:table-cell>
          <table:table-cell office:value-type="float" office:value="0.750660557813364">
            <text:p>0.7506605578</text:p>
          </table:table-cell>
          <table:table-cell office:value-type="float" office:value="0.751737421581367">
            <text:p>0.7517374216</text:p>
          </table:table-cell>
          <table:table-cell office:value-type="float" office:value="0.796292646887821">
            <text:p>0.7962926469</text:p>
          </table:table-cell>
          <table:table-cell office:value-type="float" office:value="0.63800996949238">
            <text:p>0.6380099695</text:p>
          </table:table-cell>
          <table:table-cell office:value-type="float" office:value="0.601443127545072">
            <text:p>0.6014431275</text:p>
          </table:table-cell>
          <table:table-cell office:value-type="float" office:value="0.833322166969154">
            <text:p>0.833322167</text:p>
          </table:table-cell>
          <table:table-cell office:value-type="float" office:value="0.680587474985229">
            <text:p>0.680587475</text:p>
          </table:table-cell>
          <table:table-cell office:value-type="float" office:value="0.691067141678936">
            <text:p>0.6910671417</text:p>
          </table:table-cell>
          <table:table-cell office:value-type="float" office:value="0.527604444864545">
            <text:p>0.5276044449</text:p>
          </table:table-cell>
        </table:table-row>
        <table:table-row table:style-name="ro1">
          <table:table-cell office:value-type="float" office:value="0.668326072004595">
            <text:p>0.668326072</text:p>
          </table:table-cell>
          <table:table-cell office:value-type="float" office:value="0.524727283298603">
            <text:p>0.5247272833</text:p>
          </table:table-cell>
          <table:table-cell office:value-type="float" office:value="0.518092634608739">
            <text:p>0.5180926346</text:p>
          </table:table-cell>
          <table:table-cell office:value-type="float" office:value="0.582988335193483">
            <text:p>0.5829883352</text:p>
          </table:table-cell>
          <table:table-cell office:value-type="float" office:value="0.630053930435019">
            <text:p>0.6300539304</text:p>
          </table:table-cell>
          <table:table-cell office:value-type="float" office:value="0.611830732263441">
            <text:p>0.6118307323</text:p>
          </table:table-cell>
          <table:table-cell office:value-type="float" office:value="0.532496112082163">
            <text:p>0.5324961121</text:p>
          </table:table-cell>
          <table:table-cell office:value-type="float" office:value="0.644907852755026">
            <text:p>0.6449078528</text:p>
          </table:table-cell>
          <table:table-cell office:value-type="float" office:value="0.537793670857133">
            <text:p>0.5377936709</text:p>
          </table:table-cell>
          <table:table-cell office:value-type="float" office:value="0.582076261219591">
            <text:p>0.5820762612</text:p>
          </table:table-cell>
        </table:table-row>
        <table:table-row table:style-name="ro1">
          <table:table-cell office:value-type="float" office:value="0.714116724095114">
            <text:p>0.7141167241</text:p>
          </table:table-cell>
          <table:table-cell office:value-type="float" office:value="0.700823841259593">
            <text:p>0.7008238413</text:p>
          </table:table-cell>
          <table:table-cell office:value-type="float" office:value="0.786277489690543">
            <text:p>0.7862774897</text:p>
          </table:table-cell>
          <table:table-cell office:value-type="float" office:value="0.703071159211154">
            <text:p>0.7030711592</text:p>
          </table:table-cell>
          <table:table-cell office:value-type="float" office:value="0.695549198690381">
            <text:p>0.6955491987</text:p>
          </table:table-cell>
          <table:table-cell office:value-type="float" office:value="0.629260592877579">
            <text:p>0.6292605929</text:p>
          </table:table-cell>
          <table:table-cell office:value-type="float" office:value="0.806195258278136">
            <text:p>0.8061952583</text:p>
          </table:table-cell>
          <table:table-cell office:value-type="float" office:value="0.8462485369586">
            <text:p>0.846248537</text:p>
          </table:table-cell>
          <table:table-cell office:value-type="float" office:value="0.767248809866717">
            <text:p>0.7672488099</text:p>
          </table:table-cell>
          <table:table-cell office:value-type="float" office:value="0.7367071623237">
            <text:p>0.7367071623</text:p>
          </table:table-cell>
        </table:table-row>
        <table:table-row table:style-name="ro1">
          <table:table-cell office:value-type="float" office:value="0.560346589926372">
            <text:p>0.5603465899</text:p>
          </table:table-cell>
          <table:table-cell office:value-type="float" office:value="0.82622231899369">
            <text:p>0.826222319</text:p>
          </table:table-cell>
          <table:table-cell office:value-type="float" office:value="0.542803849891808">
            <text:p>0.5428038499</text:p>
          </table:table-cell>
          <table:table-cell office:value-type="float" office:value="0.683484897478571">
            <text:p>0.6834848975</text:p>
          </table:table-cell>
          <table:table-cell office:value-type="float" office:value="0.683511476584161">
            <text:p>0.6835114766</text:p>
          </table:table-cell>
          <table:table-cell office:value-type="float" office:value="0.709133740694732">
            <text:p>0.7091337407</text:p>
          </table:table-cell>
          <table:table-cell office:value-type="float" office:value="0.681177771388231">
            <text:p>0.6811777714</text:p>
          </table:table-cell>
          <table:table-cell office:value-type="float" office:value="0.729245599581796">
            <text:p>0.7292455996</text:p>
          </table:table-cell>
          <table:table-cell office:value-type="float" office:value="0.515465972600556">
            <text:p>0.5154659726</text:p>
          </table:table-cell>
          <table:table-cell office:value-type="float" office:value="0.594444155301449">
            <text:p>0.5944441553</text:p>
          </table:table-cell>
        </table:table-row>
        <table:table-row table:style-name="ro1">
          <table:table-cell office:value-type="float" office:value="0.796167264755559">
            <text:p>0.7961672648</text:p>
          </table:table-cell>
          <table:table-cell office:value-type="float" office:value="0.59008944120861">
            <text:p>0.5900894412</text:p>
          </table:table-cell>
          <table:table-cell office:value-type="float" office:value="0.632063543360816">
            <text:p>0.6320635434</text:p>
          </table:table-cell>
          <table:table-cell office:value-type="float" office:value="0.536692730046714">
            <text:p>0.53669273</text:p>
          </table:table-cell>
          <table:table-cell office:value-type="float" office:value="0.600389689234895">
            <text:p>0.6003896892</text:p>
          </table:table-cell>
          <table:table-cell office:value-type="float" office:value="0.677897338974633">
            <text:p>0.677897339</text:p>
          </table:table-cell>
          <table:table-cell office:value-type="float" office:value="0.722751432076714">
            <text:p>0.7227514321</text:p>
          </table:table-cell>
          <table:table-cell office:value-type="float" office:value="0.654944367132726">
            <text:p>0.6549443671</text:p>
          </table:table-cell>
          <table:table-cell office:value-type="float" office:value="0.691145769369179">
            <text:p>0.6911457694</text:p>
          </table:table-cell>
          <table:table-cell office:value-type="float" office:value="0.659839954857107">
            <text:p>0.6598399549</text:p>
          </table:table-cell>
        </table:table-row>
        <table:table-row table:style-name="ro1">
          <table:table-cell office:value-type="float" office:value="0.677501470986253">
            <text:p>0.677501471</text:p>
          </table:table-cell>
          <table:table-cell office:value-type="float" office:value="0.664892224976161">
            <text:p>0.664892225</text:p>
          </table:table-cell>
          <table:table-cell office:value-type="float" office:value="0.653153617186922">
            <text:p>0.6531536172</text:p>
          </table:table-cell>
          <table:table-cell office:value-type="float" office:value="0.676908822923297">
            <text:p>0.6769088229</text:p>
          </table:table-cell>
          <table:table-cell office:value-type="float" office:value="0.833564131930502">
            <text:p>0.8335641319</text:p>
          </table:table-cell>
          <table:table-cell office:value-type="float" office:value="0.722259979381149">
            <text:p>0.7222599794</text:p>
          </table:table-cell>
          <table:table-cell office:value-type="float" office:value="0.715566628141568">
            <text:p>0.7155666281</text:p>
          </table:table-cell>
          <table:table-cell office:value-type="float" office:value="0.795427197217487">
            <text:p>0.7954271972</text:p>
          </table:table-cell>
          <table:table-cell office:value-type="float" office:value="0.777353428222483">
            <text:p>0.7773534282</text:p>
          </table:table-cell>
          <table:table-cell office:value-type="float" office:value="0.644360347164176">
            <text:p>0.6443603472</text:p>
          </table:table-cell>
        </table:table-row>
        <table:table-row table:style-name="ro1">
          <table:table-cell office:value-type="float" office:value="0.650311976632696">
            <text:p>0.6503119766</text:p>
          </table:table-cell>
          <table:table-cell office:value-type="float" office:value="0.680635699305535">
            <text:p>0.6806356993</text:p>
          </table:table-cell>
          <table:table-cell office:value-type="float" office:value="0.709656882673167">
            <text:p>0.7096568827</text:p>
          </table:table-cell>
          <table:table-cell office:value-type="float" office:value="0.675739436646116">
            <text:p>0.6757394366</text:p>
          </table:table-cell>
          <table:table-cell office:value-type="float" office:value="0.787551276176217">
            <text:p>0.7875512762</text:p>
          </table:table-cell>
          <table:table-cell office:value-type="float" office:value="0.574153022035612">
            <text:p>0.574153022</text:p>
          </table:table-cell>
          <table:table-cell office:value-type="float" office:value="0.691013141720686">
            <text:p>0.6910131417</text:p>
          </table:table-cell>
          <table:table-cell office:value-type="float" office:value="0.787482390539468">
            <text:p>0.7874823905</text:p>
          </table:table-cell>
          <table:table-cell office:value-type="float" office:value="0.728890917023095">
            <text:p>0.728890917</text:p>
          </table:table-cell>
          <table:table-cell office:value-type="float" office:value="0.677525741625851">
            <text:p>0.6775257416</text:p>
          </table:table-cell>
        </table:table-row>
        <table:table-row table:style-name="ro1">
          <table:table-cell office:value-type="float" office:value="0.755240283709881">
            <text:p>0.7552402837</text:p>
          </table:table-cell>
          <table:table-cell office:value-type="float" office:value="0.795966027926372">
            <text:p>0.7959660279</text:p>
          </table:table-cell>
          <table:table-cell office:value-type="float" office:value="0.636187819680503">
            <text:p>0.6361878197</text:p>
          </table:table-cell>
          <table:table-cell office:value-type="float" office:value="0.77258973274584">
            <text:p>0.7725897327</text:p>
          </table:table-cell>
          <table:table-cell office:value-type="float" office:value="0.804841233101227">
            <text:p>0.8048412331</text:p>
          </table:table-cell>
          <table:table-cell office:value-type="float" office:value="0.879307604319624">
            <text:p>0.8793076043</text:p>
          </table:table-cell>
          <table:table-cell office:value-type="float" office:value="0.736326682342599">
            <text:p>0.7363266823</text:p>
          </table:table-cell>
          <table:table-cell office:value-type="float" office:value="0.8637070057616">
            <text:p>0.8637070058</text:p>
          </table:table-cell>
          <table:table-cell office:value-type="float" office:value="0.767812070169866">
            <text:p>0.7678120702</text:p>
          </table:table-cell>
          <table:table-cell office:value-type="float" office:value="0.620580994845777">
            <text:p>0.6205809948</text:p>
          </table:table-cell>
        </table:table-row>
        <table:table-row table:style-name="ro1">
          <table:table-cell office:value-type="float" office:value="0.738817173798562">
            <text:p>0.7388171738</text:p>
          </table:table-cell>
          <table:table-cell office:value-type="float" office:value="0.590119176238907">
            <text:p>0.5901191762</text:p>
          </table:table-cell>
          <table:table-cell office:value-type="float" office:value="0.756472698002608">
            <text:p>0.756472698</text:p>
          </table:table-cell>
          <table:table-cell office:value-type="float" office:value="0.789913558378407">
            <text:p>0.7899135584</text:p>
          </table:table-cell>
          <table:table-cell office:value-type="float" office:value="0.728662947994271">
            <text:p>0.728662948</text:p>
          </table:table-cell>
          <table:table-cell office:value-type="float" office:value="0.730465945179729">
            <text:p>0.7304659452</text:p>
          </table:table-cell>
          <table:table-cell office:value-type="float" office:value="0.761440008018512">
            <text:p>0.761440008</text:p>
          </table:table-cell>
          <table:table-cell office:value-type="float" office:value="0.650281531867338">
            <text:p>0.6502815319</text:p>
          </table:table-cell>
          <table:table-cell office:value-type="float" office:value="0.697904270616651">
            <text:p>0.6979042706</text:p>
          </table:table-cell>
          <table:table-cell office:value-type="float" office:value="0.696972363985265">
            <text:p>0.696972364</text:p>
          </table:table-cell>
        </table:table-row>
        <table:table-row table:style-name="ro1">
          <table:table-cell office:value-type="float" office:value="0.75522502956201">
            <text:p>0.7552250296</text:p>
          </table:table-cell>
          <table:table-cell office:value-type="float" office:value="0.798297577026536">
            <text:p>0.798297577</text:p>
          </table:table-cell>
          <table:table-cell office:value-type="float" office:value="0.814052558592937">
            <text:p>0.8140525586</text:p>
          </table:table-cell>
          <table:table-cell office:value-type="float" office:value="0.717600389779807">
            <text:p>0.7176003898</text:p>
          </table:table-cell>
          <table:table-cell office:value-type="float" office:value="0.772343237673535">
            <text:p>0.7723432377</text:p>
          </table:table-cell>
          <table:table-cell office:value-type="float" office:value="0.680677919296036">
            <text:p>0.6806779193</text:p>
          </table:table-cell>
          <table:table-cell office:value-type="float" office:value="0.690173017286589">
            <text:p>0.6901730173</text:p>
          </table:table-cell>
          <table:table-cell office:value-type="float" office:value="0.791426325027058">
            <text:p>0.791426325</text:p>
          </table:table-cell>
          <table:table-cell office:value-type="float" office:value="0.72186115619688">
            <text:p>0.7218611562</text:p>
          </table:table-cell>
          <table:table-cell office:value-type="float" office:value="0.659074423583195">
            <text:p>0.6590744236</text:p>
          </table:table-cell>
        </table:table-row>
        <table:table-row table:style-name="ro1">
          <table:table-cell office:value-type="float" office:value="0.597838185902183">
            <text:p>0.5978381859</text:p>
          </table:table-cell>
          <table:table-cell office:value-type="float" office:value="0.653559580296083">
            <text:p>0.6535595803</text:p>
          </table:table-cell>
          <table:table-cell office:value-type="float" office:value="0.808420905023769">
            <text:p>0.808420905</text:p>
          </table:table-cell>
          <table:table-cell office:value-type="float" office:value="0.563422880686653">
            <text:p>0.5634228807</text:p>
          </table:table-cell>
          <table:table-cell office:value-type="float" office:value="0.715096810643602">
            <text:p>0.7150968106</text:p>
          </table:table-cell>
          <table:table-cell office:value-type="float" office:value="0.789524066546278">
            <text:p>0.7895240665</text:p>
          </table:table-cell>
          <table:table-cell office:value-type="float" office:value="0.691216984233161">
            <text:p>0.6912169842</text:p>
          </table:table-cell>
          <table:table-cell office:value-type="float" office:value="0.713181498500354">
            <text:p>0.7131814985</text:p>
          </table:table-cell>
          <table:table-cell office:value-type="float" office:value="0.690337836971079">
            <text:p>0.690337837</text:p>
          </table:table-cell>
          <table:table-cell office:value-type="float" office:value="0.689474017207335">
            <text:p>0.6894740172</text:p>
          </table:table-cell>
        </table:table-row>
        <table:table-row table:style-name="ro1">
          <table:table-cell office:value-type="float" office:value="0.684054781070562">
            <text:p>0.6840547811</text:p>
          </table:table-cell>
          <table:table-cell office:value-type="float" office:value="0.810496920051717">
            <text:p>0.8104969201</text:p>
          </table:table-cell>
          <table:table-cell office:value-type="float" office:value="0.695826083690414">
            <text:p>0.6958260837</text:p>
          </table:table-cell>
          <table:table-cell office:value-type="float" office:value="0.748161717765637">
            <text:p>0.7481617178</text:p>
          </table:table-cell>
          <table:table-cell office:value-type="float" office:value="0.792319511245658">
            <text:p>0.7923195112</text:p>
          </table:table-cell>
          <table:table-cell office:value-type="float" office:value="0.624403094848514">
            <text:p>0.6244030948</text:p>
          </table:table-cell>
          <table:table-cell office:value-type="float" office:value="0.728559825831312">
            <text:p>0.7285598258</text:p>
          </table:table-cell>
          <table:table-cell office:value-type="float" office:value="0.652636219952584">
            <text:p>0.65263622</text:p>
          </table:table-cell>
          <table:table-cell office:value-type="float" office:value="0.690535961234534">
            <text:p>0.6905359612</text:p>
          </table:table-cell>
          <table:table-cell office:value-type="float" office:value="0.709628408643237">
            <text:p>0.7096284086</text:p>
          </table:table-cell>
        </table:table-row>
        <table:table-row table:style-name="ro1">
          <table:table-cell office:value-type="float" office:value="0.811813258038341">
            <text:p>0.811813258</text:p>
          </table:table-cell>
          <table:table-cell office:value-type="float" office:value="0.613960689893238">
            <text:p>0.6139606899</text:p>
          </table:table-cell>
          <table:table-cell office:value-type="float" office:value="0.652935524540395">
            <text:p>0.6529355245</text:p>
          </table:table-cell>
          <table:table-cell office:value-type="float" office:value="0.771304145944086">
            <text:p>0.7713041459</text:p>
          </table:table-cell>
          <table:table-cell office:value-type="float" office:value="0.689094087373051">
            <text:p>0.6890940874</text:p>
          </table:table-cell>
          <table:table-cell office:value-type="float" office:value="0.6033768722575">
            <text:p>0.6033768723</text:p>
          </table:table-cell>
          <table:table-cell office:value-type="float" office:value="0.603645834571793">
            <text:p>0.6036458346</text:p>
          </table:table-cell>
          <table:table-cell office:value-type="float" office:value="0.706853533237284">
            <text:p>0.7068535332</text:p>
          </table:table-cell>
          <table:table-cell office:value-type="float" office:value="0.76758158393874">
            <text:p>0.7675815839</text:p>
          </table:table-cell>
          <table:table-cell office:value-type="float" office:value="0.648600319193678">
            <text:p>0.6486003192</text:p>
          </table:table-cell>
        </table:table-row>
        <table:table-row table:style-name="ro1">
          <table:table-cell office:value-type="float" office:value="0.561777230722058">
            <text:p>0.5617772307</text:p>
          </table:table-cell>
          <table:table-cell office:value-type="float" office:value="0.507199655327949">
            <text:p>0.5071996553</text:p>
          </table:table-cell>
          <table:table-cell office:value-type="float" office:value="0.558514245255947">
            <text:p>0.5585142453</text:p>
          </table:table-cell>
          <table:table-cell office:value-type="float" office:value="0.56793111748155">
            <text:p>0.5679311175</text:p>
          </table:table-cell>
          <table:table-cell office:value-type="float" office:value="0.483522840178585">
            <text:p>0.4835228402</text:p>
          </table:table-cell>
          <table:table-cell office:value-type="float" office:value="0.644044265292286">
            <text:p>0.6440442653</text:p>
          </table:table-cell>
          <table:table-cell office:value-type="float" office:value="0.648633632272588">
            <text:p>0.6486336323</text:p>
          </table:table-cell>
          <table:table-cell office:value-type="float" office:value="0.533206288199986">
            <text:p>0.5332062882</text:p>
          </table:table-cell>
          <table:table-cell office:value-type="float" office:value="0.592226477883766">
            <text:p>0.5922264779</text:p>
          </table:table-cell>
          <table:table-cell office:value-type="float" office:value="0.645572912937172">
            <text:p>0.6455729129</text:p>
          </table:table-cell>
        </table:table-row>
        <table:table-row table:style-name="ro1">
          <table:table-cell office:value-type="float" office:value="0.875134161282861">
            <text:p>0.8751341613</text:p>
          </table:table-cell>
          <table:table-cell office:value-type="float" office:value="0.633767570357318">
            <text:p>0.6337675704</text:p>
          </table:table-cell>
          <table:table-cell office:value-type="float" office:value="0.67695499211518">
            <text:p>0.6769549921</text:p>
          </table:table-cell>
          <table:table-cell office:value-type="float" office:value="0.698325177048834">
            <text:p>0.698325177</text:p>
          </table:table-cell>
          <table:table-cell office:value-type="float" office:value="0.721044013741843">
            <text:p>0.7210440137</text:p>
          </table:table-cell>
          <table:table-cell office:value-type="float" office:value="0.637140017616699">
            <text:p>0.6371400176</text:p>
          </table:table-cell>
          <table:table-cell office:value-type="float" office:value="0.65996659621025">
            <text:p>0.6599665962</text:p>
          </table:table-cell>
          <table:table-cell office:value-type="float" office:value="0.766720147833256">
            <text:p>0.7667201478</text:p>
          </table:table-cell>
          <table:table-cell office:value-type="float" office:value="0.700601609630066">
            <text:p>0.7006016096</text:p>
          </table:table-cell>
          <table:table-cell office:value-type="float" office:value="0.647191710797844">
            <text:p>0.6471917108</text:p>
          </table:table-cell>
        </table:table-row>
        <table:table-row table:style-name="ro1">
          <table:table-cell office:value-type="float" office:value="0.652387915849659">
            <text:p>0.6523879158</text:p>
          </table:table-cell>
          <table:table-cell office:value-type="float" office:value="0.65802952203569">
            <text:p>0.658029522</text:p>
          </table:table-cell>
          <table:table-cell office:value-type="float" office:value="0.728439226327187">
            <text:p>0.7284392263</text:p>
          </table:table-cell>
          <table:table-cell office:value-type="float" office:value="0.759683701394395">
            <text:p>0.7596837014</text:p>
          </table:table-cell>
          <table:table-cell office:value-type="float" office:value="0.720229565975824">
            <text:p>0.720229566</text:p>
          </table:table-cell>
          <table:table-cell office:value-type="float" office:value="0.641035508084207">
            <text:p>0.6410355081</text:p>
          </table:table-cell>
          <table:table-cell office:value-type="float" office:value="0.660054331398009">
            <text:p>0.6600543314</text:p>
          </table:table-cell>
          <table:table-cell office:value-type="float" office:value="0.673702100337244">
            <text:p>0.6737021003</text:p>
          </table:table-cell>
          <table:table-cell office:value-type="float" office:value="0.795163800770651">
            <text:p>0.7951638008</text:p>
          </table:table-cell>
          <table:table-cell office:value-type="float" office:value="0.674518999056641">
            <text:p>0.6745189991</text:p>
          </table:table-cell>
        </table:table-row>
        <table:table-row table:style-name="ro1">
          <table:table-cell office:value-type="float" office:value="0.690295672823433">
            <text:p>0.6902956728</text:p>
          </table:table-cell>
          <table:table-cell office:value-type="float" office:value="0.692804450536861">
            <text:p>0.6928044505</text:p>
          </table:table-cell>
          <table:table-cell office:value-type="float" office:value="0.720676809762669">
            <text:p>0.7206768098</text:p>
          </table:table-cell>
          <table:table-cell office:value-type="float" office:value="0.689527648912042">
            <text:p>0.6895276489</text:p>
          </table:table-cell>
          <table:table-cell office:value-type="float" office:value="0.691012132124515">
            <text:p>0.6910121321</text:p>
          </table:table-cell>
          <table:table-cell office:value-type="float" office:value="0.651602153253383">
            <text:p>0.6516021533</text:p>
          </table:table-cell>
          <table:table-cell office:value-type="float" office:value="0.776453738738299">
            <text:p>0.7764537387</text:p>
          </table:table-cell>
          <table:table-cell office:value-type="float" office:value="0.675452764705932">
            <text:p>0.6754527647</text:p>
          </table:table-cell>
          <table:table-cell office:value-type="float" office:value="0.700607800928689">
            <text:p>0.7006078009</text:p>
          </table:table-cell>
          <table:table-cell office:value-type="float" office:value="0.786401262876528">
            <text:p>0.7864012629</text:p>
          </table:table-cell>
        </table:table-row>
        <table:table-row table:style-name="ro1">
          <table:table-cell office:value-type="float" office:value="0.74943317218199">
            <text:p>0.7494331722</text:p>
          </table:table-cell>
          <table:table-cell office:value-type="float" office:value="0.656954986819059">
            <text:p>0.6569549868</text:p>
          </table:table-cell>
          <table:table-cell office:value-type="float" office:value="0.673811675301492">
            <text:p>0.6738116753</text:p>
          </table:table-cell>
          <table:table-cell office:value-type="float" office:value="0.654282134960045">
            <text:p>0.654282135</text:p>
          </table:table-cell>
          <table:table-cell office:value-type="float" office:value="0.589727319651761">
            <text:p>0.5897273197</text:p>
          </table:table-cell>
          <table:table-cell office:value-type="float" office:value="0.700955653630651">
            <text:p>0.7009556536</text:p>
          </table:table-cell>
          <table:table-cell office:value-type="float" office:value="0.674602289275839">
            <text:p>0.6746022893</text:p>
          </table:table-cell>
          <table:table-cell office:value-type="float" office:value="0.636928108993182">
            <text:p>0.636928109</text:p>
          </table:table-cell>
          <table:table-cell office:value-type="float" office:value="0.700714528178119">
            <text:p>0.7007145282</text:p>
          </table:table-cell>
          <table:table-cell office:value-type="float" office:value="0.805846710845783">
            <text:p>0.8058467108</text:p>
          </table:table-cell>
        </table:table-row>
        <table:table-row table:style-name="ro1">
          <table:table-cell office:value-type="float" office:value="0.713420437602351">
            <text:p>0.7134204376</text:p>
          </table:table-cell>
          <table:table-cell office:value-type="float" office:value="0.74764746634849">
            <text:p>0.7476474663</text:p>
          </table:table-cell>
          <table:table-cell office:value-type="float" office:value="0.736805830917996">
            <text:p>0.7368058309</text:p>
          </table:table-cell>
          <table:table-cell office:value-type="float" office:value="0.658105097085866">
            <text:p>0.6581050971</text:p>
          </table:table-cell>
          <table:table-cell office:value-type="float" office:value="0.729745507645552">
            <text:p>0.7297455076</text:p>
          </table:table-cell>
          <table:table-cell office:value-type="float" office:value="0.786760669608075">
            <text:p>0.7867606696</text:p>
          </table:table-cell>
          <table:table-cell office:value-type="float" office:value="0.793271779226177">
            <text:p>0.7932717792</text:p>
          </table:table-cell>
          <table:table-cell office:value-type="float" office:value="0.698860566442128">
            <text:p>0.6988605664</text:p>
          </table:table-cell>
          <table:table-cell office:value-type="float" office:value="0.695310061606896">
            <text:p>0.6953100616</text:p>
          </table:table-cell>
          <table:table-cell office:value-type="float" office:value="0.818123806212157">
            <text:p>0.8181238062</text:p>
          </table:table-cell>
        </table:table-row>
        <table:table-row table:style-name="ro1">
          <table:table-cell office:value-type="float" office:value="0.507856270903508">
            <text:p>0.5078562709</text:p>
          </table:table-cell>
          <table:table-cell office:value-type="float" office:value="0.728708398024846">
            <text:p>0.728708398</text:p>
          </table:table-cell>
          <table:table-cell office:value-type="float" office:value="0.717268346209604">
            <text:p>0.7172683462</text:p>
          </table:table-cell>
          <table:table-cell office:value-type="float" office:value="0.797640255296552">
            <text:p>0.7976402553</text:p>
          </table:table-cell>
          <table:table-cell office:value-type="float" office:value="0.625371094947998">
            <text:p>0.6253710949</text:p>
          </table:table-cell>
          <table:table-cell office:value-type="float" office:value="0.837341900828049">
            <text:p>0.8373419008</text:p>
          </table:table-cell>
          <table:table-cell office:value-type="float" office:value="0.851330550665985">
            <text:p>0.8513305507</text:p>
          </table:table-cell>
          <table:table-cell office:value-type="float" office:value="0.744690656787688">
            <text:p>0.7446906568</text:p>
          </table:table-cell>
          <table:table-cell office:value-type="float" office:value="0.660354526813988">
            <text:p>0.6603545268</text:p>
          </table:table-cell>
          <table:table-cell office:value-type="float" office:value="0.72885118423652">
            <text:p>0.7288511842</text:p>
          </table:table-cell>
        </table:table-row>
        <table:table-row table:style-name="ro1">
          <table:table-cell office:value-type="float" office:value="0.66204751313696">
            <text:p>0.6620475131</text:p>
          </table:table-cell>
          <table:table-cell office:value-type="float" office:value="0.652236921326775">
            <text:p>0.6522369213</text:p>
          </table:table-cell>
          <table:table-cell office:value-type="float" office:value="0.567786530642782">
            <text:p>0.5677865306</text:p>
          </table:table-cell>
          <table:table-cell office:value-type="float" office:value="0.620826613700156">
            <text:p>0.6208266137</text:p>
          </table:table-cell>
          <table:table-cell office:value-type="float" office:value="0.695400702629421">
            <text:p>0.6954007026</text:p>
          </table:table-cell>
          <table:table-cell office:value-type="float" office:value="0.589961483788931">
            <text:p>0.5899614838</text:p>
          </table:table-cell>
          <table:table-cell office:value-type="float" office:value="0.585383081925349">
            <text:p>0.5853830819</text:p>
          </table:table-cell>
          <table:table-cell office:value-type="float" office:value="0.617506700889537">
            <text:p>0.6175067009</text:p>
          </table:table-cell>
          <table:table-cell office:value-type="float" office:value="0.607028236288632">
            <text:p>0.6070282363</text:p>
          </table:table-cell>
          <table:table-cell office:value-type="float" office:value="0.652776807981713">
            <text:p>0.652776808</text:p>
          </table:table-cell>
        </table:table-row>
        <table:table-row table:style-name="ro1">
          <table:table-cell office:value-type="float" office:value="0.72646263409141">
            <text:p>0.7264626341</text:p>
          </table:table-cell>
          <table:table-cell office:value-type="float" office:value="0.714715064755566">
            <text:p>0.7147150648</text:p>
          </table:table-cell>
          <table:table-cell office:value-type="float" office:value="0.752254973919283">
            <text:p>0.7522549739</text:p>
          </table:table-cell>
          <table:table-cell office:value-type="float" office:value="0.591574133724271">
            <text:p>0.5915741337</text:p>
          </table:table-cell>
          <table:table-cell office:value-type="float" office:value="0.767960110436204">
            <text:p>0.7679601104</text:p>
          </table:table-cell>
          <table:table-cell office:value-type="float" office:value="0.844597612723166">
            <text:p>0.8445976127</text:p>
          </table:table-cell>
          <table:table-cell office:value-type="float" office:value="0.639655975574154">
            <text:p>0.6396559756</text:p>
          </table:table-cell>
          <table:table-cell office:value-type="float" office:value="0.660507111528532">
            <text:p>0.6605071115</text:p>
          </table:table-cell>
          <table:table-cell office:value-type="float" office:value="0.774677849249232">
            <text:p>0.7746778492</text:p>
          </table:table-cell>
          <table:table-cell office:value-type="float" office:value="0.736901088165636">
            <text:p>0.7369010882</text:p>
          </table:table-cell>
        </table:table-row>
        <table:table-row table:style-name="ro1">
          <table:table-cell office:value-type="float" office:value="0.598339833151287">
            <text:p>0.5983398332</text:p>
          </table:table-cell>
          <table:table-cell office:value-type="float" office:value="0.700793241473656">
            <text:p>0.7007932415</text:p>
          </table:table-cell>
          <table:table-cell office:value-type="float" office:value="0.728828304652314">
            <text:p>0.7288283047</text:p>
          </table:table-cell>
          <table:table-cell office:value-type="float" office:value="0.671502253883564">
            <text:p>0.6715022539</text:p>
          </table:table-cell>
          <table:table-cell office:value-type="float" office:value="0.697550182459311">
            <text:p>0.6975501825</text:p>
          </table:table-cell>
          <table:table-cell office:value-type="float" office:value="0.616867289247075">
            <text:p>0.6168672892</text:p>
          </table:table-cell>
          <table:table-cell office:value-type="float" office:value="0.575719017173839">
            <text:p>0.5757190172</text:p>
          </table:table-cell>
          <table:table-cell office:value-type="float" office:value="0.806743457557244">
            <text:p>0.8067434576</text:p>
          </table:table-cell>
          <table:table-cell office:value-type="float" office:value="0.572952526328462">
            <text:p>0.5729525263</text:p>
          </table:table-cell>
          <table:table-cell office:value-type="float" office:value="0.576369888422521">
            <text:p>0.5763698884</text:p>
          </table:table-cell>
        </table:table-row>
        <table:table-row table:style-name="ro1">
          <table:table-cell office:value-type="float" office:value="0.747772223575844">
            <text:p>0.7477722236</text:p>
          </table:table-cell>
          <table:table-cell office:value-type="float" office:value="0.710048749471696">
            <text:p>0.7100487495</text:p>
          </table:table-cell>
          <table:table-cell office:value-type="float" office:value="0.6677954571728">
            <text:p>0.6677954572</text:p>
          </table:table-cell>
          <table:table-cell office:value-type="float" office:value="0.606282987613119">
            <text:p>0.6062829876</text:p>
          </table:table-cell>
          <table:table-cell office:value-type="float" office:value="0.552155947462545">
            <text:p>0.5521559475</text:p>
          </table:table-cell>
          <table:table-cell office:value-type="float" office:value="0.420631185569134">
            <text:p>0.4206311856</text:p>
          </table:table-cell>
          <table:table-cell office:value-type="float" office:value="0.582980955283824">
            <text:p>0.5829809553</text:p>
          </table:table-cell>
          <table:table-cell office:value-type="float" office:value="0.690147631617255">
            <text:p>0.6901476316</text:p>
          </table:table-cell>
          <table:table-cell office:value-type="float" office:value="0.669599985388774">
            <text:p>0.6695999854</text:p>
          </table:table-cell>
          <table:table-cell office:value-type="float" office:value="0.639751027236345">
            <text:p>0.6397510272</text:p>
          </table:table-cell>
        </table:table-row>
        <table:table-row table:style-name="ro1">
          <table:table-cell office:value-type="float" office:value="0.707527536541184">
            <text:p>0.7075275365</text:p>
          </table:table-cell>
          <table:table-cell office:value-type="float" office:value="0.790246833154737">
            <text:p>0.7902468332</text:p>
          </table:table-cell>
          <table:table-cell office:value-type="float" office:value="0.69355370136267">
            <text:p>0.6935537014</text:p>
          </table:table-cell>
          <table:table-cell office:value-type="float" office:value="0.693423275866119">
            <text:p>0.6934232759</text:p>
          </table:table-cell>
          <table:table-cell office:value-type="float" office:value="0.888597800131159">
            <text:p>0.8885978001</text:p>
          </table:table-cell>
          <table:table-cell office:value-type="float" office:value="0.665069342992501">
            <text:p>0.665069343</text:p>
          </table:table-cell>
          <table:table-cell office:value-type="float" office:value="0.750129237715269">
            <text:p>0.7501292377</text:p>
          </table:table-cell>
          <table:table-cell office:value-type="float" office:value="0.629403072242228">
            <text:p>0.6294030722</text:p>
          </table:table-cell>
          <table:table-cell office:value-type="float" office:value="0.676742722793965">
            <text:p>0.6767427228</text:p>
          </table:table-cell>
          <table:table-cell office:value-type="float" office:value="0.775489352037432">
            <text:p>0.775489352</text:p>
          </table:table-cell>
        </table:table-row>
        <table:table-row table:style-name="ro1">
          <table:table-cell office:value-type="float" office:value="0.670721575148002">
            <text:p>0.6707215751</text:p>
          </table:table-cell>
          <table:table-cell office:value-type="float" office:value="0.676749521145872">
            <text:p>0.6767495211</text:p>
          </table:table-cell>
          <table:table-cell office:value-type="float" office:value="0.763673216383775">
            <text:p>0.7636732164</text:p>
          </table:table-cell>
          <table:table-cell office:value-type="float" office:value="0.639816911132604">
            <text:p>0.6398169111</text:p>
          </table:table-cell>
          <table:table-cell office:value-type="float" office:value="0.61506485602049">
            <text:p>0.615064856</text:p>
          </table:table-cell>
          <table:table-cell office:value-type="float" office:value="0.664584777267833">
            <text:p>0.6645847773</text:p>
          </table:table-cell>
          <table:table-cell office:value-type="float" office:value="0.679643784658989">
            <text:p>0.6796437847</text:p>
          </table:table-cell>
          <table:table-cell office:value-type="float" office:value="0.648817011251164">
            <text:p>0.6488170113</text:p>
          </table:table-cell>
          <table:table-cell office:value-type="float" office:value="0.621040114913333">
            <text:p>0.6210401149</text:p>
          </table:table-cell>
          <table:table-cell office:value-type="float" office:value="0.716941174915704">
            <text:p>0.7169411749</text:p>
          </table:table-cell>
        </table:table-row>
        <table:table-row table:style-name="ro1">
          <table:table-cell office:value-type="float" office:value="0.73972939242497">
            <text:p>0.7397293924</text:p>
          </table:table-cell>
          <table:table-cell office:value-type="float" office:value="0.690498759977669">
            <text:p>0.69049876</text:p>
          </table:table-cell>
          <table:table-cell office:value-type="float" office:value="0.788585540018164">
            <text:p>0.78858554</text:p>
          </table:table-cell>
          <table:table-cell office:value-type="float" office:value="0.798549638730548">
            <text:p>0.7985496387</text:p>
          </table:table-cell>
          <table:table-cell office:value-type="float" office:value="0.574196752328529">
            <text:p>0.5741967523</text:p>
          </table:table-cell>
          <table:table-cell office:value-type="float" office:value="0.722237958418893">
            <text:p>0.7222379584</text:p>
          </table:table-cell>
          <table:table-cell office:value-type="float" office:value="0.671646300388157">
            <text:p>0.6716463004</text:p>
          </table:table-cell>
          <table:table-cell office:value-type="float" office:value="0.651523129048407">
            <text:p>0.651523129</text:p>
          </table:table-cell>
          <table:table-cell office:value-type="float" office:value="0.68973948701659">
            <text:p>0.689739487</text:p>
          </table:table-cell>
          <table:table-cell office:value-type="float" office:value="0.710914772330036">
            <text:p>0.7109147723</text:p>
          </table:table-cell>
        </table:table-row>
        <table:table-row table:style-name="ro1">
          <table:table-cell office:value-type="float" office:value="0.787460549772629">
            <text:p>0.7874605498</text:p>
          </table:table-cell>
          <table:table-cell office:value-type="float" office:value="0.668350591131275">
            <text:p>0.6683505911</text:p>
          </table:table-cell>
          <table:table-cell office:value-type="float" office:value="0.606365426715643">
            <text:p>0.6063654267</text:p>
          </table:table-cell>
          <table:table-cell office:value-type="float" office:value="0.729714732208316">
            <text:p>0.7297147322</text:p>
          </table:table-cell>
          <table:table-cell office:value-type="float" office:value="0.749215691800077">
            <text:p>0.7492156918</text:p>
          </table:table-cell>
          <table:table-cell office:value-type="float" office:value="0.866321162063898">
            <text:p>0.8663211621</text:p>
          </table:table-cell>
          <table:table-cell office:value-type="float" office:value="0.729304594219496">
            <text:p>0.7293045942</text:p>
          </table:table-cell>
          <table:table-cell office:value-type="float" office:value="0.553862636477691">
            <text:p>0.5538626365</text:p>
          </table:table-cell>
          <table:table-cell office:value-type="float" office:value="0.541122074087219">
            <text:p>0.5411220741</text:p>
          </table:table-cell>
          <table:table-cell office:value-type="float" office:value="0.728801183551188">
            <text:p>0.7288011836</text:p>
          </table:table-cell>
        </table:table-row>
        <table:table-row table:style-name="ro1">
          <table:table-cell office:value-type="float" office:value="0.690429462327978">
            <text:p>0.6904294623</text:p>
          </table:table-cell>
          <table:table-cell office:value-type="float" office:value="0.57547361959322">
            <text:p>0.5754736196</text:p>
          </table:table-cell>
          <table:table-cell office:value-type="float" office:value="0.692670786242437">
            <text:p>0.6926707862</text:p>
          </table:table-cell>
          <table:table-cell office:value-type="float" office:value="0.677776129594616">
            <text:p>0.6777761296</text:p>
          </table:table-cell>
          <table:table-cell office:value-type="float" office:value="0.68950850725333">
            <text:p>0.6895085073</text:p>
          </table:table-cell>
          <table:table-cell office:value-type="float" office:value="0.715789408283885">
            <text:p>0.7157894083</text:p>
          </table:table-cell>
          <table:table-cell office:value-type="float" office:value="0.636844711791511">
            <text:p>0.6368447118</text:p>
          </table:table-cell>
          <table:table-cell office:value-type="float" office:value="0.5911861768189">
            <text:p>0.5911861768</text:p>
          </table:table-cell>
          <table:table-cell office:value-type="float" office:value="0.766988983017328">
            <text:p>0.766988983</text:p>
          </table:table-cell>
          <table:table-cell office:value-type="float" office:value="0.672805787773197">
            <text:p>0.6728057878</text:p>
          </table:table-cell>
        </table:table-row>
        <table:table-row table:style-name="ro1">
          <table:table-cell office:value-type="float" office:value="0.674241899845918">
            <text:p>0.6742418998</text:p>
          </table:table-cell>
          <table:table-cell office:value-type="float" office:value="0.665438365453239">
            <text:p>0.6654383655</text:p>
          </table:table-cell>
          <table:table-cell office:value-type="float" office:value="0.82500412769587">
            <text:p>0.8250041277</text:p>
          </table:table-cell>
          <table:table-cell office:value-type="float" office:value="0.815385439394723">
            <text:p>0.8153854394</text:p>
          </table:table-cell>
          <table:table-cell office:value-type="float" office:value="0.755175744708925">
            <text:p>0.7551757447</text:p>
          </table:table-cell>
          <table:table-cell office:value-type="float" office:value="0.790530123945467">
            <text:p>0.7905301239</text:p>
          </table:table-cell>
          <table:table-cell office:value-type="float" office:value="0.649465943895006">
            <text:p>0.6494659439</text:p>
          </table:table-cell>
          <table:table-cell office:value-type="float" office:value="0.853919501758721">
            <text:p>0.8539195018</text:p>
          </table:table-cell>
          <table:table-cell office:value-type="float" office:value="0.739814155281923">
            <text:p>0.7398141553</text:p>
          </table:table-cell>
          <table:table-cell office:value-type="float" office:value="0.752464859045307">
            <text:p>0.752464859</text:p>
          </table:table-cell>
        </table:table-row>
        <table:table-row table:style-name="ro1">
          <table:table-cell office:value-type="float" office:value="0.676746346640732">
            <text:p>0.6767463466</text:p>
          </table:table-cell>
          <table:table-cell office:value-type="float" office:value="0.820979464756011">
            <text:p>0.8209794648</text:p>
          </table:table-cell>
          <table:table-cell office:value-type="float" office:value="0.672132322093309">
            <text:p>0.6721323221</text:p>
          </table:table-cell>
          <table:table-cell office:value-type="float" office:value="0.748224713355005">
            <text:p>0.7482247134</text:p>
          </table:table-cell>
          <table:table-cell office:value-type="float" office:value="0.727762247019592">
            <text:p>0.727762247</text:p>
          </table:table-cell>
          <table:table-cell office:value-type="float" office:value="0.806060383337031">
            <text:p>0.8060603833</text:p>
          </table:table-cell>
          <table:table-cell office:value-type="float" office:value="0.734140483715102">
            <text:p>0.7341404837</text:p>
          </table:table-cell>
          <table:table-cell office:value-type="float" office:value="0.80598945060908">
            <text:p>0.8059894506</text:p>
          </table:table-cell>
          <table:table-cell office:value-type="float" office:value="0.666046291362221">
            <text:p>0.6660462914</text:p>
          </table:table-cell>
          <table:table-cell office:value-type="float" office:value="0.613404250682045">
            <text:p>0.6134042507</text:p>
          </table:table-cell>
        </table:table-row>
        <table:table-row table:style-name="ro1">
          <table:table-cell office:value-type="float" office:value="0.637833602338941">
            <text:p>0.6378336023</text:p>
          </table:table-cell>
          <table:table-cell office:value-type="float" office:value="0.691166104144467">
            <text:p>0.6911661041</text:p>
          </table:table-cell>
          <table:table-cell office:value-type="float" office:value="0.748199972506513">
            <text:p>0.7481999725</text:p>
          </table:table-cell>
          <table:table-cell office:value-type="float" office:value="0.580457073052853">
            <text:p>0.5804570731</text:p>
          </table:table-cell>
          <table:table-cell office:value-type="float" office:value="0.653207843456221">
            <text:p>0.6532078435</text:p>
          </table:table-cell>
          <table:table-cell office:value-type="float" office:value="0.698305464876528">
            <text:p>0.6983054649</text:p>
          </table:table-cell>
          <table:table-cell office:value-type="float" office:value="0.786396124463425">
            <text:p>0.7863961245</text:p>
          </table:table-cell>
          <table:table-cell office:value-type="float" office:value="0.704089133762233">
            <text:p>0.7040891338</text:p>
          </table:table-cell>
          <table:table-cell office:value-type="float" office:value="0.67887658201431">
            <text:p>0.678876582</text:p>
          </table:table-cell>
          <table:table-cell office:value-type="float" office:value="0.536471112117104">
            <text:p>0.5364711121</text:p>
          </table:table-cell>
        </table:table-row>
        <table:table-row table:style-name="ro1">
          <table:table-cell office:value-type="float" office:value="0.734447771718321">
            <text:p>0.7344477717</text:p>
          </table:table-cell>
          <table:table-cell office:value-type="float" office:value="0.597100405299336">
            <text:p>0.5971004053</text:p>
          </table:table-cell>
          <table:table-cell office:value-type="float" office:value="0.674429200284516">
            <text:p>0.6744292003</text:p>
          </table:table-cell>
          <table:table-cell office:value-type="float" office:value="0.793648482805091">
            <text:p>0.7936484828</text:p>
          </table:table-cell>
          <table:table-cell office:value-type="float" office:value="0.789955665840869">
            <text:p>0.7899556658</text:p>
          </table:table-cell>
          <table:table-cell office:value-type="float" office:value="0.754580919166036">
            <text:p>0.7545809192</text:p>
          </table:table-cell>
          <table:table-cell office:value-type="float" office:value="0.767820606452532">
            <text:p>0.7678206065</text:p>
          </table:table-cell>
          <table:table-cell office:value-type="float" office:value="0.723032502052034">
            <text:p>0.7230325021</text:p>
          </table:table-cell>
          <table:table-cell office:value-type="float" office:value="0.601996607998766">
            <text:p>0.601996608</text:p>
          </table:table-cell>
          <table:table-cell office:value-type="float" office:value="0.701360434932399">
            <text:p>0.7013604349</text:p>
          </table:table-cell>
        </table:table-row>
        <table:table-row table:style-name="ro1">
          <table:table-cell office:value-type="float" office:value="0.72945452881124">
            <text:p>0.7294545288</text:p>
          </table:table-cell>
          <table:table-cell office:value-type="float" office:value="0.731373783174673">
            <text:p>0.7313737832</text:p>
          </table:table-cell>
          <table:table-cell office:value-type="float" office:value="0.86164290928116">
            <text:p>0.8616429093</text:p>
          </table:table-cell>
          <table:table-cell office:value-type="float" office:value="0.752216268136341">
            <text:p>0.7522162681</text:p>
          </table:table-cell>
          <table:table-cell office:value-type="float" office:value="0.792861729924147">
            <text:p>0.7928617299</text:p>
          </table:table-cell>
          <table:table-cell office:value-type="float" office:value="0.768585255850602">
            <text:p>0.7685852559</text:p>
          </table:table-cell>
          <table:table-cell office:value-type="float" office:value="0.788144015165896">
            <text:p>0.7881440152</text:p>
          </table:table-cell>
          <table:table-cell office:value-type="float" office:value="0.805826978750554">
            <text:p>0.8058269788</text:p>
          </table:table-cell>
          <table:table-cell office:value-type="float" office:value="0.699788288265358">
            <text:p>0.6997882883</text:p>
          </table:table-cell>
          <table:table-cell office:value-type="float" office:value="0.837782941353791">
            <text:p>0.8377829414</text:p>
          </table:table-cell>
        </table:table-row>
        <table:table-row table:style-name="ro1">
          <table:table-cell office:value-type="float" office:value="0.726670567355261">
            <text:p>0.7266705674</text:p>
          </table:table-cell>
          <table:table-cell office:value-type="float" office:value="0.733291838498784">
            <text:p>0.7332918385</text:p>
          </table:table-cell>
          <table:table-cell office:value-type="float" office:value="0.727085530815511">
            <text:p>0.7270855308</text:p>
          </table:table-cell>
          <table:table-cell office:value-type="float" office:value="0.7563371135552">
            <text:p>0.7563371136</text:p>
          </table:table-cell>
          <table:table-cell office:value-type="float" office:value="0.664511347686366">
            <text:p>0.6645113477</text:p>
          </table:table-cell>
          <table:table-cell office:value-type="float" office:value="0.838294115276307">
            <text:p>0.8382941153</text:p>
          </table:table-cell>
          <table:table-cell office:value-type="float" office:value="0.674911195650114">
            <text:p>0.6749111957</text:p>
          </table:table-cell>
          <table:table-cell office:value-type="float" office:value="0.848933632540206">
            <text:p>0.8489336325</text:p>
          </table:table-cell>
          <table:table-cell office:value-type="float" office:value="0.559675741946656">
            <text:p>0.5596757419</text:p>
          </table:table-cell>
          <table:table-cell office:value-type="float" office:value="0.787809932774849">
            <text:p>0.7878099328</text:p>
          </table:table-cell>
        </table:table-row>
        <table:table-row table:style-name="ro1">
          <table:table-cell office:value-type="float" office:value="0.831269394497481">
            <text:p>0.8312693945</text:p>
          </table:table-cell>
          <table:table-cell office:value-type="float" office:value="0.844662620730182">
            <text:p>0.8446626207</text:p>
          </table:table-cell>
          <table:table-cell office:value-type="float" office:value="0.714034834374321">
            <text:p>0.7140348344</text:p>
          </table:table-cell>
          <table:table-cell office:value-type="float" office:value="0.73108781593694">
            <text:p>0.7310878159</text:p>
          </table:table-cell>
          <table:table-cell office:value-type="float" office:value="0.675448841314685">
            <text:p>0.6754488413</text:p>
          </table:table-cell>
          <table:table-cell office:value-type="float" office:value="0.715379381689214">
            <text:p>0.7153793817</text:p>
          </table:table-cell>
          <table:table-cell office:value-type="float" office:value="0.767486848574253">
            <text:p>0.7674868486</text:p>
          </table:table-cell>
          <table:table-cell office:value-type="float" office:value="0.772122667973357">
            <text:p>0.772122668</text:p>
          </table:table-cell>
          <table:table-cell office:value-type="float" office:value="0.751419296082838">
            <text:p>0.7514192961</text:p>
          </table:table-cell>
          <table:table-cell office:value-type="float" office:value="0.729336516124465">
            <text:p>0.7293365161</text:p>
          </table:table-cell>
        </table:table-row>
        <table:table-row table:style-name="ro1">
          <table:table-cell office:value-type="float" office:value="0.710249212475931">
            <text:p>0.7102492125</text:p>
          </table:table-cell>
          <table:table-cell office:value-type="float" office:value="0.619986732878427">
            <text:p>0.6199867329</text:p>
          </table:table-cell>
          <table:table-cell office:value-type="float" office:value="0.562764393773525">
            <text:p>0.5627643938</text:p>
          </table:table-cell>
          <table:table-cell office:value-type="float" office:value="0.537410240318362">
            <text:p>0.5374102403</text:p>
          </table:table-cell>
          <table:table-cell office:value-type="float" office:value="0.696094648763874">
            <text:p>0.6960946488</text:p>
          </table:table-cell>
          <table:table-cell office:value-type="float" office:value="0.76766125792913">
            <text:p>0.7676612579</text:p>
          </table:table-cell>
          <table:table-cell office:value-type="float" office:value="0.61415033347893">
            <text:p>0.6141503335</text:p>
          </table:table-cell>
          <table:table-cell office:value-type="float" office:value="0.744825094131941">
            <text:p>0.7448250941</text:p>
          </table:table-cell>
          <table:table-cell office:value-type="float" office:value="0.751883482250866">
            <text:p>0.7518834823</text:p>
          </table:table-cell>
          <table:table-cell office:value-type="float" office:value="0.768089636822672">
            <text:p>0.7680896368</text:p>
          </table:table-cell>
        </table:table-row>
        <table:table-row table:style-name="ro1">
          <table:table-cell office:value-type="float" office:value="0.597835073576978">
            <text:p>0.5978350736</text:p>
          </table:table-cell>
          <table:table-cell office:value-type="float" office:value="0.61381766549733">
            <text:p>0.6138176655</text:p>
          </table:table-cell>
          <table:table-cell office:value-type="float" office:value="0.573666195693706">
            <text:p>0.5736661957</text:p>
          </table:table-cell>
          <table:table-cell office:value-type="float" office:value="0.645531271086411">
            <text:p>0.6455312711</text:p>
          </table:table-cell>
          <table:table-cell office:value-type="float" office:value="0.614376521186947">
            <text:p>0.6143765212</text:p>
          </table:table-cell>
          <table:table-cell office:value-type="float" office:value="0.618589343165072">
            <text:p>0.6185893432</text:p>
          </table:table-cell>
          <table:table-cell office:value-type="float" office:value="0.854369884918826">
            <text:p>0.8543698849</text:p>
          </table:table-cell>
          <table:table-cell office:value-type="float" office:value="0.525041684673472">
            <text:p>0.5250416847</text:p>
          </table:table-cell>
          <table:table-cell office:value-type="float" office:value="0.640065990422881">
            <text:p>0.6400659904</text:p>
          </table:table-cell>
          <table:table-cell office:value-type="float" office:value="0.6597349072349">
            <text:p>0.6597349072</text:p>
          </table:table-cell>
        </table:table-row>
        <table:table-row table:style-name="ro1">
          <table:table-cell office:value-type="float" office:value="0.651683980938606">
            <text:p>0.6516839809</text:p>
          </table:table-cell>
          <table:table-cell office:value-type="float" office:value="0.704029679875955">
            <text:p>0.7040296799</text:p>
          </table:table-cell>
          <table:table-cell office:value-type="float" office:value="0.625176397639564">
            <text:p>0.6251763976</text:p>
          </table:table-cell>
          <table:table-cell office:value-type="float" office:value="0.729099871517734">
            <text:p>0.7290998715</text:p>
          </table:table-cell>
          <table:table-cell office:value-type="float" office:value="0.73938633419476">
            <text:p>0.7393863342</text:p>
          </table:table-cell>
          <table:table-cell office:value-type="float" office:value="0.755852485604491">
            <text:p>0.7558524856</text:p>
          </table:table-cell>
          <table:table-cell office:value-type="float" office:value="0.73457970655397">
            <text:p>0.7345797066</text:p>
          </table:table-cell>
          <table:table-cell office:value-type="float" office:value="0.752167312672111">
            <text:p>0.7521673127</text:p>
          </table:table-cell>
          <table:table-cell office:value-type="float" office:value="0.662544578844">
            <text:p>0.6625445788</text:p>
          </table:table-cell>
          <table:table-cell office:value-type="float" office:value="0.825355243875954">
            <text:p>0.8253552439</text:p>
          </table:table-cell>
        </table:table-row>
        <table:table-row table:style-name="ro1">
          <table:table-cell office:value-type="float" office:value="0.557047150054981">
            <text:p>0.5570471501</text:p>
          </table:table-cell>
          <table:table-cell office:value-type="float" office:value="0.611750801956811">
            <text:p>0.611750802</text:p>
          </table:table-cell>
          <table:table-cell office:value-type="float" office:value="0.540011118396268">
            <text:p>0.5400111184</text:p>
          </table:table-cell>
          <table:table-cell office:value-type="float" office:value="0.535087505134136">
            <text:p>0.5350875051</text:p>
          </table:table-cell>
          <table:table-cell office:value-type="float" office:value="0.58777682056968">
            <text:p>0.5877768206</text:p>
          </table:table-cell>
          <table:table-cell office:value-type="float" office:value="0.710687005802571">
            <text:p>0.7106870058</text:p>
          </table:table-cell>
          <table:table-cell office:value-type="float" office:value="0.727391636190259">
            <text:p>0.7273916362</text:p>
          </table:table-cell>
          <table:table-cell office:value-type="float" office:value="0.614091641123445">
            <text:p>0.6140916411</text:p>
          </table:table-cell>
          <table:table-cell office:value-type="float" office:value="0.480105728050168">
            <text:p>0.4801057281</text:p>
          </table:table-cell>
          <table:table-cell office:value-type="float" office:value="0.63209196376113">
            <text:p>0.6320919638</text:p>
          </table:table-cell>
        </table:table-row>
        <table:table-row table:style-name="ro1">
          <table:table-cell office:value-type="float" office:value="0.696588576611204">
            <text:p>0.6965885766</text:p>
          </table:table-cell>
          <table:table-cell office:value-type="float" office:value="0.754770991180906">
            <text:p>0.7547709912</text:p>
          </table:table-cell>
          <table:table-cell office:value-type="float" office:value="0.790397914027938">
            <text:p>0.790397914</text:p>
          </table:table-cell>
          <table:table-cell office:value-type="float" office:value="0.749442151412819">
            <text:p>0.7494421514</text:p>
          </table:table-cell>
          <table:table-cell office:value-type="float" office:value="0.749312240843385">
            <text:p>0.7493122408</text:p>
          </table:table-cell>
          <table:table-cell office:value-type="float" office:value="0.713080309713776">
            <text:p>0.7130803097</text:p>
          </table:table-cell>
          <table:table-cell office:value-type="float" office:value="0.575845157598442">
            <text:p>0.5758451576</text:p>
          </table:table-cell>
          <table:table-cell office:value-type="float" office:value="0.597321945383608">
            <text:p>0.5973219454</text:p>
          </table:table-cell>
          <table:table-cell office:value-type="float" office:value="0.785079796591194">
            <text:p>0.7850797966</text:p>
          </table:table-cell>
          <table:table-cell office:value-type="float" office:value="0.678271850651411">
            <text:p>0.6782718507</text:p>
          </table:table-cell>
        </table:table-row>
        <table:table-row table:style-name="ro1">
          <table:table-cell office:value-type="float" office:value="0.639447501440553">
            <text:p>0.6394475014</text:p>
          </table:table-cell>
          <table:table-cell office:value-type="float" office:value="0.67063604353252">
            <text:p>0.6706360435</text:p>
          </table:table-cell>
          <table:table-cell office:value-type="float" office:value="0.713371741073108">
            <text:p>0.7133717411</text:p>
          </table:table-cell>
          <table:table-cell office:value-type="float" office:value="0.786039466593339">
            <text:p>0.7860394666</text:p>
          </table:table-cell>
          <table:table-cell office:value-type="float" office:value="0.706448177034249">
            <text:p>0.706448177</text:p>
          </table:table-cell>
          <table:table-cell office:value-type="float" office:value="0.62364041867191">
            <text:p>0.6236404187</text:p>
          </table:table-cell>
          <table:table-cell office:value-type="float" office:value="0.841216450443538">
            <text:p>0.8412164504</text:p>
          </table:table-cell>
          <table:table-cell office:value-type="float" office:value="0.549813373026406">
            <text:p>0.549813373</text:p>
          </table:table-cell>
          <table:table-cell office:value-type="float" office:value="0.683089232087662">
            <text:p>0.6830892321</text:p>
          </table:table-cell>
          <table:table-cell office:value-type="float" office:value="0.790650107454787">
            <text:p>0.7906501075</text:p>
          </table:table-cell>
        </table:table-row>
        <table:table-row table:style-name="ro1">
          <table:table-cell office:value-type="float" office:value="0.663782329403079">
            <text:p>0.6637823294</text:p>
          </table:table-cell>
          <table:table-cell office:value-type="float" office:value="0.771538742561658">
            <text:p>0.7715387426</text:p>
          </table:table-cell>
          <table:table-cell office:value-type="float" office:value="0.717810833076392">
            <text:p>0.7178108331</text:p>
          </table:table-cell>
          <table:table-cell office:value-type="float" office:value="0.794038718434108">
            <text:p>0.7940387184</text:p>
          </table:table-cell>
          <table:table-cell office:value-type="float" office:value="0.784088329360967">
            <text:p>0.7840883294</text:p>
          </table:table-cell>
          <table:table-cell office:value-type="float" office:value="0.690687707351161">
            <text:p>0.6906877074</text:p>
          </table:table-cell>
          <table:table-cell office:value-type="float" office:value="0.829193147091084">
            <text:p>0.8291931471</text:p>
          </table:table-cell>
          <table:table-cell office:value-type="float" office:value="0.640410890406453">
            <text:p>0.6404108904</text:p>
          </table:table-cell>
          <table:table-cell office:value-type="float" office:value="0.63547726470696">
            <text:p>0.6354772647</text:p>
          </table:table-cell>
          <table:table-cell office:value-type="float" office:value="0.716423548740536">
            <text:p>0.7164235487</text:p>
          </table:table-cell>
        </table:table-row>
        <table:table-row table:style-name="ro1">
          <table:table-cell office:value-type="float" office:value="0.614283582087918">
            <text:p>0.6142835821</text:p>
          </table:table-cell>
          <table:table-cell office:value-type="float" office:value="0.68595371247719">
            <text:p>0.6859537125</text:p>
          </table:table-cell>
          <table:table-cell office:value-type="float" office:value="0.806465368112928">
            <text:p>0.8064653681</text:p>
          </table:table-cell>
          <table:table-cell office:value-type="float" office:value="0.74514712588495">
            <text:p>0.7451471259</text:p>
          </table:table-cell>
          <table:table-cell office:value-type="float" office:value="0.658151537121687">
            <text:p>0.6581515371</text:p>
          </table:table-cell>
          <table:table-cell office:value-type="float" office:value="0.830737574313547">
            <text:p>0.8307375743</text:p>
          </table:table-cell>
          <table:table-cell office:value-type="float" office:value="0.695960873033804">
            <text:p>0.695960873</text:p>
          </table:table-cell>
          <table:table-cell office:value-type="float" office:value="0.674442894025439">
            <text:p>0.674442894</text:p>
          </table:table-cell>
          <table:table-cell office:value-type="float" office:value="0.524553085206325">
            <text:p>0.5245530852</text:p>
          </table:table-cell>
          <table:table-cell office:value-type="float" office:value="0.709522960534663">
            <text:p>0.7095229605</text:p>
          </table:table-cell>
        </table:table-row>
        <table:table-row table:style-name="ro1">
          <table:table-cell office:value-type="float" office:value="0.692333388562462">
            <text:p>0.6923333886</text:p>
          </table:table-cell>
          <table:table-cell office:value-type="float" office:value="0.808218755776233">
            <text:p>0.8082187558</text:p>
          </table:table-cell>
          <table:table-cell office:value-type="float" office:value="0.748495122930504">
            <text:p>0.7484951229</text:p>
          </table:table-cell>
          <table:table-cell office:value-type="float" office:value="0.810218510512701">
            <text:p>0.8102185105</text:p>
          </table:table-cell>
          <table:table-cell office:value-type="float" office:value="0.66547134235731">
            <text:p>0.6654713424</text:p>
          </table:table-cell>
          <table:table-cell office:value-type="float" office:value="0.691037000298599">
            <text:p>0.6910370003</text:p>
          </table:table-cell>
          <table:table-cell office:value-type="float" office:value="0.660556900044693">
            <text:p>0.6605569</text:p>
          </table:table-cell>
          <table:table-cell office:value-type="float" office:value="0.71056865103506">
            <text:p>0.710568651</text:p>
          </table:table-cell>
          <table:table-cell office:value-type="float" office:value="0.629130388658657">
            <text:p>0.6291303887</text:p>
          </table:table-cell>
          <table:table-cell office:value-type="float" office:value="0.73426662477555">
            <text:p>0.7342666248</text:p>
          </table:table-cell>
        </table:table-row>
        <table:table-row table:style-name="ro1">
          <table:table-cell office:value-type="float" office:value="0.675829037360284">
            <text:p>0.6758290374</text:p>
          </table:table-cell>
          <table:table-cell office:value-type="float" office:value="0.687990309725969">
            <text:p>0.6879903097</text:p>
          </table:table-cell>
          <table:table-cell office:value-type="float" office:value="0.633088048424417">
            <text:p>0.6330880484</text:p>
          </table:table-cell>
          <table:table-cell office:value-type="float" office:value="0.676847413607823">
            <text:p>0.6768474136</text:p>
          </table:table-cell>
          <table:table-cell office:value-type="float" office:value="0.609900898320238">
            <text:p>0.6099008983</text:p>
          </table:table-cell>
          <table:table-cell office:value-type="float" office:value="0.696649409840347">
            <text:p>0.6966494098</text:p>
          </table:table-cell>
          <table:table-cell office:value-type="float" office:value="0.695190525046918">
            <text:p>0.695190525</text:p>
          </table:table-cell>
          <table:table-cell office:value-type="float" office:value="0.667877737398753">
            <text:p>0.6678777374</text:p>
          </table:table-cell>
          <table:table-cell office:value-type="float" office:value="0.714523173198342">
            <text:p>0.7145231732</text:p>
          </table:table-cell>
          <table:table-cell office:value-type="float" office:value="0.618592332509707">
            <text:p>0.6185923325</text:p>
          </table:table-cell>
        </table:table-row>
        <table:table-row table:style-name="ro1">
          <table:table-cell office:value-type="float" office:value="0.639971933417962">
            <text:p>0.6399719334</text:p>
          </table:table-cell>
          <table:table-cell office:value-type="float" office:value="0.825408075643441">
            <text:p>0.8254080756</text:p>
          </table:table-cell>
          <table:table-cell office:value-type="float" office:value="0.74826379417604">
            <text:p>0.7482637942</text:p>
          </table:table-cell>
          <table:table-cell office:value-type="float" office:value="0.652489529283351">
            <text:p>0.6524895293</text:p>
          </table:table-cell>
          <table:table-cell office:value-type="float" office:value="0.729877498315313">
            <text:p>0.7298774983</text:p>
          </table:table-cell>
          <table:table-cell office:value-type="float" office:value="0.766939123063145">
            <text:p>0.7669391231</text:p>
          </table:table-cell>
          <table:table-cell office:value-type="float" office:value="0.73412915503606">
            <text:p>0.734129155</text:p>
          </table:table-cell>
          <table:table-cell office:value-type="float" office:value="0.710249649274573">
            <text:p>0.7102496493</text:p>
          </table:table-cell>
          <table:table-cell office:value-type="float" office:value="0.767456561514338">
            <text:p>0.7674565615</text:p>
          </table:table-cell>
          <table:table-cell office:value-type="float" office:value="0.662053743861745">
            <text:p>0.6620537439</text:p>
          </table:table-cell>
        </table:table-row>
        <table:table-row table:style-name="ro1">
          <table:table-cell office:value-type="float" office:value="0.798843145879388">
            <text:p>0.7988431459</text:p>
          </table:table-cell>
          <table:table-cell office:value-type="float" office:value="0.590253463563381">
            <text:p>0.5902534636</text:p>
          </table:table-cell>
          <table:table-cell office:value-type="float" office:value="0.752387753144722">
            <text:p>0.7523877531</text:p>
          </table:table-cell>
          <table:table-cell office:value-type="float" office:value="0.614918185716997">
            <text:p>0.6149181857</text:p>
          </table:table-cell>
          <table:table-cell office:value-type="float" office:value="0.651986565321092">
            <text:p>0.6519865653</text:p>
          </table:table-cell>
          <table:table-cell office:value-type="float" office:value="0.575578317989522">
            <text:p>0.575578318</text:p>
          </table:table-cell>
          <table:table-cell office:value-type="float" office:value="0.698916682260788">
            <text:p>0.6989166823</text:p>
          </table:table-cell>
          <table:table-cell office:value-type="float" office:value="0.524442592596846">
            <text:p>0.5244425926</text:p>
          </table:table-cell>
          <table:table-cell office:value-type="float" office:value="0.648849007514035">
            <text:p>0.6488490075</text:p>
          </table:table-cell>
          <table:table-cell office:value-type="float" office:value="0.719122669675848">
            <text:p>0.7191226697</text:p>
          </table:table-cell>
        </table:table-row>
        <table:table-row table:style-name="ro1">
          <table:table-cell office:value-type="float" office:value="0.77643982551189">
            <text:p>0.7764398255</text:p>
          </table:table-cell>
          <table:table-cell office:value-type="float" office:value="0.760239925700031">
            <text:p>0.7602399257</text:p>
          </table:table-cell>
          <table:table-cell office:value-type="float" office:value="0.825607633562818">
            <text:p>0.8256076336</text:p>
          </table:table-cell>
          <table:table-cell office:value-type="float" office:value="0.846016503353329">
            <text:p>0.8460165034</text:p>
          </table:table-cell>
          <table:table-cell office:value-type="float" office:value="0.746778682895288">
            <text:p>0.7467786829</text:p>
          </table:table-cell>
          <table:table-cell office:value-type="float" office:value="0.744452637383766">
            <text:p>0.7444526374</text:p>
          </table:table-cell>
          <table:table-cell office:value-type="float" office:value="0.863100417182215">
            <text:p>0.8631004172</text:p>
          </table:table-cell>
          <table:table-cell office:value-type="float" office:value="0.749221644790866">
            <text:p>0.7492216448</text:p>
          </table:table-cell>
          <table:table-cell office:value-type="float" office:value="0.856945053926572">
            <text:p>0.8569450539</text:p>
          </table:table-cell>
          <table:table-cell office:value-type="float" office:value="0.721842397732384">
            <text:p>0.7218423977</text:p>
          </table:table-cell>
        </table:table-row>
        <table:table-row table:style-name="ro1">
          <table:table-cell office:value-type="float" office:value="0.70612091334384">
            <text:p>0.7061209133</text:p>
          </table:table-cell>
          <table:table-cell office:value-type="float" office:value="0.740028374239565">
            <text:p>0.7400283742</text:p>
          </table:table-cell>
          <table:table-cell office:value-type="float" office:value="0.660414268705643">
            <text:p>0.6604142687</text:p>
          </table:table-cell>
          <table:table-cell office:value-type="float" office:value="0.599278232066449">
            <text:p>0.5992782321</text:p>
          </table:table-cell>
          <table:table-cell office:value-type="float" office:value="0.837004315111853">
            <text:p>0.8370043151</text:p>
          </table:table-cell>
          <table:table-cell office:value-type="float" office:value="0.731842254621261">
            <text:p>0.7318422546</text:p>
          </table:table-cell>
          <table:table-cell office:value-type="float" office:value="0.562411800268489">
            <text:p>0.5624118003</text:p>
          </table:table-cell>
          <table:table-cell office:value-type="float" office:value="0.657377206902025">
            <text:p>0.6573772069</text:p>
          </table:table-cell>
          <table:table-cell office:value-type="float" office:value="0.790756008257877">
            <text:p>0.7907560083</text:p>
          </table:table-cell>
          <table:table-cell office:value-type="float" office:value="0.576616258157736">
            <text:p>0.5766162582</text:p>
          </table:table-cell>
        </table:table-row>
        <table:table-row table:style-name="ro1">
          <table:table-cell office:value-type="float" office:value="0.723978862859189">
            <text:p>0.7239788629</text:p>
          </table:table-cell>
          <table:table-cell office:value-type="float" office:value="0.633773127533793">
            <text:p>0.6337731275</text:p>
          </table:table-cell>
          <table:table-cell office:value-type="float" office:value="0.639194340754122">
            <text:p>0.6391943408</text:p>
          </table:table-cell>
          <table:table-cell office:value-type="float" office:value="0.760304782681803">
            <text:p>0.7603047827</text:p>
          </table:table-cell>
          <table:table-cell office:value-type="float" office:value="0.728734113680334">
            <text:p>0.7287341137</text:p>
          </table:table-cell>
          <table:table-cell office:value-type="float" office:value="0.449279837484563">
            <text:p>0.4492798375</text:p>
          </table:table-cell>
          <table:table-cell office:value-type="float" office:value="0.697959497330364">
            <text:p>0.6979594973</text:p>
          </table:table-cell>
          <table:table-cell office:value-type="float" office:value="0.824894427398501">
            <text:p>0.8248944274</text:p>
          </table:table-cell>
          <table:table-cell office:value-type="float" office:value="0.624725024677582">
            <text:p>0.6247250247</text:p>
          </table:table-cell>
          <table:table-cell office:value-type="float" office:value="0.713434846934798">
            <text:p>0.7134348469</text:p>
          </table:table-cell>
        </table:table-row>
        <table:table-row table:style-name="ro1">
          <table:table-cell office:value-type="float" office:value="0.680386057361011">
            <text:p>0.6803860574</text:p>
          </table:table-cell>
          <table:table-cell office:value-type="float" office:value="0.869383110883832">
            <text:p>0.8693831109</text:p>
          </table:table-cell>
          <table:table-cell office:value-type="float" office:value="0.797882624852279">
            <text:p>0.7978826249</text:p>
          </table:table-cell>
          <table:table-cell office:value-type="float" office:value="0.675193666531554">
            <text:p>0.6751936665</text:p>
          </table:table-cell>
          <table:table-cell office:value-type="float" office:value="0.716913525056561">
            <text:p>0.7169135251</text:p>
          </table:table-cell>
          <table:table-cell office:value-type="float" office:value="0.697243776893794">
            <text:p>0.6972437769</text:p>
          </table:table-cell>
          <table:table-cell office:value-type="float" office:value="0.775909769259647">
            <text:p>0.7759097693</text:p>
          </table:table-cell>
          <table:table-cell office:value-type="float" office:value="0.673735153893641">
            <text:p>0.6737351539</text:p>
          </table:table-cell>
          <table:table-cell office:value-type="float" office:value="0.735414874652812">
            <text:p>0.7354148747</text:p>
          </table:table-cell>
          <table:table-cell office:value-type="float" office:value="0.536399525472916">
            <text:p>0.5363995255</text:p>
          </table:table-cell>
        </table:table-row>
        <table:table-row table:style-name="ro1">
          <table:table-cell office:value-type="float" office:value="0.645217700690108">
            <text:p>0.6452177007</text:p>
          </table:table-cell>
          <table:table-cell office:value-type="float" office:value="0.824985163338302">
            <text:p>0.8249851633</text:p>
          </table:table-cell>
          <table:table-cell office:value-type="float" office:value="0.677920032431327">
            <text:p>0.6779200324</text:p>
          </table:table-cell>
          <table:table-cell office:value-type="float" office:value="0.605937153136365">
            <text:p>0.6059371531</text:p>
          </table:table-cell>
          <table:table-cell office:value-type="float" office:value="0.706243972339264">
            <text:p>0.7062439723</text:p>
          </table:table-cell>
          <table:table-cell office:value-type="float" office:value="0.767375611644631">
            <text:p>0.7673756116</text:p>
          </table:table-cell>
          <table:table-cell office:value-type="float" office:value="0.752705427886635">
            <text:p>0.7527054279</text:p>
          </table:table-cell>
          <table:table-cell office:value-type="float" office:value="0.755353876002551">
            <text:p>0.755353876</text:p>
          </table:table-cell>
          <table:table-cell office:value-type="float" office:value="0.787330549004981">
            <text:p>0.787330549</text:p>
          </table:table-cell>
          <table:table-cell office:value-type="float" office:value="0.680671970883404">
            <text:p>0.6806719709</text:p>
          </table:table-cell>
        </table:table-row>
        <table:table-row table:style-name="ro1">
          <table:table-cell office:value-type="float" office:value="0.681033255584699">
            <text:p>0.6810332556</text:p>
          </table:table-cell>
          <table:table-cell office:value-type="float" office:value="0.754298333613719">
            <text:p>0.7542983336</text:p>
          </table:table-cell>
          <table:table-cell office:value-type="float" office:value="0.727101377843465">
            <text:p>0.7271013778</text:p>
          </table:table-cell>
          <table:table-cell office:value-type="float" office:value="0.769494462532654">
            <text:p>0.7694944625</text:p>
          </table:table-cell>
          <table:table-cell office:value-type="float" office:value="0.755614857664596">
            <text:p>0.7556148577</text:p>
          </table:table-cell>
          <table:table-cell office:value-type="float" office:value="0.753181829918056">
            <text:p>0.7531818299</text:p>
          </table:table-cell>
          <table:table-cell office:value-type="float" office:value="0.797108777973251">
            <text:p>0.797108778</text:p>
          </table:table-cell>
          <table:table-cell office:value-type="float" office:value="0.863075811419274">
            <text:p>0.8630758114</text:p>
          </table:table-cell>
          <table:table-cell office:value-type="float" office:value="0.901807570793042">
            <text:p>0.9018075708</text:p>
          </table:table-cell>
          <table:table-cell office:value-type="float" office:value="0.621562588145006">
            <text:p>0.6215625881</text:p>
          </table:table-cell>
        </table:table-row>
        <table:table-row table:style-name="ro1">
          <table:table-cell office:value-type="float" office:value="0.760610318775383">
            <text:p>0.7606103188</text:p>
          </table:table-cell>
          <table:table-cell office:value-type="float" office:value="0.780473414332889">
            <text:p>0.7804734143</text:p>
          </table:table-cell>
          <table:table-cell office:value-type="float" office:value="0.790271820919322">
            <text:p>0.7902718209</text:p>
          </table:table-cell>
          <table:table-cell office:value-type="float" office:value="0.57566837547983">
            <text:p>0.5756683755</text:p>
          </table:table-cell>
          <table:table-cell office:value-type="float" office:value="0.67147109773815">
            <text:p>0.6714710977</text:p>
          </table:table-cell>
          <table:table-cell office:value-type="float" office:value="0.642566135121753">
            <text:p>0.6425661351</text:p>
          </table:table-cell>
          <table:table-cell office:value-type="float" office:value="0.835283572041354">
            <text:p>0.835283572</text:p>
          </table:table-cell>
          <table:table-cell office:value-type="float" office:value="0.667760062823429">
            <text:p>0.6677600628</text:p>
          </table:table-cell>
          <table:table-cell office:value-type="float" office:value="0.659471790588376">
            <text:p>0.6594717906</text:p>
          </table:table-cell>
          <table:table-cell office:value-type="float" office:value="0.728333283387686">
            <text:p>0.7283332834</text:p>
          </table:table-cell>
        </table:table-row>
        <table:table-row table:style-name="ro1">
          <table:table-cell office:value-type="float" office:value="0.844410309648363">
            <text:p>0.8444103096</text:p>
          </table:table-cell>
          <table:table-cell office:value-type="float" office:value="0.714112091852231">
            <text:p>0.7141120919</text:p>
          </table:table-cell>
          <table:table-cell office:value-type="float" office:value="0.691020699198525">
            <text:p>0.6910206992</text:p>
          </table:table-cell>
          <table:table-cell office:value-type="float" office:value="0.714155091599196">
            <text:p>0.7141550916</text:p>
          </table:table-cell>
          <table:table-cell office:value-type="float" office:value="0.751184210145528">
            <text:p>0.7511842101</text:p>
          </table:table-cell>
          <table:table-cell office:value-type="float" office:value="0.824493096426741">
            <text:p>0.8244930964</text:p>
          </table:table-cell>
          <table:table-cell office:value-type="float" office:value="0.786885351387284">
            <text:p>0.7868853514</text:p>
          </table:table-cell>
          <table:table-cell office:value-type="float" office:value="0.921632355432834">
            <text:p>0.9216323554</text:p>
          </table:table-cell>
          <table:table-cell office:value-type="float" office:value="0.715225031308959">
            <text:p>0.7152250313</text:p>
          </table:table-cell>
          <table:table-cell office:value-type="float" office:value="0.888215905618463">
            <text:p>0.8882159056</text:p>
          </table:table-cell>
        </table:table-row>
        <table:table-row table:style-name="ro1">
          <table:table-cell office:value-type="float" office:value="0.7441117482085">
            <text:p>0.7441117482</text:p>
          </table:table-cell>
          <table:table-cell office:value-type="float" office:value="0.545427131360418">
            <text:p>0.5454271314</text:p>
          </table:table-cell>
          <table:table-cell office:value-type="float" office:value="0.69126163440342">
            <text:p>0.6912616344</text:p>
          </table:table-cell>
          <table:table-cell office:value-type="float" office:value="0.772538271970072">
            <text:p>0.772538272</text:p>
          </table:table-cell>
          <table:table-cell office:value-type="float" office:value="0.769236378864221">
            <text:p>0.7692363789</text:p>
          </table:table-cell>
          <table:table-cell office:value-type="float" office:value="0.70968302089717">
            <text:p>0.7096830209</text:p>
          </table:table-cell>
          <table:table-cell office:value-type="float" office:value="0.689562934601312">
            <text:p>0.6895629346</text:p>
          </table:table-cell>
          <table:table-cell office:value-type="float" office:value="0.743361041987698">
            <text:p>0.743361042</text:p>
          </table:table-cell>
          <table:table-cell office:value-type="float" office:value="0.615244962851447">
            <text:p>0.6152449629</text:p>
          </table:table-cell>
          <table:table-cell office:value-type="float" office:value="0.696926798389865">
            <text:p>0.6969267984</text:p>
          </table:table-cell>
        </table:table-row>
        <table:table-row table:style-name="ro1">
          <table:table-cell office:value-type="float" office:value="0.739596904595844">
            <text:p>0.7395969046</text:p>
          </table:table-cell>
          <table:table-cell office:value-type="float" office:value="0.633340088181624">
            <text:p>0.6333400882</text:p>
          </table:table-cell>
          <table:table-cell office:value-type="float" office:value="0.76057322238089">
            <text:p>0.7605732224</text:p>
          </table:table-cell>
          <table:table-cell office:value-type="float" office:value="0.676568645529141">
            <text:p>0.6765686455</text:p>
          </table:table-cell>
          <table:table-cell office:value-type="float" office:value="0.831771342390521">
            <text:p>0.8317713424</text:p>
          </table:table-cell>
          <table:table-cell office:value-type="float" office:value="0.700950519800352">
            <text:p>0.7009505198</text:p>
          </table:table-cell>
          <table:table-cell office:value-type="float" office:value="0.643607068434349">
            <text:p>0.6436070684</text:p>
          </table:table-cell>
          <table:table-cell office:value-type="float" office:value="0.766955802223665">
            <text:p>0.7669558022</text:p>
          </table:table-cell>
          <table:table-cell office:value-type="float" office:value="0.767469906515449">
            <text:p>0.7674699065</text:p>
          </table:table-cell>
          <table:table-cell office:value-type="float" office:value="0.671250282455749">
            <text:p>0.6712502825</text:p>
          </table:table-cell>
        </table:table-row>
        <table:table-row table:style-name="ro1">
          <table:table-cell office:value-type="float" office:value="0.719469742743273">
            <text:p>0.7194697427</text:p>
          </table:table-cell>
          <table:table-cell office:value-type="float" office:value="0.709821257497545">
            <text:p>0.7098212575</text:p>
          </table:table-cell>
          <table:table-cell office:value-type="float" office:value="0.614687149257015">
            <text:p>0.6146871493</text:p>
          </table:table-cell>
          <table:table-cell office:value-type="float" office:value="0.662111901918701">
            <text:p>0.6621119019</text:p>
          </table:table-cell>
          <table:table-cell office:value-type="float" office:value="0.6711316496906">
            <text:p>0.6711316497</text:p>
          </table:table-cell>
          <table:table-cell office:value-type="float" office:value="0.661265547186657">
            <text:p>0.6612655472</text:p>
          </table:table-cell>
          <table:table-cell office:value-type="float" office:value="0.710386330537371">
            <text:p>0.7103863305</text:p>
          </table:table-cell>
          <table:table-cell office:value-type="float" office:value="0.767335723148257">
            <text:p>0.7673357231</text:p>
          </table:table-cell>
          <table:table-cell office:value-type="float" office:value="0.742965060938225">
            <text:p>0.7429650609</text:p>
          </table:table-cell>
          <table:table-cell office:value-type="float" office:value="0.642842349285878">
            <text:p>0.6428423493</text:p>
          </table:table-cell>
        </table:table-row>
        <table:table-row table:style-name="ro1">
          <table:table-cell office:value-type="float" office:value="0.752543476499369">
            <text:p>0.7525434765</text:p>
          </table:table-cell>
          <table:table-cell office:value-type="float" office:value="0.660185547283713">
            <text:p>0.6601855473</text:p>
          </table:table-cell>
          <table:table-cell office:value-type="float" office:value="0.697962334892788">
            <text:p>0.6979623349</text:p>
          </table:table-cell>
          <table:table-cell office:value-type="float" office:value="0.693877111529284">
            <text:p>0.6938771115</text:p>
          </table:table-cell>
          <table:table-cell office:value-type="float" office:value="0.813911546629201">
            <text:p>0.8139115466</text:p>
          </table:table-cell>
          <table:table-cell office:value-type="float" office:value="0.698721327649345">
            <text:p>0.6987213276</text:p>
          </table:table-cell>
          <table:table-cell office:value-type="float" office:value="0.713271308715749">
            <text:p>0.7132713087</text:p>
          </table:table-cell>
          <table:table-cell office:value-type="float" office:value="0.659396220439947">
            <text:p>0.6593962204</text:p>
          </table:table-cell>
          <table:table-cell office:value-type="float" office:value="0.816141918514004">
            <text:p>0.8161419185</text:p>
          </table:table-cell>
          <table:table-cell office:value-type="float" office:value="0.737401962005637">
            <text:p>0.737401962</text:p>
          </table:table-cell>
        </table:table-row>
        <table:table-row table:style-name="ro1">
          <table:table-cell office:value-type="float" office:value="0.671595966839762">
            <text:p>0.6715959668</text:p>
          </table:table-cell>
          <table:table-cell office:value-type="float" office:value="0.794613940117102">
            <text:p>0.7946139401</text:p>
          </table:table-cell>
          <table:table-cell office:value-type="float" office:value="0.756738521156523">
            <text:p>0.7567385212</text:p>
          </table:table-cell>
          <table:table-cell office:value-type="float" office:value="0.728782468731585">
            <text:p>0.7287824687</text:p>
          </table:table-cell>
          <table:table-cell office:value-type="float" office:value="0.864743189200098">
            <text:p>0.8647431892</text:p>
          </table:table-cell>
          <table:table-cell office:value-type="float" office:value="0.789977645859801">
            <text:p>0.7899776459</text:p>
          </table:table-cell>
          <table:table-cell office:value-type="float" office:value="0.724599298184004">
            <text:p>0.7245992982</text:p>
          </table:table-cell>
          <table:table-cell office:value-type="float" office:value="0.741755914341844">
            <text:p>0.7417559143</text:p>
          </table:table-cell>
          <table:table-cell office:value-type="float" office:value="0.728488661808637">
            <text:p>0.7284886618</text:p>
          </table:table-cell>
          <table:table-cell office:value-type="float" office:value="0.86332655749998">
            <text:p>0.8633265575</text:p>
          </table:table-cell>
        </table:table-row>
        <table:table-row table:style-name="ro1">
          <table:table-cell office:value-type="float" office:value="0.618902267493233">
            <text:p>0.6189022675</text:p>
          </table:table-cell>
          <table:table-cell office:value-type="float" office:value="0.678183427644962">
            <text:p>0.6781834276</text:p>
          </table:table-cell>
          <table:table-cell office:value-type="float" office:value="0.58599551495085">
            <text:p>0.585995515</text:p>
          </table:table-cell>
          <table:table-cell office:value-type="float" office:value="0.689659823955635">
            <text:p>0.689659824</text:p>
          </table:table-cell>
          <table:table-cell office:value-type="float" office:value="0.663866036998217">
            <text:p>0.663866037</text:p>
          </table:table-cell>
          <table:table-cell office:value-type="float" office:value="0.556229604994985">
            <text:p>0.556229605</text:p>
          </table:table-cell>
          <table:table-cell office:value-type="float" office:value="0.666174603817424">
            <text:p>0.6661746038</text:p>
          </table:table-cell>
          <table:table-cell office:value-type="float" office:value="0.708507923503371">
            <text:p>0.7085079235</text:p>
          </table:table-cell>
          <table:table-cell office:value-type="float" office:value="0.730544966929182">
            <text:p>0.7305449669</text:p>
          </table:table-cell>
          <table:table-cell office:value-type="float" office:value="0.563975867231372">
            <text:p>0.5639758672</text:p>
          </table:table-cell>
        </table:table-row>
        <table:table-row table:style-name="ro1">
          <table:table-cell office:value-type="float" office:value="0.555528737594393">
            <text:p>0.5555287376</text:p>
          </table:table-cell>
          <table:table-cell office:value-type="float" office:value="0.786832181595552">
            <text:p>0.7868321816</text:p>
          </table:table-cell>
          <table:table-cell office:value-type="float" office:value="0.73372006516254">
            <text:p>0.7337200652</text:p>
          </table:table-cell>
          <table:table-cell office:value-type="float" office:value="0.697422521433219">
            <text:p>0.6974225214</text:p>
          </table:table-cell>
          <table:table-cell office:value-type="float" office:value="0.652558706631301">
            <text:p>0.6525587066</text:p>
          </table:table-cell>
          <table:table-cell office:value-type="float" office:value="0.811270668248151">
            <text:p>0.8112706682</text:p>
          </table:table-cell>
          <table:table-cell office:value-type="float" office:value="0.675948338569897">
            <text:p>0.6759483386</text:p>
          </table:table-cell>
          <table:table-cell office:value-type="float" office:value="0.737759260251071">
            <text:p>0.7377592603</text:p>
          </table:table-cell>
          <table:table-cell office:value-type="float" office:value="0.736250681751576">
            <text:p>0.7362506818</text:p>
          </table:table-cell>
          <table:table-cell office:value-type="float" office:value="0.709762015153124">
            <text:p>0.7097620152</text:p>
          </table:table-cell>
        </table:table-row>
        <table:table-row table:style-name="ro1">
          <table:table-cell office:value-type="float" office:value="0.632550089599531">
            <text:p>0.6325500896</text:p>
          </table:table-cell>
          <table:table-cell office:value-type="float" office:value="0.603317090864432">
            <text:p>0.6033170909</text:p>
          </table:table-cell>
          <table:table-cell office:value-type="float" office:value="0.690518747700509">
            <text:p>0.6905187477</text:p>
          </table:table-cell>
          <table:table-cell office:value-type="float" office:value="0.613999851367446">
            <text:p>0.6139998514</text:p>
          </table:table-cell>
          <table:table-cell office:value-type="float" office:value="0.550647243452652">
            <text:p>0.5506472435</text:p>
          </table:table-cell>
          <table:table-cell office:value-type="float" office:value="0.748344197112517">
            <text:p>0.7483441971</text:p>
          </table:table-cell>
          <table:table-cell office:value-type="float" office:value="0.729070922132473">
            <text:p>0.7290709221</text:p>
          </table:table-cell>
          <table:table-cell office:value-type="float" office:value="0.536593742000525">
            <text:p>0.536593742</text:p>
          </table:table-cell>
          <table:table-cell office:value-type="float" office:value="0.751883654362185">
            <text:p>0.7518836544</text:p>
          </table:table-cell>
          <table:table-cell office:value-type="float" office:value="0.615989200210899">
            <text:p>0.6159892002</text:p>
          </table:table-cell>
        </table:table-row>
        <table:table-row table:style-name="ro1">
          <table:table-cell office:value-type="float" office:value="0.683429118754301">
            <text:p>0.6834291188</text:p>
          </table:table-cell>
          <table:table-cell office:value-type="float" office:value="0.705948363856142">
            <text:p>0.7059483639</text:p>
          </table:table-cell>
          <table:table-cell office:value-type="float" office:value="0.672618205001383">
            <text:p>0.672618205</text:p>
          </table:table-cell>
          <table:table-cell office:value-type="float" office:value="0.714390179692666">
            <text:p>0.7143901797</text:p>
          </table:table-cell>
          <table:table-cell office:value-type="float" office:value="0.80558124649019">
            <text:p>0.8055812465</text:p>
          </table:table-cell>
          <table:table-cell office:value-type="float" office:value="0.667802082282336">
            <text:p>0.6678020823</text:p>
          </table:table-cell>
          <table:table-cell office:value-type="float" office:value="0.6981010833196">
            <text:p>0.6981010833</text:p>
          </table:table-cell>
          <table:table-cell office:value-type="float" office:value="0.585660291163502">
            <text:p>0.5856602912</text:p>
          </table:table-cell>
          <table:table-cell office:value-type="float" office:value="0.757676303499058">
            <text:p>0.7576763035</text:p>
          </table:table-cell>
          <table:table-cell office:value-type="float" office:value="0.682696677342285">
            <text:p>0.6826966773</text:p>
          </table:table-cell>
        </table:table-row>
        <table:table-row table:style-name="ro1">
          <table:table-cell office:value-type="float" office:value="0.644990140006746">
            <text:p>0.64499014</text:p>
          </table:table-cell>
          <table:table-cell office:value-type="float" office:value="0.806253104350675">
            <text:p>0.8062531044</text:p>
          </table:table-cell>
          <table:table-cell office:value-type="float" office:value="0.69354788894746">
            <text:p>0.6935478889</text:p>
          </table:table-cell>
          <table:table-cell office:value-type="float" office:value="0.734751217801267">
            <text:p>0.7347512178</text:p>
          </table:table-cell>
          <table:table-cell office:value-type="float" office:value="0.623576303482907">
            <text:p>0.6235763035</text:p>
          </table:table-cell>
          <table:table-cell office:value-type="float" office:value="0.731634912701436">
            <text:p>0.7316349127</text:p>
          </table:table-cell>
          <table:table-cell office:value-type="float" office:value="0.695676927253937">
            <text:p>0.6956769273</text:p>
          </table:table-cell>
          <table:table-cell office:value-type="float" office:value="0.726365094813997">
            <text:p>0.7263650948</text:p>
          </table:table-cell>
          <table:table-cell office:value-type="float" office:value="0.671989700165184">
            <text:p>0.6719897002</text:p>
          </table:table-cell>
          <table:table-cell office:value-type="float" office:value="0.652384083818958">
            <text:p>0.6523840838</text:p>
          </table:table-cell>
        </table:table-row>
        <table:table-row table:style-name="ro1">
          <table:table-cell office:value-type="float" office:value="0.805116067345871">
            <text:p>0.8051160673</text:p>
          </table:table-cell>
          <table:table-cell office:value-type="float" office:value="0.734209398736278">
            <text:p>0.7342093987</text:p>
          </table:table-cell>
          <table:table-cell office:value-type="float" office:value="0.75154499025837">
            <text:p>0.7515449903</text:p>
          </table:table-cell>
          <table:table-cell office:value-type="float" office:value="0.754285748590886">
            <text:p>0.7542857486</text:p>
          </table:table-cell>
          <table:table-cell office:value-type="float" office:value="0.698954004466658">
            <text:p>0.6989540045</text:p>
          </table:table-cell>
          <table:table-cell office:value-type="float" office:value="0.68353403833511">
            <text:p>0.6835340383</text:p>
          </table:table-cell>
          <table:table-cell office:value-type="float" office:value="0.670914648378921">
            <text:p>0.6709146484</text:p>
          </table:table-cell>
          <table:table-cell office:value-type="float" office:value="0.843873047880931">
            <text:p>0.8438730479</text:p>
          </table:table-cell>
          <table:table-cell office:value-type="float" office:value="0.626584545915449">
            <text:p>0.6265845459</text:p>
          </table:table-cell>
          <table:table-cell office:value-type="float" office:value="0.718720219443984">
            <text:p>0.7187202194</text:p>
          </table:table-cell>
        </table:table-row>
        <table:table-row table:style-name="ro1">
          <table:table-cell office:value-type="float" office:value="0.663480374474512">
            <text:p>0.6634803745</text:p>
          </table:table-cell>
          <table:table-cell office:value-type="float" office:value="0.760269690300216">
            <text:p>0.7602696903</text:p>
          </table:table-cell>
          <table:table-cell office:value-type="float" office:value="0.606910271062426">
            <text:p>0.6069102711</text:p>
          </table:table-cell>
          <table:table-cell office:value-type="float" office:value="0.786917341940866">
            <text:p>0.7869173419</text:p>
          </table:table-cell>
          <table:table-cell office:value-type="float" office:value="0.729295823442325">
            <text:p>0.7292958234</text:p>
          </table:table-cell>
          <table:table-cell office:value-type="float" office:value="0.65960728532149">
            <text:p>0.6596072853</text:p>
          </table:table-cell>
          <table:table-cell office:value-type="float" office:value="0.578538241178375">
            <text:p>0.5785382412</text:p>
          </table:table-cell>
          <table:table-cell office:value-type="float" office:value="0.661349540830062">
            <text:p>0.6613495408</text:p>
          </table:table-cell>
          <table:table-cell office:value-type="float" office:value="0.590992853561645">
            <text:p>0.5909928536</text:p>
          </table:table-cell>
          <table:table-cell office:value-type="float" office:value="0.638681953071293">
            <text:p>0.6386819531</text:p>
          </table:table-cell>
        </table:table-row>
        <table:table-row table:style-name="ro1">
          <table:table-cell office:value-type="float" office:value="0.594126745518988">
            <text:p>0.5941267455</text:p>
          </table:table-cell>
          <table:table-cell office:value-type="float" office:value="0.63837532437856">
            <text:p>0.6383753244</text:p>
          </table:table-cell>
          <table:table-cell office:value-type="float" office:value="0.793725807798363">
            <text:p>0.7937258078</text:p>
          </table:table-cell>
          <table:table-cell office:value-type="float" office:value="0.641184638537282">
            <text:p>0.6411846385</text:p>
          </table:table-cell>
          <table:table-cell office:value-type="float" office:value="0.678612281153363">
            <text:p>0.6786122812</text:p>
          </table:table-cell>
          <table:table-cell office:value-type="float" office:value="0.575397219504362">
            <text:p>0.5753972195</text:p>
          </table:table-cell>
          <table:table-cell office:value-type="float" office:value="0.768390325451863">
            <text:p>0.7683903255</text:p>
          </table:table-cell>
          <table:table-cell office:value-type="float" office:value="0.824511890689565">
            <text:p>0.8245118907</text:p>
          </table:table-cell>
          <table:table-cell office:value-type="float" office:value="0.747604705232926">
            <text:p>0.7476047052</text:p>
          </table:table-cell>
          <table:table-cell office:value-type="float" office:value="0.794922153143838">
            <text:p>0.7949221531</text:p>
          </table:table-cell>
        </table:table-row>
        <table:table-row table:style-name="ro1">
          <table:table-cell office:value-type="float" office:value="0.62878404200089">
            <text:p>0.628784042</text:p>
          </table:table-cell>
          <table:table-cell office:value-type="float" office:value="0.612215978417972">
            <text:p>0.6122159784</text:p>
          </table:table-cell>
          <table:table-cell office:value-type="float" office:value="0.635670971271159">
            <text:p>0.6356709713</text:p>
          </table:table-cell>
          <table:table-cell office:value-type="float" office:value="0.704537382769231">
            <text:p>0.7045373828</text:p>
          </table:table-cell>
          <table:table-cell office:value-type="float" office:value="0.710353846338064">
            <text:p>0.7103538463</text:p>
          </table:table-cell>
          <table:table-cell office:value-type="float" office:value="0.636610236186658">
            <text:p>0.6366102362</text:p>
          </table:table-cell>
          <table:table-cell office:value-type="float" office:value="0.749269084935664">
            <text:p>0.7492690849</text:p>
          </table:table-cell>
          <table:table-cell office:value-type="float" office:value="0.676170412423161">
            <text:p>0.6761704124</text:p>
          </table:table-cell>
          <table:table-cell office:value-type="float" office:value="0.682591925566794">
            <text:p>0.6825919256</text:p>
          </table:table-cell>
          <table:table-cell office:value-type="float" office:value="0.567661935161738">
            <text:p>0.5676619352</text:p>
          </table:table-cell>
        </table:table-row>
        <table:table-row table:style-name="ro1">
          <table:table-cell office:value-type="float" office:value="0.828216516796345">
            <text:p>0.8282165168</text:p>
          </table:table-cell>
          <table:table-cell office:value-type="float" office:value="0.671556388788083">
            <text:p>0.6715563888</text:p>
          </table:table-cell>
          <table:table-cell office:value-type="float" office:value="0.697435377223239">
            <text:p>0.6974353772</text:p>
          </table:table-cell>
          <table:table-cell office:value-type="float" office:value="0.603146602843784">
            <text:p>0.6031466028</text:p>
          </table:table-cell>
          <table:table-cell office:value-type="float" office:value="0.714499688466967">
            <text:p>0.7144996885</text:p>
          </table:table-cell>
          <table:table-cell office:value-type="float" office:value="0.808911982492636">
            <text:p>0.8089119825</text:p>
          </table:table-cell>
          <table:table-cell office:value-type="float" office:value="0.775081832946735">
            <text:p>0.7750818329</text:p>
          </table:table-cell>
          <table:table-cell office:value-type="float" office:value="0.728321207796476">
            <text:p>0.7283212078</text:p>
          </table:table-cell>
          <table:table-cell office:value-type="float" office:value="0.625194498453531">
            <text:p>0.6251944985</text:p>
          </table:table-cell>
          <table:table-cell office:value-type="float" office:value="0.614387273879337">
            <text:p>0.6143872739</text:p>
          </table:table-cell>
        </table:table-row>
        <table:table-row table:style-name="ro1">
          <table:table-cell office:value-type="float" office:value="0.69401590420061">
            <text:p>0.6940159042</text:p>
          </table:table-cell>
          <table:table-cell office:value-type="float" office:value="0.698505042267471">
            <text:p>0.6985050423</text:p>
          </table:table-cell>
          <table:table-cell office:value-type="float" office:value="0.660814276973901">
            <text:p>0.660814277</text:p>
          </table:table-cell>
          <table:table-cell office:value-type="float" office:value="0.863874873310029">
            <text:p>0.8638748733</text:p>
          </table:table-cell>
          <table:table-cell office:value-type="float" office:value="0.737869935294897">
            <text:p>0.7378699353</text:p>
          </table:table-cell>
          <table:table-cell office:value-type="float" office:value="0.78502742275016">
            <text:p>0.7850274228</text:p>
          </table:table-cell>
          <table:table-cell office:value-type="float" office:value="0.778214871959681">
            <text:p>0.778214872</text:p>
          </table:table-cell>
          <table:table-cell office:value-type="float" office:value="0.757037429674946">
            <text:p>0.7570374297</text:p>
          </table:table-cell>
          <table:table-cell office:value-type="float" office:value="0.710094779686278">
            <text:p>0.7100947797</text:p>
          </table:table-cell>
          <table:table-cell office:value-type="float" office:value="0.799800426272501">
            <text:p>0.7998004263</text:p>
          </table:table-cell>
        </table:table-row>
        <table:table-row table:style-name="ro1">
          <table:table-cell office:value-type="float" office:value="0.662925526170875">
            <text:p>0.6629255262</text:p>
          </table:table-cell>
          <table:table-cell office:value-type="float" office:value="0.806109792731741">
            <text:p>0.8061097927</text:p>
          </table:table-cell>
          <table:table-cell office:value-type="float" office:value="0.805330115730762">
            <text:p>0.8053301157</text:p>
          </table:table-cell>
          <table:table-cell office:value-type="float" office:value="0.805769643517002">
            <text:p>0.8057696435</text:p>
          </table:table-cell>
          <table:table-cell office:value-type="float" office:value="0.844357899271691">
            <text:p>0.8443578993</text:p>
          </table:table-cell>
          <table:table-cell office:value-type="float" office:value="0.672733989338039">
            <text:p>0.6727339893</text:p>
          </table:table-cell>
          <table:table-cell office:value-type="float" office:value="0.829060298359086">
            <text:p>0.8290602984</text:p>
          </table:table-cell>
          <table:table-cell office:value-type="float" office:value="0.721233289535662">
            <text:p>0.7212332895</text:p>
          </table:table-cell>
          <table:table-cell office:value-type="float" office:value="0.736746344529061">
            <text:p>0.7367463445</text:p>
          </table:table-cell>
          <table:table-cell office:value-type="float" office:value="0.869144780458306">
            <text:p>0.8691447805</text:p>
          </table:table-cell>
        </table:table-row>
        <table:table-row table:style-name="ro1">
          <table:table-cell office:value-type="float" office:value="0.690383920677797">
            <text:p>0.6903839207</text:p>
          </table:table-cell>
          <table:table-cell office:value-type="float" office:value="0.636791054513714">
            <text:p>0.6367910545</text:p>
          </table:table-cell>
          <table:table-cell office:value-type="float" office:value="0.675955929988076">
            <text:p>0.67595593</text:p>
          </table:table-cell>
          <table:table-cell office:value-type="float" office:value="0.611326063415846">
            <text:p>0.6113260634</text:p>
          </table:table-cell>
          <table:table-cell office:value-type="float" office:value="0.653054138240027">
            <text:p>0.6530541382</text:p>
          </table:table-cell>
          <table:table-cell office:value-type="float" office:value="0.741527016479299">
            <text:p>0.7415270165</text:p>
          </table:table-cell>
          <table:table-cell office:value-type="float" office:value="0.659487155053923">
            <text:p>0.6594871551</text:p>
          </table:table-cell>
          <table:table-cell office:value-type="float" office:value="0.56173447716419">
            <text:p>0.5617344772</text:p>
          </table:table-cell>
          <table:table-cell office:value-type="float" office:value="0.714282951225986">
            <text:p>0.7142829512</text:p>
          </table:table-cell>
          <table:table-cell office:value-type="float" office:value="0.734707224756075">
            <text:p>0.7347072248</text:p>
          </table:table-cell>
        </table:table-row>
        <table:table-row table:style-name="ro1">
          <table:table-cell office:value-type="float" office:value="0.662735100359002">
            <text:p>0.6627351004</text:p>
          </table:table-cell>
          <table:table-cell office:value-type="float" office:value="0.658041068270761">
            <text:p>0.6580410683</text:p>
          </table:table-cell>
          <table:table-cell office:value-type="float" office:value="0.769936103504015">
            <text:p>0.7699361035</text:p>
          </table:table-cell>
          <table:table-cell office:value-type="float" office:value="0.590657546791333">
            <text:p>0.5906575468</text:p>
          </table:table-cell>
          <table:table-cell office:value-type="float" office:value="0.713939243363947">
            <text:p>0.7139392434</text:p>
          </table:table-cell>
          <table:table-cell office:value-type="float" office:value="0.622933891823496">
            <text:p>0.6229338918</text:p>
          </table:table-cell>
          <table:table-cell office:value-type="float" office:value="0.698706989227621">
            <text:p>0.6987069892</text:p>
          </table:table-cell>
          <table:table-cell office:value-type="float" office:value="0.674591764506182">
            <text:p>0.6745917645</text:p>
          </table:table-cell>
          <table:table-cell office:value-type="float" office:value="0.760560021517108">
            <text:p>0.7605600215</text:p>
          </table:table-cell>
          <table:table-cell office:value-type="float" office:value="0.683433917342345">
            <text:p>0.6834339173</text:p>
          </table:table-cell>
        </table:table-row>
        <table:table-row table:style-name="ro1">
          <table:table-cell office:value-type="float" office:value="0.666801567915256">
            <text:p>0.6668015679</text:p>
          </table:table-cell>
          <table:table-cell office:value-type="float" office:value="0.573955537722758">
            <text:p>0.5739555377</text:p>
          </table:table-cell>
          <table:table-cell office:value-type="float" office:value="0.606083482931492">
            <text:p>0.6060834829</text:p>
          </table:table-cell>
          <table:table-cell office:value-type="float" office:value="0.671846751320796">
            <text:p>0.6718467513</text:p>
          </table:table-cell>
          <table:table-cell office:value-type="float" office:value="0.59466327618407">
            <text:p>0.5946632762</text:p>
          </table:table-cell>
          <table:table-cell office:value-type="float" office:value="0.748105584218894">
            <text:p>0.7481055842</text:p>
          </table:table-cell>
          <table:table-cell office:value-type="float" office:value="0.695622547294541">
            <text:p>0.6956225473</text:p>
          </table:table-cell>
          <table:table-cell office:value-type="float" office:value="0.497614484690623">
            <text:p>0.4976144847</text:p>
          </table:table-cell>
          <table:table-cell office:value-type="float" office:value="0.60080395940102">
            <text:p>0.6008039594</text:p>
          </table:table-cell>
          <table:table-cell office:value-type="float" office:value="0.652435739935038">
            <text:p>0.6524357399</text:p>
          </table:table-cell>
        </table:table-row>
        <table:table-row table:style-name="ro1">
          <table:table-cell office:value-type="float" office:value="0.636256605894531">
            <text:p>0.6362566059</text:p>
          </table:table-cell>
          <table:table-cell office:value-type="float" office:value="0.693587247089218">
            <text:p>0.6935872471</text:p>
          </table:table-cell>
          <table:table-cell office:value-type="float" office:value="0.652422827834488">
            <text:p>0.6524228278</text:p>
          </table:table-cell>
          <table:table-cell office:value-type="float" office:value="0.77022301555388">
            <text:p>0.7702230156</text:p>
          </table:table-cell>
          <table:table-cell office:value-type="float" office:value="0.832442074652286">
            <text:p>0.8324420747</text:p>
          </table:table-cell>
          <table:table-cell office:value-type="float" office:value="0.786983055269308">
            <text:p>0.7869830553</text:p>
          </table:table-cell>
          <table:table-cell office:value-type="float" office:value="0.629072977940028">
            <text:p>0.6290729779</text:p>
          </table:table-cell>
          <table:table-cell office:value-type="float" office:value="0.69146677937129">
            <text:p>0.6914667794</text:p>
          </table:table-cell>
          <table:table-cell office:value-type="float" office:value="0.829542213504085">
            <text:p>0.8295422135</text:p>
          </table:table-cell>
          <table:table-cell office:value-type="float" office:value="0.623865297051174">
            <text:p>0.6238652971</text:p>
          </table:table-cell>
        </table:table-row>
        <table:table-row table:style-name="ro1">
          <table:table-cell office:value-type="float" office:value="0.679401856124845">
            <text:p>0.6794018561</text:p>
          </table:table-cell>
          <table:table-cell office:value-type="float" office:value="0.767450515049268">
            <text:p>0.767450515</text:p>
          </table:table-cell>
          <table:table-cell office:value-type="float" office:value="0.713158803863487">
            <text:p>0.7131588039</text:p>
          </table:table-cell>
          <table:table-cell office:value-type="float" office:value="0.692688506348604">
            <text:p>0.6926885063</text:p>
          </table:table-cell>
          <table:table-cell office:value-type="float" office:value="0.673294804368833">
            <text:p>0.6732948044</text:p>
          </table:table-cell>
          <table:table-cell office:value-type="float" office:value="0.850454848056927">
            <text:p>0.8504548481</text:p>
          </table:table-cell>
          <table:table-cell office:value-type="float" office:value="0.698350136624618">
            <text:p>0.6983501366</text:p>
          </table:table-cell>
          <table:table-cell office:value-type="float" office:value="0.629310008610923">
            <text:p>0.6293100086</text:p>
          </table:table-cell>
          <table:table-cell office:value-type="float" office:value="0.588556098607096">
            <text:p>0.5885560986</text:p>
          </table:table-cell>
          <table:table-cell office:value-type="float" office:value="0.605671135662549">
            <text:p>0.6056711357</text:p>
          </table:table-cell>
        </table:table-row>
        <table:table-row table:style-name="ro1">
          <table:table-cell office:value-type="float" office:value="0.636326013038916">
            <text:p>0.636326013</text:p>
          </table:table-cell>
          <table:table-cell office:value-type="float" office:value="0.552226827526788">
            <text:p>0.5522268275</text:p>
          </table:table-cell>
          <table:table-cell office:value-type="float" office:value="0.616829253356792">
            <text:p>0.6168292534</text:p>
          </table:table-cell>
          <table:table-cell office:value-type="float" office:value="0.619099698549767">
            <text:p>0.6190996985</text:p>
          </table:table-cell>
          <table:table-cell office:value-type="float" office:value="0.612332379860278">
            <text:p>0.6123323799</text:p>
          </table:table-cell>
          <table:table-cell office:value-type="float" office:value="0.638670042295431">
            <text:p>0.6386700423</text:p>
          </table:table-cell>
          <table:table-cell office:value-type="float" office:value="0.575533352196272">
            <text:p>0.5755333522</text:p>
          </table:table-cell>
          <table:table-cell office:value-type="float" office:value="0.600313266857641">
            <text:p>0.6003132669</text:p>
          </table:table-cell>
          <table:table-cell office:value-type="float" office:value="0.659785161393814">
            <text:p>0.6597851614</text:p>
          </table:table-cell>
          <table:table-cell office:value-type="float" office:value="0.644430900322875">
            <text:p>0.6444309003</text:p>
          </table:table-cell>
        </table:table-row>
        <table:table-row table:style-name="ro1">
          <table:table-cell office:value-type="float" office:value="0.630231113521094">
            <text:p>0.6302311135</text:p>
          </table:table-cell>
          <table:table-cell office:value-type="float" office:value="0.668977697981376">
            <text:p>0.668977698</text:p>
          </table:table-cell>
          <table:table-cell office:value-type="float" office:value="0.634440951509981">
            <text:p>0.6344409515</text:p>
          </table:table-cell>
          <table:table-cell office:value-type="float" office:value="0.612788471636944">
            <text:p>0.6127884716</text:p>
          </table:table-cell>
          <table:table-cell office:value-type="float" office:value="0.734950324698731">
            <text:p>0.7349503247</text:p>
          </table:table-cell>
          <table:table-cell office:value-type="float" office:value="0.752043124840802">
            <text:p>0.7520431248</text:p>
          </table:table-cell>
          <table:table-cell office:value-type="float" office:value="0.748536442339149">
            <text:p>0.7485364423</text:p>
          </table:table-cell>
          <table:table-cell office:value-type="float" office:value="0.716724831963974">
            <text:p>0.716724832</text:p>
          </table:table-cell>
          <table:table-cell office:value-type="float" office:value="0.65198055057981">
            <text:p>0.6519805506</text:p>
          </table:table-cell>
          <table:table-cell office:value-type="float" office:value="0.537367083041879">
            <text:p>0.537367083</text:p>
          </table:table-cell>
        </table:table-row>
        <table:table-row table:style-name="ro1">
          <table:table-cell office:value-type="float" office:value="0.676824182974361">
            <text:p>0.676824183</text:p>
          </table:table-cell>
          <table:table-cell office:value-type="float" office:value="0.620642616461097">
            <text:p>0.6206426165</text:p>
          </table:table-cell>
          <table:table-cell office:value-type="float" office:value="0.812543312951228">
            <text:p>0.812543313</text:p>
          </table:table-cell>
          <table:table-cell office:value-type="float" office:value="0.733625859756668">
            <text:p>0.7336258598</text:p>
          </table:table-cell>
          <table:table-cell office:value-type="float" office:value="0.729189738144227">
            <text:p>0.7291897381</text:p>
          </table:table-cell>
          <table:table-cell office:value-type="float" office:value="0.587464540174287">
            <text:p>0.5874645402</text:p>
          </table:table-cell>
          <table:table-cell office:value-type="float" office:value="0.660788054897187">
            <text:p>0.6607880549</text:p>
          </table:table-cell>
          <table:table-cell office:value-type="float" office:value="0.719317050128458">
            <text:p>0.7193170501</text:p>
          </table:table-cell>
          <table:table-cell office:value-type="float" office:value="0.666220644212704">
            <text:p>0.6662206442</text:p>
          </table:table-cell>
          <table:table-cell office:value-type="float" office:value="0.681195467907348">
            <text:p>0.6811954679</text:p>
          </table:table-cell>
        </table:table-row>
        <table:table-row table:style-name="ro1">
          <table:table-cell office:value-type="float" office:value="0.698842111967619">
            <text:p>0.698842112</text:p>
          </table:table-cell>
          <table:table-cell office:value-type="float" office:value="0.64111323647087">
            <text:p>0.6411132365</text:p>
          </table:table-cell>
          <table:table-cell office:value-type="float" office:value="0.662232769808597">
            <text:p>0.6622327698</text:p>
          </table:table-cell>
          <table:table-cell office:value-type="float" office:value="0.600353138444588">
            <text:p>0.6003531384</text:p>
          </table:table-cell>
          <table:table-cell office:value-type="float" office:value="0.681500771904188">
            <text:p>0.6815007719</text:p>
          </table:table-cell>
          <table:table-cell office:value-type="float" office:value="0.71267989151542">
            <text:p>0.7126798915</text:p>
          </table:table-cell>
          <table:table-cell office:value-type="float" office:value="0.595484608742212">
            <text:p>0.5954846087</text:p>
          </table:table-cell>
          <table:table-cell office:value-type="float" office:value="0.690749740390364">
            <text:p>0.6907497404</text:p>
          </table:table-cell>
          <table:table-cell office:value-type="float" office:value="0.598849983784143">
            <text:p>0.5988499838</text:p>
          </table:table-cell>
          <table:table-cell office:value-type="float" office:value="0.7448940849572">
            <text:p>0.744894085</text:p>
          </table:table-cell>
        </table:table-row>
        <table:table-row table:style-name="ro1">
          <table:table-cell office:value-type="float" office:value="0.629458138406022">
            <text:p>0.6294581384</text:p>
          </table:table-cell>
          <table:table-cell office:value-type="float" office:value="0.747389245515369">
            <text:p>0.7473892455</text:p>
          </table:table-cell>
          <table:table-cell office:value-type="float" office:value="0.660460171063115">
            <text:p>0.6604601711</text:p>
          </table:table-cell>
          <table:table-cell office:value-type="float" office:value="0.701166288380789">
            <text:p>0.7011662884</text:p>
          </table:table-cell>
          <table:table-cell office:value-type="float" office:value="0.716917779839718">
            <text:p>0.7169177798</text:p>
          </table:table-cell>
          <table:table-cell office:value-type="float" office:value="0.618918457578989">
            <text:p>0.6189184576</text:p>
          </table:table-cell>
          <table:table-cell office:value-type="float" office:value="0.70991037462101">
            <text:p>0.7099103746</text:p>
          </table:table-cell>
          <table:table-cell office:value-type="float" office:value="0.652534337262341">
            <text:p>0.6525343373</text:p>
          </table:table-cell>
          <table:table-cell office:value-type="float" office:value="0.583490081448872">
            <text:p>0.5834900814</text:p>
          </table:table-cell>
          <table:table-cell office:value-type="float" office:value="0.671580936256249">
            <text:p>0.6715809363</text:p>
          </table:table-cell>
        </table:table-row>
        <table:table-row table:style-name="ro1">
          <table:table-cell office:value-type="float" office:value="0.731369429437453">
            <text:p>0.7313694294</text:p>
          </table:table-cell>
          <table:table-cell office:value-type="float" office:value="0.767978491000735">
            <text:p>0.767978491</text:p>
          </table:table-cell>
          <table:table-cell office:value-type="float" office:value="0.714247727370603">
            <text:p>0.7142477274</text:p>
          </table:table-cell>
          <table:table-cell office:value-type="float" office:value="0.824653823418788">
            <text:p>0.8246538234</text:p>
          </table:table-cell>
          <table:table-cell office:value-type="float" office:value="0.651200737229984">
            <text:p>0.6512007372</text:p>
          </table:table-cell>
          <table:table-cell office:value-type="float" office:value="0.70105676274962">
            <text:p>0.7010567627</text:p>
          </table:table-cell>
          <table:table-cell office:value-type="float" office:value="0.744829780067331">
            <text:p>0.7448297801</text:p>
          </table:table-cell>
          <table:table-cell office:value-type="float" office:value="0.806848417113826">
            <text:p>0.8068484171</text:p>
          </table:table-cell>
          <table:table-cell office:value-type="float" office:value="0.741355368763256">
            <text:p>0.7413553688</text:p>
          </table:table-cell>
          <table:table-cell office:value-type="float" office:value="0.667478591885393">
            <text:p>0.6674785919</text:p>
          </table:table-cell>
        </table:table-row>
        <table:table-row table:style-name="ro1">
          <table:table-cell office:value-type="float" office:value="0.711438146213348">
            <text:p>0.7114381462</text:p>
          </table:table-cell>
          <table:table-cell office:value-type="float" office:value="0.760529741558532">
            <text:p>0.7605297416</text:p>
          </table:table-cell>
          <table:table-cell office:value-type="float" office:value="0.682271122803781">
            <text:p>0.6822711228</text:p>
          </table:table-cell>
          <table:table-cell office:value-type="float" office:value="0.713889234201837">
            <text:p>0.7138892342</text:p>
          </table:table-cell>
          <table:table-cell office:value-type="float" office:value="0.729328991287578">
            <text:p>0.7293289913</text:p>
          </table:table-cell>
          <table:table-cell office:value-type="float" office:value="0.770117407655334">
            <text:p>0.7701174077</text:p>
          </table:table-cell>
          <table:table-cell office:value-type="float" office:value="0.649987943821436">
            <text:p>0.6499879438</text:p>
          </table:table-cell>
          <table:table-cell office:value-type="float" office:value="0.668420391900439">
            <text:p>0.6684203919</text:p>
          </table:table-cell>
          <table:table-cell office:value-type="float" office:value="0.7491601183888">
            <text:p>0.7491601184</text:p>
          </table:table-cell>
          <table:table-cell office:value-type="float" office:value="0.6560760134291">
            <text:p>0.6560760134</text:p>
          </table:table-cell>
        </table:table-row>
        <table:table-row table:style-name="ro1">
          <table:table-cell office:value-type="float" office:value="0.644060312631297">
            <text:p>0.6440603126</text:p>
          </table:table-cell>
          <table:table-cell office:value-type="float" office:value="0.78890633549902">
            <text:p>0.7889063355</text:p>
          </table:table-cell>
          <table:table-cell office:value-type="float" office:value="0.805728648143103">
            <text:p>0.8057286481</text:p>
          </table:table-cell>
          <table:table-cell office:value-type="float" office:value="0.695211335635721">
            <text:p>0.6952113356</text:p>
          </table:table-cell>
          <table:table-cell office:value-type="float" office:value="0.661676741447418">
            <text:p>0.6616767414</text:p>
          </table:table-cell>
          <table:table-cell office:value-type="float" office:value="0.696597501885591">
            <text:p>0.6965975019</text:p>
          </table:table-cell>
          <table:table-cell office:value-type="float" office:value="0.74824040529804">
            <text:p>0.7482404053</text:p>
          </table:table-cell>
          <table:table-cell office:value-type="float" office:value="0.634689872429283">
            <text:p>0.6346898724</text:p>
          </table:table-cell>
          <table:table-cell office:value-type="float" office:value="0.689553643416143">
            <text:p>0.6895536434</text:p>
          </table:table-cell>
          <table:table-cell office:value-type="float" office:value="0.712679102243644">
            <text:p>0.7126791022</text:p>
          </table:table-cell>
        </table:table-row>
        <table:table-row table:style-name="ro1">
          <table:table-cell office:value-type="float" office:value="0.701797078860983">
            <text:p>0.7017970789</text:p>
          </table:table-cell>
          <table:table-cell office:value-type="float" office:value="0.617355333800036">
            <text:p>0.6173553338</text:p>
          </table:table-cell>
          <table:table-cell office:value-type="float" office:value="0.561770997024768">
            <text:p>0.561770997</text:p>
          </table:table-cell>
          <table:table-cell office:value-type="float" office:value="0.701205944613877">
            <text:p>0.7012059446</text:p>
          </table:table-cell>
          <table:table-cell office:value-type="float" office:value="0.557445490632449">
            <text:p>0.5574454906</text:p>
          </table:table-cell>
          <table:table-cell office:value-type="float" office:value="0.686043653775493">
            <text:p>0.6860436538</text:p>
          </table:table-cell>
          <table:table-cell office:value-type="float" office:value="0.825318355060183">
            <text:p>0.8253183551</text:p>
          </table:table-cell>
          <table:table-cell office:value-type="float" office:value="0.641303135064145">
            <text:p>0.6413031351</text:p>
          </table:table-cell>
          <table:table-cell office:value-type="float" office:value="0.733567666827607">
            <text:p>0.7335676668</text:p>
          </table:table-cell>
          <table:table-cell office:value-type="float" office:value="0.601404887264212">
            <text:p>0.6014048873</text:p>
          </table:table-cell>
        </table:table-row>
        <table:table-row table:style-name="ro1">
          <table:table-cell office:value-type="float" office:value="0.660690652502689">
            <text:p>0.6606906525</text:p>
          </table:table-cell>
          <table:table-cell office:value-type="float" office:value="0.747104430690256">
            <text:p>0.7471044307</text:p>
          </table:table-cell>
          <table:table-cell office:value-type="float" office:value="0.628957061626816">
            <text:p>0.6289570616</text:p>
          </table:table-cell>
          <table:table-cell office:value-type="float" office:value="0.677838678965945">
            <text:p>0.677838679</text:p>
          </table:table-cell>
          <table:table-cell office:value-type="float" office:value="0.729490143083675">
            <text:p>0.7294901431</text:p>
          </table:table-cell>
          <table:table-cell office:value-type="float" office:value="0.631600076459299">
            <text:p>0.6316000765</text:p>
          </table:table-cell>
          <table:table-cell office:value-type="float" office:value="0.524145343738313">
            <text:p>0.5241453437</text:p>
          </table:table-cell>
          <table:table-cell office:value-type="float" office:value="0.733925313831835">
            <text:p>0.7339253138</text:p>
          </table:table-cell>
          <table:table-cell office:value-type="float" office:value="0.526689460729499">
            <text:p>0.5266894607</text:p>
          </table:table-cell>
          <table:table-cell office:value-type="float" office:value="0.590401723657991">
            <text:p>0.5904017237</text:p>
          </table:table-cell>
        </table:table-row>
        <table:table-row table:style-name="ro1">
          <table:table-cell office:value-type="float" office:value="0.816240338286007">
            <text:p>0.8162403383</text:p>
          </table:table-cell>
          <table:table-cell office:value-type="float" office:value="0.82776055406072">
            <text:p>0.8277605541</text:p>
          </table:table-cell>
          <table:table-cell office:value-type="float" office:value="0.747673331668204">
            <text:p>0.7476733317</text:p>
          </table:table-cell>
          <table:table-cell office:value-type="float" office:value="0.69157549680214">
            <text:p>0.6915754968</text:p>
          </table:table-cell>
          <table:table-cell office:value-type="float" office:value="0.716562111094065">
            <text:p>0.7165621111</text:p>
          </table:table-cell>
          <table:table-cell office:value-type="float" office:value="0.716338463717913">
            <text:p>0.7163384637</text:p>
          </table:table-cell>
          <table:table-cell office:value-type="float" office:value="0.739513789330391">
            <text:p>0.7395137893</text:p>
          </table:table-cell>
          <table:table-cell office:value-type="float" office:value="0.735429607254205">
            <text:p>0.7354296073</text:p>
          </table:table-cell>
          <table:table-cell office:value-type="float" office:value="0.710814276579461">
            <text:p>0.7108142766</text:p>
          </table:table-cell>
          <table:table-cell office:value-type="float" office:value="0.589311979984494">
            <text:p>0.58931198</text:p>
          </table:table-cell>
        </table:table-row>
        <table:table-row table:style-name="ro1">
          <table:table-cell office:value-type="float" office:value="0.734297954554011">
            <text:p>0.7342979546</text:p>
          </table:table-cell>
          <table:table-cell office:value-type="float" office:value="0.751287512278898">
            <text:p>0.7512875123</text:p>
          </table:table-cell>
          <table:table-cell office:value-type="float" office:value="0.671193473424802">
            <text:p>0.6711934734</text:p>
          </table:table-cell>
          <table:table-cell office:value-type="float" office:value="0.645431004271465">
            <text:p>0.6454310043</text:p>
          </table:table-cell>
          <table:table-cell office:value-type="float" office:value="0.604818111848426">
            <text:p>0.6048181118</text:p>
          </table:table-cell>
          <table:table-cell office:value-type="float" office:value="0.709619889198674">
            <text:p>0.7096198892</text:p>
          </table:table-cell>
          <table:table-cell office:value-type="float" office:value="0.57708309267268">
            <text:p>0.5770830927</text:p>
          </table:table-cell>
          <table:table-cell office:value-type="float" office:value="0.78598345503987">
            <text:p>0.785983455</text:p>
          </table:table-cell>
          <table:table-cell office:value-type="float" office:value="0.758843391457503">
            <text:p>0.7588433915</text:p>
          </table:table-cell>
          <table:table-cell office:value-type="float" office:value="0.771954356325803">
            <text:p>0.7719543563</text:p>
          </table:table-cell>
        </table:table-row>
        <table:table-row table:style-name="ro1">
          <table:table-cell office:value-type="float" office:value="0.662115094141297">
            <text:p>0.6621150941</text:p>
          </table:table-cell>
          <table:table-cell office:value-type="float" office:value="0.731751011743515">
            <text:p>0.7317510117</text:p>
          </table:table-cell>
          <table:table-cell office:value-type="float" office:value="0.663131252586785">
            <text:p>0.6631312526</text:p>
          </table:table-cell>
          <table:table-cell office:value-type="float" office:value="0.737694344456561">
            <text:p>0.7376943445</text:p>
          </table:table-cell>
          <table:table-cell office:value-type="float" office:value="0.650416537271802">
            <text:p>0.6504165373</text:p>
          </table:table-cell>
          <table:table-cell office:value-type="float" office:value="0.690179895730967">
            <text:p>0.6901798957</text:p>
          </table:table-cell>
          <table:table-cell office:value-type="float" office:value="0.705720848022717">
            <text:p>0.705720848</text:p>
          </table:table-cell>
          <table:table-cell office:value-type="float" office:value="0.6525093868326">
            <text:p>0.6525093868</text:p>
          </table:table-cell>
          <table:table-cell office:value-type="float" office:value="0.678137107358779">
            <text:p>0.6781371074</text:p>
          </table:table-cell>
          <table:table-cell office:value-type="float" office:value="0.56102045757261">
            <text:p>0.5610204576</text:p>
          </table:table-cell>
        </table:table-row>
        <table:table-row table:style-name="ro1">
          <table:table-cell office:value-type="float" office:value="0.575391133565478">
            <text:p>0.5753911336</text:p>
          </table:table-cell>
          <table:table-cell office:value-type="float" office:value="0.629555894417931">
            <text:p>0.6295558944</text:p>
          </table:table-cell>
          <table:table-cell office:value-type="float" office:value="0.614748305370462">
            <text:p>0.6147483054</text:p>
          </table:table-cell>
          <table:table-cell office:value-type="float" office:value="0.754889707578455">
            <text:p>0.7548897076</text:p>
          </table:table-cell>
          <table:table-cell office:value-type="float" office:value="0.613955744833982">
            <text:p>0.6139557448</text:p>
          </table:table-cell>
          <table:table-cell office:value-type="float" office:value="0.712404565809262">
            <text:p>0.7124045658</text:p>
          </table:table-cell>
          <table:table-cell office:value-type="float" office:value="0.658263456748685">
            <text:p>0.6582634567</text:p>
          </table:table-cell>
          <table:table-cell office:value-type="float" office:value="0.709370500706398">
            <text:p>0.7093705007</text:p>
          </table:table-cell>
          <table:table-cell office:value-type="float" office:value="0.710244270267499">
            <text:p>0.7102442703</text:p>
          </table:table-cell>
          <table:table-cell office:value-type="float" office:value="0.593414387024375">
            <text:p>0.593414387</text:p>
          </table:table-cell>
        </table:table-row>
        <table:table-row table:style-name="ro1">
          <table:table-cell office:value-type="float" office:value="0.613242177518731">
            <text:p>0.6132421775</text:p>
          </table:table-cell>
          <table:table-cell office:value-type="float" office:value="0.690902587869449">
            <text:p>0.6909025879</text:p>
          </table:table-cell>
          <table:table-cell office:value-type="float" office:value="0.627126999221461">
            <text:p>0.6271269992</text:p>
          </table:table-cell>
          <table:table-cell office:value-type="float" office:value="0.438330537516658">
            <text:p>0.4383305375</text:p>
          </table:table-cell>
          <table:table-cell office:value-type="float" office:value="0.611880810731331">
            <text:p>0.6118808107</text:p>
          </table:table-cell>
          <table:table-cell office:value-type="float" office:value="0.671963005722991">
            <text:p>0.6719630057</text:p>
          </table:table-cell>
          <table:table-cell office:value-type="float" office:value="0.615179984074516">
            <text:p>0.6151799841</text:p>
          </table:table-cell>
          <table:table-cell office:value-type="float" office:value="0.540626413340273">
            <text:p>0.5406264133</text:p>
          </table:table-cell>
          <table:table-cell office:value-type="float" office:value="0.690942784444547">
            <text:p>0.6909427844</text:p>
          </table:table-cell>
          <table:table-cell office:value-type="float" office:value="0.568056336315385">
            <text:p>0.5680563363</text:p>
          </table:table-cell>
        </table:table-row>
        <table:table-row table:style-name="ro1">
          <table:table-cell office:value-type="float" office:value="0.695455395271513">
            <text:p>0.6954553953</text:p>
          </table:table-cell>
          <table:table-cell office:value-type="float" office:value="0.704960659807269">
            <text:p>0.7049606598</text:p>
          </table:table-cell>
          <table:table-cell office:value-type="float" office:value="0.652587516224243">
            <text:p>0.6525875162</text:p>
          </table:table-cell>
          <table:table-cell office:value-type="float" office:value="0.637228996872731">
            <text:p>0.6372289969</text:p>
          </table:table-cell>
          <table:table-cell office:value-type="float" office:value="0.713918377419018">
            <text:p>0.7139183774</text:p>
          </table:table-cell>
          <table:table-cell office:value-type="float" office:value="0.807952274198121">
            <text:p>0.8079522742</text:p>
          </table:table-cell>
          <table:table-cell office:value-type="float" office:value="0.589279176495822">
            <text:p>0.5892791765</text:p>
          </table:table-cell>
          <table:table-cell office:value-type="float" office:value="0.823824836089019">
            <text:p>0.8238248361</text:p>
          </table:table-cell>
          <table:table-cell office:value-type="float" office:value="0.881773452783862">
            <text:p>0.8817734528</text:p>
          </table:table-cell>
          <table:table-cell office:value-type="float" office:value="0.668247228386272">
            <text:p>0.6682472284</text:p>
          </table:table-cell>
        </table:table-row>
        <table:table-row table:style-name="ro1">
          <table:table-cell office:value-type="float" office:value="0.744389256674288">
            <text:p>0.7443892567</text:p>
          </table:table-cell>
          <table:table-cell office:value-type="float" office:value="0.68307346270772">
            <text:p>0.6830734627</text:p>
          </table:table-cell>
          <table:table-cell office:value-type="float" office:value="0.775628124621063">
            <text:p>0.7756281246</text:p>
          </table:table-cell>
          <table:table-cell office:value-type="float" office:value="0.677299673660231">
            <text:p>0.6772996737</text:p>
          </table:table-cell>
          <table:table-cell office:value-type="float" office:value="0.772851079920393">
            <text:p>0.7728510799</text:p>
          </table:table-cell>
          <table:table-cell office:value-type="float" office:value="0.695354770904542">
            <text:p>0.6953547709</text:p>
          </table:table-cell>
          <table:table-cell office:value-type="float" office:value="0.766794093493155">
            <text:p>0.7667940935</text:p>
          </table:table-cell>
          <table:table-cell office:value-type="float" office:value="0.709969303514725">
            <text:p>0.7099693035</text:p>
          </table:table-cell>
          <table:table-cell office:value-type="float" office:value="0.701518503027101">
            <text:p>0.701518503</text:p>
          </table:table-cell>
          <table:table-cell office:value-type="float" office:value="0.645031649249492">
            <text:p>0.6450316492</text:p>
          </table:table-cell>
        </table:table-row>
        <table:table-row table:style-name="ro1">
          <table:table-cell office:value-type="float" office:value="0.890462409909098">
            <text:p>0.8904624099</text:p>
          </table:table-cell>
          <table:table-cell office:value-type="float" office:value="0.653080364472246">
            <text:p>0.6530803645</text:p>
          </table:table-cell>
          <table:table-cell office:value-type="float" office:value="0.611932035506493">
            <text:p>0.6119320355</text:p>
          </table:table-cell>
          <table:table-cell office:value-type="float" office:value="0.618793561084202">
            <text:p>0.6187935611</text:p>
          </table:table-cell>
          <table:table-cell office:value-type="float" office:value="0.709715254027712">
            <text:p>0.709715254</text:p>
          </table:table-cell>
          <table:table-cell office:value-type="float" office:value="0.653054337026555">
            <text:p>0.653054337</text:p>
          </table:table-cell>
          <table:table-cell office:value-type="float" office:value="0.813553197013651">
            <text:p>0.813553197</text:p>
          </table:table-cell>
          <table:table-cell office:value-type="float" office:value="0.728693798935859">
            <text:p>0.7286937989</text:p>
          </table:table-cell>
          <table:table-cell office:value-type="float" office:value="0.824556944410734">
            <text:p>0.8245569444</text:p>
          </table:table-cell>
          <table:table-cell office:value-type="float" office:value="0.602383731487538">
            <text:p>0.6023837315</text:p>
          </table:table-cell>
        </table:table-row>
        <table:table-row table:style-name="ro1">
          <table:table-cell office:value-type="float" office:value="0.72034984337045">
            <text:p>0.7203498434</text:p>
          </table:table-cell>
          <table:table-cell office:value-type="float" office:value="0.716921528341871">
            <text:p>0.7169215283</text:p>
          </table:table-cell>
          <table:table-cell office:value-type="float" office:value="0.67642447173978">
            <text:p>0.6764244717</text:p>
          </table:table-cell>
          <table:table-cell office:value-type="float" office:value="0.637576407836801">
            <text:p>0.6375764078</text:p>
          </table:table-cell>
          <table:table-cell office:value-type="float" office:value="0.619431525223911">
            <text:p>0.6194315252</text:p>
          </table:table-cell>
          <table:table-cell office:value-type="float" office:value="0.653055036828471">
            <text:p>0.6530550368</text:p>
          </table:table-cell>
          <table:table-cell office:value-type="float" office:value="0.645256435676585">
            <text:p>0.6452564357</text:p>
          </table:table-cell>
          <table:table-cell office:value-type="float" office:value="0.660013200509776">
            <text:p>0.6600132005</text:p>
          </table:table-cell>
          <table:table-cell office:value-type="float" office:value="0.767528676799538">
            <text:p>0.7675286768</text:p>
          </table:table-cell>
          <table:table-cell office:value-type="float" office:value="0.77234157203883">
            <text:p>0.772341572</text:p>
          </table:table-cell>
        </table:table-row>
        <table:table-row table:style-name="ro1">
          <table:table-cell office:value-type="float" office:value="0.682436338727035">
            <text:p>0.6824363387</text:p>
          </table:table-cell>
          <table:table-cell office:value-type="float" office:value="0.67156568969723">
            <text:p>0.6715656897</text:p>
          </table:table-cell>
          <table:table-cell office:value-type="float" office:value="0.684904145619574">
            <text:p>0.6849041456</text:p>
          </table:table-cell>
          <table:table-cell office:value-type="float" office:value="0.656543750429659">
            <text:p>0.6565437504</text:p>
          </table:table-cell>
          <table:table-cell office:value-type="float" office:value="0.666872366893423">
            <text:p>0.6668723669</text:p>
          </table:table-cell>
          <table:table-cell office:value-type="float" office:value="0.498515543304017">
            <text:p>0.4985155433</text:p>
          </table:table-cell>
          <table:table-cell office:value-type="float" office:value="0.750256716708517">
            <text:p>0.7502567167</text:p>
          </table:table-cell>
          <table:table-cell office:value-type="float" office:value="0.660370734644404">
            <text:p>0.6603707346</text:p>
          </table:table-cell>
          <table:table-cell office:value-type="float" office:value="0.590188088948273">
            <text:p>0.5901880889</text:p>
          </table:table-cell>
          <table:table-cell office:value-type="float" office:value="0.601257749717402">
            <text:p>0.6012577497</text:p>
          </table:table-cell>
        </table:table-row>
        <table:table-row table:style-name="ro1">
          <table:table-cell office:value-type="float" office:value="0.766005134029686">
            <text:p>0.766005134</text:p>
          </table:table-cell>
          <table:table-cell office:value-type="float" office:value="0.537405489210164">
            <text:p>0.5374054892</text:p>
          </table:table-cell>
          <table:table-cell office:value-type="float" office:value="0.611165031060919">
            <text:p>0.6111650311</text:p>
          </table:table-cell>
          <table:table-cell office:value-type="float" office:value="0.748347115135085">
            <text:p>0.7483471151</text:p>
          </table:table-cell>
          <table:table-cell office:value-type="float" office:value="0.633721982283417">
            <text:p>0.6337219823</text:p>
          </table:table-cell>
          <table:table-cell office:value-type="float" office:value="0.728229528741448">
            <text:p>0.7282295287</text:p>
          </table:table-cell>
          <table:table-cell office:value-type="float" office:value="0.617925057982065">
            <text:p>0.617925058</text:p>
          </table:table-cell>
          <table:table-cell office:value-type="float" office:value="0.610722256265325">
            <text:p>0.6107222563</text:p>
          </table:table-cell>
          <table:table-cell office:value-type="float" office:value="0.557572428072323">
            <text:p>0.5575724281</text:p>
          </table:table-cell>
          <table:table-cell office:value-type="float" office:value="0.701746877897068">
            <text:p>0.7017468779</text:p>
          </table:table-cell>
        </table:table-row>
        <table:table-row table:style-name="ro1">
          <table:table-cell office:value-type="float" office:value="0.729509518965797">
            <text:p>0.729509519</text:p>
          </table:table-cell>
          <table:table-cell office:value-type="float" office:value="0.582529284466027">
            <text:p>0.5825292845</text:p>
          </table:table-cell>
          <table:table-cell office:value-type="float" office:value="0.647193515429226">
            <text:p>0.6471935154</text:p>
          </table:table-cell>
          <table:table-cell office:value-type="float" office:value="0.641600298722367">
            <text:p>0.6416002987</text:p>
          </table:table-cell>
          <table:table-cell office:value-type="float" office:value="0.651840457654507">
            <text:p>0.6518404577</text:p>
          </table:table-cell>
          <table:table-cell office:value-type="float" office:value="0.629189985720974">
            <text:p>0.6291899857</text:p>
          </table:table-cell>
          <table:table-cell office:value-type="float" office:value="0.701620959294826">
            <text:p>0.7016209593</text:p>
          </table:table-cell>
          <table:table-cell office:value-type="float" office:value="0.561936616819268">
            <text:p>0.5619366168</text:p>
          </table:table-cell>
          <table:table-cell office:value-type="float" office:value="0.567811678522336">
            <text:p>0.5678116785</text:p>
          </table:table-cell>
          <table:table-cell office:value-type="float" office:value="0.709628991089031">
            <text:p>0.7096289911</text:p>
          </table:table-cell>
        </table:table-row>
        <table:table-row table:style-name="ro1">
          <table:table-cell office:value-type="float" office:value="0.558404083872203">
            <text:p>0.5584040839</text:p>
          </table:table-cell>
          <table:table-cell office:value-type="float" office:value="0.646318444268921">
            <text:p>0.6463184443</text:p>
          </table:table-cell>
          <table:table-cell office:value-type="float" office:value="0.637849601650857">
            <text:p>0.6378496017</text:p>
          </table:table-cell>
          <table:table-cell office:value-type="float" office:value="0.621745809920463">
            <text:p>0.6217458099</text:p>
          </table:table-cell>
          <table:table-cell office:value-type="float" office:value="0.632056939129">
            <text:p>0.6320569391</text:p>
          </table:table-cell>
          <table:table-cell office:value-type="float" office:value="0.751102326587781">
            <text:p>0.7511023266</text:p>
          </table:table-cell>
          <table:table-cell office:value-type="float" office:value="0.744328689598639">
            <text:p>0.7443286896</text:p>
          </table:table-cell>
          <table:table-cell office:value-type="float" office:value="0.793161147886262">
            <text:p>0.7931611479</text:p>
          </table:table-cell>
          <table:table-cell office:value-type="float" office:value="0.766842064049003">
            <text:p>0.766842064</text:p>
          </table:table-cell>
          <table:table-cell office:value-type="float" office:value="0.818163059260308">
            <text:p>0.8181630593</text:p>
          </table:table-cell>
        </table:table-row>
        <table:table-row table:style-name="ro1">
          <table:table-cell office:value-type="float" office:value="0.737468690600833">
            <text:p>0.7374686906</text:p>
          </table:table-cell>
          <table:table-cell office:value-type="float" office:value="0.714156403124714">
            <text:p>0.7141564031</text:p>
          </table:table-cell>
          <table:table-cell office:value-type="float" office:value="0.79113903280983">
            <text:p>0.7911390328</text:p>
          </table:table-cell>
          <table:table-cell office:value-type="float" office:value="0.709409204966992">
            <text:p>0.709409205</text:p>
          </table:table-cell>
          <table:table-cell office:value-type="float" office:value="0.757022851427397">
            <text:p>0.7570228514</text:p>
          </table:table-cell>
          <table:table-cell office:value-type="float" office:value="0.613628183054487">
            <text:p>0.6136281831</text:p>
          </table:table-cell>
          <table:table-cell office:value-type="float" office:value="0.690204100466621">
            <text:p>0.6902041005</text:p>
          </table:table-cell>
          <table:table-cell office:value-type="float" office:value="0.634441864181252">
            <text:p>0.6344418642</text:p>
          </table:table-cell>
          <table:table-cell office:value-type="float" office:value="0.737057706467791">
            <text:p>0.7370577065</text:p>
          </table:table-cell>
          <table:table-cell office:value-type="float" office:value="0.697666481160889">
            <text:p>0.6976664812</text:p>
          </table:table-cell>
        </table:table-row>
        <table:table-row table:style-name="ro1">
          <table:table-cell office:value-type="float" office:value="0.770167792115343">
            <text:p>0.7701677921</text:p>
          </table:table-cell>
          <table:table-cell office:value-type="float" office:value="0.824278035289922">
            <text:p>0.8242780353</text:p>
          </table:table-cell>
          <table:table-cell office:value-type="float" office:value="0.693952761788293">
            <text:p>0.6939527618</text:p>
          </table:table-cell>
          <table:table-cell office:value-type="float" office:value="0.71413377716009">
            <text:p>0.7141337772</text:p>
          </table:table-cell>
          <table:table-cell office:value-type="float" office:value="0.727602393311856">
            <text:p>0.7276023933</text:p>
          </table:table-cell>
          <table:table-cell office:value-type="float" office:value="0.642747357985198">
            <text:p>0.642747358</text:p>
          </table:table-cell>
          <table:table-cell office:value-type="float" office:value="0.731795612852867">
            <text:p>0.7317956129</text:p>
          </table:table-cell>
          <table:table-cell office:value-type="float" office:value="0.709320053664705">
            <text:p>0.7093200537</text:p>
          </table:table-cell>
          <table:table-cell office:value-type="float" office:value="0.756961506443875">
            <text:p>0.7569615064</text:p>
          </table:table-cell>
          <table:table-cell office:value-type="float" office:value="0.65180007325161">
            <text:p>0.6518000733</text:p>
          </table:table-cell>
        </table:table-row>
        <table:table-row table:style-name="ro1">
          <table:table-cell office:value-type="float" office:value="0.660703334618094">
            <text:p>0.6607033346</text:p>
          </table:table-cell>
          <table:table-cell office:value-type="float" office:value="0.734560932240134">
            <text:p>0.7345609322</text:p>
          </table:table-cell>
          <table:table-cell office:value-type="float" office:value="0.739646898857916">
            <text:p>0.7396468989</text:p>
          </table:table-cell>
          <table:table-cell office:value-type="float" office:value="0.789165694246545">
            <text:p>0.7891656942</text:p>
          </table:table-cell>
          <table:table-cell office:value-type="float" office:value="0.714698811605518">
            <text:p>0.7146988116</text:p>
          </table:table-cell>
          <table:table-cell office:value-type="float" office:value="0.647928732360164">
            <text:p>0.6479287324</text:p>
          </table:table-cell>
          <table:table-cell office:value-type="float" office:value="0.614940091816994">
            <text:p>0.6149400918</text:p>
          </table:table-cell>
          <table:table-cell office:value-type="float" office:value="0.655127520275086">
            <text:p>0.6551275203</text:p>
          </table:table-cell>
          <table:table-cell office:value-type="float" office:value="0.670609411584549">
            <text:p>0.6706094116</text:p>
          </table:table-cell>
          <table:table-cell office:value-type="float" office:value="0.66321296600646">
            <text:p>0.663212966</text:p>
          </table:table-cell>
        </table:table-row>
        <table:table-row table:style-name="ro1">
          <table:table-cell office:value-type="float" office:value="0.651996182830381">
            <text:p>0.6519961828</text:p>
          </table:table-cell>
          <table:table-cell office:value-type="float" office:value="0.668189263010288">
            <text:p>0.668189263</text:p>
          </table:table-cell>
          <table:table-cell office:value-type="float" office:value="0.700302252152544">
            <text:p>0.7003022522</text:p>
          </table:table-cell>
          <table:table-cell office:value-type="float" office:value="0.738342675982183">
            <text:p>0.738342676</text:p>
          </table:table-cell>
          <table:table-cell office:value-type="float" office:value="0.640037626097414">
            <text:p>0.6400376261</text:p>
          </table:table-cell>
          <table:table-cell office:value-type="float" office:value="0.816129663256509">
            <text:p>0.8161296633</text:p>
          </table:table-cell>
          <table:table-cell office:value-type="float" office:value="0.678600945124226">
            <text:p>0.6786009451</text:p>
          </table:table-cell>
          <table:table-cell office:value-type="float" office:value="0.656886412536649">
            <text:p>0.6568864125</text:p>
          </table:table-cell>
          <table:table-cell office:value-type="float" office:value="0.690704120649018">
            <text:p>0.6907041206</text:p>
          </table:table-cell>
          <table:table-cell office:value-type="float" office:value="0.716792676443977">
            <text:p>0.7167926764</text:p>
          </table:table-cell>
        </table:table-row>
        <table:table-row table:style-name="ro1">
          <table:table-cell office:value-type="float" office:value="0.767469566342631">
            <text:p>0.7674695663</text:p>
          </table:table-cell>
          <table:table-cell office:value-type="float" office:value="0.738835325464407">
            <text:p>0.7388353255</text:p>
          </table:table-cell>
          <table:table-cell office:value-type="float" office:value="0.843724776937677">
            <text:p>0.8437247769</text:p>
          </table:table-cell>
          <table:table-cell office:value-type="float" office:value="0.743992168992216">
            <text:p>0.743992169</text:p>
          </table:table-cell>
          <table:table-cell office:value-type="float" office:value="0.623986272778276">
            <text:p>0.6239862728</text:p>
          </table:table-cell>
          <table:table-cell office:value-type="float" office:value="0.827105682217352">
            <text:p>0.8271056822</text:p>
          </table:table-cell>
          <table:table-cell office:value-type="float" office:value="0.79369042507673">
            <text:p>0.7936904251</text:p>
          </table:table-cell>
          <table:table-cell office:value-type="float" office:value="0.805990617732074">
            <text:p>0.8059906177</text:p>
          </table:table-cell>
          <table:table-cell office:value-type="float" office:value="0.729236752708399">
            <text:p>0.7292367527</text:p>
          </table:table-cell>
          <table:table-cell office:value-type="float" office:value="0.682961767542836">
            <text:p>0.6829617675</text:p>
          </table:table-cell>
        </table:table-row>
        <table:table-row table:style-name="ro1">
          <table:table-cell office:value-type="float" office:value="0.632730868742675">
            <text:p>0.6327308687</text:p>
          </table:table-cell>
          <table:table-cell office:value-type="float" office:value="0.616613452751528">
            <text:p>0.6166134528</text:p>
          </table:table-cell>
          <table:table-cell office:value-type="float" office:value="0.743981205185623">
            <text:p>0.7439812052</text:p>
          </table:table-cell>
          <table:table-cell office:value-type="float" office:value="0.693026248077965">
            <text:p>0.6930262481</text:p>
          </table:table-cell>
          <table:table-cell office:value-type="float" office:value="0.550874271394484">
            <text:p>0.5508742714</text:p>
          </table:table-cell>
          <table:table-cell office:value-type="float" office:value="0.754018334056864">
            <text:p>0.7540183341</text:p>
          </table:table-cell>
          <table:table-cell office:value-type="float" office:value="0.736297735130992">
            <text:p>0.7362977351</text:p>
          </table:table-cell>
          <table:table-cell office:value-type="float" office:value="0.640115182812449">
            <text:p>0.6401151828</text:p>
          </table:table-cell>
          <table:table-cell office:value-type="float" office:value="0.560415870191637">
            <text:p>0.5604158702</text:p>
          </table:table-cell>
          <table:table-cell office:value-type="float" office:value="0.693827129228875">
            <text:p>0.6938271292</text:p>
          </table:table-cell>
        </table:table-row>
        <table:table-row table:style-name="ro1">
          <table:table-cell office:value-type="float" office:value="0.808180419020603">
            <text:p>0.808180419</text:p>
          </table:table-cell>
          <table:table-cell office:value-type="float" office:value="0.580791715256066">
            <text:p>0.5807917153</text:p>
          </table:table-cell>
          <table:table-cell office:value-type="float" office:value="0.633612785965612">
            <text:p>0.633612786</text:p>
          </table:table-cell>
          <table:table-cell office:value-type="float" office:value="0.671396844294197">
            <text:p>0.6713968443</text:p>
          </table:table-cell>
          <table:table-cell office:value-type="float" office:value="0.671279799745919">
            <text:p>0.6712797997</text:p>
          </table:table-cell>
          <table:table-cell office:value-type="float" office:value="0.696926346072405">
            <text:p>0.6969263461</text:p>
          </table:table-cell>
          <table:table-cell office:value-type="float" office:value="0.698428889269443">
            <text:p>0.6984288893</text:p>
          </table:table-cell>
          <table:table-cell office:value-type="float" office:value="0.621396602102754">
            <text:p>0.6213966021</text:p>
          </table:table-cell>
          <table:table-cell office:value-type="float" office:value="0.721861112920003">
            <text:p>0.7218611129</text:p>
          </table:table-cell>
          <table:table-cell office:value-type="float" office:value="0.690233640977787">
            <text:p>0.690233641</text:p>
          </table:table-cell>
        </table:table-row>
        <table:table-row table:style-name="ro1">
          <table:table-cell office:value-type="float" office:value="0.811900289218116">
            <text:p>0.8119002892</text:p>
          </table:table-cell>
          <table:table-cell office:value-type="float" office:value="0.668483180689599">
            <text:p>0.6684831807</text:p>
          </table:table-cell>
          <table:table-cell office:value-type="float" office:value="0.630479779367947">
            <text:p>0.6304797794</text:p>
          </table:table-cell>
          <table:table-cell office:value-type="float" office:value="0.644625747235506">
            <text:p>0.6446257472</text:p>
          </table:table-cell>
          <table:table-cell office:value-type="float" office:value="0.597087374952212">
            <text:p>0.597087375</text:p>
          </table:table-cell>
          <table:table-cell office:value-type="float" office:value="0.6910517435238">
            <text:p>0.6910517435</text:p>
          </table:table-cell>
          <table:table-cell office:value-type="float" office:value="0.617133263362642">
            <text:p>0.6171332634</text:p>
          </table:table-cell>
          <table:table-cell office:value-type="float" office:value="0.639991936169418">
            <text:p>0.6399919362</text:p>
          </table:table-cell>
          <table:table-cell office:value-type="float" office:value="0.601619883029325">
            <text:p>0.601619883</text:p>
          </table:table-cell>
          <table:table-cell office:value-type="float" office:value="0.586356742552846">
            <text:p>0.5863567426</text:p>
          </table:table-cell>
        </table:table-row>
        <table:table-row table:style-name="ro1">
          <table:table-cell office:value-type="float" office:value="0.778420279521499">
            <text:p>0.7784202795</text:p>
          </table:table-cell>
          <table:table-cell office:value-type="float" office:value="0.633107317191124">
            <text:p>0.6331073172</text:p>
          </table:table-cell>
          <table:table-cell office:value-type="float" office:value="0.698685555205742">
            <text:p>0.6986855552</text:p>
          </table:table-cell>
          <table:table-cell office:value-type="float" office:value="0.767345252968086">
            <text:p>0.767345253</text:p>
          </table:table-cell>
          <table:table-cell office:value-type="float" office:value="0.756400050788382">
            <text:p>0.7564000508</text:p>
          </table:table-cell>
          <table:table-cell office:value-type="float" office:value="0.692342017281103">
            <text:p>0.6923420173</text:p>
          </table:table-cell>
          <table:table-cell office:value-type="float" office:value="0.779389598979084">
            <text:p>0.779389599</text:p>
          </table:table-cell>
          <table:table-cell office:value-type="float" office:value="0.537401124428461">
            <text:p>0.5374011244</text:p>
          </table:table-cell>
          <table:table-cell office:value-type="float" office:value="0.500174655358673">
            <text:p>0.5001746554</text:p>
          </table:table-cell>
          <table:table-cell office:value-type="float" office:value="0.705309824845202">
            <text:p>0.7053098248</text:p>
          </table:table-cell>
        </table:table-row>
        <table:table-row table:style-name="ro1">
          <table:table-cell office:value-type="float" office:value="0.674582381788476">
            <text:p>0.6745823818</text:p>
          </table:table-cell>
          <table:table-cell office:value-type="float" office:value="0.782163073694726">
            <text:p>0.7821630737</text:p>
          </table:table-cell>
          <table:table-cell office:value-type="float" office:value="0.709397151581697">
            <text:p>0.7093971516</text:p>
          </table:table-cell>
          <table:table-cell office:value-type="float" office:value="0.656072857891485">
            <text:p>0.6560728579</text:p>
          </table:table-cell>
          <table:table-cell office:value-type="float" office:value="0.561084956851666">
            <text:p>0.5610849569</text:p>
          </table:table-cell>
          <table:table-cell office:value-type="float" office:value="0.57476400520784">
            <text:p>0.5747640052</text:p>
          </table:table-cell>
          <table:table-cell office:value-type="float" office:value="0.809204867793804">
            <text:p>0.8092048678</text:p>
          </table:table-cell>
          <table:table-cell office:value-type="float" office:value="0.685747597382108">
            <text:p>0.6857475974</text:p>
          </table:table-cell>
          <table:table-cell office:value-type="float" office:value="0.600765382537843">
            <text:p>0.6007653825</text:p>
          </table:table-cell>
          <table:table-cell office:value-type="float" office:value="0.786168883806407">
            <text:p>0.7861688838</text:p>
          </table:table-cell>
        </table:table-row>
        <table:table-row table:style-name="ro1">
          <table:table-cell office:value-type="float" office:value="0.473135365977987">
            <text:p>0.473135366</text:p>
          </table:table-cell>
          <table:table-cell office:value-type="float" office:value="0.62519904169358">
            <text:p>0.6251990417</text:p>
          </table:table-cell>
          <table:table-cell office:value-type="float" office:value="0.671514903664306">
            <text:p>0.6715149037</text:p>
          </table:table-cell>
          <table:table-cell office:value-type="float" office:value="0.717436682225442">
            <text:p>0.7174366822</text:p>
          </table:table-cell>
          <table:table-cell office:value-type="float" office:value="0.641313646685128">
            <text:p>0.6413136467</text:p>
          </table:table-cell>
          <table:table-cell office:value-type="float" office:value="0.604623929291153">
            <text:p>0.6046239293</text:p>
          </table:table-cell>
          <table:table-cell office:value-type="float" office:value="0.659481055344882">
            <text:p>0.6594810553</text:p>
          </table:table-cell>
          <table:table-cell office:value-type="float" office:value="0.79553464896424">
            <text:p>0.795534649</text:p>
          </table:table-cell>
          <table:table-cell office:value-type="float" office:value="0.713816790544145">
            <text:p>0.7138167905</text:p>
          </table:table-cell>
          <table:table-cell office:value-type="float" office:value="0.732085885336619">
            <text:p>0.7320858853</text:p>
          </table:table-cell>
        </table:table-row>
        <table:table-row table:style-name="ro1">
          <table:table-cell office:value-type="float" office:value="0.690777906559371">
            <text:p>0.6907779066</text:p>
          </table:table-cell>
          <table:table-cell office:value-type="float" office:value="0.684351245786264">
            <text:p>0.6843512458</text:p>
          </table:table-cell>
          <table:table-cell office:value-type="float" office:value="0.656030022736833">
            <text:p>0.6560300227</text:p>
          </table:table-cell>
          <table:table-cell office:value-type="float" office:value="0.73066961128485">
            <text:p>0.7306696113</text:p>
          </table:table-cell>
          <table:table-cell office:value-type="float" office:value="0.540306404059262">
            <text:p>0.5403064041</text:p>
          </table:table-cell>
          <table:table-cell office:value-type="float" office:value="0.721035931910524">
            <text:p>0.7210359319</text:p>
          </table:table-cell>
          <table:table-cell office:value-type="float" office:value="0.671992719388037">
            <text:p>0.6719927194</text:p>
          </table:table-cell>
          <table:table-cell office:value-type="float" office:value="0.697950125222568">
            <text:p>0.6979501252</text:p>
          </table:table-cell>
          <table:table-cell office:value-type="float" office:value="0.690432253282315">
            <text:p>0.6904322533</text:p>
          </table:table-cell>
          <table:table-cell office:value-type="float" office:value="0.713270529538963">
            <text:p>0.7132705295</text:p>
          </table:table-cell>
        </table:table-row>
        <table:table-row table:style-name="ro1">
          <table:table-cell office:value-type="float" office:value="0.677399308396799">
            <text:p>0.6773993084</text:p>
          </table:table-cell>
          <table:table-cell office:value-type="float" office:value="0.596143417030727">
            <text:p>0.596143417</text:p>
          </table:table-cell>
          <table:table-cell office:value-type="float" office:value="0.667516076001498">
            <text:p>0.667516076</text:p>
          </table:table-cell>
          <table:table-cell office:value-type="float" office:value="0.622322484829878">
            <text:p>0.6223224848</text:p>
          </table:table-cell>
          <table:table-cell office:value-type="float" office:value="0.60224561648649">
            <text:p>0.6022456165</text:p>
          </table:table-cell>
          <table:table-cell office:value-type="float" office:value="0.73311446453929">
            <text:p>0.7331144645</text:p>
          </table:table-cell>
          <table:table-cell office:value-type="float" office:value="0.70855960034074">
            <text:p>0.7085596003</text:p>
          </table:table-cell>
          <table:table-cell office:value-type="float" office:value="0.701383846735088">
            <text:p>0.7013838467</text:p>
          </table:table-cell>
          <table:table-cell office:value-type="float" office:value="0.734789664640807">
            <text:p>0.7347896646</text:p>
          </table:table-cell>
          <table:table-cell office:value-type="float" office:value="0.575597111251687">
            <text:p>0.5755971113</text:p>
          </table:table-cell>
        </table:table-row>
        <table:table-row table:style-name="ro1">
          <table:table-cell office:value-type="float" office:value="0.638539122893049">
            <text:p>0.6385391229</text:p>
          </table:table-cell>
          <table:table-cell office:value-type="float" office:value="0.774710131398412">
            <text:p>0.7747101314</text:p>
          </table:table-cell>
          <table:table-cell office:value-type="float" office:value="0.738307174722829">
            <text:p>0.7383071747</text:p>
          </table:table-cell>
          <table:table-cell office:value-type="float" office:value="0.656635457427666">
            <text:p>0.6566354574</text:p>
          </table:table-cell>
          <table:table-cell office:value-type="float" office:value="0.719484502056904">
            <text:p>0.7194845021</text:p>
          </table:table-cell>
          <table:table-cell office:value-type="float" office:value="0.792894695784882">
            <text:p>0.7928946958</text:p>
          </table:table-cell>
          <table:table-cell office:value-type="float" office:value="0.729814299708008">
            <text:p>0.7298142997</text:p>
          </table:table-cell>
          <table:table-cell office:value-type="float" office:value="0.677746123515575">
            <text:p>0.6777461235</text:p>
          </table:table-cell>
          <table:table-cell office:value-type="float" office:value="0.628649396282175">
            <text:p>0.6286493963</text:p>
          </table:table-cell>
          <table:table-cell office:value-type="float" office:value="0.712892043083359">
            <text:p>0.7128920431</text:p>
          </table:table-cell>
        </table:table-row>
        <table:table-row table:style-name="ro1">
          <table:table-cell office:value-type="float" office:value="0.636099850991392">
            <text:p>0.636099851</text:p>
          </table:table-cell>
          <table:table-cell office:value-type="float" office:value="0.787668443035126">
            <text:p>0.787668443</text:p>
          </table:table-cell>
          <table:table-cell office:value-type="float" office:value="0.659720608379418">
            <text:p>0.6597206084</text:p>
          </table:table-cell>
          <table:table-cell office:value-type="float" office:value="0.750479840865498">
            <text:p>0.7504798409</text:p>
          </table:table-cell>
          <table:table-cell office:value-type="float" office:value="0.750415821165672">
            <text:p>0.7504158212</text:p>
          </table:table-cell>
          <table:table-cell office:value-type="float" office:value="0.728108459718471">
            <text:p>0.7281084597</text:p>
          </table:table-cell>
          <table:table-cell office:value-type="float" office:value="0.633235152602728">
            <text:p>0.6332351526</text:p>
          </table:table-cell>
          <table:table-cell office:value-type="float" office:value="0.662622017966357">
            <text:p>0.662622018</text:p>
          </table:table-cell>
          <table:table-cell office:value-type="float" office:value="0.729484346208338">
            <text:p>0.7294843462</text:p>
          </table:table-cell>
          <table:table-cell office:value-type="float" office:value="0.690696112206806">
            <text:p>0.6906961122</text:p>
          </table:table-cell>
        </table:table-row>
        <table:table-row table:style-name="ro1">
          <table:table-cell office:value-type="float" office:value="0.689143431096565">
            <text:p>0.6891434311</text:p>
          </table:table-cell>
          <table:table-cell office:value-type="float" office:value="0.773499110994791">
            <text:p>0.773499111</text:p>
          </table:table-cell>
          <table:table-cell office:value-type="float" office:value="0.590765869788873">
            <text:p>0.5907658698</text:p>
          </table:table-cell>
          <table:table-cell office:value-type="float" office:value="0.679530669288053">
            <text:p>0.6795306693</text:p>
          </table:table-cell>
          <table:table-cell office:value-type="float" office:value="0.562830504848207">
            <text:p>0.5628305048</text:p>
          </table:table-cell>
          <table:table-cell office:value-type="float" office:value="0.712818185795386">
            <text:p>0.7128181858</text:p>
          </table:table-cell>
          <table:table-cell office:value-type="float" office:value="0.574576589696009">
            <text:p>0.5745765897</text:p>
          </table:table-cell>
          <table:table-cell office:value-type="float" office:value="0.552411198992875">
            <text:p>0.552411199</text:p>
          </table:table-cell>
          <table:table-cell office:value-type="float" office:value="0.667595335514631">
            <text:p>0.6675953355</text:p>
          </table:table-cell>
          <table:table-cell office:value-type="float" office:value="0.663241525294391">
            <text:p>0.6632415253</text:p>
          </table:table-cell>
        </table:table-row>
        <table:table-row table:style-name="ro1">
          <table:table-cell office:value-type="float" office:value="0.575068141770111">
            <text:p>0.5750681418</text:p>
          </table:table-cell>
          <table:table-cell office:value-type="float" office:value="0.541284758132285">
            <text:p>0.5412847581</text:p>
          </table:table-cell>
          <table:table-cell office:value-type="float" office:value="0.481051063017942">
            <text:p>0.481051063</text:p>
          </table:table-cell>
          <table:table-cell office:value-type="float" office:value="0.609376294141542">
            <text:p>0.6093762941</text:p>
          </table:table-cell>
          <table:table-cell office:value-type="float" office:value="0.645390895620368">
            <text:p>0.6453908956</text:p>
          </table:table-cell>
          <table:table-cell office:value-type="float" office:value="0.643972558919263">
            <text:p>0.6439725589</text:p>
          </table:table-cell>
          <table:table-cell office:value-type="float" office:value="0.608862384439871">
            <text:p>0.6088623844</text:p>
          </table:table-cell>
          <table:table-cell office:value-type="float" office:value="0.544927526061287">
            <text:p>0.5449275261</text:p>
          </table:table-cell>
          <table:table-cell office:value-type="float" office:value="0.551078179568067">
            <text:p>0.5510781796</text:p>
          </table:table-cell>
          <table:table-cell office:value-type="float" office:value="0.545344198710528">
            <text:p>0.5453441987</text:p>
          </table:table-cell>
        </table:table-row>
        <table:table-row table:style-name="ro1">
          <table:table-cell office:value-type="float" office:value="0.573018621910026">
            <text:p>0.5730186219</text:p>
          </table:table-cell>
          <table:table-cell office:value-type="float" office:value="0.601091631754901">
            <text:p>0.6010916318</text:p>
          </table:table-cell>
          <table:table-cell office:value-type="float" office:value="0.651969446784006">
            <text:p>0.6519694468</text:p>
          </table:table-cell>
          <table:table-cell office:value-type="float" office:value="0.690022100100392">
            <text:p>0.6900221001</text:p>
          </table:table-cell>
          <table:table-cell office:value-type="float" office:value="0.60057097020933">
            <text:p>0.6005709702</text:p>
          </table:table-cell>
          <table:table-cell office:value-type="float" office:value="0.60496848338264">
            <text:p>0.6049684834</text:p>
          </table:table-cell>
          <table:table-cell office:value-type="float" office:value="0.575547935462012">
            <text:p>0.5755479355</text:p>
          </table:table-cell>
          <table:table-cell office:value-type="float" office:value="0.641544375562683">
            <text:p>0.6415443756</text:p>
          </table:table-cell>
          <table:table-cell office:value-type="float" office:value="0.637886906011552">
            <text:p>0.637886906</text:p>
          </table:table-cell>
          <table:table-cell office:value-type="float" office:value="0.579742086735669">
            <text:p>0.5797420867</text:p>
          </table:table-cell>
        </table:table-row>
        <table:table-row table:style-name="ro1">
          <table:table-cell office:value-type="float" office:value="0.660184690499591">
            <text:p>0.6601846905</text:p>
          </table:table-cell>
          <table:table-cell office:value-type="float" office:value="0.767420023133361">
            <text:p>0.7674200231</text:p>
          </table:table-cell>
          <table:table-cell office:value-type="float" office:value="0.788409058726719">
            <text:p>0.7884090587</text:p>
          </table:table-cell>
          <table:table-cell office:value-type="float" office:value="0.605505926732047">
            <text:p>0.6055059267</text:p>
          </table:table-cell>
          <table:table-cell office:value-type="float" office:value="0.749429673697967">
            <text:p>0.7494296737</text:p>
          </table:table-cell>
          <table:table-cell office:value-type="float" office:value="0.66059590263537">
            <text:p>0.6605959026</text:p>
          </table:table-cell>
          <table:table-cell office:value-type="float" office:value="0.681883579759783">
            <text:p>0.6818835798</text:p>
          </table:table-cell>
          <table:table-cell office:value-type="float" office:value="0.679885279426534">
            <text:p>0.6798852794</text:p>
          </table:table-cell>
          <table:table-cell office:value-type="float" office:value="0.706524629451751">
            <text:p>0.7065246295</text:p>
          </table:table-cell>
          <table:table-cell office:value-type="float" office:value="0.668264362621147">
            <text:p>0.6682643626</text:p>
          </table:table-cell>
        </table:table-row>
        <table:table-row table:style-name="ro1">
          <table:table-cell office:value-type="float" office:value="0.582013372506031">
            <text:p>0.5820133725</text:p>
          </table:table-cell>
          <table:table-cell office:value-type="float" office:value="0.738991590495991">
            <text:p>0.7389915905</text:p>
          </table:table-cell>
          <table:table-cell office:value-type="float" office:value="0.687932939531831">
            <text:p>0.6879329395</text:p>
          </table:table-cell>
          <table:table-cell office:value-type="float" office:value="0.713735093455024">
            <text:p>0.7137350935</text:p>
          </table:table-cell>
          <table:table-cell office:value-type="float" office:value="0.794664612971448">
            <text:p>0.794664613</text:p>
          </table:table-cell>
          <table:table-cell office:value-type="float" office:value="0.601105119992989">
            <text:p>0.60110512</text:p>
          </table:table-cell>
          <table:table-cell office:value-type="float" office:value="0.711813012173137">
            <text:p>0.7118130122</text:p>
          </table:table-cell>
          <table:table-cell office:value-type="float" office:value="0.81231219226492">
            <text:p>0.8123121923</text:p>
          </table:table-cell>
          <table:table-cell office:value-type="float" office:value="0.651902027203025">
            <text:p>0.6519020272</text:p>
          </table:table-cell>
          <table:table-cell office:value-type="float" office:value="0.622816284914777">
            <text:p>0.6228162849</text:p>
          </table:table-cell>
        </table:table-row>
        <table:table-row table:style-name="ro1">
          <table:table-cell office:value-type="float" office:value="0.659575647007793">
            <text:p>0.659575647</text:p>
          </table:table-cell>
          <table:table-cell office:value-type="float" office:value="0.585037193726957">
            <text:p>0.5850371937</text:p>
          </table:table-cell>
          <table:table-cell office:value-type="float" office:value="0.698339336908503">
            <text:p>0.6983393369</text:p>
          </table:table-cell>
          <table:table-cell office:value-type="float" office:value="0.639348764316469">
            <text:p>0.6393487643</text:p>
          </table:table-cell>
          <table:table-cell office:value-type="float" office:value="0.696227132800068">
            <text:p>0.6962271328</text:p>
          </table:table-cell>
          <table:table-cell office:value-type="float" office:value="0.642815972722169">
            <text:p>0.6428159727</text:p>
          </table:table-cell>
          <table:table-cell office:value-type="float" office:value="0.824403053498785">
            <text:p>0.8244030535</text:p>
          </table:table-cell>
          <table:table-cell office:value-type="float" office:value="0.598583920738526">
            <text:p>0.5985839207</text:p>
          </table:table-cell>
          <table:table-cell office:value-type="float" office:value="0.652418424786323">
            <text:p>0.6524184248</text:p>
          </table:table-cell>
          <table:table-cell office:value-type="float" office:value="0.713751224897994">
            <text:p>0.7137512249</text:p>
          </table:table-cell>
        </table:table-row>
        <table:table-row table:style-name="ro1">
          <table:table-cell office:value-type="float" office:value="0.678274653221425">
            <text:p>0.6782746532</text:p>
          </table:table-cell>
          <table:table-cell office:value-type="float" office:value="0.77332718812222">
            <text:p>0.7733271881</text:p>
          </table:table-cell>
          <table:table-cell office:value-type="float" office:value="0.676021500971559">
            <text:p>0.676021501</text:p>
          </table:table-cell>
          <table:table-cell office:value-type="float" office:value="0.773106701889052">
            <text:p>0.7731067019</text:p>
          </table:table-cell>
          <table:table-cell office:value-type="float" office:value="0.801023251853303">
            <text:p>0.8010232519</text:p>
          </table:table-cell>
          <table:table-cell office:value-type="float" office:value="0.656379573231929">
            <text:p>0.6563795732</text:p>
          </table:table-cell>
          <table:table-cell office:value-type="float" office:value="0.614697397193626">
            <text:p>0.6146973972</text:p>
          </table:table-cell>
          <table:table-cell office:value-type="float" office:value="0.709343546563624">
            <text:p>0.7093435466</text:p>
          </table:table-cell>
          <table:table-cell office:value-type="float" office:value="0.768143321623756">
            <text:p>0.7681433216</text:p>
          </table:table-cell>
          <table:table-cell office:value-type="float" office:value="0.678823875387036">
            <text:p>0.6788238754</text:p>
          </table:table-cell>
        </table:table-row>
        <table:table-row table:style-name="ro1">
          <table:table-cell office:value-type="float" office:value="0.6065139836842">
            <text:p>0.6065139837</text:p>
          </table:table-cell>
          <table:table-cell office:value-type="float" office:value="0.825854458854591">
            <text:p>0.8258544589</text:p>
          </table:table-cell>
          <table:table-cell office:value-type="float" office:value="0.814248013192524">
            <text:p>0.8142480132</text:p>
          </table:table-cell>
          <table:table-cell office:value-type="float" office:value="0.624540804474416">
            <text:p>0.6245408045</text:p>
          </table:table-cell>
          <table:table-cell office:value-type="float" office:value="0.717808732973359">
            <text:p>0.717808733</text:p>
          </table:table-cell>
          <table:table-cell office:value-type="float" office:value="0.674695031569467">
            <text:p>0.6746950316</text:p>
          </table:table-cell>
          <table:table-cell office:value-type="float" office:value="0.825648031085435">
            <text:p>0.8256480311</text:p>
          </table:table-cell>
          <table:table-cell office:value-type="float" office:value="0.794659908586045">
            <text:p>0.7946599086</text:p>
          </table:table-cell>
          <table:table-cell office:value-type="float" office:value="0.758247211884173">
            <text:p>0.7582472119</text:p>
          </table:table-cell>
          <table:table-cell office:value-type="float" office:value="0.676194584999793">
            <text:p>0.676194585</text:p>
          </table:table-cell>
        </table:table-row>
        <table:table-row table:style-name="ro1">
          <table:table-cell office:value-type="float" office:value="0.644334841908226">
            <text:p>0.6443348419</text:p>
          </table:table-cell>
          <table:table-cell office:value-type="float" office:value="0.689839478027728">
            <text:p>0.689839478</text:p>
          </table:table-cell>
          <table:table-cell office:value-type="float" office:value="0.71698786071261">
            <text:p>0.7169878607</text:p>
          </table:table-cell>
          <table:table-cell office:value-type="float" office:value="0.667578171790033">
            <text:p>0.6675781718</text:p>
          </table:table-cell>
          <table:table-cell office:value-type="float" office:value="0.653375933821728">
            <text:p>0.6533759338</text:p>
          </table:table-cell>
          <table:table-cell office:value-type="float" office:value="0.706221043972435">
            <text:p>0.706221044</text:p>
          </table:table-cell>
          <table:table-cell office:value-type="float" office:value="0.8065368958223">
            <text:p>0.8065368958</text:p>
          </table:table-cell>
          <table:table-cell office:value-type="float" office:value="0.682906767224048">
            <text:p>0.6829067672</text:p>
          </table:table-cell>
          <table:table-cell office:value-type="float" office:value="0.71638793904124">
            <text:p>0.716387939</text:p>
          </table:table-cell>
          <table:table-cell office:value-type="float" office:value="0.788958686334867">
            <text:p>0.7889586863</text:p>
          </table:table-cell>
        </table:table-row>
        <table:table-row table:style-name="ro1">
          <table:table-cell office:value-type="float" office:value="0.736573209447529">
            <text:p>0.7365732094</text:p>
          </table:table-cell>
          <table:table-cell office:value-type="float" office:value="0.757473545274812">
            <text:p>0.7574735453</text:p>
          </table:table-cell>
          <table:table-cell office:value-type="float" office:value="0.891144650791341">
            <text:p>0.8911446508</text:p>
          </table:table-cell>
          <table:table-cell office:value-type="float" office:value="0.79092608979201">
            <text:p>0.7909260898</text:p>
          </table:table-cell>
          <table:table-cell office:value-type="float" office:value="0.773502067600049">
            <text:p>0.7735020676</text:p>
          </table:table-cell>
          <table:table-cell office:value-type="float" office:value="0.788037861065569">
            <text:p>0.7880378611</text:p>
          </table:table-cell>
          <table:table-cell office:value-type="float" office:value="0.872748889920266">
            <text:p>0.8727488899</text:p>
          </table:table-cell>
          <table:table-cell office:value-type="float" office:value="0.768059351641896">
            <text:p>0.7680593516</text:p>
          </table:table-cell>
          <table:table-cell office:value-type="float" office:value="0.621341881295916">
            <text:p>0.6213418813</text:p>
          </table:table-cell>
          <table:table-cell office:value-type="float" office:value="0.678553847959985">
            <text:p>0.678553848</text:p>
          </table:table-cell>
        </table:table-row>
        <table:table-row table:style-name="ro1">
          <table:table-cell office:value-type="float" office:value="0.757801962909977">
            <text:p>0.7578019629</text:p>
          </table:table-cell>
          <table:table-cell office:value-type="float" office:value="0.772626582145487">
            <text:p>0.7726265821</text:p>
          </table:table-cell>
          <table:table-cell office:value-type="float" office:value="0.793350144592879">
            <text:p>0.7933501446</text:p>
          </table:table-cell>
          <table:table-cell office:value-type="float" office:value="0.764174959828552">
            <text:p>0.7641749598</text:p>
          </table:table-cell>
          <table:table-cell office:value-type="float" office:value="0.772431898051484">
            <text:p>0.7724318981</text:p>
          </table:table-cell>
          <table:table-cell office:value-type="float" office:value="0.786343634443624">
            <text:p>0.7863436344</text:p>
          </table:table-cell>
          <table:table-cell office:value-type="float" office:value="0.755865109800805">
            <text:p>0.7558651098</text:p>
          </table:table-cell>
          <table:table-cell office:value-type="float" office:value="0.641098705860923">
            <text:p>0.6410987059</text:p>
          </table:table-cell>
          <table:table-cell office:value-type="float" office:value="0.695112105187178">
            <text:p>0.6951121052</text:p>
          </table:table-cell>
          <table:table-cell office:value-type="float" office:value="0.690360182363528">
            <text:p>0.6903601824</text:p>
          </table:table-cell>
        </table:table-row>
        <table:table-row table:style-name="ro1">
          <table:table-cell office:value-type="float" office:value="0.738102862573361">
            <text:p>0.7381028626</text:p>
          </table:table-cell>
          <table:table-cell office:value-type="float" office:value="0.663759412051687">
            <text:p>0.6637594121</text:p>
          </table:table-cell>
          <table:table-cell office:value-type="float" office:value="0.813513806772784">
            <text:p>0.8135138068</text:p>
          </table:table-cell>
          <table:table-cell office:value-type="float" office:value="0.709796285110405">
            <text:p>0.7097962851</text:p>
          </table:table-cell>
          <table:table-cell office:value-type="float" office:value="0.795682563476404">
            <text:p>0.7956825635</text:p>
          </table:table-cell>
          <table:table-cell office:value-type="float" office:value="0.633180598340531">
            <text:p>0.6331805983</text:p>
          </table:table-cell>
          <table:table-cell office:value-type="float" office:value="0.746910959189839">
            <text:p>0.7469109592</text:p>
          </table:table-cell>
          <table:table-cell office:value-type="float" office:value="0.693632954783391">
            <text:p>0.6936329548</text:p>
          </table:table-cell>
          <table:table-cell office:value-type="float" office:value="0.65298271879224">
            <text:p>0.6529827188</text:p>
          </table:table-cell>
          <table:table-cell office:value-type="float" office:value="0.787534784022464">
            <text:p>0.787534784</text:p>
          </table:table-cell>
        </table:table-row>
        <table:table-row table:style-name="ro1">
          <table:table-cell office:value-type="float" office:value="0.728148333691161">
            <text:p>0.7281483337</text:p>
          </table:table-cell>
          <table:table-cell office:value-type="float" office:value="0.748618099334945">
            <text:p>0.7486180993</text:p>
          </table:table-cell>
          <table:table-cell office:value-type="float" office:value="0.637883007282744">
            <text:p>0.6378830073</text:p>
          </table:table-cell>
          <table:table-cell office:value-type="float" office:value="0.652275117126038">
            <text:p>0.6522751171</text:p>
          </table:table-cell>
          <table:table-cell office:value-type="float" office:value="0.859318791838512">
            <text:p>0.8593187918</text:p>
          </table:table-cell>
          <table:table-cell office:value-type="float" office:value="0.698210256941797">
            <text:p>0.6982102569</text:p>
          </table:table-cell>
          <table:table-cell office:value-type="float" office:value="0.785909412338855">
            <text:p>0.7859094123</text:p>
          </table:table-cell>
          <table:table-cell office:value-type="float" office:value="0.767917933274416">
            <text:p>0.7679179333</text:p>
          </table:table-cell>
          <table:table-cell office:value-type="float" office:value="0.720530260263655">
            <text:p>0.7205302603</text:p>
          </table:table-cell>
          <table:table-cell office:value-type="float" office:value="0.883281470330485">
            <text:p>0.8832814703</text:p>
          </table:table-cell>
        </table:table-row>
        <table:table-row table:style-name="ro1">
          <table:table-cell office:value-type="float" office:value="0.794467885110645">
            <text:p>0.7944678851</text:p>
          </table:table-cell>
          <table:table-cell office:value-type="float" office:value="0.596376607239095">
            <text:p>0.5963766072</text:p>
          </table:table-cell>
          <table:table-cell office:value-type="float" office:value="0.731752537991227">
            <text:p>0.731752538</text:p>
          </table:table-cell>
          <table:table-cell office:value-type="float" office:value="0.805582246664561">
            <text:p>0.8055822467</text:p>
          </table:table-cell>
          <table:table-cell office:value-type="float" office:value="0.642410705925921">
            <text:p>0.6424107059</text:p>
          </table:table-cell>
          <table:table-cell office:value-type="float" office:value="0.729703753107602">
            <text:p>0.7297037531</text:p>
          </table:table-cell>
          <table:table-cell office:value-type="float" office:value="0.786462729942441">
            <text:p>0.7864627299</text:p>
          </table:table-cell>
          <table:table-cell office:value-type="float" office:value="0.722795181023363">
            <text:p>0.722795181</text:p>
          </table:table-cell>
          <table:table-cell office:value-type="float" office:value="0.772316170936473">
            <text:p>0.7723161709</text:p>
          </table:table-cell>
          <table:table-cell office:value-type="float" office:value="0.614062106081697">
            <text:p>0.6140621061</text:p>
          </table:table-cell>
        </table:table-row>
        <table:table-row table:style-name="ro1">
          <table:table-cell office:value-type="float" office:value="0.721690346981215">
            <text:p>0.721690347</text:p>
          </table:table-cell>
          <table:table-cell office:value-type="float" office:value="0.713680860711438">
            <text:p>0.7136808607</text:p>
          </table:table-cell>
          <table:table-cell office:value-type="float" office:value="0.696369034805803">
            <text:p>0.6963690348</text:p>
          </table:table-cell>
          <table:table-cell office:value-type="float" office:value="0.805799386095373">
            <text:p>0.8057993861</text:p>
          </table:table-cell>
          <table:table-cell office:value-type="float" office:value="0.766960117107481">
            <text:p>0.7669601171</text:p>
          </table:table-cell>
          <table:table-cell office:value-type="float" office:value="0.638738294052307">
            <text:p>0.6387382941</text:p>
          </table:table-cell>
          <table:table-cell office:value-type="float" office:value="0.759002773092549">
            <text:p>0.7590027731</text:p>
          </table:table-cell>
          <table:table-cell office:value-type="float" office:value="0.632966339654676">
            <text:p>0.6329663397</text:p>
          </table:table-cell>
          <table:table-cell office:value-type="float" office:value="0.73197950414272">
            <text:p>0.7319795041</text:p>
          </table:table-cell>
          <table:table-cell office:value-type="float" office:value="0.710596872744611">
            <text:p>0.7105968727</text:p>
          </table:table-cell>
        </table:table-row>
        <table:table-row table:style-name="ro1">
          <table:table-cell office:value-type="float" office:value="0.563603196843471">
            <text:p>0.5636031968</text:p>
          </table:table-cell>
          <table:table-cell office:value-type="float" office:value="0.789004751970492">
            <text:p>0.789004752</text:p>
          </table:table-cell>
          <table:table-cell office:value-type="float" office:value="0.751737016188407">
            <text:p>0.7517370162</text:p>
          </table:table-cell>
          <table:table-cell office:value-type="float" office:value="0.715967474580911">
            <text:p>0.7159674746</text:p>
          </table:table-cell>
          <table:table-cell office:value-type="float" office:value="0.67865380582019">
            <text:p>0.6786538058</text:p>
          </table:table-cell>
          <table:table-cell office:value-type="float" office:value="0.713263523712059">
            <text:p>0.7132635237</text:p>
          </table:table-cell>
          <table:table-cell office:value-type="float" office:value="0.79868853198694">
            <text:p>0.798688532</text:p>
          </table:table-cell>
          <table:table-cell office:value-type="float" office:value="0.676483983110329">
            <text:p>0.6764839831</text:p>
          </table:table-cell>
          <table:table-cell office:value-type="float" office:value="0.701539579868991">
            <text:p>0.7015395799</text:p>
          </table:table-cell>
          <table:table-cell office:value-type="float" office:value="0.759282233933738">
            <text:p>0.7592822339</text:p>
          </table:table-cell>
        </table:table-row>
        <table:table-row table:style-name="ro1">
          <table:table-cell office:value-type="float" office:value="0.821355453113256">
            <text:p>0.8213554531</text:p>
          </table:table-cell>
          <table:table-cell office:value-type="float" office:value="0.734636697920139">
            <text:p>0.7346366979</text:p>
          </table:table-cell>
          <table:table-cell office:value-type="float" office:value="0.752931201857639">
            <text:p>0.7529312019</text:p>
          </table:table-cell>
          <table:table-cell office:value-type="float" office:value="0.512480054195911">
            <text:p>0.5124800542</text:p>
          </table:table-cell>
          <table:table-cell office:value-type="float" office:value="0.735946177823715">
            <text:p>0.7359461778</text:p>
          </table:table-cell>
          <table:table-cell office:value-type="float" office:value="0.69894319344145">
            <text:p>0.6989431934</text:p>
          </table:table-cell>
          <table:table-cell office:value-type="float" office:value="0.62323573910039">
            <text:p>0.6232357391</text:p>
          </table:table-cell>
          <table:table-cell office:value-type="float" office:value="0.773102761901788">
            <text:p>0.7731027619</text:p>
          </table:table-cell>
          <table:table-cell office:value-type="float" office:value="0.809713007112009">
            <text:p>0.8097130071</text:p>
          </table:table-cell>
          <table:table-cell office:value-type="float" office:value="0.847235862932551">
            <text:p>0.8472358629</text:p>
          </table:table-cell>
        </table:table-row>
        <table:table-row table:style-name="ro1">
          <table:table-cell office:value-type="float" office:value="0.749083123190274">
            <text:p>0.7490831232</text:p>
          </table:table-cell>
          <table:table-cell office:value-type="float" office:value="0.811487481093364">
            <text:p>0.8114874811</text:p>
          </table:table-cell>
          <table:table-cell office:value-type="float" office:value="0.767234894910449">
            <text:p>0.7672348949</text:p>
          </table:table-cell>
          <table:table-cell office:value-type="float" office:value="0.9045770865844">
            <text:p>0.9045770866</text:p>
          </table:table-cell>
          <table:table-cell office:value-type="float" office:value="0.747640781427276">
            <text:p>0.7476407814</text:p>
          </table:table-cell>
          <table:table-cell office:value-type="float" office:value="0.782747737990841">
            <text:p>0.782747738</text:p>
          </table:table-cell>
          <table:table-cell office:value-type="float" office:value="0.863332636565418">
            <text:p>0.8633326366</text:p>
          </table:table-cell>
          <table:table-cell office:value-type="float" office:value="0.73436527564068">
            <text:p>0.7343652756</text:p>
          </table:table-cell>
          <table:table-cell office:value-type="float" office:value="0.634705763759494">
            <text:p>0.6347057638</text:p>
          </table:table-cell>
          <table:table-cell office:value-type="float" office:value="0.803721369439673">
            <text:p>0.8037213694</text:p>
          </table:table-cell>
        </table:table-row>
        <table:table-row table:style-name="ro1">
          <table:table-cell office:value-type="float" office:value="0.738564939785289">
            <text:p>0.7385649398</text:p>
          </table:table-cell>
          <table:table-cell office:value-type="float" office:value="0.553760499796902">
            <text:p>0.5537604998</text:p>
          </table:table-cell>
          <table:table-cell office:value-type="float" office:value="0.666293430677004">
            <text:p>0.6662934307</text:p>
          </table:table-cell>
          <table:table-cell office:value-type="float" office:value="0.579057873440342">
            <text:p>0.5790578734</text:p>
          </table:table-cell>
          <table:table-cell office:value-type="float" office:value="0.772584679561643">
            <text:p>0.7725846796</text:p>
          </table:table-cell>
          <table:table-cell office:value-type="float" office:value="0.709943044745495">
            <text:p>0.7099430447</text:p>
          </table:table-cell>
          <table:table-cell office:value-type="float" office:value="0.750143904766947">
            <text:p>0.7501439048</text:p>
          </table:table-cell>
          <table:table-cell office:value-type="float" office:value="0.670694985188919">
            <text:p>0.6706949852</text:p>
          </table:table-cell>
          <table:table-cell office:value-type="float" office:value="0.600176430684959">
            <text:p>0.6001764307</text:p>
          </table:table-cell>
          <table:table-cell office:value-type="float" office:value="0.537613335077421">
            <text:p>0.5376133351</text:p>
          </table:table-cell>
        </table:table-row>
        <table:table-row table:style-name="ro1">
          <table:table-cell office:value-type="float" office:value="0.744587359850813">
            <text:p>0.7445873599</text:p>
          </table:table-cell>
          <table:table-cell office:value-type="float" office:value="0.537021989770513">
            <text:p>0.5370219898</text:p>
          </table:table-cell>
          <table:table-cell office:value-type="float" office:value="0.675844460996385">
            <text:p>0.675844461</text:p>
          </table:table-cell>
          <table:table-cell office:value-type="float" office:value="0.639105070676581">
            <text:p>0.6391050707</text:p>
          </table:table-cell>
          <table:table-cell office:value-type="float" office:value="0.513581683631848">
            <text:p>0.5135816836</text:p>
          </table:table-cell>
          <table:table-cell office:value-type="float" office:value="0.758126437425014">
            <text:p>0.7581264374</text:p>
          </table:table-cell>
          <table:table-cell office:value-type="float" office:value="0.560367650662474">
            <text:p>0.5603676507</text:p>
          </table:table-cell>
          <table:table-cell office:value-type="float" office:value="0.691715534132592">
            <text:p>0.6917155341</text:p>
          </table:table-cell>
          <table:table-cell office:value-type="float" office:value="0.556317421691027">
            <text:p>0.5563174217</text:p>
          </table:table-cell>
          <table:table-cell office:value-type="float" office:value="0.565786176124552">
            <text:p>0.5657861761</text:p>
          </table:table-cell>
        </table:table-row>
        <table:table-row table:style-name="ro1">
          <table:table-cell office:value-type="float" office:value="0.824907618830231">
            <text:p>0.8249076188</text:p>
          </table:table-cell>
          <table:table-cell office:value-type="float" office:value="0.729893751724992">
            <text:p>0.7298937517</text:p>
          </table:table-cell>
          <table:table-cell office:value-type="float" office:value="0.698025528453743">
            <text:p>0.6980255285</text:p>
          </table:table-cell>
          <table:table-cell office:value-type="float" office:value="0.864380702729779">
            <text:p>0.8643807027</text:p>
          </table:table-cell>
          <table:table-cell office:value-type="float" office:value="0.790446520229638">
            <text:p>0.7904465202</text:p>
          </table:table-cell>
          <table:table-cell office:value-type="float" office:value="0.576086524414295">
            <text:p>0.5760865244</text:p>
          </table:table-cell>
          <table:table-cell office:value-type="float" office:value="0.719802915607165">
            <text:p>0.7198029156</text:p>
          </table:table-cell>
          <table:table-cell office:value-type="float" office:value="0.678077606451329">
            <text:p>0.6780776065</text:p>
          </table:table-cell>
          <table:table-cell office:value-type="float" office:value="0.62202208122128">
            <text:p>0.6220220812</text:p>
          </table:table-cell>
          <table:table-cell office:value-type="float" office:value="0.716922348227513">
            <text:p>0.7169223482</text:p>
          </table:table-cell>
        </table:table-row>
        <table:table-row table:style-name="ro1">
          <table:table-cell office:value-type="float" office:value="0.726865200033261">
            <text:p>0.7268652</text:p>
          </table:table-cell>
          <table:table-cell office:value-type="float" office:value="0.703608684354557">
            <text:p>0.7036086844</text:p>
          </table:table-cell>
          <table:table-cell office:value-type="float" office:value="0.614377476716707">
            <text:p>0.6143774767</text:p>
          </table:table-cell>
          <table:table-cell office:value-type="float" office:value="0.773478222167962">
            <text:p>0.7734782222</text:p>
          </table:table-cell>
          <table:table-cell office:value-type="float" office:value="0.676745028428364">
            <text:p>0.6767450284</text:p>
          </table:table-cell>
          <table:table-cell office:value-type="float" office:value="0.686009651588811">
            <text:p>0.6860096516</text:p>
          </table:table-cell>
          <table:table-cell office:value-type="float" office:value="0.674948873369437">
            <text:p>0.6749488734</text:p>
          </table:table-cell>
          <table:table-cell office:value-type="float" office:value="0.690504650253864">
            <text:p>0.6905046503</text:p>
          </table:table-cell>
          <table:table-cell office:value-type="float" office:value="0.695555072599784">
            <text:p>0.6955550726</text:p>
          </table:table-cell>
          <table:table-cell office:value-type="float" office:value="0.652335572639712">
            <text:p>0.6523355726</text:p>
          </table:table-cell>
        </table:table-row>
        <table:table-row table:style-name="ro1">
          <table:table-cell office:value-type="float" office:value="0.730050398484179">
            <text:p>0.7300503985</text:p>
          </table:table-cell>
          <table:table-cell office:value-type="float" office:value="0.776913100280793">
            <text:p>0.7769131003</text:p>
          </table:table-cell>
          <table:table-cell office:value-type="float" office:value="0.635592585755776">
            <text:p>0.6355925858</text:p>
          </table:table-cell>
          <table:table-cell office:value-type="float" office:value="0.734540603672501">
            <text:p>0.7345406037</text:p>
          </table:table-cell>
          <table:table-cell office:value-type="float" office:value="0.736447694393058">
            <text:p>0.7364476944</text:p>
          </table:table-cell>
          <table:table-cell office:value-type="float" office:value="0.729722840240527">
            <text:p>0.7297228402</text:p>
          </table:table-cell>
          <table:table-cell office:value-type="float" office:value="0.848791448258957">
            <text:p>0.8487914483</text:p>
          </table:table-cell>
          <table:table-cell office:value-type="float" office:value="0.658304754751084">
            <text:p>0.6583047548</text:p>
          </table:table-cell>
          <table:table-cell office:value-type="float" office:value="0.767735626968846">
            <text:p>0.767735627</text:p>
          </table:table-cell>
          <table:table-cell office:value-type="float" office:value="0.797462143336218">
            <text:p>0.7974621433</text:p>
          </table:table-cell>
        </table:table-row>
        <table:table-row table:style-name="ro1">
          <table:table-cell office:value-type="float" office:value="0.741585186133068">
            <text:p>0.7415851861</text:p>
          </table:table-cell>
          <table:table-cell office:value-type="float" office:value="0.83047030004986">
            <text:p>0.8304703</text:p>
          </table:table-cell>
          <table:table-cell office:value-type="float" office:value="0.782009788889673">
            <text:p>0.7820097889</text:p>
          </table:table-cell>
          <table:table-cell office:value-type="float" office:value="0.748329978566412">
            <text:p>0.7483299786</text:p>
          </table:table-cell>
          <table:table-cell office:value-type="float" office:value="0.63317603734036">
            <text:p>0.6331760373</text:p>
          </table:table-cell>
          <table:table-cell office:value-type="float" office:value="0.663869464040174">
            <text:p>0.663869464</text:p>
          </table:table-cell>
          <table:table-cell office:value-type="float" office:value="0.668141906170675">
            <text:p>0.6681419062</text:p>
          </table:table-cell>
          <table:table-cell office:value-type="float" office:value="0.703501187059228">
            <text:p>0.7035011871</text:p>
          </table:table-cell>
          <table:table-cell office:value-type="float" office:value="0.763028699613537">
            <text:p>0.7630286996</text:p>
          </table:table-cell>
          <table:table-cell office:value-type="float" office:value="0.757144784264239">
            <text:p>0.7571447843</text:p>
          </table:table-cell>
        </table:table-row>
        <table:table-row table:style-name="ro1">
          <table:table-cell office:value-type="float" office:value="0.666702622992765">
            <text:p>0.666702623</text:p>
          </table:table-cell>
          <table:table-cell office:value-type="float" office:value="0.675131678408831">
            <text:p>0.6751316784</text:p>
          </table:table-cell>
          <table:table-cell office:value-type="float" office:value="0.61330403975631">
            <text:p>0.6133040398</text:p>
          </table:table-cell>
          <table:table-cell office:value-type="float" office:value="0.751551470764773">
            <text:p>0.7515514708</text:p>
          </table:table-cell>
          <table:table-cell office:value-type="float" office:value="0.713124279086402">
            <text:p>0.7131242791</text:p>
          </table:table-cell>
          <table:table-cell office:value-type="float" office:value="0.617206755141406">
            <text:p>0.6172067551</text:p>
          </table:table-cell>
          <table:table-cell office:value-type="float" office:value="0.575215357441993">
            <text:p>0.5752153574</text:p>
          </table:table-cell>
          <table:table-cell office:value-type="float" office:value="0.683752951953121">
            <text:p>0.683752952</text:p>
          </table:table-cell>
          <table:table-cell office:value-type="float" office:value="0.712642276343219">
            <text:p>0.7126422763</text:p>
          </table:table-cell>
          <table:table-cell office:value-type="float" office:value="0.64963546246001">
            <text:p>0.6496354625</text:p>
          </table:table-cell>
        </table:table-row>
        <table:table-row table:style-name="ro1">
          <table:table-cell office:value-type="float" office:value="0.807264138272615">
            <text:p>0.8072641383</text:p>
          </table:table-cell>
          <table:table-cell office:value-type="float" office:value="0.67149154288223">
            <text:p>0.6714915429</text:p>
          </table:table-cell>
          <table:table-cell office:value-type="float" office:value="0.805551015136926">
            <text:p>0.8055510151</text:p>
          </table:table-cell>
          <table:table-cell office:value-type="float" office:value="0.642319691901012">
            <text:p>0.6423196919</text:p>
          </table:table-cell>
          <table:table-cell office:value-type="float" office:value="0.866037033314432">
            <text:p>0.8660370333</text:p>
          </table:table-cell>
          <table:table-cell office:value-type="float" office:value="0.845074953795499">
            <text:p>0.8450749538</text:p>
          </table:table-cell>
          <table:table-cell office:value-type="float" office:value="0.695202711080619">
            <text:p>0.6952027111</text:p>
          </table:table-cell>
          <table:table-cell office:value-type="float" office:value="0.689364557029847">
            <text:p>0.689364557</text:p>
          </table:table-cell>
          <table:table-cell office:value-type="float" office:value="0.901547464695799">
            <text:p>0.9015474647</text:p>
          </table:table-cell>
          <table:table-cell office:value-type="float" office:value="0.813807811582444">
            <text:p>0.8138078116</text:p>
          </table:table-cell>
        </table:table-row>
        <table:table-row table:style-name="ro1">
          <table:table-cell office:value-type="float" office:value="0.824671941808">
            <text:p>0.8246719418</text:p>
          </table:table-cell>
          <table:table-cell office:value-type="float" office:value="0.614761001245">
            <text:p>0.6147610012</text:p>
          </table:table-cell>
          <table:table-cell office:value-type="float" office:value="0.75782587464765">
            <text:p>0.7578258746</text:p>
          </table:table-cell>
          <table:table-cell office:value-type="float" office:value="0.624732785515638">
            <text:p>0.6247327855</text:p>
          </table:table-cell>
          <table:table-cell office:value-type="float" office:value="0.657110928631511">
            <text:p>0.6571109286</text:p>
          </table:table-cell>
          <table:table-cell office:value-type="float" office:value="0.621478164749402">
            <text:p>0.6214781647</text:p>
          </table:table-cell>
          <table:table-cell office:value-type="float" office:value="0.595676147239888">
            <text:p>0.5956761472</text:p>
          </table:table-cell>
          <table:table-cell office:value-type="float" office:value="0.795254358707047">
            <text:p>0.7952543587</text:p>
          </table:table-cell>
          <table:table-cell office:value-type="float" office:value="0.67559476759267">
            <text:p>0.6755947676</text:p>
          </table:table-cell>
          <table:table-cell office:value-type="float" office:value="0.53740122455493">
            <text:p>0.5374012246</text:p>
          </table:table-cell>
        </table:table-row>
        <table:table-row table:style-name="ro1">
          <table:table-cell office:value-type="float" office:value="0.55848925931594">
            <text:p>0.5584892593</text:p>
          </table:table-cell>
          <table:table-cell office:value-type="float" office:value="0.644675320323126">
            <text:p>0.6446753203</text:p>
          </table:table-cell>
          <table:table-cell office:value-type="float" office:value="0.567684073862036">
            <text:p>0.5676840739</text:p>
          </table:table-cell>
          <table:table-cell office:value-type="float" office:value="0.676137315522137">
            <text:p>0.6761373155</text:p>
          </table:table-cell>
          <table:table-cell office:value-type="float" office:value="0.66020131813521">
            <text:p>0.6602013181</text:p>
          </table:table-cell>
          <table:table-cell office:value-type="float" office:value="0.774111354156957">
            <text:p>0.7741113542</text:p>
          </table:table-cell>
          <table:table-cell office:value-type="float" office:value="0.628995791683525">
            <text:p>0.6289957917</text:p>
          </table:table-cell>
          <table:table-cell office:value-type="float" office:value="0.692271879461485">
            <text:p>0.6922718795</text:p>
          </table:table-cell>
          <table:table-cell office:value-type="float" office:value="0.715317035820411">
            <text:p>0.7153170358</text:p>
          </table:table-cell>
          <table:table-cell office:value-type="float" office:value="0.729734310943276">
            <text:p>0.7297343109</text:p>
          </table:table-cell>
        </table:table-row>
        <table:table-row table:style-name="ro1">
          <table:table-cell office:value-type="float" office:value="0.652479550787359">
            <text:p>0.6524795508</text:p>
          </table:table-cell>
          <table:table-cell office:value-type="float" office:value="0.778202881140959">
            <text:p>0.7782028811</text:p>
          </table:table-cell>
          <table:table-cell office:value-type="float" office:value="0.624926865897989">
            <text:p>0.6249268659</text:p>
          </table:table-cell>
          <table:table-cell office:value-type="float" office:value="0.657425470038911">
            <text:p>0.65742547</text:p>
          </table:table-cell>
          <table:table-cell office:value-type="float" office:value="0.545937471061409">
            <text:p>0.5459374711</text:p>
          </table:table-cell>
          <table:table-cell office:value-type="float" office:value="0.572402841371514">
            <text:p>0.5724028414</text:p>
          </table:table-cell>
          <table:table-cell office:value-type="float" office:value="0.758613153739841">
            <text:p>0.7586131537</text:p>
          </table:table-cell>
          <table:table-cell office:value-type="float" office:value="0.675586026492741">
            <text:p>0.6755860265</text:p>
          </table:table-cell>
          <table:table-cell office:value-type="float" office:value="0.680189169537806">
            <text:p>0.6801891695</text:p>
          </table:table-cell>
          <table:table-cell office:value-type="float" office:value="0.591627995467028">
            <text:p>0.5916279955</text:p>
          </table:table-cell>
        </table:table-row>
        <table:table-row table:style-name="ro1">
          <table:table-cell office:value-type="float" office:value="0.755913485829507">
            <text:p>0.7559134858</text:p>
          </table:table-cell>
          <table:table-cell office:value-type="float" office:value="0.770560731712562">
            <text:p>0.7705607317</text:p>
          </table:table-cell>
          <table:table-cell office:value-type="float" office:value="0.709998412004938">
            <text:p>0.709998412</text:p>
          </table:table-cell>
          <table:table-cell office:value-type="float" office:value="0.874886013125399">
            <text:p>0.8748860131</text:p>
          </table:table-cell>
          <table:table-cell office:value-type="float" office:value="0.583396218531536">
            <text:p>0.5833962185</text:p>
          </table:table-cell>
          <table:table-cell office:value-type="float" office:value="0.691019573830686">
            <text:p>0.6910195738</text:p>
          </table:table-cell>
          <table:table-cell office:value-type="float" office:value="0.824833847261032">
            <text:p>0.8248338473</text:p>
          </table:table-cell>
          <table:table-cell office:value-type="float" office:value="0.787024278125216">
            <text:p>0.7870242781</text:p>
          </table:table-cell>
          <table:table-cell office:value-type="float" office:value="0.606733083385172">
            <text:p>0.6067330834</text:p>
          </table:table-cell>
          <table:table-cell office:value-type="float" office:value="0.83093258856279">
            <text:p>0.8309325886</text:p>
          </table:table-cell>
        </table:table-row>
        <table:table-row table:style-name="ro1">
          <table:table-cell office:value-type="float" office:value="0.60682713788505">
            <text:p>0.6068271379</text:p>
          </table:table-cell>
          <table:table-cell office:value-type="float" office:value="0.797910685459619">
            <text:p>0.7979106855</text:p>
          </table:table-cell>
          <table:table-cell office:value-type="float" office:value="0.683787832369462">
            <text:p>0.6837878324</text:p>
          </table:table-cell>
          <table:table-cell office:value-type="float" office:value="0.74825994493118">
            <text:p>0.7482599449</text:p>
          </table:table-cell>
          <table:table-cell office:value-type="float" office:value="0.710014761527299">
            <text:p>0.7100147615</text:p>
          </table:table-cell>
          <table:table-cell office:value-type="float" office:value="0.706357806040068">
            <text:p>0.706357806</text:p>
          </table:table-cell>
          <table:table-cell office:value-type="float" office:value="0.734964663196038">
            <text:p>0.7349646632</text:p>
          </table:table-cell>
          <table:table-cell office:value-type="float" office:value="0.753678071165494">
            <text:p>0.7536780712</text:p>
          </table:table-cell>
          <table:table-cell office:value-type="float" office:value="0.657665048954664">
            <text:p>0.657665049</text:p>
          </table:table-cell>
          <table:table-cell office:value-type="float" office:value="0.774643498998164">
            <text:p>0.774643499</text:p>
          </table:table-cell>
        </table:table-row>
        <table:table-row table:style-name="ro1">
          <table:table-cell office:value-type="float" office:value="0.776088181926047">
            <text:p>0.7760881819</text:p>
          </table:table-cell>
          <table:table-cell office:value-type="float" office:value="0.599167136982024">
            <text:p>0.599167137</text:p>
          </table:table-cell>
          <table:table-cell office:value-type="float" office:value="0.691858658259122">
            <text:p>0.6918586583</text:p>
          </table:table-cell>
          <table:table-cell office:value-type="float" office:value="0.711730341321794">
            <text:p>0.7117303413</text:p>
          </table:table-cell>
          <table:table-cell office:value-type="float" office:value="0.750077274500746">
            <text:p>0.7500772745</text:p>
          </table:table-cell>
          <table:table-cell office:value-type="float" office:value="0.74463004645137">
            <text:p>0.7446300465</text:p>
          </table:table-cell>
          <table:table-cell office:value-type="float" office:value="0.752274300127146">
            <text:p>0.7522743001</text:p>
          </table:table-cell>
          <table:table-cell office:value-type="float" office:value="0.621863072723419">
            <text:p>0.6218630727</text:p>
          </table:table-cell>
          <table:table-cell office:value-type="float" office:value="0.740804739156681">
            <text:p>0.7408047392</text:p>
          </table:table-cell>
          <table:table-cell office:value-type="float" office:value="0.657220571215193">
            <text:p>0.6572205712</text:p>
          </table:table-cell>
        </table:table-row>
        <table:table-row table:style-name="ro1">
          <table:table-cell office:value-type="float" office:value="0.768156802099913">
            <text:p>0.7681568021</text:p>
          </table:table-cell>
          <table:table-cell office:value-type="float" office:value="0.632740415653558">
            <text:p>0.6327404157</text:p>
          </table:table-cell>
          <table:table-cell office:value-type="float" office:value="0.75077653011849">
            <text:p>0.7507765301</text:p>
          </table:table-cell>
          <table:table-cell office:value-type="float" office:value="0.601626624332607">
            <text:p>0.6016266243</text:p>
          </table:table-cell>
          <table:table-cell office:value-type="float" office:value="0.767533945730424">
            <text:p>0.7675339457</text:p>
          </table:table-cell>
          <table:table-cell office:value-type="float" office:value="0.766960112636802">
            <text:p>0.7669601126</text:p>
          </table:table-cell>
          <table:table-cell office:value-type="float" office:value="0.725576301083107">
            <text:p>0.7255763011</text:p>
          </table:table-cell>
          <table:table-cell office:value-type="float" office:value="0.716456616048502">
            <text:p>0.716456616</text:p>
          </table:table-cell>
          <table:table-cell office:value-type="float" office:value="0.716159651317657">
            <text:p>0.7161596513</text:p>
          </table:table-cell>
          <table:table-cell office:value-type="float" office:value="0.752001706775345">
            <text:p>0.7520017068</text:p>
          </table:table-cell>
        </table:table-row>
        <table:table-row table:style-name="ro1">
          <table:table-cell office:value-type="float" office:value="0.578974519107526">
            <text:p>0.5789745191</text:p>
          </table:table-cell>
          <table:table-cell office:value-type="float" office:value="0.787054360509696">
            <text:p>0.7870543605</text:p>
          </table:table-cell>
          <table:table-cell office:value-type="float" office:value="0.736664652305603">
            <text:p>0.7366646523</text:p>
          </table:table-cell>
          <table:table-cell office:value-type="float" office:value="0.748624481225104">
            <text:p>0.7486244812</text:p>
          </table:table-cell>
          <table:table-cell office:value-type="float" office:value="0.712481367424646">
            <text:p>0.7124813674</text:p>
          </table:table-cell>
          <table:table-cell office:value-type="float" office:value="0.672219348002465">
            <text:p>0.672219348</text:p>
          </table:table-cell>
          <table:table-cell office:value-type="float" office:value="0.575695474963925">
            <text:p>0.575695475</text:p>
          </table:table-cell>
          <table:table-cell office:value-type="float" office:value="0.748029153050562">
            <text:p>0.7480291531</text:p>
          </table:table-cell>
          <table:table-cell office:value-type="float" office:value="0.792413648339986">
            <text:p>0.7924136483</text:p>
          </table:table-cell>
          <table:table-cell office:value-type="float" office:value="0.7520967244256">
            <text:p>0.7520967244</text:p>
          </table:table-cell>
        </table:table-row>
        <table:table-row table:style-name="ro1">
          <table:table-cell office:value-type="float" office:value="0.6657412222759">
            <text:p>0.6657412223</text:p>
          </table:table-cell>
          <table:table-cell office:value-type="float" office:value="0.664327359013724">
            <text:p>0.664327359</text:p>
          </table:table-cell>
          <table:table-cell office:value-type="float" office:value="0.729187210123971">
            <text:p>0.7291872101</text:p>
          </table:table-cell>
          <table:table-cell office:value-type="float" office:value="0.805430114390244">
            <text:p>0.8054301144</text:p>
          </table:table-cell>
          <table:table-cell office:value-type="float" office:value="0.68924412856385">
            <text:p>0.6892441286</text:p>
          </table:table-cell>
          <table:table-cell office:value-type="float" office:value="0.584399194646901">
            <text:p>0.5843991946</text:p>
          </table:table-cell>
          <table:table-cell office:value-type="float" office:value="0.618366506339351">
            <text:p>0.6183665063</text:p>
          </table:table-cell>
          <table:table-cell office:value-type="float" office:value="0.709962544856217">
            <text:p>0.7099625449</text:p>
          </table:table-cell>
          <table:table-cell office:value-type="float" office:value="0.671788495860108">
            <text:p>0.6717884959</text:p>
          </table:table-cell>
          <table:table-cell office:value-type="float" office:value="0.648246818808798">
            <text:p>0.6482468188</text:p>
          </table:table-cell>
        </table:table-row>
        <table:table-row table:style-name="ro1">
          <table:table-cell office:value-type="float" office:value="0.677243208839065">
            <text:p>0.6772432088</text:p>
          </table:table-cell>
          <table:table-cell office:value-type="float" office:value="0.556835501240486">
            <text:p>0.5568355012</text:p>
          </table:table-cell>
          <table:table-cell office:value-type="float" office:value="0.710277131109977">
            <text:p>0.7102771311</text:p>
          </table:table-cell>
          <table:table-cell office:value-type="float" office:value="0.490973142155805">
            <text:p>0.4909731422</text:p>
          </table:table-cell>
          <table:table-cell office:value-type="float" office:value="0.693302686692054">
            <text:p>0.6933026867</text:p>
          </table:table-cell>
          <table:table-cell office:value-type="float" office:value="0.680688595061506">
            <text:p>0.6806885951</text:p>
          </table:table-cell>
          <table:table-cell office:value-type="float" office:value="0.709457188606374">
            <text:p>0.7094571886</text:p>
          </table:table-cell>
          <table:table-cell office:value-type="float" office:value="0.629768806787006">
            <text:p>0.6297688068</text:p>
          </table:table-cell>
          <table:table-cell office:value-type="float" office:value="0.600644961487365">
            <text:p>0.6006449615</text:p>
          </table:table-cell>
          <table:table-cell office:value-type="float" office:value="0.621509090324233">
            <text:p>0.6215090903</text:p>
          </table:table-cell>
        </table:table-row>
        <table:table-row table:style-name="ro1">
          <table:table-cell office:value-type="float" office:value="0.768120463931739">
            <text:p>0.7681204639</text:p>
          </table:table-cell>
          <table:table-cell office:value-type="float" office:value="0.675961086372388">
            <text:p>0.6759610864</text:p>
          </table:table-cell>
          <table:table-cell office:value-type="float" office:value="0.629952458538654">
            <text:p>0.6299524585</text:p>
          </table:table-cell>
          <table:table-cell office:value-type="float" office:value="0.681887377862119">
            <text:p>0.6818873779</text:p>
          </table:table-cell>
          <table:table-cell office:value-type="float" office:value="0.711084129846144">
            <text:p>0.7110841298</text:p>
          </table:table-cell>
          <table:table-cell office:value-type="float" office:value="0.614868498120228">
            <text:p>0.6148684981</text:p>
          </table:table-cell>
          <table:table-cell office:value-type="float" office:value="0.685192708567184">
            <text:p>0.6851927086</text:p>
          </table:table-cell>
          <table:table-cell office:value-type="float" office:value="0.728719574338194">
            <text:p>0.7287195743</text:p>
          </table:table-cell>
          <table:table-cell office:value-type="float" office:value="0.768189523321698">
            <text:p>0.7681895233</text:p>
          </table:table-cell>
          <table:table-cell office:value-type="float" office:value="0.588243220390987">
            <text:p>0.5882432204</text:p>
          </table:table-cell>
        </table:table-row>
        <table:table-row table:style-name="ro1">
          <table:table-cell office:value-type="float" office:value="0.677825794008594">
            <text:p>0.677825794</text:p>
          </table:table-cell>
          <table:table-cell office:value-type="float" office:value="0.746398838287215">
            <text:p>0.7463988383</text:p>
          </table:table-cell>
          <table:table-cell office:value-type="float" office:value="0.59815728404465">
            <text:p>0.598157284</text:p>
          </table:table-cell>
          <table:table-cell office:value-type="float" office:value="0.622038363029909">
            <text:p>0.622038363</text:p>
          </table:table-cell>
          <table:table-cell office:value-type="float" office:value="0.652664713194672">
            <text:p>0.6526647132</text:p>
          </table:table-cell>
          <table:table-cell office:value-type="float" office:value="0.606819796797955">
            <text:p>0.6068197968</text:p>
          </table:table-cell>
          <table:table-cell office:value-type="float" office:value="0.757236929633739">
            <text:p>0.7572369296</text:p>
          </table:table-cell>
          <table:table-cell office:value-type="float" office:value="0.734462736604779">
            <text:p>0.7344627366</text:p>
          </table:table-cell>
          <table:table-cell office:value-type="float" office:value="0.652955922634761">
            <text:p>0.6529559226</text:p>
          </table:table-cell>
          <table:table-cell office:value-type="float" office:value="0.756608123474891">
            <text:p>0.7566081235</text:p>
          </table:table-cell>
        </table:table-row>
        <table:table-row table:style-name="ro1">
          <table:table-cell office:value-type="float" office:value="0.718442896763541">
            <text:p>0.7184428968</text:p>
          </table:table-cell>
          <table:table-cell office:value-type="float" office:value="0.658474169270651">
            <text:p>0.6584741693</text:p>
          </table:table-cell>
          <table:table-cell office:value-type="float" office:value="0.731806962832984">
            <text:p>0.7318069628</text:p>
          </table:table-cell>
          <table:table-cell office:value-type="float" office:value="0.633588478463732">
            <text:p>0.6335884785</text:p>
          </table:table-cell>
          <table:table-cell office:value-type="float" office:value="0.62098066630873">
            <text:p>0.6209806663</text:p>
          </table:table-cell>
          <table:table-cell office:value-type="float" office:value="0.676932854674064">
            <text:p>0.6769328547</text:p>
          </table:table-cell>
          <table:table-cell office:value-type="float" office:value="0.759815542030005">
            <text:p>0.759815542</text:p>
          </table:table-cell>
          <table:table-cell office:value-type="float" office:value="0.80464910524015">
            <text:p>0.8046491052</text:p>
          </table:table-cell>
          <table:table-cell office:value-type="float" office:value="0.81309394466612">
            <text:p>0.8130939447</text:p>
          </table:table-cell>
          <table:table-cell office:value-type="float" office:value="0.921132320407125">
            <text:p>0.9211323204</text:p>
          </table:table-cell>
        </table:table-row>
        <table:table-row table:style-name="ro1">
          <table:table-cell office:value-type="float" office:value="0.738706207839175">
            <text:p>0.7387062078</text:p>
          </table:table-cell>
          <table:table-cell office:value-type="float" office:value="0.590961568360702">
            <text:p>0.5909615684</text:p>
          </table:table-cell>
          <table:table-cell office:value-type="float" office:value="0.739162339975706">
            <text:p>0.73916234</text:p>
          </table:table-cell>
          <table:table-cell office:value-type="float" office:value="0.771009634900572">
            <text:p>0.7710096349</text:p>
          </table:table-cell>
          <table:table-cell office:value-type="float" office:value="0.6739527073335">
            <text:p>0.6739527073</text:p>
          </table:table-cell>
          <table:table-cell office:value-type="float" office:value="0.767436847289527">
            <text:p>0.7674368473</text:p>
          </table:table-cell>
          <table:table-cell office:value-type="float" office:value="0.757418877719736">
            <text:p>0.7574188777</text:p>
          </table:table-cell>
          <table:table-cell office:value-type="float" office:value="0.902725924782432">
            <text:p>0.9027259248</text:p>
          </table:table-cell>
          <table:table-cell office:value-type="float" office:value="0.787569362249492">
            <text:p>0.7875693622</text:p>
          </table:table-cell>
          <table:table-cell office:value-type="float" office:value="0.757028536906886">
            <text:p>0.7570285369</text:p>
          </table:table-cell>
        </table:table-row>
        <table:table-row table:style-name="ro1">
          <table:table-cell office:value-type="float" office:value="0.633067924770942">
            <text:p>0.6330679248</text:p>
          </table:table-cell>
          <table:table-cell office:value-type="float" office:value="0.701745784848166">
            <text:p>0.7017457848</text:p>
          </table:table-cell>
          <table:table-cell office:value-type="float" office:value="0.614441955853205">
            <text:p>0.6144419559</text:p>
          </table:table-cell>
          <table:table-cell office:value-type="float" office:value="0.775568511044557">
            <text:p>0.775568511</text:p>
          </table:table-cell>
          <table:table-cell office:value-type="float" office:value="0.782537701199246">
            <text:p>0.7825377012</text:p>
          </table:table-cell>
          <table:table-cell office:value-type="float" office:value="0.735187240235299">
            <text:p>0.7351872402</text:p>
          </table:table-cell>
          <table:table-cell office:value-type="float" office:value="0.690198950476377">
            <text:p>0.6901989505</text:p>
          </table:table-cell>
          <table:table-cell office:value-type="float" office:value="0.760518266314966">
            <text:p>0.7605182663</text:p>
          </table:table-cell>
          <table:table-cell office:value-type="float" office:value="0.507383649574262">
            <text:p>0.5073836496</text:p>
          </table:table-cell>
          <table:table-cell office:value-type="float" office:value="0.760149741547066">
            <text:p>0.7601497415</text:p>
          </table:table-cell>
        </table:table-row>
        <table:table-row table:style-name="ro1">
          <table:table-cell office:value-type="float" office:value="0.594116404430099">
            <text:p>0.5941164044</text:p>
          </table:table-cell>
          <table:table-cell office:value-type="float" office:value="0.755842621507497">
            <text:p>0.7558426215</text:p>
          </table:table-cell>
          <table:table-cell office:value-type="float" office:value="0.73572725113507">
            <text:p>0.7357272511</text:p>
          </table:table-cell>
          <table:table-cell office:value-type="float" office:value="0.598437042829679">
            <text:p>0.5984370428</text:p>
          </table:table-cell>
          <table:table-cell office:value-type="float" office:value="0.807862045326045">
            <text:p>0.8078620453</text:p>
          </table:table-cell>
          <table:table-cell office:value-type="float" office:value="0.675255339451765">
            <text:p>0.6752553395</text:p>
          </table:table-cell>
          <table:table-cell office:value-type="float" office:value="0.688232763326544">
            <text:p>0.6882327633</text:p>
          </table:table-cell>
          <table:table-cell office:value-type="float" office:value="0.645059329627981">
            <text:p>0.6450593296</text:p>
          </table:table-cell>
          <table:table-cell office:value-type="float" office:value="0.728840205274611">
            <text:p>0.7288402053</text:p>
          </table:table-cell>
          <table:table-cell office:value-type="float" office:value="0.537182959245162">
            <text:p>0.5371829592</text:p>
          </table:table-cell>
        </table:table-row>
        <table:table-row table:style-name="ro1">
          <table:table-cell office:value-type="float" office:value="0.786962636005761">
            <text:p>0.786962636</text:p>
          </table:table-cell>
          <table:table-cell office:value-type="float" office:value="0.678038890541132">
            <text:p>0.6780388905</text:p>
          </table:table-cell>
          <table:table-cell office:value-type="float" office:value="0.710929231526486">
            <text:p>0.7109292315</text:p>
          </table:table-cell>
          <table:table-cell office:value-type="float" office:value="0.713272615659733">
            <text:p>0.7132726157</text:p>
          </table:table-cell>
          <table:table-cell office:value-type="float" office:value="0.736608781865762">
            <text:p>0.7366087819</text:p>
          </table:table-cell>
          <table:table-cell office:value-type="float" office:value="0.736515098562107">
            <text:p>0.7365150986</text:p>
          </table:table-cell>
          <table:table-cell office:value-type="float" office:value="0.745003728879838">
            <text:p>0.7450037289</text:p>
          </table:table-cell>
          <table:table-cell office:value-type="float" office:value="0.729571683765385">
            <text:p>0.7295716838</text:p>
          </table:table-cell>
          <table:table-cell office:value-type="float" office:value="0.767988617323991">
            <text:p>0.7679886173</text:p>
          </table:table-cell>
          <table:table-cell office:value-type="float" office:value="0.738275271827892">
            <text:p>0.7382752718</text:p>
          </table:table-cell>
        </table:table-row>
        <table:table-row table:style-name="ro1">
          <table:table-cell office:value-type="float" office:value="0.654874095921275">
            <text:p>0.6548740959</text:p>
          </table:table-cell>
          <table:table-cell office:value-type="float" office:value="0.629226819030291">
            <text:p>0.629226819</text:p>
          </table:table-cell>
          <table:table-cell office:value-type="float" office:value="0.641376037516246">
            <text:p>0.6413760375</text:p>
          </table:table-cell>
          <table:table-cell office:value-type="float" office:value="0.531305925182308">
            <text:p>0.5313059252</text:p>
          </table:table-cell>
          <table:table-cell office:value-type="float" office:value="0.674894949431621">
            <text:p>0.6748949494</text:p>
          </table:table-cell>
          <table:table-cell office:value-type="float" office:value="0.65231115709051">
            <text:p>0.6523111571</text:p>
          </table:table-cell>
          <table:table-cell office:value-type="float" office:value="0.724523934991636">
            <text:p>0.724523935</text:p>
          </table:table-cell>
          <table:table-cell office:value-type="float" office:value="0.636772268752441">
            <text:p>0.6367722688</text:p>
          </table:table-cell>
          <table:table-cell office:value-type="float" office:value="0.676277596492737">
            <text:p>0.6762775965</text:p>
          </table:table-cell>
          <table:table-cell office:value-type="float" office:value="0.772203513720371">
            <text:p>0.7722035137</text:p>
          </table:table-cell>
        </table:table-row>
        <table:table-row table:style-name="ro1">
          <table:table-cell office:value-type="float" office:value="0.751637874902398">
            <text:p>0.7516378749</text:p>
          </table:table-cell>
          <table:table-cell office:value-type="float" office:value="0.724996693103008">
            <text:p>0.7249966931</text:p>
          </table:table-cell>
          <table:table-cell office:value-type="float" office:value="0.615561055613482">
            <text:p>0.6155610556</text:p>
          </table:table-cell>
          <table:table-cell office:value-type="float" office:value="0.635505700575882">
            <text:p>0.6355057006</text:p>
          </table:table-cell>
          <table:table-cell office:value-type="float" office:value="0.698908882462609">
            <text:p>0.6989088825</text:p>
          </table:table-cell>
          <table:table-cell office:value-type="float" office:value="0.777343230285825">
            <text:p>0.7773432303</text:p>
          </table:table-cell>
          <table:table-cell office:value-type="float" office:value="0.722353945152676">
            <text:p>0.7223539452</text:p>
          </table:table-cell>
          <table:table-cell office:value-type="float" office:value="0.786850120963482">
            <text:p>0.786850121</text:p>
          </table:table-cell>
          <table:table-cell office:value-type="float" office:value="0.844858041850944">
            <text:p>0.8448580419</text:p>
          </table:table-cell>
          <table:table-cell office:value-type="float" office:value="0.729022472237462">
            <text:p>0.7290224722</text:p>
          </table:table-cell>
        </table:table-row>
        <table:table-row table:style-name="ro1">
          <table:table-cell office:value-type="float" office:value="0.752910131940437">
            <text:p>0.7529101319</text:p>
          </table:table-cell>
          <table:table-cell office:value-type="float" office:value="0.716464743462231">
            <text:p>0.7164647435</text:p>
          </table:table-cell>
          <table:table-cell office:value-type="float" office:value="0.718916178949709">
            <text:p>0.7189161789</text:p>
          </table:table-cell>
          <table:table-cell office:value-type="float" office:value="0.863079646794516">
            <text:p>0.8630796468</text:p>
          </table:table-cell>
          <table:table-cell office:value-type="float" office:value="0.733219315587242">
            <text:p>0.7332193156</text:p>
          </table:table-cell>
          <table:table-cell office:value-type="float" office:value="0.786805678177458">
            <text:p>0.7868056782</text:p>
          </table:table-cell>
          <table:table-cell office:value-type="float" office:value="0.79949178706829">
            <text:p>0.7994917871</text:p>
          </table:table-cell>
          <table:table-cell office:value-type="float" office:value="0.568516765634978">
            <text:p>0.5685167656</text:p>
          </table:table-cell>
          <table:table-cell office:value-type="float" office:value="0.701438616648045">
            <text:p>0.7014386166</text:p>
          </table:table-cell>
          <table:table-cell office:value-type="float" office:value="0.752792803035401">
            <text:p>0.752792803</text:p>
          </table:table-cell>
        </table:table-row>
        <table:table-row table:style-name="ro1">
          <table:table-cell office:value-type="float" office:value="0.882488097347232">
            <text:p>0.8824880973</text:p>
          </table:table-cell>
          <table:table-cell office:value-type="float" office:value="0.751855054443519">
            <text:p>0.7518550544</text:p>
          </table:table-cell>
          <table:table-cell office:value-type="float" office:value="0.848722447803927">
            <text:p>0.8487224478</text:p>
          </table:table-cell>
          <table:table-cell office:value-type="float" office:value="0.567164971608791">
            <text:p>0.5671649716</text:p>
          </table:table-cell>
          <table:table-cell office:value-type="float" office:value="0.738381402320045">
            <text:p>0.7383814023</text:p>
          </table:table-cell>
          <table:table-cell office:value-type="float" office:value="0.690600866857148">
            <text:p>0.6906008669</text:p>
          </table:table-cell>
          <table:table-cell office:value-type="float" office:value="0.729390269137279">
            <text:p>0.7293902691</text:p>
          </table:table-cell>
          <table:table-cell office:value-type="float" office:value="0.901327367282478">
            <text:p>0.9013273673</text:p>
          </table:table-cell>
          <table:table-cell office:value-type="float" office:value="0.690784839248248">
            <text:p>0.6907848392</text:p>
          </table:table-cell>
          <table:table-cell office:value-type="float" office:value="0.722705596937366">
            <text:p>0.7227055969</text:p>
          </table:table-cell>
        </table:table-row>
        <table:table-row table:style-name="ro1">
          <table:table-cell office:value-type="float" office:value="0.768142642456987">
            <text:p>0.7681426425</text:p>
          </table:table-cell>
          <table:table-cell office:value-type="float" office:value="0.816976005427484">
            <text:p>0.8169760054</text:p>
          </table:table-cell>
          <table:table-cell office:value-type="float" office:value="0.619094030270342">
            <text:p>0.6190940303</text:p>
          </table:table-cell>
          <table:table-cell office:value-type="float" office:value="0.729188252175948">
            <text:p>0.7291882522</text:p>
          </table:table-cell>
          <table:table-cell office:value-type="float" office:value="0.84935112429062">
            <text:p>0.8493511243</text:p>
          </table:table-cell>
          <table:table-cell office:value-type="float" office:value="0.627563650826392">
            <text:p>0.6275636508</text:p>
          </table:table-cell>
          <table:table-cell office:value-type="float" office:value="0.611522489940785">
            <text:p>0.6115224899</text:p>
          </table:table-cell>
          <table:table-cell office:value-type="float" office:value="0.862691229306227">
            <text:p>0.8626912293</text:p>
          </table:table-cell>
          <table:table-cell office:value-type="float" office:value="0.728977573129716">
            <text:p>0.7289775731</text:p>
          </table:table-cell>
          <table:table-cell office:value-type="float" office:value="0.790343295075312">
            <text:p>0.7903432951</text:p>
          </table:table-cell>
        </table:table-row>
        <table:table-row table:style-name="ro1">
          <table:table-cell office:value-type="float" office:value="0.782687615013103">
            <text:p>0.782687615</text:p>
          </table:table-cell>
          <table:table-cell office:value-type="float" office:value="0.890469441520937">
            <text:p>0.8904694415</text:p>
          </table:table-cell>
          <table:table-cell office:value-type="float" office:value="0.693433542598669">
            <text:p>0.6934335426</text:p>
          </table:table-cell>
          <table:table-cell office:value-type="float" office:value="0.68046879605829">
            <text:p>0.6804687961</text:p>
          </table:table-cell>
          <table:table-cell office:value-type="float" office:value="0.804944802266673">
            <text:p>0.8049448023</text:p>
          </table:table-cell>
          <table:table-cell office:value-type="float" office:value="0.637720994451685">
            <text:p>0.6377209945</text:p>
          </table:table-cell>
          <table:table-cell office:value-type="float" office:value="0.66254126151688">
            <text:p>0.6625412615</text:p>
          </table:table-cell>
          <table:table-cell office:value-type="float" office:value="0.747998561647556">
            <text:p>0.7479985616</text:p>
          </table:table-cell>
          <table:table-cell office:value-type="float" office:value="0.691974267587536">
            <text:p>0.6919742676</text:p>
          </table:table-cell>
          <table:table-cell office:value-type="float" office:value="0.712762957026627">
            <text:p>0.712762957</text:p>
          </table:table-cell>
        </table:table-row>
        <table:table-row table:style-name="ro1">
          <table:table-cell office:value-type="float" office:value="0.786501601214254">
            <text:p>0.7865016012</text:p>
          </table:table-cell>
          <table:table-cell office:value-type="float" office:value="0.736958292789396">
            <text:p>0.7369582928</text:p>
          </table:table-cell>
          <table:table-cell office:value-type="float" office:value="0.714378229873631">
            <text:p>0.7143782299</text:p>
          </table:table-cell>
          <table:table-cell office:value-type="float" office:value="0.825887817156579">
            <text:p>0.8258878172</text:p>
          </table:table-cell>
          <table:table-cell office:value-type="float" office:value="0.461313271911681">
            <text:p>0.4613132719</text:p>
          </table:table-cell>
          <table:table-cell office:value-type="float" office:value="0.720871861960349">
            <text:p>0.720871862</text:p>
          </table:table-cell>
          <table:table-cell office:value-type="float" office:value="0.675369462464386">
            <text:p>0.6753694625</text:p>
          </table:table-cell>
          <table:table-cell office:value-type="float" office:value="0.537775153215822">
            <text:p>0.5377751532</text:p>
          </table:table-cell>
          <table:table-cell office:value-type="float" office:value="0.738914834764261">
            <text:p>0.7389148348</text:p>
          </table:table-cell>
          <table:table-cell office:value-type="float" office:value="0.665105950815508">
            <text:p>0.6651059508</text:p>
          </table:table-cell>
        </table:table-row>
        <table:table-row table:style-name="ro1">
          <table:table-cell office:value-type="float" office:value="0.814261522501662">
            <text:p>0.8142615225</text:p>
          </table:table-cell>
          <table:table-cell office:value-type="float" office:value="0.750956395610327">
            <text:p>0.7509563956</text:p>
          </table:table-cell>
          <table:table-cell office:value-type="float" office:value="0.677656044119201">
            <text:p>0.6776560441</text:p>
          </table:table-cell>
          <table:table-cell office:value-type="float" office:value="0.74443185730454">
            <text:p>0.7444318573</text:p>
          </table:table-cell>
          <table:table-cell office:value-type="float" office:value="0.695619771012938">
            <text:p>0.695619771</text:p>
          </table:table-cell>
          <table:table-cell office:value-type="float" office:value="0.724757962866893">
            <text:p>0.7247579629</text:p>
          </table:table-cell>
          <table:table-cell office:value-type="float" office:value="0.639896271998778">
            <text:p>0.639896272</text:p>
          </table:table-cell>
          <table:table-cell office:value-type="float" office:value="0.704683584406273">
            <text:p>0.7046835844</text:p>
          </table:table-cell>
          <table:table-cell office:value-type="float" office:value="0.729735834633091">
            <text:p>0.7297358346</text:p>
          </table:table-cell>
          <table:table-cell office:value-type="float" office:value="0.809652302638468">
            <text:p>0.8096523026</text:p>
          </table:table-cell>
        </table:table-row>
        <table:table-row table:style-name="ro1">
          <table:table-cell office:value-type="float" office:value="0.725002875547374">
            <text:p>0.7250028755</text:p>
          </table:table-cell>
          <table:table-cell office:value-type="float" office:value="0.748798184835157">
            <text:p>0.7487981848</text:p>
          </table:table-cell>
          <table:table-cell office:value-type="float" office:value="0.887737064440231">
            <text:p>0.8877370644</text:p>
          </table:table-cell>
          <table:table-cell office:value-type="float" office:value="0.662163398289485">
            <text:p>0.6621633983</text:p>
          </table:table-cell>
          <table:table-cell office:value-type="float" office:value="0.636210841571067">
            <text:p>0.6362108416</text:p>
          </table:table-cell>
          <table:table-cell office:value-type="float" office:value="0.793865047769022">
            <text:p>0.7938650478</text:p>
          </table:table-cell>
          <table:table-cell office:value-type="float" office:value="0.777356874107573">
            <text:p>0.7773568741</text:p>
          </table:table-cell>
          <table:table-cell office:value-type="float" office:value="0.640216464847191">
            <text:p>0.6402164648</text:p>
          </table:table-cell>
          <table:table-cell office:value-type="float" office:value="0.748557801739933">
            <text:p>0.7485578017</text:p>
          </table:table-cell>
          <table:table-cell office:value-type="float" office:value="0.674642035597881">
            <text:p>0.6746420356</text:p>
          </table:table-cell>
        </table:table-row>
        <table:table-row table:style-name="ro1">
          <table:table-cell office:value-type="float" office:value="0.675476349284554">
            <text:p>0.6754763493</text:p>
          </table:table-cell>
          <table:table-cell office:value-type="float" office:value="0.650607420810617">
            <text:p>0.6506074208</text:p>
          </table:table-cell>
          <table:table-cell office:value-type="float" office:value="0.692159919412605">
            <text:p>0.6921599194</text:p>
          </table:table-cell>
          <table:table-cell office:value-type="float" office:value="0.741833182596262">
            <text:p>0.7418331826</text:p>
          </table:table-cell>
          <table:table-cell office:value-type="float" office:value="0.845648030470287">
            <text:p>0.8456480305</text:p>
          </table:table-cell>
          <table:table-cell office:value-type="float" office:value="0.882485300949294">
            <text:p>0.8824853009</text:p>
          </table:table-cell>
          <table:table-cell office:value-type="float" office:value="0.762482745406632">
            <text:p>0.7624827454</text:p>
          </table:table-cell>
          <table:table-cell office:value-type="float" office:value="0.70714046350929">
            <text:p>0.7071404635</text:p>
          </table:table-cell>
          <table:table-cell office:value-type="float" office:value="0.66279021801487">
            <text:p>0.662790218</text:p>
          </table:table-cell>
          <table:table-cell office:value-type="float" office:value="0.776905763243654">
            <text:p>0.7769057632</text:p>
          </table:table-cell>
        </table:table-row>
        <table:table-row table:style-name="ro1">
          <table:table-cell office:value-type="float" office:value="0.751820683667157">
            <text:p>0.7518206837</text:p>
          </table:table-cell>
          <table:table-cell office:value-type="float" office:value="0.693388937519402">
            <text:p>0.6933889375</text:p>
          </table:table-cell>
          <table:table-cell office:value-type="float" office:value="0.662654173308467">
            <text:p>0.6626541733</text:p>
          </table:table-cell>
          <table:table-cell office:value-type="float" office:value="0.607437765144207">
            <text:p>0.6074377651</text:p>
          </table:table-cell>
          <table:table-cell office:value-type="float" office:value="0.792889433619961">
            <text:p>0.7928894336</text:p>
          </table:table-cell>
          <table:table-cell office:value-type="float" office:value="0.659912587975393">
            <text:p>0.659912588</text:p>
          </table:table-cell>
          <table:table-cell office:value-type="float" office:value="0.649890382336585">
            <text:p>0.6498903823</text:p>
          </table:table-cell>
          <table:table-cell office:value-type="float" office:value="0.657351679492244">
            <text:p>0.6573516795</text:p>
          </table:table-cell>
          <table:table-cell office:value-type="float" office:value="0.633399657661949">
            <text:p>0.6333996577</text:p>
          </table:table-cell>
          <table:table-cell office:value-type="float" office:value="0.711003344429818">
            <text:p>0.7110033444</text:p>
          </table:table-cell>
        </table:table-row>
        <table:table-row table:style-name="ro1">
          <table:table-cell office:value-type="float" office:value="0.733101382683588">
            <text:p>0.7331013827</text:p>
          </table:table-cell>
          <table:table-cell office:value-type="float" office:value="0.633238417440822">
            <text:p>0.6332384174</text:p>
          </table:table-cell>
          <table:table-cell office:value-type="float" office:value="0.652452564738983">
            <text:p>0.6524525647</text:p>
          </table:table-cell>
          <table:table-cell office:value-type="float" office:value="0.78854458425125">
            <text:p>0.7885445843</text:p>
          </table:table-cell>
          <table:table-cell office:value-type="float" office:value="0.677049005545209">
            <text:p>0.6770490055</text:p>
          </table:table-cell>
          <table:table-cell office:value-type="float" office:value="0.739172161595803">
            <text:p>0.7391721616</text:p>
          </table:table-cell>
          <table:table-cell office:value-type="float" office:value="0.61416250086926">
            <text:p>0.6141625009</text:p>
          </table:table-cell>
          <table:table-cell office:value-type="float" office:value="0.69772796070155">
            <text:p>0.6977279607</text:p>
          </table:table-cell>
          <table:table-cell office:value-type="float" office:value="0.729108118359376">
            <text:p>0.7291081184</text:p>
          </table:table-cell>
          <table:table-cell office:value-type="float" office:value="0.708878286079435">
            <text:p>0.7088782861</text:p>
          </table:table-cell>
        </table:table-row>
        <table:table-row table:style-name="ro1">
          <table:table-cell office:value-type="float" office:value="0.78604010213985">
            <text:p>0.7860401021</text:p>
          </table:table-cell>
          <table:table-cell office:value-type="float" office:value="0.479336001546708">
            <text:p>0.4793360015</text:p>
          </table:table-cell>
          <table:table-cell office:value-type="float" office:value="0.623057825985248">
            <text:p>0.623057826</text:p>
          </table:table-cell>
          <table:table-cell office:value-type="float" office:value="0.697682259620028">
            <text:p>0.6976822596</text:p>
          </table:table-cell>
          <table:table-cell office:value-type="float" office:value="0.690069951799319">
            <text:p>0.6900699518</text:p>
          </table:table-cell>
          <table:table-cell office:value-type="float" office:value="0.731645092210926">
            <text:p>0.7316450922</text:p>
          </table:table-cell>
          <table:table-cell office:value-type="float" office:value="0.645483520511099">
            <text:p>0.6454835205</text:p>
          </table:table-cell>
          <table:table-cell office:value-type="float" office:value="0.667212455653113">
            <text:p>0.6672124557</text:p>
          </table:table-cell>
          <table:table-cell office:value-type="float" office:value="0.659897493095009">
            <text:p>0.6598974931</text:p>
          </table:table-cell>
          <table:table-cell office:value-type="float" office:value="0.776590994594641">
            <text:p>0.7765909946</text:p>
          </table:table-cell>
        </table:table-row>
        <table:table-row table:style-name="ro1">
          <table:table-cell office:value-type="float" office:value="0.624234760697857">
            <text:p>0.6242347607</text:p>
          </table:table-cell>
          <table:table-cell office:value-type="float" office:value="0.516963378322857">
            <text:p>0.5169633783</text:p>
          </table:table-cell>
          <table:table-cell office:value-type="float" office:value="0.660058273728527">
            <text:p>0.6600582737</text:p>
          </table:table-cell>
          <table:table-cell office:value-type="float" office:value="0.519598941912292">
            <text:p>0.5195989419</text:p>
          </table:table-cell>
          <table:table-cell office:value-type="float" office:value="0.738688579016555">
            <text:p>0.738688579</text:p>
          </table:table-cell>
          <table:table-cell office:value-type="float" office:value="0.594260422594761">
            <text:p>0.5942604226</text:p>
          </table:table-cell>
          <table:table-cell office:value-type="float" office:value="0.661724106339086">
            <text:p>0.6617241063</text:p>
          </table:table-cell>
          <table:table-cell office:value-type="float" office:value="0.810530382377302">
            <text:p>0.8105303824</text:p>
          </table:table-cell>
          <table:table-cell office:value-type="float" office:value="0.629611039264175">
            <text:p>0.6296110393</text:p>
          </table:table-cell>
          <table:table-cell office:value-type="float" office:value="0.695121540934869">
            <text:p>0.6951215409</text:p>
          </table:table-cell>
        </table:table-row>
        <table:table-row table:style-name="ro1">
          <table:table-cell office:value-type="float" office:value="0.684311443869595">
            <text:p>0.6843114439</text:p>
          </table:table-cell>
          <table:table-cell office:value-type="float" office:value="0.676985882557417">
            <text:p>0.6769858826</text:p>
          </table:table-cell>
          <table:table-cell office:value-type="float" office:value="0.813277080404839">
            <text:p>0.8132770804</text:p>
          </table:table-cell>
          <table:table-cell office:value-type="float" office:value="0.620369097371289">
            <text:p>0.6203690974</text:p>
          </table:table-cell>
          <table:table-cell office:value-type="float" office:value="0.644712666367121">
            <text:p>0.6447126664</text:p>
          </table:table-cell>
          <table:table-cell office:value-type="float" office:value="0.651722141176978">
            <text:p>0.6517221412</text:p>
          </table:table-cell>
          <table:table-cell office:value-type="float" office:value="0.698778895131363">
            <text:p>0.6987788951</text:p>
          </table:table-cell>
          <table:table-cell office:value-type="float" office:value="0.595768871197389">
            <text:p>0.5957688712</text:p>
          </table:table-cell>
          <table:table-cell office:value-type="float" office:value="0.679054512243249">
            <text:p>0.6790545122</text:p>
          </table:table-cell>
          <table:table-cell office:value-type="float" office:value="0.483722860677977">
            <text:p>0.4837228607</text:p>
          </table:table-cell>
        </table:table-row>
        <table:table-row table:style-name="ro1">
          <table:table-cell office:value-type="float" office:value="0.682829870072704">
            <text:p>0.6828298701</text:p>
          </table:table-cell>
          <table:table-cell office:value-type="float" office:value="0.619053306549352">
            <text:p>0.6190533065</text:p>
          </table:table-cell>
          <table:table-cell office:value-type="float" office:value="0.679510923993251">
            <text:p>0.679510924</text:p>
          </table:table-cell>
          <table:table-cell office:value-type="float" office:value="0.689890599085657">
            <text:p>0.6898905991</text:p>
          </table:table-cell>
          <table:table-cell office:value-type="float" office:value="0.785898100791491">
            <text:p>0.7858981008</text:p>
          </table:table-cell>
          <table:table-cell office:value-type="float" office:value="0.692204675539051">
            <text:p>0.6922046755</text:p>
          </table:table-cell>
          <table:table-cell office:value-type="float" office:value="0.710527891363546">
            <text:p>0.7105278914</text:p>
          </table:table-cell>
          <table:table-cell office:value-type="float" office:value="0.574237429334429">
            <text:p>0.5742374293</text:p>
          </table:table-cell>
          <table:table-cell office:value-type="float" office:value="0.693425924783685">
            <text:p>0.6934259248</text:p>
          </table:table-cell>
          <table:table-cell office:value-type="float" office:value="0.594760391232998">
            <text:p>0.5947603912</text:p>
          </table:table-cell>
        </table:table-row>
        <table:table-row table:style-name="ro1">
          <table:table-cell office:value-type="float" office:value="0.586471718079052">
            <text:p>0.5864717181</text:p>
          </table:table-cell>
          <table:table-cell office:value-type="float" office:value="0.695545674052378">
            <text:p>0.6955456741</text:p>
          </table:table-cell>
          <table:table-cell office:value-type="float" office:value="0.6761537558113">
            <text:p>0.6761537558</text:p>
          </table:table-cell>
          <table:table-cell office:value-type="float" office:value="0.797142343597703">
            <text:p>0.7971423436</text:p>
          </table:table-cell>
          <table:table-cell office:value-type="float" office:value="0.713586800963071">
            <text:p>0.713586801</text:p>
          </table:table-cell>
          <table:table-cell office:value-type="float" office:value="0.729648054291926">
            <text:p>0.7296480543</text:p>
          </table:table-cell>
          <table:table-cell office:value-type="float" office:value="0.72997040833676">
            <text:p>0.7299704083</text:p>
          </table:table-cell>
          <table:table-cell office:value-type="float" office:value="0.749211494575683">
            <text:p>0.7492114946</text:p>
          </table:table-cell>
          <table:table-cell office:value-type="float" office:value="0.702586890693313">
            <text:p>0.7025868907</text:p>
          </table:table-cell>
          <table:table-cell office:value-type="float" office:value="0.690708638548709">
            <text:p>0.6907086385</text:p>
          </table:table-cell>
        </table:table-row>
        <table:table-row table:style-name="ro1">
          <table:table-cell office:value-type="float" office:value="0.741551741896158">
            <text:p>0.7415517419</text:p>
          </table:table-cell>
          <table:table-cell office:value-type="float" office:value="0.747624150669936">
            <text:p>0.7476241507</text:p>
          </table:table-cell>
          <table:table-cell office:value-type="float" office:value="0.660268448427104">
            <text:p>0.6602684484</text:p>
          </table:table-cell>
          <table:table-cell office:value-type="float" office:value="0.651977170878738">
            <text:p>0.6519771709</text:p>
          </table:table-cell>
          <table:table-cell office:value-type="float" office:value="0.773365534336462">
            <text:p>0.7733655343</text:p>
          </table:table-cell>
          <table:table-cell office:value-type="float" office:value="0.620681381569253">
            <text:p>0.6206813816</text:p>
          </table:table-cell>
          <table:table-cell office:value-type="float" office:value="0.682435186203829">
            <text:p>0.6824351862</text:p>
          </table:table-cell>
          <table:table-cell office:value-type="float" office:value="0.647538697600591">
            <text:p>0.6475386976</text:p>
          </table:table-cell>
          <table:table-cell office:value-type="float" office:value="0.719607466520023">
            <text:p>0.7196074665</text:p>
          </table:table-cell>
          <table:table-cell office:value-type="float" office:value="0.698180846427565">
            <text:p>0.6981808464</text:p>
          </table:table-cell>
        </table:table-row>
        <table:table-row table:style-name="ro1">
          <table:table-cell office:value-type="float" office:value="0.679861976255729">
            <text:p>0.6798619763</text:p>
          </table:table-cell>
          <table:table-cell office:value-type="float" office:value="0.772175436732353">
            <text:p>0.7721754367</text:p>
          </table:table-cell>
          <table:table-cell office:value-type="float" office:value="0.652959858834757">
            <text:p>0.6529598588</text:p>
          </table:table-cell>
          <table:table-cell office:value-type="float" office:value="0.845150067354098">
            <text:p>0.8451500674</text:p>
          </table:table-cell>
          <table:table-cell office:value-type="float" office:value="0.709970726648774">
            <text:p>0.7099707266</text:p>
          </table:table-cell>
          <table:table-cell office:value-type="float" office:value="0.80461087728701">
            <text:p>0.8046108773</text:p>
          </table:table-cell>
          <table:table-cell office:value-type="float" office:value="0.761369843281984">
            <text:p>0.7613698433</text:p>
          </table:table-cell>
          <table:table-cell office:value-type="float" office:value="0.787766174222801">
            <text:p>0.7877661742</text:p>
          </table:table-cell>
          <table:table-cell office:value-type="float" office:value="0.851278866519988">
            <text:p>0.8512788665</text:p>
          </table:table-cell>
          <table:table-cell office:value-type="float" office:value="0.854238788465775">
            <text:p>0.8542387885</text:p>
          </table:table-cell>
        </table:table-row>
        <table:table-row table:style-name="ro1">
          <table:table-cell office:value-type="float" office:value="0.810721335500052">
            <text:p>0.8107213355</text:p>
          </table:table-cell>
          <table:table-cell office:value-type="float" office:value="0.754663141383373">
            <text:p>0.7546631414</text:p>
          </table:table-cell>
          <table:table-cell office:value-type="float" office:value="0.67187378250816">
            <text:p>0.6718737825</text:p>
          </table:table-cell>
          <table:table-cell office:value-type="float" office:value="0.602508111591423">
            <text:p>0.6025081116</text:p>
          </table:table-cell>
          <table:table-cell office:value-type="float" office:value="0.633354097863244">
            <text:p>0.6333540979</text:p>
          </table:table-cell>
          <table:table-cell office:value-type="float" office:value="0.852486943495611">
            <text:p>0.8524869435</text:p>
          </table:table-cell>
          <table:table-cell office:value-type="float" office:value="0.703245878880523">
            <text:p>0.7032458789</text:p>
          </table:table-cell>
          <table:table-cell office:value-type="float" office:value="0.846729741993499">
            <text:p>0.846729742</text:p>
          </table:table-cell>
          <table:table-cell office:value-type="float" office:value="0.637913569084143">
            <text:p>0.6379135691</text:p>
          </table:table-cell>
          <table:table-cell office:value-type="float" office:value="0.617434397801102">
            <text:p>0.6174343978</text:p>
          </table:table-cell>
        </table:table-row>
        <table:table-row table:style-name="ro1">
          <table:table-cell office:value-type="float" office:value="0.79645754315458">
            <text:p>0.7964575432</text:p>
          </table:table-cell>
          <table:table-cell office:value-type="float" office:value="0.824134750976403">
            <text:p>0.824134751</text:p>
          </table:table-cell>
          <table:table-cell office:value-type="float" office:value="0.749129891224248">
            <text:p>0.7491298912</text:p>
          </table:table-cell>
          <table:table-cell office:value-type="float" office:value="0.698146750027303">
            <text:p>0.69814675</text:p>
          </table:table-cell>
          <table:table-cell office:value-type="float" office:value="0.620918209378305">
            <text:p>0.6209182094</text:p>
          </table:table-cell>
          <table:table-cell office:value-type="float" office:value="0.785244380957231">
            <text:p>0.785244381</text:p>
          </table:table-cell>
          <table:table-cell office:value-type="float" office:value="0.851520832904526">
            <text:p>0.8515208329</text:p>
          </table:table-cell>
          <table:table-cell office:value-type="float" office:value="0.627718261404937">
            <text:p>0.6277182614</text:p>
          </table:table-cell>
          <table:table-cell office:value-type="float" office:value="0.766992667530896">
            <text:p>0.7669926675</text:p>
          </table:table-cell>
          <table:table-cell office:value-type="float" office:value="0.613676594680436">
            <text:p>0.6136765947</text:p>
          </table:table-cell>
        </table:table-row>
        <table:table-row table:style-name="ro1">
          <table:table-cell office:value-type="float" office:value="0.720413277239061">
            <text:p>0.7204132772</text:p>
          </table:table-cell>
          <table:table-cell office:value-type="float" office:value="0.613791102102254">
            <text:p>0.6137911021</text:p>
          </table:table-cell>
          <table:table-cell office:value-type="float" office:value="0.768043786281525">
            <text:p>0.7680437863</text:p>
          </table:table-cell>
          <table:table-cell office:value-type="float" office:value="0.658812571103081">
            <text:p>0.6588125711</text:p>
          </table:table-cell>
          <table:table-cell office:value-type="float" office:value="0.714164864180654">
            <text:p>0.7141648642</text:p>
          </table:table-cell>
          <table:table-cell office:value-type="float" office:value="0.779249879625456">
            <text:p>0.7792498796</text:p>
          </table:table-cell>
          <table:table-cell office:value-type="float" office:value="0.69556996322343">
            <text:p>0.6955699632</text:p>
          </table:table-cell>
          <table:table-cell office:value-type="float" office:value="0.731724042352179">
            <text:p>0.7317240424</text:p>
          </table:table-cell>
          <table:table-cell office:value-type="float" office:value="0.662905177437981">
            <text:p>0.6629051774</text:p>
          </table:table-cell>
          <table:table-cell office:value-type="float" office:value="0.602281770983715">
            <text:p>0.602281771</text:p>
          </table:table-cell>
        </table:table-row>
        <table:table-row table:style-name="ro1">
          <table:table-cell office:value-type="float" office:value="0.811591951364709">
            <text:p>0.8115919514</text:p>
          </table:table-cell>
          <table:table-cell office:value-type="float" office:value="0.805448703654108">
            <text:p>0.8054487037</text:p>
          </table:table-cell>
          <table:table-cell office:value-type="float" office:value="0.805300499538522">
            <text:p>0.8053004995</text:p>
          </table:table-cell>
          <table:table-cell office:value-type="float" office:value="0.690413999853902">
            <text:p>0.6904139999</text:p>
          </table:table-cell>
          <table:table-cell office:value-type="float" office:value="0.685440464522842">
            <text:p>0.6854404645</text:p>
          </table:table-cell>
          <table:table-cell office:value-type="float" office:value="0.795211228955265">
            <text:p>0.795211229</text:p>
          </table:table-cell>
          <table:table-cell office:value-type="float" office:value="0.73368611279647">
            <text:p>0.7336861128</text:p>
          </table:table-cell>
          <table:table-cell office:value-type="float" office:value="0.613920161037826">
            <text:p>0.613920161</text:p>
          </table:table-cell>
          <table:table-cell office:value-type="float" office:value="0.772969717172979">
            <text:p>0.7729697172</text:p>
          </table:table-cell>
          <table:table-cell office:value-type="float" office:value="0.670822913977357">
            <text:p>0.670822914</text:p>
          </table:table-cell>
        </table:table-row>
        <table:table-row table:style-name="ro1">
          <table:table-cell office:value-type="float" office:value="0.51883781925036">
            <text:p>0.5188378193</text:p>
          </table:table-cell>
          <table:table-cell office:value-type="float" office:value="0.487556946605125">
            <text:p>0.4875569466</text:p>
          </table:table-cell>
          <table:table-cell office:value-type="float" office:value="0.60774618267737">
            <text:p>0.6077461827</text:p>
          </table:table-cell>
          <table:table-cell office:value-type="float" office:value="0.694388143417456">
            <text:p>0.6943881434</text:p>
          </table:table-cell>
          <table:table-cell office:value-type="float" office:value="0.690962017596551">
            <text:p>0.6909620176</text:p>
          </table:table-cell>
          <table:table-cell office:value-type="float" office:value="0.811537271280239">
            <text:p>0.8115372713</text:p>
          </table:table-cell>
          <table:table-cell office:value-type="float" office:value="0.729155883782614">
            <text:p>0.7291558838</text:p>
          </table:table-cell>
          <table:table-cell office:value-type="float" office:value="0.653437284496401">
            <text:p>0.6534372845</text:p>
          </table:table-cell>
          <table:table-cell office:value-type="float" office:value="0.665473757910449">
            <text:p>0.6654737579</text:p>
          </table:table-cell>
          <table:table-cell office:value-type="float" office:value="0.634764479014001">
            <text:p>0.634764479</text:p>
          </table:table-cell>
        </table:table-row>
        <table:table-row table:style-name="ro1">
          <table:table-cell office:value-type="float" office:value="0.758055119426276">
            <text:p>0.7580551194</text:p>
          </table:table-cell>
          <table:table-cell office:value-type="float" office:value="0.770607853849988">
            <text:p>0.7706078538</text:p>
          </table:table-cell>
          <table:table-cell office:value-type="float" office:value="0.633161215921486">
            <text:p>0.6331612159</text:p>
          </table:table-cell>
          <table:table-cell office:value-type="float" office:value="0.690732929389559">
            <text:p>0.6907329294</text:p>
          </table:table-cell>
          <table:table-cell office:value-type="float" office:value="0.768054230775521">
            <text:p>0.7680542308</text:p>
          </table:table-cell>
          <table:table-cell office:value-type="float" office:value="0.552569086538426">
            <text:p>0.5525690865</text:p>
          </table:table-cell>
          <table:table-cell office:value-type="float" office:value="0.596075748601656">
            <text:p>0.5960757486</text:p>
          </table:table-cell>
          <table:table-cell office:value-type="float" office:value="0.654162750710391">
            <text:p>0.6541627507</text:p>
          </table:table-cell>
          <table:table-cell office:value-type="float" office:value="0.591338366063793">
            <text:p>0.5913383661</text:p>
          </table:table-cell>
          <table:table-cell office:value-type="float" office:value="0.717638767685873">
            <text:p>0.7176387677</text:p>
          </table:table-cell>
        </table:table-row>
        <table:table-row table:style-name="ro1">
          <table:table-cell office:value-type="float" office:value="0.632400788079521">
            <text:p>0.6324007881</text:p>
          </table:table-cell>
          <table:table-cell office:value-type="float" office:value="0.672870738720967">
            <text:p>0.6728707387</text:p>
          </table:table-cell>
          <table:table-cell office:value-type="float" office:value="0.712496226365272">
            <text:p>0.7124962264</text:p>
          </table:table-cell>
          <table:table-cell office:value-type="float" office:value="0.672237612593639">
            <text:p>0.6722376126</text:p>
          </table:table-cell>
          <table:table-cell office:value-type="float" office:value="0.540285625148104">
            <text:p>0.5402856251</text:p>
          </table:table-cell>
          <table:table-cell office:value-type="float" office:value="0.77507679786114">
            <text:p>0.7750767979</text:p>
          </table:table-cell>
          <table:table-cell office:value-type="float" office:value="0.774715958893729">
            <text:p>0.7747159589</text:p>
          </table:table-cell>
          <table:table-cell office:value-type="float" office:value="0.728130820273527">
            <text:p>0.7281308203</text:p>
          </table:table-cell>
          <table:table-cell office:value-type="float" office:value="0.703296191751068">
            <text:p>0.7032961918</text:p>
          </table:table-cell>
          <table:table-cell office:value-type="float" office:value="0.710111441268758">
            <text:p>0.7101114413</text:p>
          </table:table-cell>
        </table:table-row>
        <table:table-row table:style-name="ro1">
          <table:table-cell office:value-type="float" office:value="0.797464087436434">
            <text:p>0.7974640874</text:p>
          </table:table-cell>
          <table:table-cell office:value-type="float" office:value="0.637441047463255">
            <text:p>0.6374410475</text:p>
          </table:table-cell>
          <table:table-cell office:value-type="float" office:value="0.67234526068474">
            <text:p>0.6723452607</text:p>
          </table:table-cell>
          <table:table-cell office:value-type="float" office:value="0.807415694322828">
            <text:p>0.8074156943</text:p>
          </table:table-cell>
          <table:table-cell office:value-type="float" office:value="0.728075203181139">
            <text:p>0.7280752032</text:p>
          </table:table-cell>
          <table:table-cell office:value-type="float" office:value="0.755768515441309">
            <text:p>0.7557685154</text:p>
          </table:table-cell>
          <table:table-cell office:value-type="float" office:value="0.677887926167578">
            <text:p>0.6778879262</text:p>
          </table:table-cell>
          <table:table-cell office:value-type="float" office:value="0.693198789864399">
            <text:p>0.6931987899</text:p>
          </table:table-cell>
          <table:table-cell office:value-type="float" office:value="0.789321169431911">
            <text:p>0.7893211694</text:p>
          </table:table-cell>
          <table:table-cell office:value-type="float" office:value="0.743033113784531">
            <text:p>0.7430331138</text:p>
          </table:table-cell>
        </table:table-row>
        <table:table-row table:style-name="ro1">
          <table:table-cell office:value-type="float" office:value="0.621193047701175">
            <text:p>0.6211930477</text:p>
          </table:table-cell>
          <table:table-cell office:value-type="float" office:value="0.742116693325182">
            <text:p>0.7421166933</text:p>
          </table:table-cell>
          <table:table-cell office:value-type="float" office:value="0.632787481423466">
            <text:p>0.6327874814</text:p>
          </table:table-cell>
          <table:table-cell office:value-type="float" office:value="0.691896591737754">
            <text:p>0.6918965917</text:p>
          </table:table-cell>
          <table:table-cell office:value-type="float" office:value="0.771606209431214">
            <text:p>0.7716062094</text:p>
          </table:table-cell>
          <table:table-cell office:value-type="float" office:value="0.734300027565682">
            <text:p>0.7343000276</text:p>
          </table:table-cell>
          <table:table-cell office:value-type="float" office:value="0.713122388789064">
            <text:p>0.7131223888</text:p>
          </table:table-cell>
          <table:table-cell office:value-type="float" office:value="0.600769166896737">
            <text:p>0.6007691669</text:p>
          </table:table-cell>
          <table:table-cell office:value-type="float" office:value="0.717857212227938">
            <text:p>0.7178572122</text:p>
          </table:table-cell>
          <table:table-cell office:value-type="float" office:value="0.659650906553866">
            <text:p>0.6596509066</text:p>
          </table:table-cell>
        </table:table-row>
        <table:table-row table:style-name="ro1">
          <table:table-cell office:value-type="float" office:value="0.615291430532761">
            <text:p>0.6152914305</text:p>
          </table:table-cell>
          <table:table-cell office:value-type="float" office:value="0.690382745474297">
            <text:p>0.6903827455</text:p>
          </table:table-cell>
          <table:table-cell office:value-type="float" office:value="0.509735678161462">
            <text:p>0.5097356782</text:p>
          </table:table-cell>
          <table:table-cell office:value-type="float" office:value="0.498658941535506">
            <text:p>0.4986589415</text:p>
          </table:table-cell>
          <table:table-cell office:value-type="float" office:value="0.616643201893788">
            <text:p>0.6166432019</text:p>
          </table:table-cell>
          <table:table-cell office:value-type="float" office:value="0.667724539571495">
            <text:p>0.6677245396</text:p>
          </table:table-cell>
          <table:table-cell office:value-type="float" office:value="0.62923494702077">
            <text:p>0.629234947</text:p>
          </table:table-cell>
          <table:table-cell office:value-type="float" office:value="0.673840928516949">
            <text:p>0.6738409285</text:p>
          </table:table-cell>
          <table:table-cell office:value-type="float" office:value="0.642156493067327">
            <text:p>0.6421564931</text:p>
          </table:table-cell>
          <table:table-cell office:value-type="float" office:value="0.607456930550772">
            <text:p>0.6074569306</text:p>
          </table:table-cell>
        </table:table-row>
        <table:table-row table:style-name="ro1">
          <table:table-cell office:value-type="float" office:value="0.663256013262888">
            <text:p>0.6632560133</text:p>
          </table:table-cell>
          <table:table-cell office:value-type="float" office:value="0.806629752551828">
            <text:p>0.8066297526</text:p>
          </table:table-cell>
          <table:table-cell office:value-type="float" office:value="0.620099273142216">
            <text:p>0.6200992731</text:p>
          </table:table-cell>
          <table:table-cell office:value-type="float" office:value="0.732275687619228">
            <text:p>0.7322756876</text:p>
          </table:table-cell>
          <table:table-cell office:value-type="float" office:value="0.646124784678496">
            <text:p>0.6461247847</text:p>
          </table:table-cell>
          <table:table-cell office:value-type="float" office:value="0.651811141492307">
            <text:p>0.6518111415</text:p>
          </table:table-cell>
          <table:table-cell office:value-type="float" office:value="0.606389496111385">
            <text:p>0.6063894961</text:p>
          </table:table-cell>
          <table:table-cell office:value-type="float" office:value="0.786856818405749">
            <text:p>0.7868568184</text:p>
          </table:table-cell>
          <table:table-cell office:value-type="float" office:value="0.562886435790668">
            <text:p>0.5628864358</text:p>
          </table:table-cell>
          <table:table-cell office:value-type="float" office:value="0.636559036728284">
            <text:p>0.6365590367</text:p>
          </table:table-cell>
        </table:table-row>
        <table:table-row table:style-name="ro1">
          <table:table-cell office:value-type="float" office:value="0.60088767616981">
            <text:p>0.6008876762</text:p>
          </table:table-cell>
          <table:table-cell office:value-type="float" office:value="0.621518088418241">
            <text:p>0.6215180884</text:p>
          </table:table-cell>
          <table:table-cell office:value-type="float" office:value="0.651366640247096">
            <text:p>0.6513666402</text:p>
          </table:table-cell>
          <table:table-cell office:value-type="float" office:value="0.667231302945746">
            <text:p>0.6672313029</text:p>
          </table:table-cell>
          <table:table-cell office:value-type="float" office:value="0.662182197443225">
            <text:p>0.6621821974</text:p>
          </table:table-cell>
          <table:table-cell office:value-type="float" office:value="0.636542268883584">
            <text:p>0.6365422689</text:p>
          </table:table-cell>
          <table:table-cell office:value-type="float" office:value="0.58819233496167">
            <text:p>0.588192335</text:p>
          </table:table-cell>
          <table:table-cell office:value-type="float" office:value="0.519742287977938">
            <text:p>0.519742288</text:p>
          </table:table-cell>
          <table:table-cell office:value-type="float" office:value="0.513767099535212">
            <text:p>0.5137670995</text:p>
          </table:table-cell>
          <table:table-cell office:value-type="float" office:value="0.637099350675668">
            <text:p>0.6370993507</text:p>
          </table:table-cell>
        </table:table-row>
        <table:table-row table:style-name="ro1">
          <table:table-cell office:value-type="float" office:value="0.806162244720897">
            <text:p>0.8061622447</text:p>
          </table:table-cell>
          <table:table-cell office:value-type="float" office:value="0.774992520680909">
            <text:p>0.7749925207</text:p>
          </table:table-cell>
          <table:table-cell office:value-type="float" office:value="0.716832580518149">
            <text:p>0.7168325805</text:p>
          </table:table-cell>
          <table:table-cell office:value-type="float" office:value="0.652658197169181">
            <text:p>0.6526581972</text:p>
          </table:table-cell>
          <table:table-cell office:value-type="float" office:value="0.748057043553031">
            <text:p>0.7480570436</text:p>
          </table:table-cell>
          <table:table-cell office:value-type="float" office:value="0.70989709933493">
            <text:p>0.7098970993</text:p>
          </table:table-cell>
          <table:table-cell office:value-type="float" office:value="0.708571300346569">
            <text:p>0.7085713003</text:p>
          </table:table-cell>
          <table:table-cell office:value-type="float" office:value="0.675410520092638">
            <text:p>0.6754105201</text:p>
          </table:table-cell>
          <table:table-cell office:value-type="float" office:value="0.610038413666185">
            <text:p>0.6100384137</text:p>
          </table:table-cell>
          <table:table-cell office:value-type="float" office:value="0.611788191359826">
            <text:p>0.6117881914</text:p>
          </table:table-cell>
        </table:table-row>
        <table:table-row table:style-name="ro1">
          <table:table-cell office:value-type="float" office:value="0.674945938466485">
            <text:p>0.6749459385</text:p>
          </table:table-cell>
          <table:table-cell office:value-type="float" office:value="0.658196165986664">
            <text:p>0.658196166</text:p>
          </table:table-cell>
          <table:table-cell office:value-type="float" office:value="0.709515508776085">
            <text:p>0.7095155088</text:p>
          </table:table-cell>
          <table:table-cell office:value-type="float" office:value="0.690823310103189">
            <text:p>0.6908233101</text:p>
          </table:table-cell>
          <table:table-cell office:value-type="float" office:value="0.601400049156772">
            <text:p>0.6014000492</text:p>
          </table:table-cell>
          <table:table-cell office:value-type="float" office:value="0.675980915364377">
            <text:p>0.6759809154</text:p>
          </table:table-cell>
          <table:table-cell office:value-type="float" office:value="0.596896292139451">
            <text:p>0.5968962921</text:p>
          </table:table-cell>
          <table:table-cell office:value-type="float" office:value="0.600980465637871">
            <text:p>0.6009804656</text:p>
          </table:table-cell>
          <table:table-cell office:value-type="float" office:value="0.701051270905842">
            <text:p>0.7010512709</text:p>
          </table:table-cell>
          <table:table-cell office:value-type="float" office:value="0.792630237283521">
            <text:p>0.7926302373</text:p>
          </table:table-cell>
        </table:table-row>
        <table:table-row table:style-name="ro1">
          <table:table-cell office:value-type="float" office:value="0.663061751618122">
            <text:p>0.6630617516</text:p>
          </table:table-cell>
          <table:table-cell office:value-type="float" office:value="0.768608178074191">
            <text:p>0.7686081781</text:p>
          </table:table-cell>
          <table:table-cell office:value-type="float" office:value="0.756431294793788">
            <text:p>0.7564312948</text:p>
          </table:table-cell>
          <table:table-cell office:value-type="float" office:value="0.828452194899214">
            <text:p>0.8284521949</text:p>
          </table:table-cell>
          <table:table-cell office:value-type="float" office:value="0.67391109601241">
            <text:p>0.673911096</text:p>
          </table:table-cell>
          <table:table-cell office:value-type="float" office:value="0.695635785724274">
            <text:p>0.6956357857</text:p>
          </table:table-cell>
          <table:table-cell office:value-type="float" office:value="0.811118716925894">
            <text:p>0.8111187169</text:p>
          </table:table-cell>
          <table:table-cell office:value-type="float" office:value="0.700716146933191">
            <text:p>0.7007161469</text:p>
          </table:table-cell>
          <table:table-cell office:value-type="float" office:value="0.756727382890862">
            <text:p>0.7567273829</text:p>
          </table:table-cell>
          <table:table-cell office:value-type="float" office:value="0.671401423518967">
            <text:p>0.6714014235</text:p>
          </table:table-cell>
        </table:table-row>
        <table:table-row table:style-name="ro1">
          <table:table-cell office:value-type="float" office:value="0.748812903907576">
            <text:p>0.7488129039</text:p>
          </table:table-cell>
          <table:table-cell office:value-type="float" office:value="0.671944362123064">
            <text:p>0.6719443621</text:p>
          </table:table-cell>
          <table:table-cell office:value-type="float" office:value="0.825703979437238">
            <text:p>0.8257039794</text:p>
          </table:table-cell>
          <table:table-cell office:value-type="float" office:value="0.68947589480334">
            <text:p>0.6894758948</text:p>
          </table:table-cell>
          <table:table-cell office:value-type="float" office:value="0.683553550910752">
            <text:p>0.6835535509</text:p>
          </table:table-cell>
          <table:table-cell office:value-type="float" office:value="0.601926763033998">
            <text:p>0.601926763</text:p>
          </table:table-cell>
          <table:table-cell office:value-type="float" office:value="0.793096890338518">
            <text:p>0.7930968903</text:p>
          </table:table-cell>
          <table:table-cell office:value-type="float" office:value="0.793921595005426">
            <text:p>0.793921595</text:p>
          </table:table-cell>
          <table:table-cell office:value-type="float" office:value="0.764093686629928">
            <text:p>0.7640936866</text:p>
          </table:table-cell>
          <table:table-cell office:value-type="float" office:value="0.901766385998241">
            <text:p>0.901766386</text:p>
          </table:table-cell>
        </table:table-row>
        <table:table-row table:style-name="ro1">
          <table:table-cell office:value-type="float" office:value="0.768156722918578">
            <text:p>0.7681567229</text:p>
          </table:table-cell>
          <table:table-cell office:value-type="float" office:value="0.76287347008942">
            <text:p>0.7628734701</text:p>
          </table:table-cell>
          <table:table-cell office:value-type="float" office:value="0.716842780049015">
            <text:p>0.71684278</text:p>
          </table:table-cell>
          <table:table-cell office:value-type="float" office:value="0.790715670319083">
            <text:p>0.7907156703</text:p>
          </table:table-cell>
          <table:table-cell office:value-type="float" office:value="0.71391578146609">
            <text:p>0.7139157815</text:p>
          </table:table-cell>
          <table:table-cell office:value-type="float" office:value="0.735188514168174">
            <text:p>0.7351885142</text:p>
          </table:table-cell>
          <table:table-cell office:value-type="float" office:value="0.689681052361055">
            <text:p>0.6896810524</text:p>
          </table:table-cell>
          <table:table-cell office:value-type="float" office:value="0.74708029090973">
            <text:p>0.7470802909</text:p>
          </table:table-cell>
          <table:table-cell office:value-type="float" office:value="0.813761624552851">
            <text:p>0.8137616246</text:p>
          </table:table-cell>
          <table:table-cell office:value-type="float" office:value="0.799048227814119">
            <text:p>0.7990482278</text:p>
          </table:table-cell>
        </table:table-row>
        <table:table-row table:style-name="ro1">
          <table:table-cell office:value-type="float" office:value="0.721125327198338">
            <text:p>0.7211253272</text:p>
          </table:table-cell>
          <table:table-cell office:value-type="float" office:value="0.536377458095213">
            <text:p>0.5363774581</text:p>
          </table:table-cell>
          <table:table-cell office:value-type="float" office:value="0.644458513206233">
            <text:p>0.6444585132</text:p>
          </table:table-cell>
          <table:table-cell office:value-type="float" office:value="0.620887943016617">
            <text:p>0.620887943</text:p>
          </table:table-cell>
          <table:table-cell office:value-type="float" office:value="0.713643828767067">
            <text:p>0.7136438288</text:p>
          </table:table-cell>
          <table:table-cell office:value-type="float" office:value="0.68945792545262">
            <text:p>0.6894579255</text:p>
          </table:table-cell>
          <table:table-cell office:value-type="float" office:value="0.716208316587742">
            <text:p>0.7162083166</text:p>
          </table:table-cell>
          <table:table-cell office:value-type="float" office:value="0.673413952261256">
            <text:p>0.6734139523</text:p>
          </table:table-cell>
          <table:table-cell office:value-type="float" office:value="0.657254438717162">
            <text:p>0.6572544387</text:p>
          </table:table-cell>
          <table:table-cell office:value-type="float" office:value="0.716544980820756">
            <text:p>0.7165449808</text:p>
          </table:table-cell>
        </table:table-row>
        <table:table-row table:style-name="ro1">
          <table:table-cell office:value-type="float" office:value="0.703202115697424">
            <text:p>0.7032021157</text:p>
          </table:table-cell>
          <table:table-cell office:value-type="float" office:value="0.690630813396871">
            <text:p>0.6906308134</text:p>
          </table:table-cell>
          <table:table-cell office:value-type="float" office:value="0.594404513624175">
            <text:p>0.5944045136</text:p>
          </table:table-cell>
          <table:table-cell office:value-type="float" office:value="0.698509164623436">
            <text:p>0.6985091646</text:p>
          </table:table-cell>
          <table:table-cell office:value-type="float" office:value="0.705875507210378">
            <text:p>0.7058755072</text:p>
          </table:table-cell>
          <table:table-cell office:value-type="float" office:value="0.849232815674152">
            <text:p>0.8492328157</text:p>
          </table:table-cell>
          <table:table-cell office:value-type="float" office:value="0.657483083542036">
            <text:p>0.6574830835</text:p>
          </table:table-cell>
          <table:table-cell office:value-type="float" office:value="0.840302980101894">
            <text:p>0.8403029801</text:p>
          </table:table-cell>
          <table:table-cell office:value-type="float" office:value="0.672768324171993">
            <text:p>0.6727683242</text:p>
          </table:table-cell>
          <table:table-cell office:value-type="float" office:value="0.780904553789984">
            <text:p>0.7809045538</text:p>
          </table:table-cell>
        </table:table-row>
        <table:table-row table:style-name="ro1">
          <table:table-cell office:value-type="float" office:value="0.728742683423932">
            <text:p>0.7287426834</text:p>
          </table:table-cell>
          <table:table-cell office:value-type="float" office:value="0.657617655480889">
            <text:p>0.6576176555</text:p>
          </table:table-cell>
          <table:table-cell office:value-type="float" office:value="0.758713632089126">
            <text:p>0.7587136321</text:p>
          </table:table-cell>
          <table:table-cell office:value-type="float" office:value="0.811667525360267">
            <text:p>0.8116675254</text:p>
          </table:table-cell>
          <table:table-cell office:value-type="float" office:value="0.637807508117461">
            <text:p>0.6378075081</text:p>
          </table:table-cell>
          <table:table-cell office:value-type="float" office:value="0.545057680263316">
            <text:p>0.5450576803</text:p>
          </table:table-cell>
          <table:table-cell office:value-type="float" office:value="0.644480733611599">
            <text:p>0.6444807336</text:p>
          </table:table-cell>
          <table:table-cell office:value-type="float" office:value="0.65243972825075">
            <text:p>0.6524397283</text:p>
          </table:table-cell>
          <table:table-cell office:value-type="float" office:value="0.583766998594467">
            <text:p>0.5837669986</text:p>
          </table:table-cell>
          <table:table-cell office:value-type="float" office:value="0.755257511406709">
            <text:p>0.7552575114</text:p>
          </table:table-cell>
        </table:table-row>
        <table:table-row table:style-name="ro1">
          <table:table-cell office:value-type="float" office:value="0.754749599392461">
            <text:p>0.7547495994</text:p>
          </table:table-cell>
          <table:table-cell office:value-type="float" office:value="0.750968869789416">
            <text:p>0.7509688698</text:p>
          </table:table-cell>
          <table:table-cell office:value-type="float" office:value="0.834592606848696">
            <text:p>0.8345926068</text:p>
          </table:table-cell>
          <table:table-cell office:value-type="float" office:value="0.692863702369775">
            <text:p>0.6928637024</text:p>
          </table:table-cell>
          <table:table-cell office:value-type="float" office:value="0.690202684928718">
            <text:p>0.6902026849</text:p>
          </table:table-cell>
          <table:table-cell office:value-type="float" office:value="0.737367514141337">
            <text:p>0.7373675141</text:p>
          </table:table-cell>
          <table:table-cell office:value-type="float" office:value="0.810172861980002">
            <text:p>0.810172862</text:p>
          </table:table-cell>
          <table:table-cell office:value-type="float" office:value="0.80600193823553">
            <text:p>0.8060019382</text:p>
          </table:table-cell>
          <table:table-cell office:value-type="float" office:value="0.639694212437137">
            <text:p>0.6396942124</text:p>
          </table:table-cell>
          <table:table-cell office:value-type="float" office:value="0.662209365042541">
            <text:p>0.662209365</text:p>
          </table:table-cell>
        </table:table-row>
        <table:table-row table:style-name="ro1">
          <table:table-cell office:value-type="float" office:value="0.691079944616502">
            <text:p>0.6910799446</text:p>
          </table:table-cell>
          <table:table-cell office:value-type="float" office:value="0.662315925131726">
            <text:p>0.6623159251</text:p>
          </table:table-cell>
          <table:table-cell office:value-type="float" office:value="0.786213665829534">
            <text:p>0.7862136658</text:p>
          </table:table-cell>
          <table:table-cell office:value-type="float" office:value="0.778975000602946">
            <text:p>0.7789750006</text:p>
          </table:table-cell>
          <table:table-cell office:value-type="float" office:value="0.591128050935115">
            <text:p>0.5911280509</text:p>
          </table:table-cell>
          <table:table-cell office:value-type="float" office:value="0.651238062907122">
            <text:p>0.6512380629</text:p>
          </table:table-cell>
          <table:table-cell office:value-type="float" office:value="0.72888175287782">
            <text:p>0.7288817529</text:p>
          </table:table-cell>
          <table:table-cell office:value-type="float" office:value="0.52992296595288">
            <text:p>0.529922966</text:p>
          </table:table-cell>
          <table:table-cell office:value-type="float" office:value="0.662466849385633">
            <text:p>0.6624668494</text:p>
          </table:table-cell>
          <table:table-cell office:value-type="float" office:value="0.597911726916121">
            <text:p>0.5979117269</text:p>
          </table:table-cell>
        </table:table-row>
        <table:table-row table:style-name="ro1">
          <table:table-cell office:value-type="float" office:value="0.576715886834849">
            <text:p>0.5767158868</text:p>
          </table:table-cell>
          <table:table-cell office:value-type="float" office:value="0.609234182073749">
            <text:p>0.6092341821</text:p>
          </table:table-cell>
          <table:table-cell office:value-type="float" office:value="0.652475528755425">
            <text:p>0.6524755288</text:p>
          </table:table-cell>
          <table:table-cell office:value-type="float" office:value="0.777548927439673">
            <text:p>0.7775489274</text:p>
          </table:table-cell>
          <table:table-cell office:value-type="float" office:value="0.738819961923026">
            <text:p>0.7388199619</text:p>
          </table:table-cell>
          <table:table-cell office:value-type="float" office:value="0.709961349306503">
            <text:p>0.7099613493</text:p>
          </table:table-cell>
          <table:table-cell office:value-type="float" office:value="0.618526563383698">
            <text:p>0.6185265634</text:p>
          </table:table-cell>
          <table:table-cell office:value-type="float" office:value="0.686643699763881">
            <text:p>0.6866436998</text:p>
          </table:table-cell>
          <table:table-cell office:value-type="float" office:value="0.689109147081526">
            <text:p>0.6891091471</text:p>
          </table:table-cell>
          <table:table-cell office:value-type="float" office:value="0.627136795761718">
            <text:p>0.6271367958</text:p>
          </table:table-cell>
        </table:table-row>
        <table:table-row table:style-name="ro1">
          <table:table-cell office:value-type="float" office:value="0.666401163546617">
            <text:p>0.6664011635</text:p>
          </table:table-cell>
          <table:table-cell office:value-type="float" office:value="0.76245536540557">
            <text:p>0.7624553654</text:p>
          </table:table-cell>
          <table:table-cell office:value-type="float" office:value="0.863189345441229">
            <text:p>0.8631893454</text:p>
          </table:table-cell>
          <table:table-cell office:value-type="float" office:value="0.790684891077941">
            <text:p>0.7906848911</text:p>
          </table:table-cell>
          <table:table-cell office:value-type="float" office:value="0.729956454878259">
            <text:p>0.7299564549</text:p>
          </table:table-cell>
          <table:table-cell office:value-type="float" office:value="0.818014487870923">
            <text:p>0.8180144879</text:p>
          </table:table-cell>
          <table:table-cell office:value-type="float" office:value="0.739351579979431">
            <text:p>0.73935158</text:p>
          </table:table-cell>
          <table:table-cell office:value-type="float" office:value="0.628635065052775">
            <text:p>0.6286350651</text:p>
          </table:table-cell>
          <table:table-cell office:value-type="float" office:value="0.697010666889578">
            <text:p>0.6970106669</text:p>
          </table:table-cell>
          <table:table-cell office:value-type="float" office:value="0.780095140549753">
            <text:p>0.7800951405</text:p>
          </table:table-cell>
        </table:table-row>
        <table:table-row table:style-name="ro1">
          <table:table-cell office:value-type="float" office:value="0.673292710568947">
            <text:p>0.6732927106</text:p>
          </table:table-cell>
          <table:table-cell office:value-type="float" office:value="0.599513270127242">
            <text:p>0.5995132701</text:p>
          </table:table-cell>
          <table:table-cell office:value-type="float" office:value="0.698814817367015">
            <text:p>0.6988148174</text:p>
          </table:table-cell>
          <table:table-cell office:value-type="float" office:value="0.731627078366523">
            <text:p>0.7316270784</text:p>
          </table:table-cell>
          <table:table-cell office:value-type="float" office:value="0.724011610225423">
            <text:p>0.7240116102</text:p>
          </table:table-cell>
          <table:table-cell office:value-type="float" office:value="0.621527512061429">
            <text:p>0.6215275121</text:p>
          </table:table-cell>
          <table:table-cell office:value-type="float" office:value="0.748754234546483">
            <text:p>0.7487542345</text:p>
          </table:table-cell>
          <table:table-cell office:value-type="float" office:value="0.70077421238685">
            <text:p>0.7007742124</text:p>
          </table:table-cell>
          <table:table-cell office:value-type="float" office:value="0.65776909954287">
            <text:p>0.6577690995</text:p>
          </table:table-cell>
          <table:table-cell office:value-type="float" office:value="0.682927535092953">
            <text:p>0.6829275351</text:p>
          </table:table-cell>
        </table:table-row>
        <table:table-row table:style-name="ro1">
          <table:table-cell office:value-type="float" office:value="0.539690959274432">
            <text:p>0.5396909593</text:p>
          </table:table-cell>
          <table:table-cell office:value-type="float" office:value="0.763753286860818">
            <text:p>0.7637532869</text:p>
          </table:table-cell>
          <table:table-cell office:value-type="float" office:value="0.808895794671096">
            <text:p>0.8088957947</text:p>
          </table:table-cell>
          <table:table-cell office:value-type="float" office:value="0.737386223572381">
            <text:p>0.7373862236</text:p>
          </table:table-cell>
          <table:table-cell office:value-type="float" office:value="0.667754998285226">
            <text:p>0.6677549983</text:p>
          </table:table-cell>
          <table:table-cell office:value-type="float" office:value="0.882598465876504">
            <text:p>0.8825984659</text:p>
          </table:table-cell>
          <table:table-cell office:value-type="float" office:value="0.87071455967817">
            <text:p>0.8707145597</text:p>
          </table:table-cell>
          <table:table-cell office:value-type="float" office:value="0.752144357804843">
            <text:p>0.7521443578</text:p>
          </table:table-cell>
          <table:table-cell office:value-type="float" office:value="0.690608105143984">
            <text:p>0.6906081051</text:p>
          </table:table-cell>
          <table:table-cell office:value-type="float" office:value="0.71359157477569">
            <text:p>0.7135915748</text:p>
          </table:table-cell>
        </table:table-row>
        <table:table-row table:style-name="ro1">
          <table:table-cell office:value-type="float" office:value="0.557654416500384">
            <text:p>0.5576544165</text:p>
          </table:table-cell>
          <table:table-cell office:value-type="float" office:value="0.690017405364875">
            <text:p>0.6900174054</text:p>
          </table:table-cell>
          <table:table-cell office:value-type="float" office:value="0.673884198825123">
            <text:p>0.6738841988</text:p>
          </table:table-cell>
          <table:table-cell office:value-type="float" office:value="0.66066274965828">
            <text:p>0.6606627497</text:p>
          </table:table-cell>
          <table:table-cell office:value-type="float" office:value="0.703995416523585">
            <text:p>0.7039954165</text:p>
          </table:table-cell>
          <table:table-cell office:value-type="float" office:value="0.623264488202722">
            <text:p>0.6232644882</text:p>
          </table:table-cell>
          <table:table-cell office:value-type="float" office:value="0.766989571735508">
            <text:p>0.7669895717</text:p>
          </table:table-cell>
          <table:table-cell office:value-type="float" office:value="0.675899634854986">
            <text:p>0.6758996349</text:p>
          </table:table-cell>
          <table:table-cell office:value-type="float" office:value="0.690313591483408">
            <text:p>0.6903135915</text:p>
          </table:table-cell>
          <table:table-cell office:value-type="float" office:value="0.696563442220463">
            <text:p>0.6965634422</text:p>
          </table:table-cell>
        </table:table-row>
        <table:table-row table:style-name="ro1">
          <table:table-cell office:value-type="float" office:value="0.767951947272172">
            <text:p>0.7679519473</text:p>
          </table:table-cell>
          <table:table-cell office:value-type="float" office:value="0.67868165342868">
            <text:p>0.6786816534</text:p>
          </table:table-cell>
          <table:table-cell office:value-type="float" office:value="0.583089426918098">
            <text:p>0.5830894269</text:p>
          </table:table-cell>
          <table:table-cell office:value-type="float" office:value="0.588512233192449">
            <text:p>0.5885122332</text:p>
          </table:table-cell>
          <table:table-cell office:value-type="float" office:value="0.697735216788873">
            <text:p>0.6977352168</text:p>
          </table:table-cell>
          <table:table-cell office:value-type="float" office:value="0.621624725822556">
            <text:p>0.6216247258</text:p>
          </table:table-cell>
          <table:table-cell office:value-type="float" office:value="0.706102162165188">
            <text:p>0.7061021622</text:p>
          </table:table-cell>
          <table:table-cell office:value-type="float" office:value="0.567345672949825">
            <text:p>0.5673456729</text:p>
          </table:table-cell>
          <table:table-cell office:value-type="float" office:value="0.667232093786019">
            <text:p>0.6672320938</text:p>
          </table:table-cell>
          <table:table-cell office:value-type="float" office:value="0.590780811334331">
            <text:p>0.5907808113</text:p>
          </table:table-cell>
        </table:table-row>
        <table:table-row table:style-name="ro1">
          <table:table-cell office:value-type="float" office:value="0.694983709933176">
            <text:p>0.6949837099</text:p>
          </table:table-cell>
          <table:table-cell office:value-type="float" office:value="0.619647308768709">
            <text:p>0.6196473088</text:p>
          </table:table-cell>
          <table:table-cell office:value-type="float" office:value="0.767541565077335">
            <text:p>0.7675415651</text:p>
          </table:table-cell>
          <table:table-cell office:value-type="float" office:value="0.581291115264425">
            <text:p>0.5812911153</text:p>
          </table:table-cell>
          <table:table-cell office:value-type="float" office:value="0.79379904914185">
            <text:p>0.7937990491</text:p>
          </table:table-cell>
          <table:table-cell office:value-type="float" office:value="0.754492736829347">
            <text:p>0.7544927368</text:p>
          </table:table-cell>
          <table:table-cell office:value-type="float" office:value="0.587414302810656">
            <text:p>0.5874143028</text:p>
          </table:table-cell>
          <table:table-cell office:value-type="float" office:value="0.805899443898696">
            <text:p>0.8058994439</text:p>
          </table:table-cell>
          <table:table-cell office:value-type="float" office:value="0.775171586673568">
            <text:p>0.7751715867</text:p>
          </table:table-cell>
          <table:table-cell office:value-type="float" office:value="0.695130150521055">
            <text:p>0.6951301505</text:p>
          </table:table-cell>
        </table:table-row>
        <table:table-row table:style-name="ro1">
          <table:table-cell office:value-type="float" office:value="0.759798294430194">
            <text:p>0.7597982944</text:p>
          </table:table-cell>
          <table:table-cell office:value-type="float" office:value="0.698542113612646">
            <text:p>0.6985421136</text:p>
          </table:table-cell>
          <table:table-cell office:value-type="float" office:value="0.867030778573916">
            <text:p>0.8670307786</text:p>
          </table:table-cell>
          <table:table-cell office:value-type="float" office:value="0.794601037903324">
            <text:p>0.7946010379</text:p>
          </table:table-cell>
          <table:table-cell office:value-type="float" office:value="0.79355508127527">
            <text:p>0.7935550813</text:p>
          </table:table-cell>
          <table:table-cell office:value-type="float" office:value="0.677410741513361">
            <text:p>0.6774107415</text:p>
          </table:table-cell>
          <table:table-cell office:value-type="float" office:value="0.728763547409567">
            <text:p>0.7287635474</text:p>
          </table:table-cell>
          <table:table-cell office:value-type="float" office:value="0.782142215159464">
            <text:p>0.7821422152</text:p>
          </table:table-cell>
          <table:table-cell office:value-type="float" office:value="0.574946132577951">
            <text:p>0.5749461326</text:p>
          </table:table-cell>
          <table:table-cell office:value-type="float" office:value="0.591047925419922">
            <text:p>0.5910479254</text:p>
          </table:table-cell>
        </table:table-row>
        <table:table-row table:style-name="ro1">
          <table:table-cell office:value-type="float" office:value="0.632645734675517">
            <text:p>0.6326457347</text:p>
          </table:table-cell>
          <table:table-cell office:value-type="float" office:value="0.831243617141852">
            <text:p>0.8312436171</text:p>
          </table:table-cell>
          <table:table-cell office:value-type="float" office:value="0.686648343006232">
            <text:p>0.686648343</text:p>
          </table:table-cell>
          <table:table-cell office:value-type="float" office:value="0.622719127619464">
            <text:p>0.6227191276</text:p>
          </table:table-cell>
          <table:table-cell office:value-type="float" office:value="0.624763190090113">
            <text:p>0.6247631901</text:p>
          </table:table-cell>
          <table:table-cell office:value-type="float" office:value="0.698620968745469">
            <text:p>0.6986209687</text:p>
          </table:table-cell>
          <table:table-cell office:value-type="float" office:value="0.758040746557143">
            <text:p>0.7580407466</text:p>
          </table:table-cell>
          <table:table-cell office:value-type="float" office:value="0.646399482602713">
            <text:p>0.6463994826</text:p>
          </table:table-cell>
          <table:table-cell office:value-type="float" office:value="0.831630188745588">
            <text:p>0.8316301887</text:p>
          </table:table-cell>
          <table:table-cell office:value-type="float" office:value="0.767237296012425">
            <text:p>0.767237296</text:p>
          </table:table-cell>
        </table:table-row>
        <table:table-row table:style-name="ro1">
          <table:table-cell office:value-type="float" office:value="0.770065754584401">
            <text:p>0.7700657546</text:p>
          </table:table-cell>
          <table:table-cell office:value-type="float" office:value="0.672925597856229">
            <text:p>0.6729255979</text:p>
          </table:table-cell>
          <table:table-cell office:value-type="float" office:value="0.698432171587804">
            <text:p>0.6984321716</text:p>
          </table:table-cell>
          <table:table-cell office:value-type="float" office:value="0.675419665831439">
            <text:p>0.6754196658</text:p>
          </table:table-cell>
          <table:table-cell office:value-type="float" office:value="0.573276672670663">
            <text:p>0.5732766727</text:p>
          </table:table-cell>
          <table:table-cell office:value-type="float" office:value="0.55268334018156">
            <text:p>0.5526833402</text:p>
          </table:table-cell>
          <table:table-cell office:value-type="float" office:value="0.629570095498244">
            <text:p>0.6295700955</text:p>
          </table:table-cell>
          <table:table-cell office:value-type="float" office:value="0.863009191310697">
            <text:p>0.8630091913</text:p>
          </table:table-cell>
          <table:table-cell office:value-type="float" office:value="0.82592026988008">
            <text:p>0.8259202699</text:p>
          </table:table-cell>
          <table:table-cell office:value-type="float" office:value="0.715720918851714">
            <text:p>0.7157209189</text:p>
          </table:table-cell>
        </table:table-row>
        <table:table-row table:style-name="ro1">
          <table:table-cell office:value-type="float" office:value="0.738665757520307">
            <text:p>0.7386657575</text:p>
          </table:table-cell>
          <table:table-cell office:value-type="float" office:value="0.864303593021623">
            <text:p>0.864303593</text:p>
          </table:table-cell>
          <table:table-cell office:value-type="float" office:value="0.788322521674541">
            <text:p>0.7883225217</text:p>
          </table:table-cell>
          <table:table-cell office:value-type="float" office:value="0.7340373817536">
            <text:p>0.7340373818</text:p>
          </table:table-cell>
          <table:table-cell office:value-type="float" office:value="0.698924600754239">
            <text:p>0.6989246008</text:p>
          </table:table-cell>
          <table:table-cell office:value-type="float" office:value="0.786501582941211">
            <text:p>0.7865015829</text:p>
          </table:table-cell>
          <table:table-cell office:value-type="float" office:value="0.685950698578317">
            <text:p>0.6859506986</text:p>
          </table:table-cell>
          <table:table-cell office:value-type="float" office:value="0.752082272447372">
            <text:p>0.7520822724</text:p>
          </table:table-cell>
          <table:table-cell office:value-type="float" office:value="0.780459057397209">
            <text:p>0.7804590574</text:p>
          </table:table-cell>
          <table:table-cell office:value-type="float" office:value="0.738263855967359">
            <text:p>0.738263856</text:p>
          </table:table-cell>
        </table:table-row>
        <table:table-row table:style-name="ro1">
          <table:table-cell office:value-type="float" office:value="0.634315444792729">
            <text:p>0.6343154448</text:p>
          </table:table-cell>
          <table:table-cell office:value-type="float" office:value="0.547995640083746">
            <text:p>0.5479956401</text:p>
          </table:table-cell>
          <table:table-cell office:value-type="float" office:value="0.570406966525994">
            <text:p>0.5704069665</text:p>
          </table:table-cell>
          <table:table-cell office:value-type="float" office:value="0.660213035876535">
            <text:p>0.6602130359</text:p>
          </table:table-cell>
          <table:table-cell office:value-type="float" office:value="0.53818820460562">
            <text:p>0.5381882046</text:p>
          </table:table-cell>
          <table:table-cell office:value-type="float" office:value="0.711713753386046">
            <text:p>0.7117137534</text:p>
          </table:table-cell>
          <table:table-cell office:value-type="float" office:value="0.53658064360103">
            <text:p>0.5365806436</text:p>
          </table:table-cell>
          <table:table-cell office:value-type="float" office:value="0.651906709402272">
            <text:p>0.6519067094</text:p>
          </table:table-cell>
          <table:table-cell office:value-type="float" office:value="0.736650801283588">
            <text:p>0.7366508013</text:p>
          </table:table-cell>
          <table:table-cell office:value-type="float" office:value="0.630462988201769">
            <text:p>0.6304629882</text:p>
          </table:table-cell>
        </table:table-row>
        <table:table-row table:style-name="ro1">
          <table:table-cell office:value-type="float" office:value="0.584823681473468">
            <text:p>0.5848236815</text:p>
          </table:table-cell>
          <table:table-cell office:value-type="float" office:value="0.709675982345159">
            <text:p>0.7096759823</text:p>
          </table:table-cell>
          <table:table-cell office:value-type="float" office:value="0.490882430644366">
            <text:p>0.4908824306</text:p>
          </table:table-cell>
          <table:table-cell office:value-type="float" office:value="0.583020462095947">
            <text:p>0.5830204621</text:p>
          </table:table-cell>
          <table:table-cell office:value-type="float" office:value="0.675387068652452">
            <text:p>0.6753870687</text:p>
          </table:table-cell>
          <table:table-cell office:value-type="float" office:value="0.508978538573493">
            <text:p>0.5089785386</text:p>
          </table:table-cell>
          <table:table-cell office:value-type="float" office:value="0.633793113718224">
            <text:p>0.6337931137</text:p>
          </table:table-cell>
          <table:table-cell office:value-type="float" office:value="0.586153831503482">
            <text:p>0.5861538315</text:p>
          </table:table-cell>
          <table:table-cell office:value-type="float" office:value="0.519092390901593">
            <text:p>0.5190923909</text:p>
          </table:table-cell>
          <table:table-cell office:value-type="float" office:value="0.595577898430251">
            <text:p>0.5955778984</text:p>
          </table:table-cell>
        </table:table-row>
        <table:table-row table:style-name="ro1">
          <table:table-cell office:value-type="float" office:value="0.748620923181689">
            <text:p>0.7486209232</text:p>
          </table:table-cell>
          <table:table-cell office:value-type="float" office:value="0.8056934112666">
            <text:p>0.8056934113</text:p>
          </table:table-cell>
          <table:table-cell office:value-type="float" office:value="0.63353159284101">
            <text:p>0.6335315928</text:p>
          </table:table-cell>
          <table:table-cell office:value-type="float" office:value="0.750443273272175">
            <text:p>0.7504432733</text:p>
          </table:table-cell>
          <table:table-cell office:value-type="float" office:value="0.729123321944329">
            <text:p>0.7291233219</text:p>
          </table:table-cell>
          <table:table-cell office:value-type="float" office:value="0.889997965769156">
            <text:p>0.8899979658</text:p>
          </table:table-cell>
          <table:table-cell office:value-type="float" office:value="0.767490159555347">
            <text:p>0.7674901596</text:p>
          </table:table-cell>
          <table:table-cell office:value-type="float" office:value="0.810869196551145">
            <text:p>0.8108691966</text:p>
          </table:table-cell>
          <table:table-cell office:value-type="float" office:value="0.750264412560214">
            <text:p>0.7502644126</text:p>
          </table:table-cell>
          <table:table-cell office:value-type="float" office:value="0.658275113616995">
            <text:p>0.6582751136</text:p>
          </table:table-cell>
        </table:table-row>
        <table:table-row table:style-name="ro1">
          <table:table-cell office:value-type="float" office:value="0.660183929315766">
            <text:p>0.6601839293</text:p>
          </table:table-cell>
          <table:table-cell office:value-type="float" office:value="0.671418399186535">
            <text:p>0.6714183992</text:p>
          </table:table-cell>
          <table:table-cell office:value-type="float" office:value="0.720315235611983">
            <text:p>0.7203152356</text:p>
          </table:table-cell>
          <table:table-cell office:value-type="float" office:value="0.661580292501402">
            <text:p>0.6615802925</text:p>
          </table:table-cell>
          <table:table-cell office:value-type="float" office:value="0.704742550336793">
            <text:p>0.7047425503</text:p>
          </table:table-cell>
          <table:table-cell office:value-type="float" office:value="0.751760251610001">
            <text:p>0.7517602516</text:p>
          </table:table-cell>
          <table:table-cell office:value-type="float" office:value="0.728942600353128">
            <text:p>0.7289426004</text:p>
          </table:table-cell>
          <table:table-cell office:value-type="float" office:value="0.660846159482524">
            <text:p>0.6608461595</text:p>
          </table:table-cell>
          <table:table-cell office:value-type="float" office:value="0.654924045808798">
            <text:p>0.6549240458</text:p>
          </table:table-cell>
          <table:table-cell office:value-type="float" office:value="0.662549276881157">
            <text:p>0.6625492769</text:p>
          </table:table-cell>
        </table:table-row>
        <table:table-row table:style-name="ro1">
          <table:table-cell office:value-type="float" office:value="0.713469186748803">
            <text:p>0.7134691867</text:p>
          </table:table-cell>
          <table:table-cell office:value-type="float" office:value="0.772441479113954">
            <text:p>0.7724414791</text:p>
          </table:table-cell>
          <table:table-cell office:value-type="float" office:value="0.53763217723956">
            <text:p>0.5376321772</text:p>
          </table:table-cell>
          <table:table-cell office:value-type="float" office:value="0.789736270457701">
            <text:p>0.7897362705</text:p>
          </table:table-cell>
          <table:table-cell office:value-type="float" office:value="0.71686785392586">
            <text:p>0.7168678539</text:p>
          </table:table-cell>
          <table:table-cell office:value-type="float" office:value="0.660022657426089">
            <text:p>0.6600226574</text:p>
          </table:table-cell>
          <table:table-cell office:value-type="float" office:value="0.630769177902334">
            <text:p>0.6307691779</text:p>
          </table:table-cell>
          <table:table-cell office:value-type="float" office:value="0.582348237666582">
            <text:p>0.5823482377</text:p>
          </table:table-cell>
          <table:table-cell office:value-type="float" office:value="0.722496485788036">
            <text:p>0.7224964858</text:p>
          </table:table-cell>
          <table:table-cell office:value-type="float" office:value="0.777870010788136">
            <text:p>0.7778700108</text:p>
          </table:table-cell>
        </table:table-row>
        <table:table-row table:style-name="ro1">
          <table:table-cell office:value-type="float" office:value="0.567765646620301">
            <text:p>0.5677656466</text:p>
          </table:table-cell>
          <table:table-cell office:value-type="float" office:value="0.541085588606927">
            <text:p>0.5410855886</text:p>
          </table:table-cell>
          <table:table-cell office:value-type="float" office:value="0.708819209637615">
            <text:p>0.7088192096</text:p>
          </table:table-cell>
          <table:table-cell office:value-type="float" office:value="0.522588560695848">
            <text:p>0.5225885607</text:p>
          </table:table-cell>
          <table:table-cell office:value-type="float" office:value="0.684522625564098">
            <text:p>0.6845226256</text:p>
          </table:table-cell>
          <table:table-cell office:value-type="float" office:value="0.63459042131183">
            <text:p>0.6345904213</text:p>
          </table:table-cell>
          <table:table-cell office:value-type="float" office:value="0.76735634194552">
            <text:p>0.7673563419</text:p>
          </table:table-cell>
          <table:table-cell office:value-type="float" office:value="0.635771462644712">
            <text:p>0.6357714626</text:p>
          </table:table-cell>
          <table:table-cell office:value-type="float" office:value="0.721218397009572">
            <text:p>0.721218397</text:p>
          </table:table-cell>
          <table:table-cell office:value-type="float" office:value="0.728562979388587">
            <text:p>0.7285629794</text:p>
          </table:table-cell>
        </table:table-row>
        <table:table-row table:style-name="ro1">
          <table:table-cell office:value-type="float" office:value="0.684312099345679">
            <text:p>0.6843120993</text:p>
          </table:table-cell>
          <table:table-cell office:value-type="float" office:value="0.614495368554089">
            <text:p>0.6144953686</text:p>
          </table:table-cell>
          <table:table-cell office:value-type="float" office:value="0.718937016889024">
            <text:p>0.7189370169</text:p>
          </table:table-cell>
          <table:table-cell office:value-type="float" office:value="0.66581487217066">
            <text:p>0.6658148722</text:p>
          </table:table-cell>
          <table:table-cell office:value-type="float" office:value="0.777179754440556">
            <text:p>0.7771797544</text:p>
          </table:table-cell>
          <table:table-cell office:value-type="float" office:value="0.553858374045515">
            <text:p>0.553858374</text:p>
          </table:table-cell>
          <table:table-cell office:value-type="float" office:value="0.649316054474368">
            <text:p>0.6493160545</text:p>
          </table:table-cell>
          <table:table-cell office:value-type="float" office:value="0.621576298156668">
            <text:p>0.6215762982</text:p>
          </table:table-cell>
          <table:table-cell office:value-type="float" office:value="0.652158348758503">
            <text:p>0.6521583488</text:p>
          </table:table-cell>
          <table:table-cell office:value-type="float" office:value="0.58582753797581">
            <text:p>0.585827538</text:p>
          </table:table-cell>
        </table:table-row>
        <table:table-row table:style-name="ro1">
          <table:table-cell office:value-type="float" office:value="0.731034017079089">
            <text:p>0.7310340171</text:p>
          </table:table-cell>
          <table:table-cell office:value-type="float" office:value="0.752277336297768">
            <text:p>0.7522773363</text:p>
          </table:table-cell>
          <table:table-cell office:value-type="float" office:value="0.698582208063776">
            <text:p>0.6985822081</text:p>
          </table:table-cell>
          <table:table-cell office:value-type="float" office:value="0.65878935849159">
            <text:p>0.6587893585</text:p>
          </table:table-cell>
          <table:table-cell office:value-type="float" office:value="0.683535775539163">
            <text:p>0.6835357755</text:p>
          </table:table-cell>
          <table:table-cell office:value-type="float" office:value="0.786415254808863">
            <text:p>0.7864152548</text:p>
          </table:table-cell>
          <table:table-cell office:value-type="float" office:value="0.697294331387466">
            <text:p>0.6972943314</text:p>
          </table:table-cell>
          <table:table-cell office:value-type="float" office:value="0.621833512321704">
            <text:p>0.6218335123</text:p>
          </table:table-cell>
          <table:table-cell office:value-type="float" office:value="0.537538059280434">
            <text:p>0.5375380593</text:p>
          </table:table-cell>
          <table:table-cell office:value-type="float" office:value="0.633490572494245">
            <text:p>0.6334905725</text:p>
          </table:table-cell>
        </table:table-row>
        <table:table-row table:style-name="ro1">
          <table:table-cell office:value-type="float" office:value="0.733915068140611">
            <text:p>0.7339150681</text:p>
          </table:table-cell>
          <table:table-cell office:value-type="float" office:value="0.749350906759318">
            <text:p>0.7493509068</text:p>
          </table:table-cell>
          <table:table-cell office:value-type="float" office:value="0.764462781129511">
            <text:p>0.7644627811</text:p>
          </table:table-cell>
          <table:table-cell office:value-type="float" office:value="0.576345283048234">
            <text:p>0.576345283</text:p>
          </table:table-cell>
          <table:table-cell office:value-type="float" office:value="0.713626345847392">
            <text:p>0.7136263458</text:p>
          </table:table-cell>
          <table:table-cell office:value-type="float" office:value="0.625882585098158">
            <text:p>0.6258825851</text:p>
          </table:table-cell>
          <table:table-cell office:value-type="float" office:value="0.678311541259759">
            <text:p>0.6783115413</text:p>
          </table:table-cell>
          <table:table-cell office:value-type="float" office:value="0.775449953956097">
            <text:p>0.775449954</text:p>
          </table:table-cell>
          <table:table-cell office:value-type="float" office:value="0.750233337139223">
            <text:p>0.7502333371</text:p>
          </table:table-cell>
          <table:table-cell office:value-type="float" office:value="0.700563671022631">
            <text:p>0.700563671</text:p>
          </table:table-cell>
        </table:table-row>
        <table:table-row table:style-name="ro1">
          <table:table-cell office:value-type="float" office:value="0.613833429036615">
            <text:p>0.613833429</text:p>
          </table:table-cell>
          <table:table-cell office:value-type="float" office:value="0.587866975960921">
            <text:p>0.587866976</text:p>
          </table:table-cell>
          <table:table-cell office:value-type="float" office:value="0.602507178493333">
            <text:p>0.6025071785</text:p>
          </table:table-cell>
          <table:table-cell office:value-type="float" office:value="0.585314678411934">
            <text:p>0.5853146784</text:p>
          </table:table-cell>
          <table:table-cell office:value-type="float" office:value="0.597239042096907">
            <text:p>0.5972390421</text:p>
          </table:table-cell>
          <table:table-cell office:value-type="float" office:value="0.733749092764261">
            <text:p>0.7337490928</text:p>
          </table:table-cell>
          <table:table-cell office:value-type="float" office:value="0.644628530682878">
            <text:p>0.6446285307</text:p>
          </table:table-cell>
          <table:table-cell office:value-type="float" office:value="0.625317783469848">
            <text:p>0.6253177835</text:p>
          </table:table-cell>
          <table:table-cell office:value-type="float" office:value="0.739691393153608">
            <text:p>0.7396913932</text:p>
          </table:table-cell>
          <table:table-cell office:value-type="float" office:value="0.768014809132916">
            <text:p>0.7680148091</text:p>
          </table:table-cell>
        </table:table-row>
        <table:table-row table:style-name="ro1">
          <table:table-cell office:value-type="float" office:value="0.84981149456539">
            <text:p>0.8498114946</text:p>
          </table:table-cell>
          <table:table-cell office:value-type="float" office:value="0.797850265422958">
            <text:p>0.7978502654</text:p>
          </table:table-cell>
          <table:table-cell office:value-type="float" office:value="0.642032115596219">
            <text:p>0.6420321156</text:p>
          </table:table-cell>
          <table:table-cell office:value-type="float" office:value="0.653171501135683">
            <text:p>0.6531715011</text:p>
          </table:table-cell>
          <table:table-cell office:value-type="float" office:value="0.738133667010535">
            <text:p>0.738133667</text:p>
          </table:table-cell>
          <table:table-cell office:value-type="float" office:value="0.671152999908501">
            <text:p>0.6711529999</text:p>
          </table:table-cell>
          <table:table-cell office:value-type="float" office:value="0.728245894503726">
            <text:p>0.7282458945</text:p>
          </table:table-cell>
          <table:table-cell office:value-type="float" office:value="0.690868202698114">
            <text:p>0.6908682027</text:p>
          </table:table-cell>
          <table:table-cell office:value-type="float" office:value="0.665119315188208">
            <text:p>0.6651193152</text:p>
          </table:table-cell>
          <table:table-cell office:value-type="float" office:value="0.729042190149801">
            <text:p>0.7290421901</text:p>
          </table:table-cell>
        </table:table-row>
        <table:table-row table:style-name="ro1">
          <table:table-cell office:value-type="float" office:value="0.557047866894784">
            <text:p>0.5570478669</text:p>
          </table:table-cell>
          <table:table-cell office:value-type="float" office:value="0.58615690269456">
            <text:p>0.5861569027</text:p>
          </table:table-cell>
          <table:table-cell office:value-type="float" office:value="0.752526051102581">
            <text:p>0.7525260511</text:p>
          </table:table-cell>
          <table:table-cell office:value-type="float" office:value="0.645401965064647">
            <text:p>0.6454019651</text:p>
          </table:table-cell>
          <table:table-cell office:value-type="float" office:value="0.76878124780063">
            <text:p>0.7687812478</text:p>
          </table:table-cell>
          <table:table-cell office:value-type="float" office:value="0.525779582368294">
            <text:p>0.5257795824</text:p>
          </table:table-cell>
          <table:table-cell office:value-type="float" office:value="0.736471473490889">
            <text:p>0.7364714735</text:p>
          </table:table-cell>
          <table:table-cell office:value-type="float" office:value="0.660097271915392">
            <text:p>0.6600972719</text:p>
          </table:table-cell>
          <table:table-cell office:value-type="float" office:value="0.623340907159296">
            <text:p>0.6233409072</text:p>
          </table:table-cell>
          <table:table-cell office:value-type="float" office:value="0.709722734171585">
            <text:p>0.7097227342</text:p>
          </table:table-cell>
        </table:table-row>
        <table:table-row table:style-name="ro1">
          <table:table-cell office:value-type="float" office:value="0.774837180406637">
            <text:p>0.7748371804</text:p>
          </table:table-cell>
          <table:table-cell office:value-type="float" office:value="0.639236722245478">
            <text:p>0.6392367222</text:p>
          </table:table-cell>
          <table:table-cell office:value-type="float" office:value="0.586766673888107">
            <text:p>0.5867666739</text:p>
          </table:table-cell>
          <table:table-cell office:value-type="float" office:value="0.723741325321822">
            <text:p>0.7237413253</text:p>
          </table:table-cell>
          <table:table-cell office:value-type="float" office:value="0.843402264925072">
            <text:p>0.8434022649</text:p>
          </table:table-cell>
          <table:table-cell office:value-type="float" office:value="0.675269607483533">
            <text:p>0.6752696075</text:p>
          </table:table-cell>
          <table:table-cell office:value-type="float" office:value="0.725886992767706">
            <text:p>0.7258869928</text:p>
          </table:table-cell>
          <table:table-cell office:value-type="float" office:value="0.829351711062327">
            <text:p>0.8293517111</text:p>
          </table:table-cell>
          <table:table-cell office:value-type="float" office:value="0.939633012876131">
            <text:p>0.9396330129</text:p>
          </table:table-cell>
          <table:table-cell office:value-type="float" office:value="0.71336718300383">
            <text:p>0.713367183</text:p>
          </table:table-cell>
        </table:table-row>
        <table:table-row table:style-name="ro1">
          <table:table-cell office:value-type="float" office:value="0.667107806679651">
            <text:p>0.6671078067</text:p>
          </table:table-cell>
          <table:table-cell office:value-type="float" office:value="0.730840215571874">
            <text:p>0.7308402156</text:p>
          </table:table-cell>
          <table:table-cell office:value-type="float" office:value="0.730927751839336">
            <text:p>0.7309277518</text:p>
          </table:table-cell>
          <table:table-cell office:value-type="float" office:value="0.666381442007981">
            <text:p>0.666381442</text:p>
          </table:table-cell>
          <table:table-cell office:value-type="float" office:value="0.828677728465356">
            <text:p>0.8286777285</text:p>
          </table:table-cell>
          <table:table-cell office:value-type="float" office:value="0.735636053658061">
            <text:p>0.7356360537</text:p>
          </table:table-cell>
          <table:table-cell office:value-type="float" office:value="0.729136392542056">
            <text:p>0.7291363925</text:p>
          </table:table-cell>
          <table:table-cell office:value-type="float" office:value="0.678933412525416">
            <text:p>0.6789334125</text:p>
          </table:table-cell>
          <table:table-cell office:value-type="float" office:value="0.844070930284445">
            <text:p>0.8440709303</text:p>
          </table:table-cell>
          <table:table-cell office:value-type="float" office:value="0.71315402727542">
            <text:p>0.7131540273</text:p>
          </table:table-cell>
        </table:table-row>
        <table:table-row table:style-name="ro1">
          <table:table-cell office:value-type="float" office:value="0.676304145156511">
            <text:p>0.6763041452</text:p>
          </table:table-cell>
          <table:table-cell office:value-type="float" office:value="0.716035009415182">
            <text:p>0.7160350094</text:p>
          </table:table-cell>
          <table:table-cell office:value-type="float" office:value="0.572524188449076">
            <text:p>0.5725241884</text:p>
          </table:table-cell>
          <table:table-cell office:value-type="float" office:value="0.659658245481808">
            <text:p>0.6596582455</text:p>
          </table:table-cell>
          <table:table-cell office:value-type="float" office:value="0.556931664929639">
            <text:p>0.5569316649</text:p>
          </table:table-cell>
          <table:table-cell office:value-type="float" office:value="0.735451963381396">
            <text:p>0.7354519634</text:p>
          </table:table-cell>
          <table:table-cell office:value-type="float" office:value="0.709306901039841">
            <text:p>0.709306901</text:p>
          </table:table-cell>
          <table:table-cell office:value-type="float" office:value="0.772214496436429">
            <text:p>0.7722144964</text:p>
          </table:table-cell>
          <table:table-cell office:value-type="float" office:value="0.736152295640961">
            <text:p>0.7361522956</text:p>
          </table:table-cell>
          <table:table-cell office:value-type="float" office:value="0.597808932297949">
            <text:p>0.5978089323</text:p>
          </table:table-cell>
        </table:table-row>
        <table:table-row table:style-name="ro1">
          <table:table-cell office:value-type="float" office:value="0.766880785113024">
            <text:p>0.7668807851</text:p>
          </table:table-cell>
          <table:table-cell office:value-type="float" office:value="0.600456837754645">
            <text:p>0.6004568378</text:p>
          </table:table-cell>
          <table:table-cell office:value-type="float" office:value="0.713960724182689">
            <text:p>0.7139607242</text:p>
          </table:table-cell>
          <table:table-cell office:value-type="float" office:value="0.703905467347569">
            <text:p>0.7039054673</text:p>
          </table:table-cell>
          <table:table-cell office:value-type="float" office:value="0.637469230540419">
            <text:p>0.6374692305</text:p>
          </table:table-cell>
          <table:table-cell office:value-type="float" office:value="0.827964888517502">
            <text:p>0.8279648885</text:p>
          </table:table-cell>
          <table:table-cell office:value-type="float" office:value="0.729020692431469">
            <text:p>0.7290206924</text:p>
          </table:table-cell>
          <table:table-cell office:value-type="float" office:value="0.575861808388868">
            <text:p>0.5758618084</text:p>
          </table:table-cell>
          <table:table-cell office:value-type="float" office:value="0.853756881395778">
            <text:p>0.8537568814</text:p>
          </table:table-cell>
          <table:table-cell office:value-type="float" office:value="0.676838190710457">
            <text:p>0.6768381907</text:p>
          </table:table-cell>
        </table:table-row>
        <table:table-row table:style-name="ro1">
          <table:table-cell office:value-type="float" office:value="0.49778990333928">
            <text:p>0.4977899033</text:p>
          </table:table-cell>
          <table:table-cell office:value-type="float" office:value="0.603824326694658">
            <text:p>0.6038243267</text:p>
          </table:table-cell>
          <table:table-cell office:value-type="float" office:value="0.660061623673349">
            <text:p>0.6600616237</text:p>
          </table:table-cell>
          <table:table-cell office:value-type="float" office:value="0.734541030913336">
            <text:p>0.7345410309</text:p>
          </table:table-cell>
          <table:table-cell office:value-type="float" office:value="0.67197938637542">
            <text:p>0.6719793864</text:p>
          </table:table-cell>
          <table:table-cell office:value-type="float" office:value="0.766881155937025">
            <text:p>0.7668811559</text:p>
          </table:table-cell>
          <table:table-cell office:value-type="float" office:value="0.537286317756071">
            <text:p>0.5372863178</text:p>
          </table:table-cell>
          <table:table-cell office:value-type="float" office:value="0.523689128663754">
            <text:p>0.5236891287</text:p>
          </table:table-cell>
          <table:table-cell office:value-type="float" office:value="0.652164009564296">
            <text:p>0.6521640096</text:p>
          </table:table-cell>
          <table:table-cell office:value-type="float" office:value="0.668355856092676">
            <text:p>0.6683558561</text:p>
          </table:table-cell>
        </table:table-row>
        <table:table-row table:style-name="ro1">
          <table:table-cell office:value-type="float" office:value="0.622054761259635">
            <text:p>0.6220547613</text:p>
          </table:table-cell>
          <table:table-cell office:value-type="float" office:value="0.583686230810518">
            <text:p>0.5836862308</text:p>
          </table:table-cell>
          <table:table-cell office:value-type="float" office:value="0.727901389998238">
            <text:p>0.72790139</text:p>
          </table:table-cell>
          <table:table-cell office:value-type="float" office:value="0.670966040857231">
            <text:p>0.6709660409</text:p>
          </table:table-cell>
          <table:table-cell office:value-type="float" office:value="0.705895114853904">
            <text:p>0.7058951149</text:p>
          </table:table-cell>
          <table:table-cell office:value-type="float" office:value="0.662614954497417">
            <text:p>0.6626149545</text:p>
          </table:table-cell>
          <table:table-cell office:value-type="float" office:value="0.533991550517318">
            <text:p>0.5339915505</text:p>
          </table:table-cell>
          <table:table-cell office:value-type="float" office:value="0.72979661024849">
            <text:p>0.7297966102</text:p>
          </table:table-cell>
          <table:table-cell office:value-type="float" office:value="0.612861650893492">
            <text:p>0.6128616509</text:p>
          </table:table-cell>
          <table:table-cell office:value-type="float" office:value="0.600822980647273">
            <text:p>0.6008229806</text:p>
          </table:table-cell>
        </table:table-row>
        <table:table-row table:style-name="ro1">
          <table:table-cell office:value-type="float" office:value="0.775578849066769">
            <text:p>0.7755788491</text:p>
          </table:table-cell>
          <table:table-cell office:value-type="float" office:value="0.786474775840906">
            <text:p>0.7864747758</text:p>
          </table:table-cell>
          <table:table-cell office:value-type="float" office:value="0.580187527698392">
            <text:p>0.5801875277</text:p>
          </table:table-cell>
          <table:table-cell office:value-type="float" office:value="0.716373383509959">
            <text:p>0.7163733835</text:p>
          </table:table-cell>
          <table:table-cell office:value-type="float" office:value="0.654303526895646">
            <text:p>0.6543035269</text:p>
          </table:table-cell>
          <table:table-cell office:value-type="float" office:value="0.846563946443343">
            <text:p>0.8465639464</text:p>
          </table:table-cell>
          <table:table-cell office:value-type="float" office:value="0.637541485202604">
            <text:p>0.6375414852</text:p>
          </table:table-cell>
          <table:table-cell office:value-type="float" office:value="0.652328808537222">
            <text:p>0.6523288085</text:p>
          </table:table-cell>
          <table:table-cell office:value-type="float" office:value="0.671914050285557">
            <text:p>0.6719140503</text:p>
          </table:table-cell>
          <table:table-cell office:value-type="float" office:value="0.657718924058947">
            <text:p>0.6577189241</text:p>
          </table:table-cell>
        </table:table-row>
        <table:table-row table:style-name="ro1">
          <table:table-cell office:value-type="float" office:value="0.644418282003122">
            <text:p>0.644418282</text:p>
          </table:table-cell>
          <table:table-cell office:value-type="float" office:value="0.736468778328801">
            <text:p>0.7364687783</text:p>
          </table:table-cell>
          <table:table-cell office:value-type="float" office:value="0.772310777394097">
            <text:p>0.7723107774</text:p>
          </table:table-cell>
          <table:table-cell office:value-type="float" office:value="0.560744732412836">
            <text:p>0.5607447324</text:p>
          </table:table-cell>
          <table:table-cell office:value-type="float" office:value="0.733367661598731">
            <text:p>0.7333676616</text:p>
          </table:table-cell>
          <table:table-cell office:value-type="float" office:value="0.672307071389493">
            <text:p>0.6723070714</text:p>
          </table:table-cell>
          <table:table-cell office:value-type="float" office:value="0.741616628805586">
            <text:p>0.7416166288</text:p>
          </table:table-cell>
          <table:table-cell office:value-type="float" office:value="0.698192311196336">
            <text:p>0.6981923112</text:p>
          </table:table-cell>
          <table:table-cell office:value-type="float" office:value="0.535717766806294">
            <text:p>0.5357177668</text:p>
          </table:table-cell>
          <table:table-cell office:value-type="float" office:value="0.552809476818618">
            <text:p>0.5528094768</text:p>
          </table:table-cell>
        </table:table-row>
        <table:table-row table:style-name="ro1">
          <table:table-cell office:value-type="float" office:value="0.53363622063421">
            <text:p>0.5336362206</text:p>
          </table:table-cell>
          <table:table-cell office:value-type="float" office:value="0.706644331558024">
            <text:p>0.7066443316</text:p>
          </table:table-cell>
          <table:table-cell office:value-type="float" office:value="0.638365702056148">
            <text:p>0.6383657021</text:p>
          </table:table-cell>
          <table:table-cell office:value-type="float" office:value="0.628918754039389">
            <text:p>0.628918754</text:p>
          </table:table-cell>
          <table:table-cell office:value-type="float" office:value="0.724619026469347">
            <text:p>0.7246190265</text:p>
          </table:table-cell>
          <table:table-cell office:value-type="float" office:value="0.659954013611582">
            <text:p>0.6599540136</text:p>
          </table:table-cell>
          <table:table-cell office:value-type="float" office:value="0.608463711469652">
            <text:p>0.6084637115</text:p>
          </table:table-cell>
          <table:table-cell office:value-type="float" office:value="0.589049346368668">
            <text:p>0.5890493464</text:p>
          </table:table-cell>
          <table:table-cell office:value-type="float" office:value="0.676388652100005">
            <text:p>0.6763886521</text:p>
          </table:table-cell>
          <table:table-cell office:value-type="float" office:value="0.70140323392385">
            <text:p>0.7014032339</text:p>
          </table:table-cell>
        </table:table-row>
        <table:table-row table:style-name="ro1">
          <table:table-cell office:value-type="float" office:value="0.760496529233407">
            <text:p>0.7604965292</text:p>
          </table:table-cell>
          <table:table-cell office:value-type="float" office:value="0.71301742873389">
            <text:p>0.7130174287</text:p>
          </table:table-cell>
          <table:table-cell office:value-type="float" office:value="0.600658280762552">
            <text:p>0.6006582808</text:p>
          </table:table-cell>
          <table:table-cell office:value-type="float" office:value="0.7483173110621">
            <text:p>0.7483173111</text:p>
          </table:table-cell>
          <table:table-cell office:value-type="float" office:value="0.595141288378622">
            <text:p>0.5951412884</text:p>
          </table:table-cell>
          <table:table-cell office:value-type="float" office:value="0.640730287502765">
            <text:p>0.6407302875</text:p>
          </table:table-cell>
          <table:table-cell office:value-type="float" office:value="0.728634302229401">
            <text:p>0.7286343022</text:p>
          </table:table-cell>
          <table:table-cell office:value-type="float" office:value="0.68982066289747">
            <text:p>0.6898206629</text:p>
          </table:table-cell>
          <table:table-cell office:value-type="float" office:value="0.736241250467079">
            <text:p>0.7362412505</text:p>
          </table:table-cell>
          <table:table-cell office:value-type="float" office:value="0.803663317405244">
            <text:p>0.8036633174</text:p>
          </table:table-cell>
        </table:table-row>
        <table:table-row table:style-name="ro1">
          <table:table-cell office:value-type="float" office:value="0.636765409703864">
            <text:p>0.6367654097</text:p>
          </table:table-cell>
          <table:table-cell office:value-type="float" office:value="0.567583815116767">
            <text:p>0.5675838151</text:p>
          </table:table-cell>
          <table:table-cell office:value-type="float" office:value="0.654274305512162">
            <text:p>0.6542743055</text:p>
          </table:table-cell>
          <table:table-cell office:value-type="float" office:value="0.57224757971245">
            <text:p>0.5722475797</text:p>
          </table:table-cell>
          <table:table-cell office:value-type="float" office:value="0.652988394775004">
            <text:p>0.6529883948</text:p>
          </table:table-cell>
          <table:table-cell office:value-type="float" office:value="0.675126935865947">
            <text:p>0.6751269359</text:p>
          </table:table-cell>
          <table:table-cell office:value-type="float" office:value="0.695660595393596">
            <text:p>0.6956605954</text:p>
          </table:table-cell>
          <table:table-cell office:value-type="float" office:value="0.632563609661227">
            <text:p>0.6325636097</text:p>
          </table:table-cell>
          <table:table-cell office:value-type="float" office:value="0.659835665866099">
            <text:p>0.6598356659</text:p>
          </table:table-cell>
          <table:table-cell office:value-type="float" office:value="0.690408135481716">
            <text:p>0.6904081355</text:p>
          </table:table-cell>
        </table:table-row>
        <table:table-row table:style-name="ro1">
          <table:table-cell office:value-type="float" office:value="0.750666122306109">
            <text:p>0.7506661223</text:p>
          </table:table-cell>
          <table:table-cell office:value-type="float" office:value="0.712076823322714">
            <text:p>0.7120768233</text:p>
          </table:table-cell>
          <table:table-cell office:value-type="float" office:value="0.624834114763905">
            <text:p>0.6248341148</text:p>
          </table:table-cell>
          <table:table-cell office:value-type="float" office:value="0.590768818788593">
            <text:p>0.5907688188</text:p>
          </table:table-cell>
          <table:table-cell office:value-type="float" office:value="0.766818879478152">
            <text:p>0.7668188795</text:p>
          </table:table-cell>
          <table:table-cell office:value-type="float" office:value="0.80509427734652">
            <text:p>0.8050942773</text:p>
          </table:table-cell>
          <table:table-cell office:value-type="float" office:value="0.571320442937714">
            <text:p>0.5713204429</text:p>
          </table:table-cell>
          <table:table-cell office:value-type="float" office:value="0.598205935477306">
            <text:p>0.5982059355</text:p>
          </table:table-cell>
          <table:table-cell office:value-type="float" office:value="0.751901049520375">
            <text:p>0.7519010495</text:p>
          </table:table-cell>
          <table:table-cell office:value-type="float" office:value="0.640261860424956">
            <text:p>0.6402618604</text:p>
          </table:table-cell>
        </table:table-row>
        <table:table-row table:style-name="ro1">
          <table:table-cell office:value-type="float" office:value="0.729132756497962">
            <text:p>0.7291327565</text:p>
          </table:table-cell>
          <table:table-cell office:value-type="float" office:value="0.502186941626325">
            <text:p>0.5021869416</text:p>
          </table:table-cell>
          <table:table-cell office:value-type="float" office:value="0.507826318353715">
            <text:p>0.5078263184</text:p>
          </table:table-cell>
          <table:table-cell office:value-type="float" office:value="0.652059093044748">
            <text:p>0.652059093</text:p>
          </table:table-cell>
          <table:table-cell office:value-type="float" office:value="0.560782545352576">
            <text:p>0.5607825454</text:p>
          </table:table-cell>
          <table:table-cell office:value-type="float" office:value="0.682770768013132">
            <text:p>0.682770768</text:p>
          </table:table-cell>
          <table:table-cell office:value-type="float" office:value="0.65968907413119">
            <text:p>0.6596890741</text:p>
          </table:table-cell>
          <table:table-cell office:value-type="float" office:value="0.451709663762468">
            <text:p>0.4517096638</text:p>
          </table:table-cell>
          <table:table-cell office:value-type="float" office:value="0.755173242363483">
            <text:p>0.7551732424</text:p>
          </table:table-cell>
          <table:table-cell office:value-type="float" office:value="0.709642739342219">
            <text:p>0.7096427393</text:p>
          </table:table-cell>
        </table:table-row>
        <table:table-row table:style-name="ro1">
          <table:table-cell office:value-type="float" office:value="0.661373870220173">
            <text:p>0.6613738702</text:p>
          </table:table-cell>
          <table:table-cell office:value-type="float" office:value="0.741553058101778">
            <text:p>0.7415530581</text:p>
          </table:table-cell>
          <table:table-cell office:value-type="float" office:value="0.633939746308765">
            <text:p>0.6339397463</text:p>
          </table:table-cell>
          <table:table-cell office:value-type="float" office:value="0.664035845869681">
            <text:p>0.6640358459</text:p>
          </table:table-cell>
          <table:table-cell office:value-type="float" office:value="0.7185037530505">
            <text:p>0.7185037531</text:p>
          </table:table-cell>
          <table:table-cell office:value-type="float" office:value="0.524243577784262">
            <text:p>0.5242435778</text:p>
          </table:table-cell>
          <table:table-cell office:value-type="float" office:value="0.637354535716769">
            <text:p>0.6373545357</text:p>
          </table:table-cell>
          <table:table-cell office:value-type="float" office:value="0.731914039435543">
            <text:p>0.7319140394</text:p>
          </table:table-cell>
          <table:table-cell office:value-type="float" office:value="0.46807608431947">
            <text:p>0.4680760843</text:p>
          </table:table-cell>
          <table:table-cell office:value-type="float" office:value="0.659649365293448">
            <text:p>0.6596493653</text:p>
          </table:table-cell>
        </table:table-row>
        <table:table-row table:style-name="ro1">
          <table:table-cell office:value-type="float" office:value="0.594611639862049">
            <text:p>0.5946116399</text:p>
          </table:table-cell>
          <table:table-cell office:value-type="float" office:value="0.567011288071329">
            <text:p>0.5670112881</text:p>
          </table:table-cell>
          <table:table-cell office:value-type="float" office:value="0.633225253237264">
            <text:p>0.6332252532</text:p>
          </table:table-cell>
          <table:table-cell office:value-type="float" office:value="0.619604349177126">
            <text:p>0.6196043492</text:p>
          </table:table-cell>
          <table:table-cell office:value-type="float" office:value="0.737393194822818">
            <text:p>0.7373931948</text:p>
          </table:table-cell>
          <table:table-cell office:value-type="float" office:value="0.711135721635165">
            <text:p>0.7111357216</text:p>
          </table:table-cell>
          <table:table-cell office:value-type="float" office:value="0.786175174826825">
            <text:p>0.7861751748</text:p>
          </table:table-cell>
          <table:table-cell office:value-type="float" office:value="0.681907998159657">
            <text:p>0.6819079982</text:p>
          </table:table-cell>
          <table:table-cell office:value-type="float" office:value="0.760921232224314">
            <text:p>0.7609212322</text:p>
          </table:table-cell>
          <table:table-cell office:value-type="float" office:value="0.69011896923187">
            <text:p>0.6901189692</text:p>
          </table:table-cell>
        </table:table-row>
        <table:table-row table:style-name="ro1">
          <table:table-cell office:value-type="float" office:value="0.702497502735673">
            <text:p>0.7024975027</text:p>
          </table:table-cell>
          <table:table-cell office:value-type="float" office:value="0.711068112243118">
            <text:p>0.7110681122</text:p>
          </table:table-cell>
          <table:table-cell office:value-type="float" office:value="0.682877430585964">
            <text:p>0.6828774306</text:p>
          </table:table-cell>
          <table:table-cell office:value-type="float" office:value="0.682873321890666">
            <text:p>0.6828733219</text:p>
          </table:table-cell>
          <table:table-cell office:value-type="float" office:value="0.710062991152889">
            <text:p>0.7100629912</text:p>
          </table:table-cell>
          <table:table-cell office:value-type="float" office:value="0.691003667777647">
            <text:p>0.6910036678</text:p>
          </table:table-cell>
          <table:table-cell office:value-type="float" office:value="0.772530448998744">
            <text:p>0.772530449</text:p>
          </table:table-cell>
          <table:table-cell office:value-type="float" office:value="0.734538716766943">
            <text:p>0.7345387168</text:p>
          </table:table-cell>
          <table:table-cell office:value-type="float" office:value="0.662850585610743">
            <text:p>0.6628505856</text:p>
          </table:table-cell>
          <table:table-cell office:value-type="float" office:value="0.878996200547691">
            <text:p>0.8789962005</text:p>
          </table:table-cell>
        </table:table-row>
        <table:table-row table:style-name="ro1">
          <table:table-cell office:value-type="float" office:value="0.656937496458162">
            <text:p>0.6569374965</text:p>
          </table:table-cell>
          <table:table-cell office:value-type="float" office:value="0.556319907484181">
            <text:p>0.5563199075</text:p>
          </table:table-cell>
          <table:table-cell office:value-type="float" office:value="0.681935192964385">
            <text:p>0.681935193</text:p>
          </table:table-cell>
          <table:table-cell office:value-type="float" office:value="0.557032763786907">
            <text:p>0.5570327638</text:p>
          </table:table-cell>
          <table:table-cell office:value-type="float" office:value="0.667500584914149">
            <text:p>0.6675005849</text:p>
          </table:table-cell>
          <table:table-cell office:value-type="float" office:value="0.629186227349663">
            <text:p>0.6291862273</text:p>
          </table:table-cell>
          <table:table-cell office:value-type="float" office:value="0.633535767397959">
            <text:p>0.6335357674</text:p>
          </table:table-cell>
          <table:table-cell office:value-type="float" office:value="0.598488806206063">
            <text:p>0.5984888062</text:p>
          </table:table-cell>
          <table:table-cell office:value-type="float" office:value="0.633140696837997">
            <text:p>0.6331406968</text:p>
          </table:table-cell>
          <table:table-cell office:value-type="float" office:value="0.662773467045683">
            <text:p>0.662773467</text:p>
          </table:table-cell>
        </table:table-row>
        <table:table-row table:style-name="ro1">
          <table:table-cell office:value-type="float" office:value="0.716399240562612">
            <text:p>0.7163992406</text:p>
          </table:table-cell>
          <table:table-cell office:value-type="float" office:value="0.716033445224319">
            <text:p>0.7160334452</text:p>
          </table:table-cell>
          <table:table-cell office:value-type="float" office:value="0.60541055223278">
            <text:p>0.6054105522</text:p>
          </table:table-cell>
          <table:table-cell office:value-type="float" office:value="0.673017008404115">
            <text:p>0.6730170084</text:p>
          </table:table-cell>
          <table:table-cell office:value-type="float" office:value="0.583547530914094">
            <text:p>0.5835475309</text:p>
          </table:table-cell>
          <table:table-cell office:value-type="float" office:value="0.65762874365602">
            <text:p>0.6576287437</text:p>
          </table:table-cell>
          <table:table-cell office:value-type="float" office:value="0.685385870440183">
            <text:p>0.6853858704</text:p>
          </table:table-cell>
          <table:table-cell office:value-type="float" office:value="0.647596282857865">
            <text:p>0.6475962829</text:p>
          </table:table-cell>
          <table:table-cell office:value-type="float" office:value="0.632353000352213">
            <text:p>0.6323530004</text:p>
          </table:table-cell>
          <table:table-cell office:value-type="float" office:value="0.735010793874282">
            <text:p>0.7350107939</text:p>
          </table:table-cell>
        </table:table-row>
        <table:table-row table:style-name="ro1">
          <table:table-cell office:value-type="float" office:value="0.735568390915491">
            <text:p>0.7355683909</text:p>
          </table:table-cell>
          <table:table-cell office:value-type="float" office:value="0.812292307993841">
            <text:p>0.812292308</text:p>
          </table:table-cell>
          <table:table-cell office:value-type="float" office:value="0.777472356594045">
            <text:p>0.7774723566</text:p>
          </table:table-cell>
          <table:table-cell office:value-type="float" office:value="0.725730792871935">
            <text:p>0.7257307929</text:p>
          </table:table-cell>
          <table:table-cell office:value-type="float" office:value="0.712010990876349">
            <text:p>0.7120109909</text:p>
          </table:table-cell>
          <table:table-cell office:value-type="float" office:value="0.759737891076963">
            <text:p>0.7597378911</text:p>
          </table:table-cell>
          <table:table-cell office:value-type="float" office:value="0.718128844211121">
            <text:p>0.7181288442</text:p>
          </table:table-cell>
          <table:table-cell office:value-type="float" office:value="0.717779485360911">
            <text:p>0.7177794854</text:p>
          </table:table-cell>
          <table:table-cell office:value-type="float" office:value="0.657900478667511">
            <text:p>0.6579004787</text:p>
          </table:table-cell>
          <table:table-cell office:value-type="float" office:value="0.754785214938295">
            <text:p>0.7547852149</text:p>
          </table:table-cell>
        </table:table-row>
        <table:table-row table:style-name="ro1">
          <table:table-cell office:value-type="float" office:value="0.754501137151832">
            <text:p>0.7545011372</text:p>
          </table:table-cell>
          <table:table-cell office:value-type="float" office:value="0.736683674924925">
            <text:p>0.7366836749</text:p>
          </table:table-cell>
          <table:table-cell office:value-type="float" office:value="0.657254672400176">
            <text:p>0.6572546724</text:p>
          </table:table-cell>
          <table:table-cell office:value-type="float" office:value="0.664855882869672">
            <text:p>0.6648558829</text:p>
          </table:table-cell>
          <table:table-cell office:value-type="float" office:value="0.756737659875253">
            <text:p>0.7567376599</text:p>
          </table:table-cell>
          <table:table-cell office:value-type="float" office:value="0.607585712681427">
            <text:p>0.6075857127</text:p>
          </table:table-cell>
          <table:table-cell office:value-type="float" office:value="0.709604752999957">
            <text:p>0.709604753</text:p>
          </table:table-cell>
          <table:table-cell office:value-type="float" office:value="0.640166346358921">
            <text:p>0.6401663464</text:p>
          </table:table-cell>
          <table:table-cell office:value-type="float" office:value="0.754841886151823">
            <text:p>0.7548418862</text:p>
          </table:table-cell>
          <table:table-cell office:value-type="float" office:value="0.787528654664654">
            <text:p>0.7875286547</text:p>
          </table:table-cell>
        </table:table-row>
        <table:table-row table:style-name="ro1">
          <table:table-cell office:value-type="float" office:value="0.711357569467643">
            <text:p>0.7113575695</text:p>
          </table:table-cell>
          <table:table-cell office:value-type="float" office:value="0.806107672209837">
            <text:p>0.8061076722</text:p>
          </table:table-cell>
          <table:table-cell office:value-type="float" office:value="0.729185006863827">
            <text:p>0.7291850069</text:p>
          </table:table-cell>
          <table:table-cell office:value-type="float" office:value="0.682445915890072">
            <text:p>0.6824459159</text:p>
          </table:table-cell>
          <table:table-cell office:value-type="float" office:value="0.685668766792015">
            <text:p>0.6856687668</text:p>
          </table:table-cell>
          <table:table-cell office:value-type="float" office:value="0.683277275622889">
            <text:p>0.6832772756</text:p>
          </table:table-cell>
          <table:table-cell office:value-type="float" office:value="0.687966677299116">
            <text:p>0.6879666773</text:p>
          </table:table-cell>
          <table:table-cell office:value-type="float" office:value="0.770290050052434">
            <text:p>0.7702900501</text:p>
          </table:table-cell>
          <table:table-cell office:value-type="float" office:value="0.710179144517559">
            <text:p>0.7101791445</text:p>
          </table:table-cell>
          <table:table-cell office:value-type="float" office:value="0.805101603563111">
            <text:p>0.8051016036</text:p>
          </table:table-cell>
        </table:table-row>
        <table:table-row table:style-name="ro1">
          <table:table-cell office:value-type="float" office:value="0.656747763124642">
            <text:p>0.6567477631</text:p>
          </table:table-cell>
          <table:table-cell office:value-type="float" office:value="0.562481604360527">
            <text:p>0.5624816044</text:p>
          </table:table-cell>
          <table:table-cell office:value-type="float" office:value="0.613466913356831">
            <text:p>0.6134669134</text:p>
          </table:table-cell>
          <table:table-cell office:value-type="float" office:value="0.705532351408197">
            <text:p>0.7055323514</text:p>
          </table:table-cell>
          <table:table-cell office:value-type="float" office:value="0.78182199804455">
            <text:p>0.781821998</text:p>
          </table:table-cell>
          <table:table-cell office:value-type="float" office:value="0.596103853135108">
            <text:p>0.5961038531</text:p>
          </table:table-cell>
          <table:table-cell office:value-type="float" office:value="0.650260289257896">
            <text:p>0.6502602893</text:p>
          </table:table-cell>
          <table:table-cell office:value-type="float" office:value="0.603290463582755">
            <text:p>0.6032904636</text:p>
          </table:table-cell>
          <table:table-cell office:value-type="float" office:value="0.775456301334328">
            <text:p>0.7754563013</text:p>
          </table:table-cell>
          <table:table-cell office:value-type="float" office:value="0.748518438969406">
            <text:p>0.748518439</text:p>
          </table:table-cell>
        </table:table-row>
        <table:table-row table:style-name="ro1">
          <table:table-cell office:value-type="float" office:value="0.844292697311793">
            <text:p>0.8442926973</text:p>
          </table:table-cell>
          <table:table-cell office:value-type="float" office:value="0.865054006245328">
            <text:p>0.8650540062</text:p>
          </table:table-cell>
          <table:table-cell office:value-type="float" office:value="0.787913541250127">
            <text:p>0.7879135413</text:p>
          </table:table-cell>
          <table:table-cell office:value-type="float" office:value="0.839155632443816">
            <text:p>0.8391556324</text:p>
          </table:table-cell>
          <table:table-cell office:value-type="float" office:value="0.90204812987534">
            <text:p>0.9020481299</text:p>
          </table:table-cell>
          <table:table-cell office:value-type="float" office:value="0.784273351294721">
            <text:p>0.7842733513</text:p>
          </table:table-cell>
          <table:table-cell office:value-type="float" office:value="0.8744624652684">
            <text:p>0.8744624653</text:p>
          </table:table-cell>
          <table:table-cell office:value-type="float" office:value="0.673140533177453">
            <text:p>0.6731405332</text:p>
          </table:table-cell>
          <table:table-cell office:value-type="float" office:value="0.730911909759807">
            <text:p>0.7309119098</text:p>
          </table:table-cell>
          <table:table-cell office:value-type="float" office:value="0.817170627376806">
            <text:p>0.8171706274</text:p>
          </table:table-cell>
        </table:table-row>
        <table:table-row table:style-name="ro1">
          <table:table-cell office:value-type="float" office:value="0.70995612784561">
            <text:p>0.7099561278</text:p>
          </table:table-cell>
          <table:table-cell office:value-type="float" office:value="0.80655844974188">
            <text:p>0.8065584497</text:p>
          </table:table-cell>
          <table:table-cell office:value-type="float" office:value="0.805614861944978">
            <text:p>0.8056148619</text:p>
          </table:table-cell>
          <table:table-cell office:value-type="float" office:value="0.729469575243909">
            <text:p>0.7294695752</text:p>
          </table:table-cell>
          <table:table-cell office:value-type="float" office:value="0.754294066994415">
            <text:p>0.754294067</text:p>
          </table:table-cell>
          <table:table-cell office:value-type="float" office:value="0.729182664521345">
            <text:p>0.7291826645</text:p>
          </table:table-cell>
          <table:table-cell office:value-type="float" office:value="0.614416033154735">
            <text:p>0.6144160332</text:p>
          </table:table-cell>
          <table:table-cell office:value-type="float" office:value="0.744900122376689">
            <text:p>0.7449001224</text:p>
          </table:table-cell>
          <table:table-cell office:value-type="float" office:value="0.562925129368612">
            <text:p>0.5629251294</text:p>
          </table:table-cell>
          <table:table-cell office:value-type="float" office:value="0.734035089302976">
            <text:p>0.7340350893</text:p>
          </table:table-cell>
        </table:table-row>
        <table:table-row table:style-name="ro1">
          <table:table-cell office:value-type="float" office:value="0.721306569180506">
            <text:p>0.7213065692</text:p>
          </table:table-cell>
          <table:table-cell office:value-type="float" office:value="0.723819448888264">
            <text:p>0.7238194489</text:p>
          </table:table-cell>
          <table:table-cell office:value-type="float" office:value="0.774696515248478">
            <text:p>0.7746965152</text:p>
          </table:table-cell>
          <table:table-cell office:value-type="float" office:value="0.592770608535336">
            <text:p>0.5927706085</text:p>
          </table:table-cell>
          <table:table-cell office:value-type="float" office:value="0.715896115233989">
            <text:p>0.7158961152</text:p>
          </table:table-cell>
          <table:table-cell office:value-type="float" office:value="0.752280166369676">
            <text:p>0.7522801664</text:p>
          </table:table-cell>
          <table:table-cell office:value-type="float" office:value="0.729758420121017">
            <text:p>0.7297584201</text:p>
          </table:table-cell>
          <table:table-cell office:value-type="float" office:value="0.676615123001076">
            <text:p>0.676615123</text:p>
          </table:table-cell>
          <table:table-cell office:value-type="float" office:value="0.598819238223419">
            <text:p>0.5988192382</text:p>
          </table:table-cell>
          <table:table-cell office:value-type="float" office:value="0.794687706516513">
            <text:p>0.7946877065</text:p>
          </table:table-cell>
        </table:table-row>
        <table:table-row table:style-name="ro1">
          <table:table-cell office:value-type="float" office:value="0.613820026924749">
            <text:p>0.6138200269</text:p>
          </table:table-cell>
          <table:table-cell office:value-type="float" office:value="0.674043380695301">
            <text:p>0.6740433807</text:p>
          </table:table-cell>
          <table:table-cell office:value-type="float" office:value="0.583474051376814">
            <text:p>0.5834740514</text:p>
          </table:table-cell>
          <table:table-cell office:value-type="float" office:value="0.69005273845501">
            <text:p>0.6900527385</text:p>
          </table:table-cell>
          <table:table-cell office:value-type="float" office:value="0.711999587215037">
            <text:p>0.7119995872</text:p>
          </table:table-cell>
          <table:table-cell office:value-type="float" office:value="0.729349375916308">
            <text:p>0.7293493759</text:p>
          </table:table-cell>
          <table:table-cell office:value-type="float" office:value="0.710074984765838">
            <text:p>0.7100749848</text:p>
          </table:table-cell>
          <table:table-cell office:value-type="float" office:value="0.714607456944909">
            <text:p>0.7146074569</text:p>
          </table:table-cell>
          <table:table-cell office:value-type="float" office:value="0.552895482312874">
            <text:p>0.5528954823</text:p>
          </table:table-cell>
          <table:table-cell office:value-type="float" office:value="0.681169344071592">
            <text:p>0.6811693441</text:p>
          </table:table-cell>
        </table:table-row>
        <table:table-row table:style-name="ro1">
          <table:table-cell office:value-type="float" office:value="0.713031681790943">
            <text:p>0.7130316818</text:p>
          </table:table-cell>
          <table:table-cell office:value-type="float" office:value="0.676223324564554">
            <text:p>0.6762233246</text:p>
          </table:table-cell>
          <table:table-cell office:value-type="float" office:value="0.662052723130225">
            <text:p>0.6620527231</text:p>
          </table:table-cell>
          <table:table-cell office:value-type="float" office:value="0.674816814113377">
            <text:p>0.6748168141</text:p>
          </table:table-cell>
          <table:table-cell office:value-type="float" office:value="0.76770489076105">
            <text:p>0.7677048908</text:p>
          </table:table-cell>
          <table:table-cell office:value-type="float" office:value="0.77282944112639">
            <text:p>0.7728294411</text:p>
          </table:table-cell>
          <table:table-cell office:value-type="float" office:value="0.729672471917867">
            <text:p>0.7296724719</text:p>
          </table:table-cell>
          <table:table-cell office:value-type="float" office:value="0.705519388248288">
            <text:p>0.7055193882</text:p>
          </table:table-cell>
          <table:table-cell office:value-type="float" office:value="0.721450659471497">
            <text:p>0.7214506595</text:p>
          </table:table-cell>
          <table:table-cell office:value-type="float" office:value="0.638170157803118">
            <text:p>0.6381701578</text:p>
          </table:table-cell>
        </table:table-row>
        <table:table-row table:style-name="ro1">
          <table:table-cell office:value-type="float" office:value="0.626398986588589">
            <text:p>0.6263989866</text:p>
          </table:table-cell>
          <table:table-cell office:value-type="float" office:value="0.651060796941245">
            <text:p>0.6510607969</text:p>
          </table:table-cell>
          <table:table-cell office:value-type="float" office:value="0.675164710964051">
            <text:p>0.675164711</text:p>
          </table:table-cell>
          <table:table-cell office:value-type="float" office:value="0.610079483221462">
            <text:p>0.6100794832</text:p>
          </table:table-cell>
          <table:table-cell office:value-type="float" office:value="0.575416416178495">
            <text:p>0.5754164162</text:p>
          </table:table-cell>
          <table:table-cell office:value-type="float" office:value="0.752540362162022">
            <text:p>0.7525403622</text:p>
          </table:table-cell>
          <table:table-cell office:value-type="float" office:value="0.873050198083924">
            <text:p>0.8730501981</text:p>
          </table:table-cell>
          <table:table-cell office:value-type="float" office:value="0.728714404109543">
            <text:p>0.7287144041</text:p>
          </table:table-cell>
          <table:table-cell office:value-type="float" office:value="0.652374446883859">
            <text:p>0.6523744469</text:p>
          </table:table-cell>
          <table:table-cell office:value-type="float" office:value="0.633825857878799">
            <text:p>0.6338258579</text:p>
          </table:table-cell>
        </table:table-row>
        <table:table-row table:style-name="ro1">
          <table:table-cell office:value-type="float" office:value="0.714053707416964">
            <text:p>0.7140537074</text:p>
          </table:table-cell>
          <table:table-cell office:value-type="float" office:value="0.720817194029535">
            <text:p>0.720817194</text:p>
          </table:table-cell>
          <table:table-cell office:value-type="float" office:value="0.629585791196417">
            <text:p>0.6295857912</text:p>
          </table:table-cell>
          <table:table-cell office:value-type="float" office:value="0.561368051133461">
            <text:p>0.5613680511</text:p>
          </table:table-cell>
          <table:table-cell office:value-type="float" office:value="0.779891633718198">
            <text:p>0.7798916337</text:p>
          </table:table-cell>
          <table:table-cell office:value-type="float" office:value="0.635559799601427">
            <text:p>0.6355597996</text:p>
          </table:table-cell>
          <table:table-cell office:value-type="float" office:value="0.581154697809749">
            <text:p>0.5811546978</text:p>
          </table:table-cell>
          <table:table-cell office:value-type="float" office:value="0.790938808716403">
            <text:p>0.7909388087</text:p>
          </table:table-cell>
          <table:table-cell office:value-type="float" office:value="0.56244904691848">
            <text:p>0.5624490469</text:p>
          </table:table-cell>
          <table:table-cell office:value-type="float" office:value="0.667196747984352">
            <text:p>0.667196748</text:p>
          </table:table-cell>
        </table:table-row>
        <table:table-row table:style-name="ro1">
          <table:table-cell office:value-type="float" office:value="0.772259217116931">
            <text:p>0.7722592171</text:p>
          </table:table-cell>
          <table:table-cell office:value-type="float" office:value="0.695983411141161">
            <text:p>0.6959834111</text:p>
          </table:table-cell>
          <table:table-cell office:value-type="float" office:value="0.719300912392038">
            <text:p>0.7193009124</text:p>
          </table:table-cell>
          <table:table-cell office:value-type="float" office:value="0.778188904908448">
            <text:p>0.7781889049</text:p>
          </table:table-cell>
          <table:table-cell office:value-type="float" office:value="0.614824130983977">
            <text:p>0.614824131</text:p>
          </table:table-cell>
          <table:table-cell office:value-type="float" office:value="0.633434345967256">
            <text:p>0.633434346</text:p>
          </table:table-cell>
          <table:table-cell office:value-type="float" office:value="0.69084268939724">
            <text:p>0.6908426894</text:p>
          </table:table-cell>
          <table:table-cell office:value-type="float" office:value="0.710141137596629">
            <text:p>0.7101411376</text:p>
          </table:table-cell>
          <table:table-cell office:value-type="float" office:value="0.774270828167733">
            <text:p>0.7742708282</text:p>
          </table:table-cell>
          <table:table-cell office:value-type="float" office:value="0.706428785171847">
            <text:p>0.7064287852</text:p>
          </table:table-cell>
        </table:table-row>
        <table:table-row table:style-name="ro1">
          <table:table-cell office:value-type="float" office:value="0.713902183916561">
            <text:p>0.7139021839</text:p>
          </table:table-cell>
          <table:table-cell office:value-type="float" office:value="0.63333571235341">
            <text:p>0.6333357124</text:p>
          </table:table-cell>
          <table:table-cell office:value-type="float" office:value="0.642212473589739">
            <text:p>0.6422124736</text:p>
          </table:table-cell>
          <table:table-cell office:value-type="float" office:value="0.63555257879248">
            <text:p>0.6355525788</text:p>
          </table:table-cell>
          <table:table-cell office:value-type="float" office:value="0.721769965368495">
            <text:p>0.7217699654</text:p>
          </table:table-cell>
          <table:table-cell office:value-type="float" office:value="0.676068381396114">
            <text:p>0.6760683814</text:p>
          </table:table-cell>
          <table:table-cell office:value-type="float" office:value="0.574822897687508">
            <text:p>0.5748228977</text:p>
          </table:table-cell>
          <table:table-cell office:value-type="float" office:value="0.646986924316542">
            <text:p>0.6469869243</text:p>
          </table:table-cell>
          <table:table-cell office:value-type="float" office:value="0.691739947526772">
            <text:p>0.6917399475</text:p>
          </table:table-cell>
          <table:table-cell office:value-type="float" office:value="0.690415231936452">
            <text:p>0.6904152319</text:p>
          </table:table-cell>
        </table:table-row>
        <table:table-row table:style-name="ro1">
          <table:table-cell office:value-type="float" office:value="0.578761421316816">
            <text:p>0.5787614213</text:p>
          </table:table-cell>
          <table:table-cell office:value-type="float" office:value="0.653211148802942">
            <text:p>0.6532111488</text:p>
          </table:table-cell>
          <table:table-cell office:value-type="float" office:value="0.807212278080467">
            <text:p>0.8072122781</text:p>
          </table:table-cell>
          <table:table-cell office:value-type="float" office:value="0.710635265350168">
            <text:p>0.7106352654</text:p>
          </table:table-cell>
          <table:table-cell office:value-type="float" office:value="0.71048775077463">
            <text:p>0.7104877508</text:p>
          </table:table-cell>
          <table:table-cell office:value-type="float" office:value="0.682684839040334">
            <text:p>0.682684839</text:p>
          </table:table-cell>
          <table:table-cell office:value-type="float" office:value="0.863462130027029">
            <text:p>0.86346213</text:p>
          </table:table-cell>
          <table:table-cell office:value-type="float" office:value="0.736229936128741">
            <text:p>0.7362299361</text:p>
          </table:table-cell>
          <table:table-cell office:value-type="float" office:value="0.689835585565125">
            <text:p>0.6898355856</text:p>
          </table:table-cell>
          <table:table-cell office:value-type="float" office:value="0.763825660302643">
            <text:p>0.7638256603</text:p>
          </table:table-cell>
        </table:table-row>
        <table:table-row table:style-name="ro1">
          <table:table-cell office:value-type="float" office:value="0.599643079081242">
            <text:p>0.5996430791</text:p>
          </table:table-cell>
          <table:table-cell office:value-type="float" office:value="0.678621207059678">
            <text:p>0.6786212071</text:p>
          </table:table-cell>
          <table:table-cell office:value-type="float" office:value="0.708376731849588">
            <text:p>0.7083767318</text:p>
          </table:table-cell>
          <table:table-cell office:value-type="float" office:value="0.634156313188331">
            <text:p>0.6341563132</text:p>
          </table:table-cell>
          <table:table-cell office:value-type="float" office:value="0.623541580674068">
            <text:p>0.6235415807</text:p>
          </table:table-cell>
          <table:table-cell office:value-type="float" office:value="0.736253478888174">
            <text:p>0.7362534789</text:p>
          </table:table-cell>
          <table:table-cell office:value-type="float" office:value="0.690443568747429">
            <text:p>0.6904435687</text:p>
          </table:table-cell>
          <table:table-cell office:value-type="float" office:value="0.682559023641557">
            <text:p>0.6825590236</text:p>
          </table:table-cell>
          <table:table-cell office:value-type="float" office:value="0.624189113768524">
            <text:p>0.6241891138</text:p>
          </table:table-cell>
          <table:table-cell office:value-type="float" office:value="0.596265690065406">
            <text:p>0.596265690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];[.A400])" office:value-type="float" office:value="0.570260274741663">
            <text:p>0.5702602747</text:p>
          </table:table-cell>
          <table:table-cell table:formula="of:=AVERAGE([.B1];[.B400])" office:value-type="float" office:value="0.496387955002426">
            <text:p>0.496387955</text:p>
          </table:table-cell>
          <table:table-cell table:formula="of:=AVERAGE([.C1];[.C400])" office:value-type="float" office:value="0.570488340809928">
            <text:p>0.5704883408</text:p>
          </table:table-cell>
          <table:table-cell table:formula="of:=AVERAGE([.D1];[.D400])" office:value-type="float" office:value="0.586411988272361">
            <text:p>0.5864119883</text:p>
          </table:table-cell>
          <table:table-cell table:formula="of:=AVERAGE([.E1];[.E400])" office:value-type="float" office:value="0.537883524488825">
            <text:p>0.5378835245</text:p>
          </table:table-cell>
          <table:table-cell table:formula="of:=AVERAGE([.F1];[.F400])" office:value-type="float" office:value="0.584625594466839">
            <text:p>0.5846255945</text:p>
          </table:table-cell>
          <table:table-cell table:formula="of:=AVERAGE([.G1];[.G400])" office:value-type="float" office:value="0.579616609681943">
            <text:p>0.5796166097</text:p>
          </table:table-cell>
          <table:table-cell table:formula="of:=AVERAGE([.H1];[.H400])" office:value-type="float" office:value="0.652270133213291">
            <text:p>0.6522701332</text:p>
          </table:table-cell>
          <table:table-cell table:formula="of:=AVERAGE([.I1];[.I400])" office:value-type="float" office:value="0.594691851946821">
            <text:p>0.5946918519</text:p>
          </table:table-cell>
          <table:table-cell table:formula="of:=AVERAGE([.J1];[.J400])" office:value-type="float" office:value="0.579421439275518">
            <text:p>0.5794214393</text:p>
          </table:table-cell>
        </table:table-row>
        <table:table-row table:style-name="ro1">
          <table:table-cell table:formula="of:=AVERAGE([.A401];[.A500])" office:value-type="float" office:value="0.616355501926092">
            <text:p>0.6163555019</text:p>
          </table:table-cell>
          <table:table-cell table:formula="of:=AVERAGE([.B401];[.B500])" office:value-type="float" office:value="0.690183495953922">
            <text:p>0.690183496</text:p>
          </table:table-cell>
          <table:table-cell table:formula="of:=AVERAGE([.C401];[.C500])" office:value-type="float" office:value="0.661409343851397">
            <text:p>0.6614093439</text:p>
          </table:table-cell>
          <table:table-cell table:formula="of:=AVERAGE([.D401];[.D500])" office:value-type="float" office:value="0.704862412116444">
            <text:p>0.7048624121</text:p>
          </table:table-cell>
          <table:table-cell table:formula="of:=AVERAGE([.E401];[.E500])" office:value-type="float" office:value="0.703039640936657">
            <text:p>0.7030396409</text:p>
          </table:table-cell>
          <table:table-cell table:formula="of:=AVERAGE([.F401];[.F500])" office:value-type="float" office:value="0.735720359561737">
            <text:p>0.7357203596</text:p>
          </table:table-cell>
          <table:table-cell table:formula="of:=AVERAGE([.G401];[.G500])" office:value-type="float" office:value="0.690321259611903">
            <text:p>0.6903212596</text:p>
          </table:table-cell>
          <table:table-cell table:formula="of:=AVERAGE([.H401];[.H500])" office:value-type="float" office:value="0.721538644978262">
            <text:p>0.721538645</text:p>
          </table:table-cell>
          <table:table-cell table:formula="of:=AVERAGE([.I401];[.I500])" office:value-type="float" office:value="0.565786381671393">
            <text:p>0.5657863817</text:p>
          </table:table-cell>
          <table:table-cell table:formula="of:=AVERAGE([.J401];[.J500])" office:value-type="float" office:value="0.678207715806236">
            <text:p>0.678207715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formula="of:=AVERAGE([.A1];[.J400])" office:value-type="float" office:value="0.579421439275518">
            <text:p>0.5794214393</text:p>
          </table:table-cell>
          <table:table-cell table:number-columns-repeated="8"/>
        </table:table-row>
        <table:table-row table:style-name="ro1">
          <table:table-cell/>
          <table:table-cell table:formula="of:=AVERAGE([.A401];[.J500])" office:value-type="float" office:value="0.614666807418174">
            <text:p>0.6146668074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2017/06/08</text:date>, <text:time>00:09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0:09:40</dc:date>
    <dc:creator>Miyamoto Chihiro</dc:creator>
    <meta:generator>OpenOffice/4.1.2$Unix OpenOffice.org_project/412m3$Build-9782</meta:generator>
    <meta:editing-duration>PT5H10M9S</meta:editing-duration>
    <meta:editing-cycles>1</meta:editing-cycles>
    <meta:document-statistic meta:table-count="1" meta:cell-count="5022" meta:object-count="0"/>
  </office:meta>
</office:document-meta>
</file>